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18" table:default-cell-style-name="Default"/>
        <table:table-column table:style-name="co5" table:default-cell-style-name="ce8"/>
        <table:table-column table:style-name="co6" table:default-cell-style-name="ce10"/>
        <table:table-row table:style-name="ro1">
          <table:table-cell office:value-type="string" calcext:value-type="string">
            <text:p>Exceed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4" office:value-type="string" calcext:value-type="string">
            <text:p>Answer</text:p>
          </table:table-cell>
          <table:table-cell table:style-name="ce4" table:formula="of:=INDEX([.A3:.A103];MATCH(1;[.AA3:.AA103];0))" office:value-type="float" office:value="71" calcext:value-type="float">
            <text:p>71</text:p>
          </table:table-cell>
          <table:table-cell table:number-columns-repeated="21"/>
          <table:table-cell table:style-name="Default" table:number-columns-repeated="2"/>
        </table:table-row>
        <table:table-row table:style-name="ro1">
          <table:table-cell office:value-type="string" calcext:value-type="string">
            <text:p>DP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Larg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[.B3]+IF([.$A3]&gt;=[.C$2];INDEX([.C$3:.C3];[.$A3]-[.C$2]+1;1);0)" office:value-type="float" office:value="1" calcext:value-type="float">
            <text:p>1</text:p>
          </table:table-cell>
          <table:table-cell table:style-name="ce5" table:formula="of:=[.C3]+IF([.$A3]&gt;=[.D$2];INDEX([.D$3:.D3];[.$A3]-[.D$2]+1;1);0)" office:value-type="float" office:value="1" calcext:value-type="float">
            <text:p>1</text:p>
          </table:table-cell>
          <table:table-cell table:style-name="ce5" table:formula="of:=[.D3]+IF([.$A3]&gt;=[.E$2];INDEX([.E$3:.E3];[.$A3]-[.E$2]+1;1);0)" office:value-type="float" office:value="1" calcext:value-type="float">
            <text:p>1</text:p>
          </table:table-cell>
          <table:table-cell table:style-name="ce5" table:formula="of:=[.E3]+IF([.$A3]&gt;=[.F$2];INDEX([.F$3:.F3];[.$A3]-[.F$2]+1;1);0)" office:value-type="float" office:value="1" calcext:value-type="float">
            <text:p>1</text:p>
          </table:table-cell>
          <table:table-cell table:style-name="ce5" table:formula="of:=[.F3]+IF([.$A3]&gt;=[.G$2];INDEX([.G$3:.G3];[.$A3]-[.G$2]+1;1);0)" office:value-type="float" office:value="1" calcext:value-type="float">
            <text:p>1</text:p>
          </table:table-cell>
          <table:table-cell table:style-name="ce5" table:formula="of:=[.G3]+IF([.$A3]&gt;=[.H$2];INDEX([.H$3:.H3];[.$A3]-[.H$2]+1;1);0)" office:value-type="float" office:value="1" calcext:value-type="float">
            <text:p>1</text:p>
          </table:table-cell>
          <table:table-cell table:style-name="ce5" table:formula="of:=[.H3]+IF([.$A3]&gt;=[.I$2];INDEX([.I$3:.I3];[.$A3]-[.I$2]+1;1);0)" office:value-type="float" office:value="1" calcext:value-type="float">
            <text:p>1</text:p>
          </table:table-cell>
          <table:table-cell table:style-name="ce5" table:formula="of:=[.I3]+IF([.$A3]&gt;=[.J$2];INDEX([.J$3:.J3];[.$A3]-[.J$2]+1;1);0)" office:value-type="float" office:value="1" calcext:value-type="float">
            <text:p>1</text:p>
          </table:table-cell>
          <table:table-cell table:style-name="ce5" table:formula="of:=[.J3]+IF([.$A3]&gt;=[.K$2];INDEX([.K$3:.K3];[.$A3]-[.K$2]+1;1);0)" office:value-type="float" office:value="1" calcext:value-type="float">
            <text:p>1</text:p>
          </table:table-cell>
          <table:table-cell table:style-name="ce5" table:formula="of:=[.K3]+IF([.$A3]&gt;=[.L$2];INDEX([.L$3:.L3];[.$A3]-[.L$2]+1;1);0)" office:value-type="float" office:value="1" calcext:value-type="float">
            <text:p>1</text:p>
          </table:table-cell>
          <table:table-cell table:style-name="ce5" table:formula="of:=[.L3]+IF([.$A3]&gt;=[.M$2];INDEX([.M$3:.M3];[.$A3]-[.M$2]+1;1);0)" office:value-type="float" office:value="1" calcext:value-type="float">
            <text:p>1</text:p>
          </table:table-cell>
          <table:table-cell table:style-name="ce5" table:formula="of:=[.M3]+IF([.$A3]&gt;=[.N$2];INDEX([.N$3:.N3];[.$A3]-[.N$2]+1;1);0)" office:value-type="float" office:value="1" calcext:value-type="float">
            <text:p>1</text:p>
          </table:table-cell>
          <table:table-cell table:style-name="ce5" table:formula="of:=[.N3]+IF([.$A3]&gt;=[.O$2];INDEX([.O$3:.O3];[.$A3]-[.O$2]+1;1);0)" office:value-type="float" office:value="1" calcext:value-type="float">
            <text:p>1</text:p>
          </table:table-cell>
          <table:table-cell table:style-name="ce5" table:formula="of:=[.O3]+IF([.$A3]&gt;=[.P$2];INDEX([.P$3:.P3];[.$A3]-[.P$2]+1;1);0)" office:value-type="float" office:value="1" calcext:value-type="float">
            <text:p>1</text:p>
          </table:table-cell>
          <table:table-cell table:style-name="ce5" table:formula="of:=[.P3]+IF([.$A3]&gt;=[.Q$2];INDEX([.Q$3:.Q3];[.$A3]-[.Q$2]+1;1);0)" office:value-type="float" office:value="1" calcext:value-type="float">
            <text:p>1</text:p>
          </table:table-cell>
          <table:table-cell table:style-name="ce5" table:formula="of:=[.Q3]+IF([.$A3]&gt;=[.R$2];INDEX([.R$3:.R3];[.$A3]-[.R$2]+1;1);0)" office:value-type="float" office:value="1" calcext:value-type="float">
            <text:p>1</text:p>
          </table:table-cell>
          <table:table-cell table:style-name="ce5" table:formula="of:=[.R3]+IF([.$A3]&gt;=[.S$2];INDEX([.S$3:.S3];[.$A3]-[.S$2]+1;1);0)" office:value-type="float" office:value="1" calcext:value-type="float">
            <text:p>1</text:p>
          </table:table-cell>
          <table:table-cell table:style-name="ce5" table:formula="of:=[.S3]+IF([.$A3]&gt;=[.T$2];INDEX([.T$3:.T3];[.$A3]-[.T$2]+1;1);0)" office:value-type="float" office:value="1" calcext:value-type="float">
            <text:p>1</text:p>
          </table:table-cell>
          <table:table-cell table:style-name="ce5" table:formula="of:=[.T3]+IF([.$A3]&gt;=[.U$2];INDEX([.U$3:.U3];[.$A3]-[.U$2]+1;1);0)" office:value-type="float" office:value="1" calcext:value-type="float">
            <text:p>1</text:p>
          </table:table-cell>
          <table:table-cell table:style-name="ce5" table:formula="of:=[.U3]+IF([.$A3]&gt;=[.V$2];INDEX([.V$3:.V3];[.$A3]-[.V$2]+1;1);0)" office:value-type="float" office:value="1" calcext:value-type="float">
            <text:p>1</text:p>
          </table:table-cell>
          <table:table-cell table:style-name="ce5" table:formula="of:=[.V3]+IF([.$A3]&gt;=[.W$2];INDEX([.W$3:.W3];[.$A3]-[.W$2]+1;1);0)" office:value-type="float" office:value="1" calcext:value-type="float">
            <text:p>1</text:p>
          </table:table-cell>
          <table:table-cell table:style-name="ce5" table:formula="of:=[.W3]+IF([.$A3]&gt;=[.X$2];INDEX([.X$3:.X3];[.$A3]-[.X$2]+1;1);0)" office:value-type="float" office:value="1" calcext:value-type="float">
            <text:p>1</text:p>
          </table:table-cell>
          <table:table-cell table:style-name="ce5" table:formula="of:=[.X3]+IF([.$A3]&gt;=[.Y$2];INDEX([.Y$3:.Y3];[.$A3]-[.Y$2]+1;1);0)" office:value-type="float" office:value="1" calcext:value-type="float">
            <text:p>1</text:p>
          </table:table-cell>
          <table:table-cell table:style-name="ce7" table:formula="of:=[.Y3]+IF([.$A3]&gt;=[.Z$2];INDEX([.Z$3:.Z3];[.$A3]-[.Z$2]+1;1);0)" office:value-type="float" office:value="1" calcext:value-type="float">
            <text:p>1</text:p>
          </table:table-cell>
          <table:table-cell table:formula="of:=[.Z3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+IF([.$A4]&gt;=[.C$2];INDEX([.C$3:.C4];[.$A4]-[.C$2]+1;1);0)" office:value-type="float" office:value="0" calcext:value-type="float">
            <text:p>0</text:p>
          </table:table-cell>
          <table:table-cell table:formula="of:=[.C4]+IF([.$A4]&gt;=[.D$2];INDEX([.D$3:.D4];[.$A4]-[.D$2]+1;1);0)" office:value-type="float" office:value="0" calcext:value-type="float">
            <text:p>0</text:p>
          </table:table-cell>
          <table:table-cell table:formula="of:=[.D4]+IF([.$A4]&gt;=[.E$2];INDEX([.E$3:.E4];[.$A4]-[.E$2]+1;1);0)" office:value-type="float" office:value="0" calcext:value-type="float">
            <text:p>0</text:p>
          </table:table-cell>
          <table:table-cell table:formula="of:=[.E4]+IF([.$A4]&gt;=[.F$2];INDEX([.F$3:.F4];[.$A4]-[.F$2]+1;1);0)" office:value-type="float" office:value="0" calcext:value-type="float">
            <text:p>0</text:p>
          </table:table-cell>
          <table:table-cell table:formula="of:=[.F4]+IF([.$A4]&gt;=[.G$2];INDEX([.G$3:.G4];[.$A4]-[.G$2]+1;1);0)" office:value-type="float" office:value="0" calcext:value-type="float">
            <text:p>0</text:p>
          </table:table-cell>
          <table:table-cell table:formula="of:=[.G4]+IF([.$A4]&gt;=[.H$2];INDEX([.H$3:.H4];[.$A4]-[.H$2]+1;1);0)" office:value-type="float" office:value="0" calcext:value-type="float">
            <text:p>0</text:p>
          </table:table-cell>
          <table:table-cell table:formula="of:=[.H4]+IF([.$A4]&gt;=[.I$2];INDEX([.I$3:.I4];[.$A4]-[.I$2]+1;1);0)" office:value-type="float" office:value="0" calcext:value-type="float">
            <text:p>0</text:p>
          </table:table-cell>
          <table:table-cell table:formula="of:=[.I4]+IF([.$A4]&gt;=[.J$2];INDEX([.J$3:.J4];[.$A4]-[.J$2]+1;1);0)" office:value-type="float" office:value="0" calcext:value-type="float">
            <text:p>0</text:p>
          </table:table-cell>
          <table:table-cell table:formula="of:=[.J4]+IF([.$A4]&gt;=[.K$2];INDEX([.K$3:.K4];[.$A4]-[.K$2]+1;1);0)" office:value-type="float" office:value="0" calcext:value-type="float">
            <text:p>0</text:p>
          </table:table-cell>
          <table:table-cell table:formula="of:=[.K4]+IF([.$A4]&gt;=[.L$2];INDEX([.L$3:.L4];[.$A4]-[.L$2]+1;1);0)" office:value-type="float" office:value="0" calcext:value-type="float">
            <text:p>0</text:p>
          </table:table-cell>
          <table:table-cell table:formula="of:=[.L4]+IF([.$A4]&gt;=[.M$2];INDEX([.M$3:.M4];[.$A4]-[.M$2]+1;1);0)" office:value-type="float" office:value="0" calcext:value-type="float">
            <text:p>0</text:p>
          </table:table-cell>
          <table:table-cell table:formula="of:=[.M4]+IF([.$A4]&gt;=[.N$2];INDEX([.N$3:.N4];[.$A4]-[.N$2]+1;1);0)" office:value-type="float" office:value="0" calcext:value-type="float">
            <text:p>0</text:p>
          </table:table-cell>
          <table:table-cell table:formula="of:=[.N4]+IF([.$A4]&gt;=[.O$2];INDEX([.O$3:.O4];[.$A4]-[.O$2]+1;1);0)" office:value-type="float" office:value="0" calcext:value-type="float">
            <text:p>0</text:p>
          </table:table-cell>
          <table:table-cell table:formula="of:=[.O4]+IF([.$A4]&gt;=[.P$2];INDEX([.P$3:.P4];[.$A4]-[.P$2]+1;1);0)" office:value-type="float" office:value="0" calcext:value-type="float">
            <text:p>0</text:p>
          </table:table-cell>
          <table:table-cell table:formula="of:=[.P4]+IF([.$A4]&gt;=[.Q$2];INDEX([.Q$3:.Q4];[.$A4]-[.Q$2]+1;1);0)" office:value-type="float" office:value="0" calcext:value-type="float">
            <text:p>0</text:p>
          </table:table-cell>
          <table:table-cell table:formula="of:=[.Q4]+IF([.$A4]&gt;=[.R$2];INDEX([.R$3:.R4];[.$A4]-[.R$2]+1;1);0)" office:value-type="float" office:value="0" calcext:value-type="float">
            <text:p>0</text:p>
          </table:table-cell>
          <table:table-cell table:formula="of:=[.R4]+IF([.$A4]&gt;=[.S$2];INDEX([.S$3:.S4];[.$A4]-[.S$2]+1;1);0)" office:value-type="float" office:value="0" calcext:value-type="float">
            <text:p>0</text:p>
          </table:table-cell>
          <table:table-cell table:formula="of:=[.S4]+IF([.$A4]&gt;=[.T$2];INDEX([.T$3:.T4];[.$A4]-[.T$2]+1;1);0)" office:value-type="float" office:value="0" calcext:value-type="float">
            <text:p>0</text:p>
          </table:table-cell>
          <table:table-cell table:formula="of:=[.T4]+IF([.$A4]&gt;=[.U$2];INDEX([.U$3:.U4];[.$A4]-[.U$2]+1;1);0)" office:value-type="float" office:value="0" calcext:value-type="float">
            <text:p>0</text:p>
          </table:table-cell>
          <table:table-cell table:formula="of:=[.U4]+IF([.$A4]&gt;=[.V$2];INDEX([.V$3:.V4];[.$A4]-[.V$2]+1;1);0)" office:value-type="float" office:value="0" calcext:value-type="float">
            <text:p>0</text:p>
          </table:table-cell>
          <table:table-cell table:formula="of:=[.V4]+IF([.$A4]&gt;=[.W$2];INDEX([.W$3:.W4];[.$A4]-[.W$2]+1;1);0)" office:value-type="float" office:value="0" calcext:value-type="float">
            <text:p>0</text:p>
          </table:table-cell>
          <table:table-cell table:formula="of:=[.W4]+IF([.$A4]&gt;=[.X$2];INDEX([.X$3:.X4];[.$A4]-[.X$2]+1;1);0)" office:value-type="float" office:value="0" calcext:value-type="float">
            <text:p>0</text:p>
          </table:table-cell>
          <table:table-cell table:formula="of:=[.X4]+IF([.$A4]&gt;=[.Y$2];INDEX([.Y$3:.Y4];[.$A4]-[.Y$2]+1;1);0)" office:value-type="float" office:value="0" calcext:value-type="float">
            <text:p>0</text:p>
          </table:table-cell>
          <table:table-cell table:formula="of:=[.Y4]+IF([.$A4]&gt;=[.Z$2];INDEX([.Z$3:.Z4];[.$A4]-[.Z$2]+1;1);0)" office:value-type="float" office:value="0" calcext:value-type="float">
            <text:p>0</text:p>
          </table:table-cell>
          <table:table-cell table:formula="of:=[.Z4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1" calcext:value-type="float">
            <text:p>1</text:p>
          </table:table-cell>
          <table:table-cell table:formula="of:=[.B5]+IF([.$A5]&gt;=[.C$2];INDEX([.C$3:.C5];[.$A5]-[.C$2]+1;1);0)" office:value-type="float" office:value="1" calcext:value-type="float">
            <text:p>1</text:p>
          </table:table-cell>
          <table:table-cell table:formula="of:=[.C5]+IF([.$A5]&gt;=[.D$2];INDEX([.D$3:.D5];[.$A5]-[.D$2]+1;1);0)" office:value-type="float" office:value="1" calcext:value-type="float">
            <text:p>1</text:p>
          </table:table-cell>
          <table:table-cell table:formula="of:=[.D5]+IF([.$A5]&gt;=[.E$2];INDEX([.E$3:.E5];[.$A5]-[.E$2]+1;1);0)" office:value-type="float" office:value="1" calcext:value-type="float">
            <text:p>1</text:p>
          </table:table-cell>
          <table:table-cell table:formula="of:=[.E5]+IF([.$A5]&gt;=[.F$2];INDEX([.F$3:.F5];[.$A5]-[.F$2]+1;1);0)" office:value-type="float" office:value="1" calcext:value-type="float">
            <text:p>1</text:p>
          </table:table-cell>
          <table:table-cell table:formula="of:=[.F5]+IF([.$A5]&gt;=[.G$2];INDEX([.G$3:.G5];[.$A5]-[.G$2]+1;1);0)" office:value-type="float" office:value="1" calcext:value-type="float">
            <text:p>1</text:p>
          </table:table-cell>
          <table:table-cell table:formula="of:=[.G5]+IF([.$A5]&gt;=[.H$2];INDEX([.H$3:.H5];[.$A5]-[.H$2]+1;1);0)" office:value-type="float" office:value="1" calcext:value-type="float">
            <text:p>1</text:p>
          </table:table-cell>
          <table:table-cell table:formula="of:=[.H5]+IF([.$A5]&gt;=[.I$2];INDEX([.I$3:.I5];[.$A5]-[.I$2]+1;1);0)" office:value-type="float" office:value="1" calcext:value-type="float">
            <text:p>1</text:p>
          </table:table-cell>
          <table:table-cell table:formula="of:=[.I5]+IF([.$A5]&gt;=[.J$2];INDEX([.J$3:.J5];[.$A5]-[.J$2]+1;1);0)" office:value-type="float" office:value="1" calcext:value-type="float">
            <text:p>1</text:p>
          </table:table-cell>
          <table:table-cell table:formula="of:=[.J5]+IF([.$A5]&gt;=[.K$2];INDEX([.K$3:.K5];[.$A5]-[.K$2]+1;1);0)" office:value-type="float" office:value="1" calcext:value-type="float">
            <text:p>1</text:p>
          </table:table-cell>
          <table:table-cell table:formula="of:=[.K5]+IF([.$A5]&gt;=[.L$2];INDEX([.L$3:.L5];[.$A5]-[.L$2]+1;1);0)" office:value-type="float" office:value="1" calcext:value-type="float">
            <text:p>1</text:p>
          </table:table-cell>
          <table:table-cell table:formula="of:=[.L5]+IF([.$A5]&gt;=[.M$2];INDEX([.M$3:.M5];[.$A5]-[.M$2]+1;1);0)" office:value-type="float" office:value="1" calcext:value-type="float">
            <text:p>1</text:p>
          </table:table-cell>
          <table:table-cell table:formula="of:=[.M5]+IF([.$A5]&gt;=[.N$2];INDEX([.N$3:.N5];[.$A5]-[.N$2]+1;1);0)" office:value-type="float" office:value="1" calcext:value-type="float">
            <text:p>1</text:p>
          </table:table-cell>
          <table:table-cell table:formula="of:=[.N5]+IF([.$A5]&gt;=[.O$2];INDEX([.O$3:.O5];[.$A5]-[.O$2]+1;1);0)" office:value-type="float" office:value="1" calcext:value-type="float">
            <text:p>1</text:p>
          </table:table-cell>
          <table:table-cell table:formula="of:=[.O5]+IF([.$A5]&gt;=[.P$2];INDEX([.P$3:.P5];[.$A5]-[.P$2]+1;1);0)" office:value-type="float" office:value="1" calcext:value-type="float">
            <text:p>1</text:p>
          </table:table-cell>
          <table:table-cell table:formula="of:=[.P5]+IF([.$A5]&gt;=[.Q$2];INDEX([.Q$3:.Q5];[.$A5]-[.Q$2]+1;1);0)" office:value-type="float" office:value="1" calcext:value-type="float">
            <text:p>1</text:p>
          </table:table-cell>
          <table:table-cell table:formula="of:=[.Q5]+IF([.$A5]&gt;=[.R$2];INDEX([.R$3:.R5];[.$A5]-[.R$2]+1;1);0)" office:value-type="float" office:value="1" calcext:value-type="float">
            <text:p>1</text:p>
          </table:table-cell>
          <table:table-cell table:formula="of:=[.R5]+IF([.$A5]&gt;=[.S$2];INDEX([.S$3:.S5];[.$A5]-[.S$2]+1;1);0)" office:value-type="float" office:value="1" calcext:value-type="float">
            <text:p>1</text:p>
          </table:table-cell>
          <table:table-cell table:formula="of:=[.S5]+IF([.$A5]&gt;=[.T$2];INDEX([.T$3:.T5];[.$A5]-[.T$2]+1;1);0)" office:value-type="float" office:value="1" calcext:value-type="float">
            <text:p>1</text:p>
          </table:table-cell>
          <table:table-cell table:formula="of:=[.T5]+IF([.$A5]&gt;=[.U$2];INDEX([.U$3:.U5];[.$A5]-[.U$2]+1;1);0)" office:value-type="float" office:value="1" calcext:value-type="float">
            <text:p>1</text:p>
          </table:table-cell>
          <table:table-cell table:formula="of:=[.U5]+IF([.$A5]&gt;=[.V$2];INDEX([.V$3:.V5];[.$A5]-[.V$2]+1;1);0)" office:value-type="float" office:value="1" calcext:value-type="float">
            <text:p>1</text:p>
          </table:table-cell>
          <table:table-cell table:formula="of:=[.V5]+IF([.$A5]&gt;=[.W$2];INDEX([.W$3:.W5];[.$A5]-[.W$2]+1;1);0)" office:value-type="float" office:value="1" calcext:value-type="float">
            <text:p>1</text:p>
          </table:table-cell>
          <table:table-cell table:formula="of:=[.W5]+IF([.$A5]&gt;=[.X$2];INDEX([.X$3:.X5];[.$A5]-[.X$2]+1;1);0)" office:value-type="float" office:value="1" calcext:value-type="float">
            <text:p>1</text:p>
          </table:table-cell>
          <table:table-cell table:formula="of:=[.X5]+IF([.$A5]&gt;=[.Y$2];INDEX([.Y$3:.Y5];[.$A5]-[.Y$2]+1;1);0)" office:value-type="float" office:value="1" calcext:value-type="float">
            <text:p>1</text:p>
          </table:table-cell>
          <table:table-cell table:formula="of:=[.Y5]+IF([.$A5]&gt;=[.Z$2];INDEX([.Z$3:.Z5];[.$A5]-[.Z$2]+1;1);0)" office:value-type="float" office:value="1" calcext:value-type="float">
            <text:p>1</text:p>
          </table:table-cell>
          <table:table-cell table:formula="of:=[.Z5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0" calcext:value-type="float">
            <text:p>0</text:p>
          </table:table-cell>
          <table:table-cell table:formula="of:=[.B6]+IF([.$A6]&gt;=[.C$2];INDEX([.C$3:.C6];[.$A6]-[.C$2]+1;1);0)" office:value-type="float" office:value="1" calcext:value-type="float">
            <text:p>1</text:p>
          </table:table-cell>
          <table:table-cell table:formula="of:=[.C6]+IF([.$A6]&gt;=[.D$2];INDEX([.D$3:.D6];[.$A6]-[.D$2]+1;1);0)" office:value-type="float" office:value="1" calcext:value-type="float">
            <text:p>1</text:p>
          </table:table-cell>
          <table:table-cell table:formula="of:=[.D6]+IF([.$A6]&gt;=[.E$2];INDEX([.E$3:.E6];[.$A6]-[.E$2]+1;1);0)" office:value-type="float" office:value="1" calcext:value-type="float">
            <text:p>1</text:p>
          </table:table-cell>
          <table:table-cell table:formula="of:=[.E6]+IF([.$A6]&gt;=[.F$2];INDEX([.F$3:.F6];[.$A6]-[.F$2]+1;1);0)" office:value-type="float" office:value="1" calcext:value-type="float">
            <text:p>1</text:p>
          </table:table-cell>
          <table:table-cell table:formula="of:=[.F6]+IF([.$A6]&gt;=[.G$2];INDEX([.G$3:.G6];[.$A6]-[.G$2]+1;1);0)" office:value-type="float" office:value="1" calcext:value-type="float">
            <text:p>1</text:p>
          </table:table-cell>
          <table:table-cell table:formula="of:=[.G6]+IF([.$A6]&gt;=[.H$2];INDEX([.H$3:.H6];[.$A6]-[.H$2]+1;1);0)" office:value-type="float" office:value="1" calcext:value-type="float">
            <text:p>1</text:p>
          </table:table-cell>
          <table:table-cell table:formula="of:=[.H6]+IF([.$A6]&gt;=[.I$2];INDEX([.I$3:.I6];[.$A6]-[.I$2]+1;1);0)" office:value-type="float" office:value="1" calcext:value-type="float">
            <text:p>1</text:p>
          </table:table-cell>
          <table:table-cell table:formula="of:=[.I6]+IF([.$A6]&gt;=[.J$2];INDEX([.J$3:.J6];[.$A6]-[.J$2]+1;1);0)" office:value-type="float" office:value="1" calcext:value-type="float">
            <text:p>1</text:p>
          </table:table-cell>
          <table:table-cell table:formula="of:=[.J6]+IF([.$A6]&gt;=[.K$2];INDEX([.K$3:.K6];[.$A6]-[.K$2]+1;1);0)" office:value-type="float" office:value="1" calcext:value-type="float">
            <text:p>1</text:p>
          </table:table-cell>
          <table:table-cell table:formula="of:=[.K6]+IF([.$A6]&gt;=[.L$2];INDEX([.L$3:.L6];[.$A6]-[.L$2]+1;1);0)" office:value-type="float" office:value="1" calcext:value-type="float">
            <text:p>1</text:p>
          </table:table-cell>
          <table:table-cell table:formula="of:=[.L6]+IF([.$A6]&gt;=[.M$2];INDEX([.M$3:.M6];[.$A6]-[.M$2]+1;1);0)" office:value-type="float" office:value="1" calcext:value-type="float">
            <text:p>1</text:p>
          </table:table-cell>
          <table:table-cell table:formula="of:=[.M6]+IF([.$A6]&gt;=[.N$2];INDEX([.N$3:.N6];[.$A6]-[.N$2]+1;1);0)" office:value-type="float" office:value="1" calcext:value-type="float">
            <text:p>1</text:p>
          </table:table-cell>
          <table:table-cell table:formula="of:=[.N6]+IF([.$A6]&gt;=[.O$2];INDEX([.O$3:.O6];[.$A6]-[.O$2]+1;1);0)" office:value-type="float" office:value="1" calcext:value-type="float">
            <text:p>1</text:p>
          </table:table-cell>
          <table:table-cell table:formula="of:=[.O6]+IF([.$A6]&gt;=[.P$2];INDEX([.P$3:.P6];[.$A6]-[.P$2]+1;1);0)" office:value-type="float" office:value="1" calcext:value-type="float">
            <text:p>1</text:p>
          </table:table-cell>
          <table:table-cell table:formula="of:=[.P6]+IF([.$A6]&gt;=[.Q$2];INDEX([.Q$3:.Q6];[.$A6]-[.Q$2]+1;1);0)" office:value-type="float" office:value="1" calcext:value-type="float">
            <text:p>1</text:p>
          </table:table-cell>
          <table:table-cell table:formula="of:=[.Q6]+IF([.$A6]&gt;=[.R$2];INDEX([.R$3:.R6];[.$A6]-[.R$2]+1;1);0)" office:value-type="float" office:value="1" calcext:value-type="float">
            <text:p>1</text:p>
          </table:table-cell>
          <table:table-cell table:formula="of:=[.R6]+IF([.$A6]&gt;=[.S$2];INDEX([.S$3:.S6];[.$A6]-[.S$2]+1;1);0)" office:value-type="float" office:value="1" calcext:value-type="float">
            <text:p>1</text:p>
          </table:table-cell>
          <table:table-cell table:formula="of:=[.S6]+IF([.$A6]&gt;=[.T$2];INDEX([.T$3:.T6];[.$A6]-[.T$2]+1;1);0)" office:value-type="float" office:value="1" calcext:value-type="float">
            <text:p>1</text:p>
          </table:table-cell>
          <table:table-cell table:formula="of:=[.T6]+IF([.$A6]&gt;=[.U$2];INDEX([.U$3:.U6];[.$A6]-[.U$2]+1;1);0)" office:value-type="float" office:value="1" calcext:value-type="float">
            <text:p>1</text:p>
          </table:table-cell>
          <table:table-cell table:formula="of:=[.U6]+IF([.$A6]&gt;=[.V$2];INDEX([.V$3:.V6];[.$A6]-[.V$2]+1;1);0)" office:value-type="float" office:value="1" calcext:value-type="float">
            <text:p>1</text:p>
          </table:table-cell>
          <table:table-cell table:formula="of:=[.V6]+IF([.$A6]&gt;=[.W$2];INDEX([.W$3:.W6];[.$A6]-[.W$2]+1;1);0)" office:value-type="float" office:value="1" calcext:value-type="float">
            <text:p>1</text:p>
          </table:table-cell>
          <table:table-cell table:formula="of:=[.W6]+IF([.$A6]&gt;=[.X$2];INDEX([.X$3:.X6];[.$A6]-[.X$2]+1;1);0)" office:value-type="float" office:value="1" calcext:value-type="float">
            <text:p>1</text:p>
          </table:table-cell>
          <table:table-cell table:formula="of:=[.X6]+IF([.$A6]&gt;=[.Y$2];INDEX([.Y$3:.Y6];[.$A6]-[.Y$2]+1;1);0)" office:value-type="float" office:value="1" calcext:value-type="float">
            <text:p>1</text:p>
          </table:table-cell>
          <table:table-cell table:formula="of:=[.Y6]+IF([.$A6]&gt;=[.Z$2];INDEX([.Z$3:.Z6];[.$A6]-[.Z$2]+1;1);0)" office:value-type="float" office:value="1" calcext:value-type="float">
            <text:p>1</text:p>
          </table:table-cell>
          <table:table-cell table:formula="of:=[.Z6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1" calcext:value-type="float">
            <text:p>1</text:p>
          </table:table-cell>
          <table:table-cell table:formula="of:=[.B7]+IF([.$A7]&gt;=[.C$2];INDEX([.C$3:.C7];[.$A7]-[.C$2]+1;1);0)" office:value-type="float" office:value="1" calcext:value-type="float">
            <text:p>1</text:p>
          </table:table-cell>
          <table:table-cell table:formula="of:=[.C7]+IF([.$A7]&gt;=[.D$2];INDEX([.D$3:.D7];[.$A7]-[.D$2]+1;1);0)" office:value-type="float" office:value="1" calcext:value-type="float">
            <text:p>1</text:p>
          </table:table-cell>
          <table:table-cell table:formula="of:=[.D7]+IF([.$A7]&gt;=[.E$2];INDEX([.E$3:.E7];[.$A7]-[.E$2]+1;1);0)" office:value-type="float" office:value="1" calcext:value-type="float">
            <text:p>1</text:p>
          </table:table-cell>
          <table:table-cell table:formula="of:=[.E7]+IF([.$A7]&gt;=[.F$2];INDEX([.F$3:.F7];[.$A7]-[.F$2]+1;1);0)" office:value-type="float" office:value="1" calcext:value-type="float">
            <text:p>1</text:p>
          </table:table-cell>
          <table:table-cell table:formula="of:=[.F7]+IF([.$A7]&gt;=[.G$2];INDEX([.G$3:.G7];[.$A7]-[.G$2]+1;1);0)" office:value-type="float" office:value="1" calcext:value-type="float">
            <text:p>1</text:p>
          </table:table-cell>
          <table:table-cell table:formula="of:=[.G7]+IF([.$A7]&gt;=[.H$2];INDEX([.H$3:.H7];[.$A7]-[.H$2]+1;1);0)" office:value-type="float" office:value="1" calcext:value-type="float">
            <text:p>1</text:p>
          </table:table-cell>
          <table:table-cell table:formula="of:=[.H7]+IF([.$A7]&gt;=[.I$2];INDEX([.I$3:.I7];[.$A7]-[.I$2]+1;1);0)" office:value-type="float" office:value="1" calcext:value-type="float">
            <text:p>1</text:p>
          </table:table-cell>
          <table:table-cell table:formula="of:=[.I7]+IF([.$A7]&gt;=[.J$2];INDEX([.J$3:.J7];[.$A7]-[.J$2]+1;1);0)" office:value-type="float" office:value="1" calcext:value-type="float">
            <text:p>1</text:p>
          </table:table-cell>
          <table:table-cell table:formula="of:=[.J7]+IF([.$A7]&gt;=[.K$2];INDEX([.K$3:.K7];[.$A7]-[.K$2]+1;1);0)" office:value-type="float" office:value="1" calcext:value-type="float">
            <text:p>1</text:p>
          </table:table-cell>
          <table:table-cell table:formula="of:=[.K7]+IF([.$A7]&gt;=[.L$2];INDEX([.L$3:.L7];[.$A7]-[.L$2]+1;1);0)" office:value-type="float" office:value="1" calcext:value-type="float">
            <text:p>1</text:p>
          </table:table-cell>
          <table:table-cell table:formula="of:=[.L7]+IF([.$A7]&gt;=[.M$2];INDEX([.M$3:.M7];[.$A7]-[.M$2]+1;1);0)" office:value-type="float" office:value="1" calcext:value-type="float">
            <text:p>1</text:p>
          </table:table-cell>
          <table:table-cell table:formula="of:=[.M7]+IF([.$A7]&gt;=[.N$2];INDEX([.N$3:.N7];[.$A7]-[.N$2]+1;1);0)" office:value-type="float" office:value="1" calcext:value-type="float">
            <text:p>1</text:p>
          </table:table-cell>
          <table:table-cell table:formula="of:=[.N7]+IF([.$A7]&gt;=[.O$2];INDEX([.O$3:.O7];[.$A7]-[.O$2]+1;1);0)" office:value-type="float" office:value="1" calcext:value-type="float">
            <text:p>1</text:p>
          </table:table-cell>
          <table:table-cell table:formula="of:=[.O7]+IF([.$A7]&gt;=[.P$2];INDEX([.P$3:.P7];[.$A7]-[.P$2]+1;1);0)" office:value-type="float" office:value="1" calcext:value-type="float">
            <text:p>1</text:p>
          </table:table-cell>
          <table:table-cell table:formula="of:=[.P7]+IF([.$A7]&gt;=[.Q$2];INDEX([.Q$3:.Q7];[.$A7]-[.Q$2]+1;1);0)" office:value-type="float" office:value="1" calcext:value-type="float">
            <text:p>1</text:p>
          </table:table-cell>
          <table:table-cell table:formula="of:=[.Q7]+IF([.$A7]&gt;=[.R$2];INDEX([.R$3:.R7];[.$A7]-[.R$2]+1;1);0)" office:value-type="float" office:value="1" calcext:value-type="float">
            <text:p>1</text:p>
          </table:table-cell>
          <table:table-cell table:formula="of:=[.R7]+IF([.$A7]&gt;=[.S$2];INDEX([.S$3:.S7];[.$A7]-[.S$2]+1;1);0)" office:value-type="float" office:value="1" calcext:value-type="float">
            <text:p>1</text:p>
          </table:table-cell>
          <table:table-cell table:formula="of:=[.S7]+IF([.$A7]&gt;=[.T$2];INDEX([.T$3:.T7];[.$A7]-[.T$2]+1;1);0)" office:value-type="float" office:value="1" calcext:value-type="float">
            <text:p>1</text:p>
          </table:table-cell>
          <table:table-cell table:formula="of:=[.T7]+IF([.$A7]&gt;=[.U$2];INDEX([.U$3:.U7];[.$A7]-[.U$2]+1;1);0)" office:value-type="float" office:value="1" calcext:value-type="float">
            <text:p>1</text:p>
          </table:table-cell>
          <table:table-cell table:formula="of:=[.U7]+IF([.$A7]&gt;=[.V$2];INDEX([.V$3:.V7];[.$A7]-[.V$2]+1;1);0)" office:value-type="float" office:value="1" calcext:value-type="float">
            <text:p>1</text:p>
          </table:table-cell>
          <table:table-cell table:formula="of:=[.V7]+IF([.$A7]&gt;=[.W$2];INDEX([.W$3:.W7];[.$A7]-[.W$2]+1;1);0)" office:value-type="float" office:value="1" calcext:value-type="float">
            <text:p>1</text:p>
          </table:table-cell>
          <table:table-cell table:formula="of:=[.W7]+IF([.$A7]&gt;=[.X$2];INDEX([.X$3:.X7];[.$A7]-[.X$2]+1;1);0)" office:value-type="float" office:value="1" calcext:value-type="float">
            <text:p>1</text:p>
          </table:table-cell>
          <table:table-cell table:formula="of:=[.X7]+IF([.$A7]&gt;=[.Y$2];INDEX([.Y$3:.Y7];[.$A7]-[.Y$2]+1;1);0)" office:value-type="float" office:value="1" calcext:value-type="float">
            <text:p>1</text:p>
          </table:table-cell>
          <table:table-cell table:formula="of:=[.Y7]+IF([.$A7]&gt;=[.Z$2];INDEX([.Z$3:.Z7];[.$A7]-[.Z$2]+1;1);0)" office:value-type="float" office:value="1" calcext:value-type="float">
            <text:p>1</text:p>
          </table:table-cell>
          <table:table-cell table:formula="of:=[.Z7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0" calcext:value-type="float">
            <text:p>0</text:p>
          </table:table-cell>
          <table:table-cell table:formula="of:=[.B8]+IF([.$A8]&gt;=[.C$2];INDEX([.C$3:.C8];[.$A8]-[.C$2]+1;1);0)" office:value-type="float" office:value="1" calcext:value-type="float">
            <text:p>1</text:p>
          </table:table-cell>
          <table:table-cell table:formula="of:=[.C8]+IF([.$A8]&gt;=[.D$2];INDEX([.D$3:.D8];[.$A8]-[.D$2]+1;1);0)" office:value-type="float" office:value="2" calcext:value-type="float">
            <text:p>2</text:p>
          </table:table-cell>
          <table:table-cell table:formula="of:=[.D8]+IF([.$A8]&gt;=[.E$2];INDEX([.E$3:.E8];[.$A8]-[.E$2]+1;1);0)" office:value-type="float" office:value="2" calcext:value-type="float">
            <text:p>2</text:p>
          </table:table-cell>
          <table:table-cell table:formula="of:=[.E8]+IF([.$A8]&gt;=[.F$2];INDEX([.F$3:.F8];[.$A8]-[.F$2]+1;1);0)" office:value-type="float" office:value="2" calcext:value-type="float">
            <text:p>2</text:p>
          </table:table-cell>
          <table:table-cell table:formula="of:=[.F8]+IF([.$A8]&gt;=[.G$2];INDEX([.G$3:.G8];[.$A8]-[.G$2]+1;1);0)" office:value-type="float" office:value="2" calcext:value-type="float">
            <text:p>2</text:p>
          </table:table-cell>
          <table:table-cell table:formula="of:=[.G8]+IF([.$A8]&gt;=[.H$2];INDEX([.H$3:.H8];[.$A8]-[.H$2]+1;1);0)" office:value-type="float" office:value="2" calcext:value-type="float">
            <text:p>2</text:p>
          </table:table-cell>
          <table:table-cell table:formula="of:=[.H8]+IF([.$A8]&gt;=[.I$2];INDEX([.I$3:.I8];[.$A8]-[.I$2]+1;1);0)" office:value-type="float" office:value="2" calcext:value-type="float">
            <text:p>2</text:p>
          </table:table-cell>
          <table:table-cell table:formula="of:=[.I8]+IF([.$A8]&gt;=[.J$2];INDEX([.J$3:.J8];[.$A8]-[.J$2]+1;1);0)" office:value-type="float" office:value="2" calcext:value-type="float">
            <text:p>2</text:p>
          </table:table-cell>
          <table:table-cell table:formula="of:=[.J8]+IF([.$A8]&gt;=[.K$2];INDEX([.K$3:.K8];[.$A8]-[.K$2]+1;1);0)" office:value-type="float" office:value="2" calcext:value-type="float">
            <text:p>2</text:p>
          </table:table-cell>
          <table:table-cell table:formula="of:=[.K8]+IF([.$A8]&gt;=[.L$2];INDEX([.L$3:.L8];[.$A8]-[.L$2]+1;1);0)" office:value-type="float" office:value="2" calcext:value-type="float">
            <text:p>2</text:p>
          </table:table-cell>
          <table:table-cell table:formula="of:=[.L8]+IF([.$A8]&gt;=[.M$2];INDEX([.M$3:.M8];[.$A8]-[.M$2]+1;1);0)" office:value-type="float" office:value="2" calcext:value-type="float">
            <text:p>2</text:p>
          </table:table-cell>
          <table:table-cell table:formula="of:=[.M8]+IF([.$A8]&gt;=[.N$2];INDEX([.N$3:.N8];[.$A8]-[.N$2]+1;1);0)" office:value-type="float" office:value="2" calcext:value-type="float">
            <text:p>2</text:p>
          </table:table-cell>
          <table:table-cell table:formula="of:=[.N8]+IF([.$A8]&gt;=[.O$2];INDEX([.O$3:.O8];[.$A8]-[.O$2]+1;1);0)" office:value-type="float" office:value="2" calcext:value-type="float">
            <text:p>2</text:p>
          </table:table-cell>
          <table:table-cell table:formula="of:=[.O8]+IF([.$A8]&gt;=[.P$2];INDEX([.P$3:.P8];[.$A8]-[.P$2]+1;1);0)" office:value-type="float" office:value="2" calcext:value-type="float">
            <text:p>2</text:p>
          </table:table-cell>
          <table:table-cell table:formula="of:=[.P8]+IF([.$A8]&gt;=[.Q$2];INDEX([.Q$3:.Q8];[.$A8]-[.Q$2]+1;1);0)" office:value-type="float" office:value="2" calcext:value-type="float">
            <text:p>2</text:p>
          </table:table-cell>
          <table:table-cell table:formula="of:=[.Q8]+IF([.$A8]&gt;=[.R$2];INDEX([.R$3:.R8];[.$A8]-[.R$2]+1;1);0)" office:value-type="float" office:value="2" calcext:value-type="float">
            <text:p>2</text:p>
          </table:table-cell>
          <table:table-cell table:formula="of:=[.R8]+IF([.$A8]&gt;=[.S$2];INDEX([.S$3:.S8];[.$A8]-[.S$2]+1;1);0)" office:value-type="float" office:value="2" calcext:value-type="float">
            <text:p>2</text:p>
          </table:table-cell>
          <table:table-cell table:formula="of:=[.S8]+IF([.$A8]&gt;=[.T$2];INDEX([.T$3:.T8];[.$A8]-[.T$2]+1;1);0)" office:value-type="float" office:value="2" calcext:value-type="float">
            <text:p>2</text:p>
          </table:table-cell>
          <table:table-cell table:formula="of:=[.T8]+IF([.$A8]&gt;=[.U$2];INDEX([.U$3:.U8];[.$A8]-[.U$2]+1;1);0)" office:value-type="float" office:value="2" calcext:value-type="float">
            <text:p>2</text:p>
          </table:table-cell>
          <table:table-cell table:formula="of:=[.U8]+IF([.$A8]&gt;=[.V$2];INDEX([.V$3:.V8];[.$A8]-[.V$2]+1;1);0)" office:value-type="float" office:value="2" calcext:value-type="float">
            <text:p>2</text:p>
          </table:table-cell>
          <table:table-cell table:formula="of:=[.V8]+IF([.$A8]&gt;=[.W$2];INDEX([.W$3:.W8];[.$A8]-[.W$2]+1;1);0)" office:value-type="float" office:value="2" calcext:value-type="float">
            <text:p>2</text:p>
          </table:table-cell>
          <table:table-cell table:formula="of:=[.W8]+IF([.$A8]&gt;=[.X$2];INDEX([.X$3:.X8];[.$A8]-[.X$2]+1;1);0)" office:value-type="float" office:value="2" calcext:value-type="float">
            <text:p>2</text:p>
          </table:table-cell>
          <table:table-cell table:formula="of:=[.X8]+IF([.$A8]&gt;=[.Y$2];INDEX([.Y$3:.Y8];[.$A8]-[.Y$2]+1;1);0)" office:value-type="float" office:value="2" calcext:value-type="float">
            <text:p>2</text:p>
          </table:table-cell>
          <table:table-cell table:formula="of:=[.Y8]+IF([.$A8]&gt;=[.Z$2];INDEX([.Z$3:.Z8];[.$A8]-[.Z$2]+1;1);0)" office:value-type="float" office:value="2" calcext:value-type="float">
            <text:p>2</text:p>
          </table:table-cell>
          <table:table-cell table:formula="of:=[.Z8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1" calcext:value-type="float">
            <text:p>1</text:p>
          </table:table-cell>
          <table:table-cell table:formula="of:=[.B9]+IF([.$A9]&gt;=[.C$2];INDEX([.C$3:.C9];[.$A9]-[.C$2]+1;1);0)" office:value-type="float" office:value="2" calcext:value-type="float">
            <text:p>2</text:p>
          </table:table-cell>
          <table:table-cell table:formula="of:=[.C9]+IF([.$A9]&gt;=[.D$2];INDEX([.D$3:.D9];[.$A9]-[.D$2]+1;1);0)" office:value-type="float" office:value="2" calcext:value-type="float">
            <text:p>2</text:p>
          </table:table-cell>
          <table:table-cell table:formula="of:=[.D9]+IF([.$A9]&gt;=[.E$2];INDEX([.E$3:.E9];[.$A9]-[.E$2]+1;1);0)" office:value-type="float" office:value="2" calcext:value-type="float">
            <text:p>2</text:p>
          </table:table-cell>
          <table:table-cell table:formula="of:=[.E9]+IF([.$A9]&gt;=[.F$2];INDEX([.F$3:.F9];[.$A9]-[.F$2]+1;1);0)" office:value-type="float" office:value="2" calcext:value-type="float">
            <text:p>2</text:p>
          </table:table-cell>
          <table:table-cell table:formula="of:=[.F9]+IF([.$A9]&gt;=[.G$2];INDEX([.G$3:.G9];[.$A9]-[.G$2]+1;1);0)" office:value-type="float" office:value="2" calcext:value-type="float">
            <text:p>2</text:p>
          </table:table-cell>
          <table:table-cell table:formula="of:=[.G9]+IF([.$A9]&gt;=[.H$2];INDEX([.H$3:.H9];[.$A9]-[.H$2]+1;1);0)" office:value-type="float" office:value="2" calcext:value-type="float">
            <text:p>2</text:p>
          </table:table-cell>
          <table:table-cell table:formula="of:=[.H9]+IF([.$A9]&gt;=[.I$2];INDEX([.I$3:.I9];[.$A9]-[.I$2]+1;1);0)" office:value-type="float" office:value="2" calcext:value-type="float">
            <text:p>2</text:p>
          </table:table-cell>
          <table:table-cell table:formula="of:=[.I9]+IF([.$A9]&gt;=[.J$2];INDEX([.J$3:.J9];[.$A9]-[.J$2]+1;1);0)" office:value-type="float" office:value="2" calcext:value-type="float">
            <text:p>2</text:p>
          </table:table-cell>
          <table:table-cell table:formula="of:=[.J9]+IF([.$A9]&gt;=[.K$2];INDEX([.K$3:.K9];[.$A9]-[.K$2]+1;1);0)" office:value-type="float" office:value="2" calcext:value-type="float">
            <text:p>2</text:p>
          </table:table-cell>
          <table:table-cell table:formula="of:=[.K9]+IF([.$A9]&gt;=[.L$2];INDEX([.L$3:.L9];[.$A9]-[.L$2]+1;1);0)" office:value-type="float" office:value="2" calcext:value-type="float">
            <text:p>2</text:p>
          </table:table-cell>
          <table:table-cell table:formula="of:=[.L9]+IF([.$A9]&gt;=[.M$2];INDEX([.M$3:.M9];[.$A9]-[.M$2]+1;1);0)" office:value-type="float" office:value="2" calcext:value-type="float">
            <text:p>2</text:p>
          </table:table-cell>
          <table:table-cell table:formula="of:=[.M9]+IF([.$A9]&gt;=[.N$2];INDEX([.N$3:.N9];[.$A9]-[.N$2]+1;1);0)" office:value-type="float" office:value="2" calcext:value-type="float">
            <text:p>2</text:p>
          </table:table-cell>
          <table:table-cell table:formula="of:=[.N9]+IF([.$A9]&gt;=[.O$2];INDEX([.O$3:.O9];[.$A9]-[.O$2]+1;1);0)" office:value-type="float" office:value="2" calcext:value-type="float">
            <text:p>2</text:p>
          </table:table-cell>
          <table:table-cell table:formula="of:=[.O9]+IF([.$A9]&gt;=[.P$2];INDEX([.P$3:.P9];[.$A9]-[.P$2]+1;1);0)" office:value-type="float" office:value="2" calcext:value-type="float">
            <text:p>2</text:p>
          </table:table-cell>
          <table:table-cell table:formula="of:=[.P9]+IF([.$A9]&gt;=[.Q$2];INDEX([.Q$3:.Q9];[.$A9]-[.Q$2]+1;1);0)" office:value-type="float" office:value="2" calcext:value-type="float">
            <text:p>2</text:p>
          </table:table-cell>
          <table:table-cell table:formula="of:=[.Q9]+IF([.$A9]&gt;=[.R$2];INDEX([.R$3:.R9];[.$A9]-[.R$2]+1;1);0)" office:value-type="float" office:value="2" calcext:value-type="float">
            <text:p>2</text:p>
          </table:table-cell>
          <table:table-cell table:formula="of:=[.R9]+IF([.$A9]&gt;=[.S$2];INDEX([.S$3:.S9];[.$A9]-[.S$2]+1;1);0)" office:value-type="float" office:value="2" calcext:value-type="float">
            <text:p>2</text:p>
          </table:table-cell>
          <table:table-cell table:formula="of:=[.S9]+IF([.$A9]&gt;=[.T$2];INDEX([.T$3:.T9];[.$A9]-[.T$2]+1;1);0)" office:value-type="float" office:value="2" calcext:value-type="float">
            <text:p>2</text:p>
          </table:table-cell>
          <table:table-cell table:formula="of:=[.T9]+IF([.$A9]&gt;=[.U$2];INDEX([.U$3:.U9];[.$A9]-[.U$2]+1;1);0)" office:value-type="float" office:value="2" calcext:value-type="float">
            <text:p>2</text:p>
          </table:table-cell>
          <table:table-cell table:formula="of:=[.U9]+IF([.$A9]&gt;=[.V$2];INDEX([.V$3:.V9];[.$A9]-[.V$2]+1;1);0)" office:value-type="float" office:value="2" calcext:value-type="float">
            <text:p>2</text:p>
          </table:table-cell>
          <table:table-cell table:formula="of:=[.V9]+IF([.$A9]&gt;=[.W$2];INDEX([.W$3:.W9];[.$A9]-[.W$2]+1;1);0)" office:value-type="float" office:value="2" calcext:value-type="float">
            <text:p>2</text:p>
          </table:table-cell>
          <table:table-cell table:formula="of:=[.W9]+IF([.$A9]&gt;=[.X$2];INDEX([.X$3:.X9];[.$A9]-[.X$2]+1;1);0)" office:value-type="float" office:value="2" calcext:value-type="float">
            <text:p>2</text:p>
          </table:table-cell>
          <table:table-cell table:formula="of:=[.X9]+IF([.$A9]&gt;=[.Y$2];INDEX([.Y$3:.Y9];[.$A9]-[.Y$2]+1;1);0)" office:value-type="float" office:value="2" calcext:value-type="float">
            <text:p>2</text:p>
          </table:table-cell>
          <table:table-cell table:formula="of:=[.Y9]+IF([.$A9]&gt;=[.Z$2];INDEX([.Z$3:.Z9];[.$A9]-[.Z$2]+1;1);0)" office:value-type="float" office:value="2" calcext:value-type="float">
            <text:p>2</text:p>
          </table:table-cell>
          <table:table-cell table:formula="of:=[.Z9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0" calcext:value-type="float">
            <text:p>0</text:p>
          </table:table-cell>
          <table:table-cell table:formula="of:=[.B10]+IF([.$A10]&gt;=[.C$2];INDEX([.C$3:.C10];[.$A10]-[.C$2]+1;1);0)" office:value-type="float" office:value="1" calcext:value-type="float">
            <text:p>1</text:p>
          </table:table-cell>
          <table:table-cell table:formula="of:=[.C10]+IF([.$A10]&gt;=[.D$2];INDEX([.D$3:.D10];[.$A10]-[.D$2]+1;1);0)" office:value-type="float" office:value="2" calcext:value-type="float">
            <text:p>2</text:p>
          </table:table-cell>
          <table:table-cell table:formula="of:=[.D10]+IF([.$A10]&gt;=[.E$2];INDEX([.E$3:.E10];[.$A10]-[.E$2]+1;1);0)" office:value-type="float" office:value="3" calcext:value-type="float">
            <text:p>3</text:p>
          </table:table-cell>
          <table:table-cell table:formula="of:=[.E10]+IF([.$A10]&gt;=[.F$2];INDEX([.F$3:.F10];[.$A10]-[.F$2]+1;1);0)" office:value-type="float" office:value="3" calcext:value-type="float">
            <text:p>3</text:p>
          </table:table-cell>
          <table:table-cell table:formula="of:=[.F10]+IF([.$A10]&gt;=[.G$2];INDEX([.G$3:.G10];[.$A10]-[.G$2]+1;1);0)" office:value-type="float" office:value="3" calcext:value-type="float">
            <text:p>3</text:p>
          </table:table-cell>
          <table:table-cell table:formula="of:=[.G10]+IF([.$A10]&gt;=[.H$2];INDEX([.H$3:.H10];[.$A10]-[.H$2]+1;1);0)" office:value-type="float" office:value="3" calcext:value-type="float">
            <text:p>3</text:p>
          </table:table-cell>
          <table:table-cell table:formula="of:=[.H10]+IF([.$A10]&gt;=[.I$2];INDEX([.I$3:.I10];[.$A10]-[.I$2]+1;1);0)" office:value-type="float" office:value="3" calcext:value-type="float">
            <text:p>3</text:p>
          </table:table-cell>
          <table:table-cell table:formula="of:=[.I10]+IF([.$A10]&gt;=[.J$2];INDEX([.J$3:.J10];[.$A10]-[.J$2]+1;1);0)" office:value-type="float" office:value="3" calcext:value-type="float">
            <text:p>3</text:p>
          </table:table-cell>
          <table:table-cell table:formula="of:=[.J10]+IF([.$A10]&gt;=[.K$2];INDEX([.K$3:.K10];[.$A10]-[.K$2]+1;1);0)" office:value-type="float" office:value="3" calcext:value-type="float">
            <text:p>3</text:p>
          </table:table-cell>
          <table:table-cell table:formula="of:=[.K10]+IF([.$A10]&gt;=[.L$2];INDEX([.L$3:.L10];[.$A10]-[.L$2]+1;1);0)" office:value-type="float" office:value="3" calcext:value-type="float">
            <text:p>3</text:p>
          </table:table-cell>
          <table:table-cell table:formula="of:=[.L10]+IF([.$A10]&gt;=[.M$2];INDEX([.M$3:.M10];[.$A10]-[.M$2]+1;1);0)" office:value-type="float" office:value="3" calcext:value-type="float">
            <text:p>3</text:p>
          </table:table-cell>
          <table:table-cell table:formula="of:=[.M10]+IF([.$A10]&gt;=[.N$2];INDEX([.N$3:.N10];[.$A10]-[.N$2]+1;1);0)" office:value-type="float" office:value="3" calcext:value-type="float">
            <text:p>3</text:p>
          </table:table-cell>
          <table:table-cell table:formula="of:=[.N10]+IF([.$A10]&gt;=[.O$2];INDEX([.O$3:.O10];[.$A10]-[.O$2]+1;1);0)" office:value-type="float" office:value="3" calcext:value-type="float">
            <text:p>3</text:p>
          </table:table-cell>
          <table:table-cell table:formula="of:=[.O10]+IF([.$A10]&gt;=[.P$2];INDEX([.P$3:.P10];[.$A10]-[.P$2]+1;1);0)" office:value-type="float" office:value="3" calcext:value-type="float">
            <text:p>3</text:p>
          </table:table-cell>
          <table:table-cell table:formula="of:=[.P10]+IF([.$A10]&gt;=[.Q$2];INDEX([.Q$3:.Q10];[.$A10]-[.Q$2]+1;1);0)" office:value-type="float" office:value="3" calcext:value-type="float">
            <text:p>3</text:p>
          </table:table-cell>
          <table:table-cell table:formula="of:=[.Q10]+IF([.$A10]&gt;=[.R$2];INDEX([.R$3:.R10];[.$A10]-[.R$2]+1;1);0)" office:value-type="float" office:value="3" calcext:value-type="float">
            <text:p>3</text:p>
          </table:table-cell>
          <table:table-cell table:formula="of:=[.R10]+IF([.$A10]&gt;=[.S$2];INDEX([.S$3:.S10];[.$A10]-[.S$2]+1;1);0)" office:value-type="float" office:value="3" calcext:value-type="float">
            <text:p>3</text:p>
          </table:table-cell>
          <table:table-cell table:formula="of:=[.S10]+IF([.$A10]&gt;=[.T$2];INDEX([.T$3:.T10];[.$A10]-[.T$2]+1;1);0)" office:value-type="float" office:value="3" calcext:value-type="float">
            <text:p>3</text:p>
          </table:table-cell>
          <table:table-cell table:formula="of:=[.T10]+IF([.$A10]&gt;=[.U$2];INDEX([.U$3:.U10];[.$A10]-[.U$2]+1;1);0)" office:value-type="float" office:value="3" calcext:value-type="float">
            <text:p>3</text:p>
          </table:table-cell>
          <table:table-cell table:formula="of:=[.U10]+IF([.$A10]&gt;=[.V$2];INDEX([.V$3:.V10];[.$A10]-[.V$2]+1;1);0)" office:value-type="float" office:value="3" calcext:value-type="float">
            <text:p>3</text:p>
          </table:table-cell>
          <table:table-cell table:formula="of:=[.V10]+IF([.$A10]&gt;=[.W$2];INDEX([.W$3:.W10];[.$A10]-[.W$2]+1;1);0)" office:value-type="float" office:value="3" calcext:value-type="float">
            <text:p>3</text:p>
          </table:table-cell>
          <table:table-cell table:formula="of:=[.W10]+IF([.$A10]&gt;=[.X$2];INDEX([.X$3:.X10];[.$A10]-[.X$2]+1;1);0)" office:value-type="float" office:value="3" calcext:value-type="float">
            <text:p>3</text:p>
          </table:table-cell>
          <table:table-cell table:formula="of:=[.X10]+IF([.$A10]&gt;=[.Y$2];INDEX([.Y$3:.Y10];[.$A10]-[.Y$2]+1;1);0)" office:value-type="float" office:value="3" calcext:value-type="float">
            <text:p>3</text:p>
          </table:table-cell>
          <table:table-cell table:formula="of:=[.Y10]+IF([.$A10]&gt;=[.Z$2];INDEX([.Z$3:.Z10];[.$A10]-[.Z$2]+1;1);0)" office:value-type="float" office:value="3" calcext:value-type="float">
            <text:p>3</text:p>
          </table:table-cell>
          <table:table-cell table:formula="of:=[.Z10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1" calcext:value-type="float">
            <text:p>1</text:p>
          </table:table-cell>
          <table:table-cell table:formula="of:=[.B11]+IF([.$A11]&gt;=[.C$2];INDEX([.C$3:.C11];[.$A11]-[.C$2]+1;1);0)" office:value-type="float" office:value="2" calcext:value-type="float">
            <text:p>2</text:p>
          </table:table-cell>
          <table:table-cell table:formula="of:=[.C11]+IF([.$A11]&gt;=[.D$2];INDEX([.D$3:.D11];[.$A11]-[.D$2]+1;1);0)" office:value-type="float" office:value="3" calcext:value-type="float">
            <text:p>3</text:p>
          </table:table-cell>
          <table:table-cell table:formula="of:=[.D11]+IF([.$A11]&gt;=[.E$2];INDEX([.E$3:.E11];[.$A11]-[.E$2]+1;1);0)" office:value-type="float" office:value="3" calcext:value-type="float">
            <text:p>3</text:p>
          </table:table-cell>
          <table:table-cell table:formula="of:=[.E11]+IF([.$A11]&gt;=[.F$2];INDEX([.F$3:.F11];[.$A11]-[.F$2]+1;1);0)" office:value-type="float" office:value="3" calcext:value-type="float">
            <text:p>3</text:p>
          </table:table-cell>
          <table:table-cell table:formula="of:=[.F11]+IF([.$A11]&gt;=[.G$2];INDEX([.G$3:.G11];[.$A11]-[.G$2]+1;1);0)" office:value-type="float" office:value="3" calcext:value-type="float">
            <text:p>3</text:p>
          </table:table-cell>
          <table:table-cell table:formula="of:=[.G11]+IF([.$A11]&gt;=[.H$2];INDEX([.H$3:.H11];[.$A11]-[.H$2]+1;1);0)" office:value-type="float" office:value="3" calcext:value-type="float">
            <text:p>3</text:p>
          </table:table-cell>
          <table:table-cell table:formula="of:=[.H11]+IF([.$A11]&gt;=[.I$2];INDEX([.I$3:.I11];[.$A11]-[.I$2]+1;1);0)" office:value-type="float" office:value="3" calcext:value-type="float">
            <text:p>3</text:p>
          </table:table-cell>
          <table:table-cell table:formula="of:=[.I11]+IF([.$A11]&gt;=[.J$2];INDEX([.J$3:.J11];[.$A11]-[.J$2]+1;1);0)" office:value-type="float" office:value="3" calcext:value-type="float">
            <text:p>3</text:p>
          </table:table-cell>
          <table:table-cell table:formula="of:=[.J11]+IF([.$A11]&gt;=[.K$2];INDEX([.K$3:.K11];[.$A11]-[.K$2]+1;1);0)" office:value-type="float" office:value="3" calcext:value-type="float">
            <text:p>3</text:p>
          </table:table-cell>
          <table:table-cell table:formula="of:=[.K11]+IF([.$A11]&gt;=[.L$2];INDEX([.L$3:.L11];[.$A11]-[.L$2]+1;1);0)" office:value-type="float" office:value="3" calcext:value-type="float">
            <text:p>3</text:p>
          </table:table-cell>
          <table:table-cell table:formula="of:=[.L11]+IF([.$A11]&gt;=[.M$2];INDEX([.M$3:.M11];[.$A11]-[.M$2]+1;1);0)" office:value-type="float" office:value="3" calcext:value-type="float">
            <text:p>3</text:p>
          </table:table-cell>
          <table:table-cell table:formula="of:=[.M11]+IF([.$A11]&gt;=[.N$2];INDEX([.N$3:.N11];[.$A11]-[.N$2]+1;1);0)" office:value-type="float" office:value="3" calcext:value-type="float">
            <text:p>3</text:p>
          </table:table-cell>
          <table:table-cell table:formula="of:=[.N11]+IF([.$A11]&gt;=[.O$2];INDEX([.O$3:.O11];[.$A11]-[.O$2]+1;1);0)" office:value-type="float" office:value="3" calcext:value-type="float">
            <text:p>3</text:p>
          </table:table-cell>
          <table:table-cell table:formula="of:=[.O11]+IF([.$A11]&gt;=[.P$2];INDEX([.P$3:.P11];[.$A11]-[.P$2]+1;1);0)" office:value-type="float" office:value="3" calcext:value-type="float">
            <text:p>3</text:p>
          </table:table-cell>
          <table:table-cell table:formula="of:=[.P11]+IF([.$A11]&gt;=[.Q$2];INDEX([.Q$3:.Q11];[.$A11]-[.Q$2]+1;1);0)" office:value-type="float" office:value="3" calcext:value-type="float">
            <text:p>3</text:p>
          </table:table-cell>
          <table:table-cell table:formula="of:=[.Q11]+IF([.$A11]&gt;=[.R$2];INDEX([.R$3:.R11];[.$A11]-[.R$2]+1;1);0)" office:value-type="float" office:value="3" calcext:value-type="float">
            <text:p>3</text:p>
          </table:table-cell>
          <table:table-cell table:formula="of:=[.R11]+IF([.$A11]&gt;=[.S$2];INDEX([.S$3:.S11];[.$A11]-[.S$2]+1;1);0)" office:value-type="float" office:value="3" calcext:value-type="float">
            <text:p>3</text:p>
          </table:table-cell>
          <table:table-cell table:formula="of:=[.S11]+IF([.$A11]&gt;=[.T$2];INDEX([.T$3:.T11];[.$A11]-[.T$2]+1;1);0)" office:value-type="float" office:value="3" calcext:value-type="float">
            <text:p>3</text:p>
          </table:table-cell>
          <table:table-cell table:formula="of:=[.T11]+IF([.$A11]&gt;=[.U$2];INDEX([.U$3:.U11];[.$A11]-[.U$2]+1;1);0)" office:value-type="float" office:value="3" calcext:value-type="float">
            <text:p>3</text:p>
          </table:table-cell>
          <table:table-cell table:formula="of:=[.U11]+IF([.$A11]&gt;=[.V$2];INDEX([.V$3:.V11];[.$A11]-[.V$2]+1;1);0)" office:value-type="float" office:value="3" calcext:value-type="float">
            <text:p>3</text:p>
          </table:table-cell>
          <table:table-cell table:formula="of:=[.V11]+IF([.$A11]&gt;=[.W$2];INDEX([.W$3:.W11];[.$A11]-[.W$2]+1;1);0)" office:value-type="float" office:value="3" calcext:value-type="float">
            <text:p>3</text:p>
          </table:table-cell>
          <table:table-cell table:formula="of:=[.W11]+IF([.$A11]&gt;=[.X$2];INDEX([.X$3:.X11];[.$A11]-[.X$2]+1;1);0)" office:value-type="float" office:value="3" calcext:value-type="float">
            <text:p>3</text:p>
          </table:table-cell>
          <table:table-cell table:formula="of:=[.X11]+IF([.$A11]&gt;=[.Y$2];INDEX([.Y$3:.Y11];[.$A11]-[.Y$2]+1;1);0)" office:value-type="float" office:value="3" calcext:value-type="float">
            <text:p>3</text:p>
          </table:table-cell>
          <table:table-cell table:formula="of:=[.Y11]+IF([.$A11]&gt;=[.Z$2];INDEX([.Z$3:.Z11];[.$A11]-[.Z$2]+1;1);0)" office:value-type="float" office:value="3" calcext:value-type="float">
            <text:p>3</text:p>
          </table:table-cell>
          <table:table-cell table:formula="of:=[.Z11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0" calcext:value-type="float">
            <text:p>0</text:p>
          </table:table-cell>
          <table:table-cell table:formula="of:=[.B12]+IF([.$A12]&gt;=[.C$2];INDEX([.C$3:.C12];[.$A12]-[.C$2]+1;1);0)" office:value-type="float" office:value="2" calcext:value-type="float">
            <text:p>2</text:p>
          </table:table-cell>
          <table:table-cell table:formula="of:=[.C12]+IF([.$A12]&gt;=[.D$2];INDEX([.D$3:.D12];[.$A12]-[.D$2]+1;1);0)" office:value-type="float" office:value="3" calcext:value-type="float">
            <text:p>3</text:p>
          </table:table-cell>
          <table:table-cell table:formula="of:=[.D12]+IF([.$A12]&gt;=[.E$2];INDEX([.E$3:.E12];[.$A12]-[.E$2]+1;1);0)" office:value-type="float" office:value="4" calcext:value-type="float">
            <text:p>4</text:p>
          </table:table-cell>
          <table:table-cell table:formula="of:=[.E12]+IF([.$A12]&gt;=[.F$2];INDEX([.F$3:.F12];[.$A12]-[.F$2]+1;1);0)" office:value-type="float" office:value="4" calcext:value-type="float">
            <text:p>4</text:p>
          </table:table-cell>
          <table:table-cell table:formula="of:=[.F12]+IF([.$A12]&gt;=[.G$2];INDEX([.G$3:.G12];[.$A12]-[.G$2]+1;1);0)" office:value-type="float" office:value="4" calcext:value-type="float">
            <text:p>4</text:p>
          </table:table-cell>
          <table:table-cell table:formula="of:=[.G12]+IF([.$A12]&gt;=[.H$2];INDEX([.H$3:.H12];[.$A12]-[.H$2]+1;1);0)" office:value-type="float" office:value="4" calcext:value-type="float">
            <text:p>4</text:p>
          </table:table-cell>
          <table:table-cell table:formula="of:=[.H12]+IF([.$A12]&gt;=[.I$2];INDEX([.I$3:.I12];[.$A12]-[.I$2]+1;1);0)" office:value-type="float" office:value="4" calcext:value-type="float">
            <text:p>4</text:p>
          </table:table-cell>
          <table:table-cell table:formula="of:=[.I12]+IF([.$A12]&gt;=[.J$2];INDEX([.J$3:.J12];[.$A12]-[.J$2]+1;1);0)" office:value-type="float" office:value="4" calcext:value-type="float">
            <text:p>4</text:p>
          </table:table-cell>
          <table:table-cell table:formula="of:=[.J12]+IF([.$A12]&gt;=[.K$2];INDEX([.K$3:.K12];[.$A12]-[.K$2]+1;1);0)" office:value-type="float" office:value="4" calcext:value-type="float">
            <text:p>4</text:p>
          </table:table-cell>
          <table:table-cell table:formula="of:=[.K12]+IF([.$A12]&gt;=[.L$2];INDEX([.L$3:.L12];[.$A12]-[.L$2]+1;1);0)" office:value-type="float" office:value="4" calcext:value-type="float">
            <text:p>4</text:p>
          </table:table-cell>
          <table:table-cell table:formula="of:=[.L12]+IF([.$A12]&gt;=[.M$2];INDEX([.M$3:.M12];[.$A12]-[.M$2]+1;1);0)" office:value-type="float" office:value="4" calcext:value-type="float">
            <text:p>4</text:p>
          </table:table-cell>
          <table:table-cell table:formula="of:=[.M12]+IF([.$A12]&gt;=[.N$2];INDEX([.N$3:.N12];[.$A12]-[.N$2]+1;1);0)" office:value-type="float" office:value="4" calcext:value-type="float">
            <text:p>4</text:p>
          </table:table-cell>
          <table:table-cell table:formula="of:=[.N12]+IF([.$A12]&gt;=[.O$2];INDEX([.O$3:.O12];[.$A12]-[.O$2]+1;1);0)" office:value-type="float" office:value="4" calcext:value-type="float">
            <text:p>4</text:p>
          </table:table-cell>
          <table:table-cell table:formula="of:=[.O12]+IF([.$A12]&gt;=[.P$2];INDEX([.P$3:.P12];[.$A12]-[.P$2]+1;1);0)" office:value-type="float" office:value="4" calcext:value-type="float">
            <text:p>4</text:p>
          </table:table-cell>
          <table:table-cell table:formula="of:=[.P12]+IF([.$A12]&gt;=[.Q$2];INDEX([.Q$3:.Q12];[.$A12]-[.Q$2]+1;1);0)" office:value-type="float" office:value="4" calcext:value-type="float">
            <text:p>4</text:p>
          </table:table-cell>
          <table:table-cell table:formula="of:=[.Q12]+IF([.$A12]&gt;=[.R$2];INDEX([.R$3:.R12];[.$A12]-[.R$2]+1;1);0)" office:value-type="float" office:value="4" calcext:value-type="float">
            <text:p>4</text:p>
          </table:table-cell>
          <table:table-cell table:formula="of:=[.R12]+IF([.$A12]&gt;=[.S$2];INDEX([.S$3:.S12];[.$A12]-[.S$2]+1;1);0)" office:value-type="float" office:value="4" calcext:value-type="float">
            <text:p>4</text:p>
          </table:table-cell>
          <table:table-cell table:formula="of:=[.S12]+IF([.$A12]&gt;=[.T$2];INDEX([.T$3:.T12];[.$A12]-[.T$2]+1;1);0)" office:value-type="float" office:value="4" calcext:value-type="float">
            <text:p>4</text:p>
          </table:table-cell>
          <table:table-cell table:formula="of:=[.T12]+IF([.$A12]&gt;=[.U$2];INDEX([.U$3:.U12];[.$A12]-[.U$2]+1;1);0)" office:value-type="float" office:value="4" calcext:value-type="float">
            <text:p>4</text:p>
          </table:table-cell>
          <table:table-cell table:formula="of:=[.U12]+IF([.$A12]&gt;=[.V$2];INDEX([.V$3:.V12];[.$A12]-[.V$2]+1;1);0)" office:value-type="float" office:value="4" calcext:value-type="float">
            <text:p>4</text:p>
          </table:table-cell>
          <table:table-cell table:formula="of:=[.V12]+IF([.$A12]&gt;=[.W$2];INDEX([.W$3:.W12];[.$A12]-[.W$2]+1;1);0)" office:value-type="float" office:value="4" calcext:value-type="float">
            <text:p>4</text:p>
          </table:table-cell>
          <table:table-cell table:formula="of:=[.W12]+IF([.$A12]&gt;=[.X$2];INDEX([.X$3:.X12];[.$A12]-[.X$2]+1;1);0)" office:value-type="float" office:value="4" calcext:value-type="float">
            <text:p>4</text:p>
          </table:table-cell>
          <table:table-cell table:formula="of:=[.X12]+IF([.$A12]&gt;=[.Y$2];INDEX([.Y$3:.Y12];[.$A12]-[.Y$2]+1;1);0)" office:value-type="float" office:value="4" calcext:value-type="float">
            <text:p>4</text:p>
          </table:table-cell>
          <table:table-cell table:formula="of:=[.Y12]+IF([.$A12]&gt;=[.Z$2];INDEX([.Z$3:.Z12];[.$A12]-[.Z$2]+1;1);0)" office:value-type="float" office:value="4" calcext:value-type="float">
            <text:p>4</text:p>
          </table:table-cell>
          <table:table-cell table:formula="of:=[.Z12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1" calcext:value-type="float">
            <text:p>1</text:p>
          </table:table-cell>
          <table:table-cell table:formula="of:=[.B13]+IF([.$A13]&gt;=[.C$2];INDEX([.C$3:.C13];[.$A13]-[.C$2]+1;1);0)" office:value-type="float" office:value="2" calcext:value-type="float">
            <text:p>2</text:p>
          </table:table-cell>
          <table:table-cell table:formula="of:=[.C13]+IF([.$A13]&gt;=[.D$2];INDEX([.D$3:.D13];[.$A13]-[.D$2]+1;1);0)" office:value-type="float" office:value="4" calcext:value-type="float">
            <text:p>4</text:p>
          </table:table-cell>
          <table:table-cell table:formula="of:=[.D13]+IF([.$A13]&gt;=[.E$2];INDEX([.E$3:.E13];[.$A13]-[.E$2]+1;1);0)" office:value-type="float" office:value="5" calcext:value-type="float">
            <text:p>5</text:p>
          </table:table-cell>
          <table:table-cell table:formula="of:=[.E13]+IF([.$A13]&gt;=[.F$2];INDEX([.F$3:.F13];[.$A13]-[.F$2]+1;1);0)" office:value-type="float" office:value="5" calcext:value-type="float">
            <text:p>5</text:p>
          </table:table-cell>
          <table:table-cell table:formula="of:=[.F13]+IF([.$A13]&gt;=[.G$2];INDEX([.G$3:.G13];[.$A13]-[.G$2]+1;1);0)" office:value-type="float" office:value="5" calcext:value-type="float">
            <text:p>5</text:p>
          </table:table-cell>
          <table:table-cell table:formula="of:=[.G13]+IF([.$A13]&gt;=[.H$2];INDEX([.H$3:.H13];[.$A13]-[.H$2]+1;1);0)" office:value-type="float" office:value="5" calcext:value-type="float">
            <text:p>5</text:p>
          </table:table-cell>
          <table:table-cell table:formula="of:=[.H13]+IF([.$A13]&gt;=[.I$2];INDEX([.I$3:.I13];[.$A13]-[.I$2]+1;1);0)" office:value-type="float" office:value="5" calcext:value-type="float">
            <text:p>5</text:p>
          </table:table-cell>
          <table:table-cell table:formula="of:=[.I13]+IF([.$A13]&gt;=[.J$2];INDEX([.J$3:.J13];[.$A13]-[.J$2]+1;1);0)" office:value-type="float" office:value="5" calcext:value-type="float">
            <text:p>5</text:p>
          </table:table-cell>
          <table:table-cell table:formula="of:=[.J13]+IF([.$A13]&gt;=[.K$2];INDEX([.K$3:.K13];[.$A13]-[.K$2]+1;1);0)" office:value-type="float" office:value="5" calcext:value-type="float">
            <text:p>5</text:p>
          </table:table-cell>
          <table:table-cell table:formula="of:=[.K13]+IF([.$A13]&gt;=[.L$2];INDEX([.L$3:.L13];[.$A13]-[.L$2]+1;1);0)" office:value-type="float" office:value="5" calcext:value-type="float">
            <text:p>5</text:p>
          </table:table-cell>
          <table:table-cell table:formula="of:=[.L13]+IF([.$A13]&gt;=[.M$2];INDEX([.M$3:.M13];[.$A13]-[.M$2]+1;1);0)" office:value-type="float" office:value="5" calcext:value-type="float">
            <text:p>5</text:p>
          </table:table-cell>
          <table:table-cell table:formula="of:=[.M13]+IF([.$A13]&gt;=[.N$2];INDEX([.N$3:.N13];[.$A13]-[.N$2]+1;1);0)" office:value-type="float" office:value="5" calcext:value-type="float">
            <text:p>5</text:p>
          </table:table-cell>
          <table:table-cell table:formula="of:=[.N13]+IF([.$A13]&gt;=[.O$2];INDEX([.O$3:.O13];[.$A13]-[.O$2]+1;1);0)" office:value-type="float" office:value="5" calcext:value-type="float">
            <text:p>5</text:p>
          </table:table-cell>
          <table:table-cell table:formula="of:=[.O13]+IF([.$A13]&gt;=[.P$2];INDEX([.P$3:.P13];[.$A13]-[.P$2]+1;1);0)" office:value-type="float" office:value="5" calcext:value-type="float">
            <text:p>5</text:p>
          </table:table-cell>
          <table:table-cell table:formula="of:=[.P13]+IF([.$A13]&gt;=[.Q$2];INDEX([.Q$3:.Q13];[.$A13]-[.Q$2]+1;1);0)" office:value-type="float" office:value="5" calcext:value-type="float">
            <text:p>5</text:p>
          </table:table-cell>
          <table:table-cell table:formula="of:=[.Q13]+IF([.$A13]&gt;=[.R$2];INDEX([.R$3:.R13];[.$A13]-[.R$2]+1;1);0)" office:value-type="float" office:value="5" calcext:value-type="float">
            <text:p>5</text:p>
          </table:table-cell>
          <table:table-cell table:formula="of:=[.R13]+IF([.$A13]&gt;=[.S$2];INDEX([.S$3:.S13];[.$A13]-[.S$2]+1;1);0)" office:value-type="float" office:value="5" calcext:value-type="float">
            <text:p>5</text:p>
          </table:table-cell>
          <table:table-cell table:formula="of:=[.S13]+IF([.$A13]&gt;=[.T$2];INDEX([.T$3:.T13];[.$A13]-[.T$2]+1;1);0)" office:value-type="float" office:value="5" calcext:value-type="float">
            <text:p>5</text:p>
          </table:table-cell>
          <table:table-cell table:formula="of:=[.T13]+IF([.$A13]&gt;=[.U$2];INDEX([.U$3:.U13];[.$A13]-[.U$2]+1;1);0)" office:value-type="float" office:value="5" calcext:value-type="float">
            <text:p>5</text:p>
          </table:table-cell>
          <table:table-cell table:formula="of:=[.U13]+IF([.$A13]&gt;=[.V$2];INDEX([.V$3:.V13];[.$A13]-[.V$2]+1;1);0)" office:value-type="float" office:value="5" calcext:value-type="float">
            <text:p>5</text:p>
          </table:table-cell>
          <table:table-cell table:formula="of:=[.V13]+IF([.$A13]&gt;=[.W$2];INDEX([.W$3:.W13];[.$A13]-[.W$2]+1;1);0)" office:value-type="float" office:value="5" calcext:value-type="float">
            <text:p>5</text:p>
          </table:table-cell>
          <table:table-cell table:formula="of:=[.W13]+IF([.$A13]&gt;=[.X$2];INDEX([.X$3:.X13];[.$A13]-[.X$2]+1;1);0)" office:value-type="float" office:value="5" calcext:value-type="float">
            <text:p>5</text:p>
          </table:table-cell>
          <table:table-cell table:formula="of:=[.X13]+IF([.$A13]&gt;=[.Y$2];INDEX([.Y$3:.Y13];[.$A13]-[.Y$2]+1;1);0)" office:value-type="float" office:value="5" calcext:value-type="float">
            <text:p>5</text:p>
          </table:table-cell>
          <table:table-cell table:formula="of:=[.Y13]+IF([.$A13]&gt;=[.Z$2];INDEX([.Z$3:.Z13];[.$A13]-[.Z$2]+1;1);0)" office:value-type="float" office:value="5" calcext:value-type="float">
            <text:p>5</text:p>
          </table:table-cell>
          <table:table-cell table:formula="of:=[.Z13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0" calcext:value-type="float">
            <text:p>0</text:p>
          </table:table-cell>
          <table:table-cell table:formula="of:=[.B14]+IF([.$A14]&gt;=[.C$2];INDEX([.C$3:.C14];[.$A14]-[.C$2]+1;1);0)" office:value-type="float" office:value="2" calcext:value-type="float">
            <text:p>2</text:p>
          </table:table-cell>
          <table:table-cell table:formula="of:=[.C14]+IF([.$A14]&gt;=[.D$2];INDEX([.D$3:.D14];[.$A14]-[.D$2]+1;1);0)" office:value-type="float" office:value="4" calcext:value-type="float">
            <text:p>4</text:p>
          </table:table-cell>
          <table:table-cell table:formula="of:=[.D14]+IF([.$A14]&gt;=[.E$2];INDEX([.E$3:.E14];[.$A14]-[.E$2]+1;1);0)" office:value-type="float" office:value="5" calcext:value-type="float">
            <text:p>5</text:p>
          </table:table-cell>
          <table:table-cell table:formula="of:=[.E14]+IF([.$A14]&gt;=[.F$2];INDEX([.F$3:.F14];[.$A14]-[.F$2]+1;1);0)" office:value-type="float" office:value="6" calcext:value-type="float">
            <text:p>6</text:p>
          </table:table-cell>
          <table:table-cell table:formula="of:=[.F14]+IF([.$A14]&gt;=[.G$2];INDEX([.G$3:.G14];[.$A14]-[.G$2]+1;1);0)" office:value-type="float" office:value="6" calcext:value-type="float">
            <text:p>6</text:p>
          </table:table-cell>
          <table:table-cell table:formula="of:=[.G14]+IF([.$A14]&gt;=[.H$2];INDEX([.H$3:.H14];[.$A14]-[.H$2]+1;1);0)" office:value-type="float" office:value="6" calcext:value-type="float">
            <text:p>6</text:p>
          </table:table-cell>
          <table:table-cell table:formula="of:=[.H14]+IF([.$A14]&gt;=[.I$2];INDEX([.I$3:.I14];[.$A14]-[.I$2]+1;1);0)" office:value-type="float" office:value="6" calcext:value-type="float">
            <text:p>6</text:p>
          </table:table-cell>
          <table:table-cell table:formula="of:=[.I14]+IF([.$A14]&gt;=[.J$2];INDEX([.J$3:.J14];[.$A14]-[.J$2]+1;1);0)" office:value-type="float" office:value="6" calcext:value-type="float">
            <text:p>6</text:p>
          </table:table-cell>
          <table:table-cell table:formula="of:=[.J14]+IF([.$A14]&gt;=[.K$2];INDEX([.K$3:.K14];[.$A14]-[.K$2]+1;1);0)" office:value-type="float" office:value="6" calcext:value-type="float">
            <text:p>6</text:p>
          </table:table-cell>
          <table:table-cell table:formula="of:=[.K14]+IF([.$A14]&gt;=[.L$2];INDEX([.L$3:.L14];[.$A14]-[.L$2]+1;1);0)" office:value-type="float" office:value="6" calcext:value-type="float">
            <text:p>6</text:p>
          </table:table-cell>
          <table:table-cell table:formula="of:=[.L14]+IF([.$A14]&gt;=[.M$2];INDEX([.M$3:.M14];[.$A14]-[.M$2]+1;1);0)" office:value-type="float" office:value="6" calcext:value-type="float">
            <text:p>6</text:p>
          </table:table-cell>
          <table:table-cell table:formula="of:=[.M14]+IF([.$A14]&gt;=[.N$2];INDEX([.N$3:.N14];[.$A14]-[.N$2]+1;1);0)" office:value-type="float" office:value="6" calcext:value-type="float">
            <text:p>6</text:p>
          </table:table-cell>
          <table:table-cell table:formula="of:=[.N14]+IF([.$A14]&gt;=[.O$2];INDEX([.O$3:.O14];[.$A14]-[.O$2]+1;1);0)" office:value-type="float" office:value="6" calcext:value-type="float">
            <text:p>6</text:p>
          </table:table-cell>
          <table:table-cell table:formula="of:=[.O14]+IF([.$A14]&gt;=[.P$2];INDEX([.P$3:.P14];[.$A14]-[.P$2]+1;1);0)" office:value-type="float" office:value="6" calcext:value-type="float">
            <text:p>6</text:p>
          </table:table-cell>
          <table:table-cell table:formula="of:=[.P14]+IF([.$A14]&gt;=[.Q$2];INDEX([.Q$3:.Q14];[.$A14]-[.Q$2]+1;1);0)" office:value-type="float" office:value="6" calcext:value-type="float">
            <text:p>6</text:p>
          </table:table-cell>
          <table:table-cell table:formula="of:=[.Q14]+IF([.$A14]&gt;=[.R$2];INDEX([.R$3:.R14];[.$A14]-[.R$2]+1;1);0)" office:value-type="float" office:value="6" calcext:value-type="float">
            <text:p>6</text:p>
          </table:table-cell>
          <table:table-cell table:formula="of:=[.R14]+IF([.$A14]&gt;=[.S$2];INDEX([.S$3:.S14];[.$A14]-[.S$2]+1;1);0)" office:value-type="float" office:value="6" calcext:value-type="float">
            <text:p>6</text:p>
          </table:table-cell>
          <table:table-cell table:formula="of:=[.S14]+IF([.$A14]&gt;=[.T$2];INDEX([.T$3:.T14];[.$A14]-[.T$2]+1;1);0)" office:value-type="float" office:value="6" calcext:value-type="float">
            <text:p>6</text:p>
          </table:table-cell>
          <table:table-cell table:formula="of:=[.T14]+IF([.$A14]&gt;=[.U$2];INDEX([.U$3:.U14];[.$A14]-[.U$2]+1;1);0)" office:value-type="float" office:value="6" calcext:value-type="float">
            <text:p>6</text:p>
          </table:table-cell>
          <table:table-cell table:formula="of:=[.U14]+IF([.$A14]&gt;=[.V$2];INDEX([.V$3:.V14];[.$A14]-[.V$2]+1;1);0)" office:value-type="float" office:value="6" calcext:value-type="float">
            <text:p>6</text:p>
          </table:table-cell>
          <table:table-cell table:formula="of:=[.V14]+IF([.$A14]&gt;=[.W$2];INDEX([.W$3:.W14];[.$A14]-[.W$2]+1;1);0)" office:value-type="float" office:value="6" calcext:value-type="float">
            <text:p>6</text:p>
          </table:table-cell>
          <table:table-cell table:formula="of:=[.W14]+IF([.$A14]&gt;=[.X$2];INDEX([.X$3:.X14];[.$A14]-[.X$2]+1;1);0)" office:value-type="float" office:value="6" calcext:value-type="float">
            <text:p>6</text:p>
          </table:table-cell>
          <table:table-cell table:formula="of:=[.X14]+IF([.$A14]&gt;=[.Y$2];INDEX([.Y$3:.Y14];[.$A14]-[.Y$2]+1;1);0)" office:value-type="float" office:value="6" calcext:value-type="float">
            <text:p>6</text:p>
          </table:table-cell>
          <table:table-cell table:formula="of:=[.Y14]+IF([.$A14]&gt;=[.Z$2];INDEX([.Z$3:.Z14];[.$A14]-[.Z$2]+1;1);0)" office:value-type="float" office:value="6" calcext:value-type="float">
            <text:p>6</text:p>
          </table:table-cell>
          <table:table-cell table:formula="of:=[.Z14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1" calcext:value-type="float">
            <text:p>1</text:p>
          </table:table-cell>
          <table:table-cell table:formula="of:=[.B15]+IF([.$A15]&gt;=[.C$2];INDEX([.C$3:.C15];[.$A15]-[.C$2]+1;1);0)" office:value-type="float" office:value="3" calcext:value-type="float">
            <text:p>3</text:p>
          </table:table-cell>
          <table:table-cell table:formula="of:=[.C15]+IF([.$A15]&gt;=[.D$2];INDEX([.D$3:.D15];[.$A15]-[.D$2]+1;1);0)" office:value-type="float" office:value="5" calcext:value-type="float">
            <text:p>5</text:p>
          </table:table-cell>
          <table:table-cell table:formula="of:=[.D15]+IF([.$A15]&gt;=[.E$2];INDEX([.E$3:.E15];[.$A15]-[.E$2]+1;1);0)" office:value-type="float" office:value="7" calcext:value-type="float">
            <text:p>7</text:p>
          </table:table-cell>
          <table:table-cell table:formula="of:=[.E15]+IF([.$A15]&gt;=[.F$2];INDEX([.F$3:.F15];[.$A15]-[.F$2]+1;1);0)" office:value-type="float" office:value="7" calcext:value-type="float">
            <text:p>7</text:p>
          </table:table-cell>
          <table:table-cell table:formula="of:=[.F15]+IF([.$A15]&gt;=[.G$2];INDEX([.G$3:.G15];[.$A15]-[.G$2]+1;1);0)" office:value-type="float" office:value="7" calcext:value-type="float">
            <text:p>7</text:p>
          </table:table-cell>
          <table:table-cell table:formula="of:=[.G15]+IF([.$A15]&gt;=[.H$2];INDEX([.H$3:.H15];[.$A15]-[.H$2]+1;1);0)" office:value-type="float" office:value="7" calcext:value-type="float">
            <text:p>7</text:p>
          </table:table-cell>
          <table:table-cell table:formula="of:=[.H15]+IF([.$A15]&gt;=[.I$2];INDEX([.I$3:.I15];[.$A15]-[.I$2]+1;1);0)" office:value-type="float" office:value="7" calcext:value-type="float">
            <text:p>7</text:p>
          </table:table-cell>
          <table:table-cell table:formula="of:=[.I15]+IF([.$A15]&gt;=[.J$2];INDEX([.J$3:.J15];[.$A15]-[.J$2]+1;1);0)" office:value-type="float" office:value="7" calcext:value-type="float">
            <text:p>7</text:p>
          </table:table-cell>
          <table:table-cell table:formula="of:=[.J15]+IF([.$A15]&gt;=[.K$2];INDEX([.K$3:.K15];[.$A15]-[.K$2]+1;1);0)" office:value-type="float" office:value="7" calcext:value-type="float">
            <text:p>7</text:p>
          </table:table-cell>
          <table:table-cell table:formula="of:=[.K15]+IF([.$A15]&gt;=[.L$2];INDEX([.L$3:.L15];[.$A15]-[.L$2]+1;1);0)" office:value-type="float" office:value="7" calcext:value-type="float">
            <text:p>7</text:p>
          </table:table-cell>
          <table:table-cell table:formula="of:=[.L15]+IF([.$A15]&gt;=[.M$2];INDEX([.M$3:.M15];[.$A15]-[.M$2]+1;1);0)" office:value-type="float" office:value="7" calcext:value-type="float">
            <text:p>7</text:p>
          </table:table-cell>
          <table:table-cell table:formula="of:=[.M15]+IF([.$A15]&gt;=[.N$2];INDEX([.N$3:.N15];[.$A15]-[.N$2]+1;1);0)" office:value-type="float" office:value="7" calcext:value-type="float">
            <text:p>7</text:p>
          </table:table-cell>
          <table:table-cell table:formula="of:=[.N15]+IF([.$A15]&gt;=[.O$2];INDEX([.O$3:.O15];[.$A15]-[.O$2]+1;1);0)" office:value-type="float" office:value="7" calcext:value-type="float">
            <text:p>7</text:p>
          </table:table-cell>
          <table:table-cell table:formula="of:=[.O15]+IF([.$A15]&gt;=[.P$2];INDEX([.P$3:.P15];[.$A15]-[.P$2]+1;1);0)" office:value-type="float" office:value="7" calcext:value-type="float">
            <text:p>7</text:p>
          </table:table-cell>
          <table:table-cell table:formula="of:=[.P15]+IF([.$A15]&gt;=[.Q$2];INDEX([.Q$3:.Q15];[.$A15]-[.Q$2]+1;1);0)" office:value-type="float" office:value="7" calcext:value-type="float">
            <text:p>7</text:p>
          </table:table-cell>
          <table:table-cell table:formula="of:=[.Q15]+IF([.$A15]&gt;=[.R$2];INDEX([.R$3:.R15];[.$A15]-[.R$2]+1;1);0)" office:value-type="float" office:value="7" calcext:value-type="float">
            <text:p>7</text:p>
          </table:table-cell>
          <table:table-cell table:formula="of:=[.R15]+IF([.$A15]&gt;=[.S$2];INDEX([.S$3:.S15];[.$A15]-[.S$2]+1;1);0)" office:value-type="float" office:value="7" calcext:value-type="float">
            <text:p>7</text:p>
          </table:table-cell>
          <table:table-cell table:formula="of:=[.S15]+IF([.$A15]&gt;=[.T$2];INDEX([.T$3:.T15];[.$A15]-[.T$2]+1;1);0)" office:value-type="float" office:value="7" calcext:value-type="float">
            <text:p>7</text:p>
          </table:table-cell>
          <table:table-cell table:formula="of:=[.T15]+IF([.$A15]&gt;=[.U$2];INDEX([.U$3:.U15];[.$A15]-[.U$2]+1;1);0)" office:value-type="float" office:value="7" calcext:value-type="float">
            <text:p>7</text:p>
          </table:table-cell>
          <table:table-cell table:formula="of:=[.U15]+IF([.$A15]&gt;=[.V$2];INDEX([.V$3:.V15];[.$A15]-[.V$2]+1;1);0)" office:value-type="float" office:value="7" calcext:value-type="float">
            <text:p>7</text:p>
          </table:table-cell>
          <table:table-cell table:formula="of:=[.V15]+IF([.$A15]&gt;=[.W$2];INDEX([.W$3:.W15];[.$A15]-[.W$2]+1;1);0)" office:value-type="float" office:value="7" calcext:value-type="float">
            <text:p>7</text:p>
          </table:table-cell>
          <table:table-cell table:formula="of:=[.W15]+IF([.$A15]&gt;=[.X$2];INDEX([.X$3:.X15];[.$A15]-[.X$2]+1;1);0)" office:value-type="float" office:value="7" calcext:value-type="float">
            <text:p>7</text:p>
          </table:table-cell>
          <table:table-cell table:formula="of:=[.X15]+IF([.$A15]&gt;=[.Y$2];INDEX([.Y$3:.Y15];[.$A15]-[.Y$2]+1;1);0)" office:value-type="float" office:value="7" calcext:value-type="float">
            <text:p>7</text:p>
          </table:table-cell>
          <table:table-cell table:formula="of:=[.Y15]+IF([.$A15]&gt;=[.Z$2];INDEX([.Z$3:.Z15];[.$A15]-[.Z$2]+1;1);0)" office:value-type="float" office:value="7" calcext:value-type="float">
            <text:p>7</text:p>
          </table:table-cell>
          <table:table-cell table:formula="of:=[.Z15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0" calcext:value-type="float">
            <text:p>0</text:p>
          </table:table-cell>
          <table:table-cell table:formula="of:=[.B16]+IF([.$A16]&gt;=[.C$2];INDEX([.C$3:.C16];[.$A16]-[.C$2]+1;1);0)" office:value-type="float" office:value="2" calcext:value-type="float">
            <text:p>2</text:p>
          </table:table-cell>
          <table:table-cell table:formula="of:=[.C16]+IF([.$A16]&gt;=[.D$2];INDEX([.D$3:.D16];[.$A16]-[.D$2]+1;1);0)" office:value-type="float" office:value="5" calcext:value-type="float">
            <text:p>5</text:p>
          </table:table-cell>
          <table:table-cell table:formula="of:=[.D16]+IF([.$A16]&gt;=[.E$2];INDEX([.E$3:.E16];[.$A16]-[.E$2]+1;1);0)" office:value-type="float" office:value="7" calcext:value-type="float">
            <text:p>7</text:p>
          </table:table-cell>
          <table:table-cell table:formula="of:=[.E16]+IF([.$A16]&gt;=[.F$2];INDEX([.F$3:.F16];[.$A16]-[.F$2]+1;1);0)" office:value-type="float" office:value="8" calcext:value-type="float">
            <text:p>8</text:p>
          </table:table-cell>
          <table:table-cell table:formula="of:=[.F16]+IF([.$A16]&gt;=[.G$2];INDEX([.G$3:.G16];[.$A16]-[.G$2]+1;1);0)" office:value-type="float" office:value="9" calcext:value-type="float">
            <text:p>9</text:p>
          </table:table-cell>
          <table:table-cell table:formula="of:=[.G16]+IF([.$A16]&gt;=[.H$2];INDEX([.H$3:.H16];[.$A16]-[.H$2]+1;1);0)" office:value-type="float" office:value="9" calcext:value-type="float">
            <text:p>9</text:p>
          </table:table-cell>
          <table:table-cell table:formula="of:=[.H16]+IF([.$A16]&gt;=[.I$2];INDEX([.I$3:.I16];[.$A16]-[.I$2]+1;1);0)" office:value-type="float" office:value="9" calcext:value-type="float">
            <text:p>9</text:p>
          </table:table-cell>
          <table:table-cell table:formula="of:=[.I16]+IF([.$A16]&gt;=[.J$2];INDEX([.J$3:.J16];[.$A16]-[.J$2]+1;1);0)" office:value-type="float" office:value="9" calcext:value-type="float">
            <text:p>9</text:p>
          </table:table-cell>
          <table:table-cell table:formula="of:=[.J16]+IF([.$A16]&gt;=[.K$2];INDEX([.K$3:.K16];[.$A16]-[.K$2]+1;1);0)" office:value-type="float" office:value="9" calcext:value-type="float">
            <text:p>9</text:p>
          </table:table-cell>
          <table:table-cell table:formula="of:=[.K16]+IF([.$A16]&gt;=[.L$2];INDEX([.L$3:.L16];[.$A16]-[.L$2]+1;1);0)" office:value-type="float" office:value="9" calcext:value-type="float">
            <text:p>9</text:p>
          </table:table-cell>
          <table:table-cell table:formula="of:=[.L16]+IF([.$A16]&gt;=[.M$2];INDEX([.M$3:.M16];[.$A16]-[.M$2]+1;1);0)" office:value-type="float" office:value="9" calcext:value-type="float">
            <text:p>9</text:p>
          </table:table-cell>
          <table:table-cell table:formula="of:=[.M16]+IF([.$A16]&gt;=[.N$2];INDEX([.N$3:.N16];[.$A16]-[.N$2]+1;1);0)" office:value-type="float" office:value="9" calcext:value-type="float">
            <text:p>9</text:p>
          </table:table-cell>
          <table:table-cell table:formula="of:=[.N16]+IF([.$A16]&gt;=[.O$2];INDEX([.O$3:.O16];[.$A16]-[.O$2]+1;1);0)" office:value-type="float" office:value="9" calcext:value-type="float">
            <text:p>9</text:p>
          </table:table-cell>
          <table:table-cell table:formula="of:=[.O16]+IF([.$A16]&gt;=[.P$2];INDEX([.P$3:.P16];[.$A16]-[.P$2]+1;1);0)" office:value-type="float" office:value="9" calcext:value-type="float">
            <text:p>9</text:p>
          </table:table-cell>
          <table:table-cell table:formula="of:=[.P16]+IF([.$A16]&gt;=[.Q$2];INDEX([.Q$3:.Q16];[.$A16]-[.Q$2]+1;1);0)" office:value-type="float" office:value="9" calcext:value-type="float">
            <text:p>9</text:p>
          </table:table-cell>
          <table:table-cell table:formula="of:=[.Q16]+IF([.$A16]&gt;=[.R$2];INDEX([.R$3:.R16];[.$A16]-[.R$2]+1;1);0)" office:value-type="float" office:value="9" calcext:value-type="float">
            <text:p>9</text:p>
          </table:table-cell>
          <table:table-cell table:formula="of:=[.R16]+IF([.$A16]&gt;=[.S$2];INDEX([.S$3:.S16];[.$A16]-[.S$2]+1;1);0)" office:value-type="float" office:value="9" calcext:value-type="float">
            <text:p>9</text:p>
          </table:table-cell>
          <table:table-cell table:formula="of:=[.S16]+IF([.$A16]&gt;=[.T$2];INDEX([.T$3:.T16];[.$A16]-[.T$2]+1;1);0)" office:value-type="float" office:value="9" calcext:value-type="float">
            <text:p>9</text:p>
          </table:table-cell>
          <table:table-cell table:formula="of:=[.T16]+IF([.$A16]&gt;=[.U$2];INDEX([.U$3:.U16];[.$A16]-[.U$2]+1;1);0)" office:value-type="float" office:value="9" calcext:value-type="float">
            <text:p>9</text:p>
          </table:table-cell>
          <table:table-cell table:formula="of:=[.U16]+IF([.$A16]&gt;=[.V$2];INDEX([.V$3:.V16];[.$A16]-[.V$2]+1;1);0)" office:value-type="float" office:value="9" calcext:value-type="float">
            <text:p>9</text:p>
          </table:table-cell>
          <table:table-cell table:formula="of:=[.V16]+IF([.$A16]&gt;=[.W$2];INDEX([.W$3:.W16];[.$A16]-[.W$2]+1;1);0)" office:value-type="float" office:value="9" calcext:value-type="float">
            <text:p>9</text:p>
          </table:table-cell>
          <table:table-cell table:formula="of:=[.W16]+IF([.$A16]&gt;=[.X$2];INDEX([.X$3:.X16];[.$A16]-[.X$2]+1;1);0)" office:value-type="float" office:value="9" calcext:value-type="float">
            <text:p>9</text:p>
          </table:table-cell>
          <table:table-cell table:formula="of:=[.X16]+IF([.$A16]&gt;=[.Y$2];INDEX([.Y$3:.Y16];[.$A16]-[.Y$2]+1;1);0)" office:value-type="float" office:value="9" calcext:value-type="float">
            <text:p>9</text:p>
          </table:table-cell>
          <table:table-cell table:formula="of:=[.Y16]+IF([.$A16]&gt;=[.Z$2];INDEX([.Z$3:.Z16];[.$A16]-[.Z$2]+1;1);0)" office:value-type="float" office:value="9" calcext:value-type="float">
            <text:p>9</text:p>
          </table:table-cell>
          <table:table-cell table:formula="of:=[.Z16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" calcext:value-type="float">
            <text:p>1</text:p>
          </table:table-cell>
          <table:table-cell table:formula="of:=[.B17]+IF([.$A17]&gt;=[.C$2];INDEX([.C$3:.C17];[.$A17]-[.C$2]+1;1);0)" office:value-type="float" office:value="3" calcext:value-type="float">
            <text:p>3</text:p>
          </table:table-cell>
          <table:table-cell table:formula="of:=[.C17]+IF([.$A17]&gt;=[.D$2];INDEX([.D$3:.D17];[.$A17]-[.D$2]+1;1);0)" office:value-type="float" office:value="6" calcext:value-type="float">
            <text:p>6</text:p>
          </table:table-cell>
          <table:table-cell table:formula="of:=[.D17]+IF([.$A17]&gt;=[.E$2];INDEX([.E$3:.E17];[.$A17]-[.E$2]+1;1);0)" office:value-type="float" office:value="9" calcext:value-type="float">
            <text:p>9</text:p>
          </table:table-cell>
          <table:table-cell table:formula="of:=[.E17]+IF([.$A17]&gt;=[.F$2];INDEX([.F$3:.F17];[.$A17]-[.F$2]+1;1);0)" office:value-type="float" office:value="10" calcext:value-type="float">
            <text:p>10</text:p>
          </table:table-cell>
          <table:table-cell table:formula="of:=[.F17]+IF([.$A17]&gt;=[.G$2];INDEX([.G$3:.G17];[.$A17]-[.G$2]+1;1);0)" office:value-type="float" office:value="10" calcext:value-type="float">
            <text:p>10</text:p>
          </table:table-cell>
          <table:table-cell table:formula="of:=[.G17]+IF([.$A17]&gt;=[.H$2];INDEX([.H$3:.H17];[.$A17]-[.H$2]+1;1);0)" office:value-type="float" office:value="10" calcext:value-type="float">
            <text:p>10</text:p>
          </table:table-cell>
          <table:table-cell table:formula="of:=[.H17]+IF([.$A17]&gt;=[.I$2];INDEX([.I$3:.I17];[.$A17]-[.I$2]+1;1);0)" office:value-type="float" office:value="10" calcext:value-type="float">
            <text:p>10</text:p>
          </table:table-cell>
          <table:table-cell table:formula="of:=[.I17]+IF([.$A17]&gt;=[.J$2];INDEX([.J$3:.J17];[.$A17]-[.J$2]+1;1);0)" office:value-type="float" office:value="10" calcext:value-type="float">
            <text:p>10</text:p>
          </table:table-cell>
          <table:table-cell table:formula="of:=[.J17]+IF([.$A17]&gt;=[.K$2];INDEX([.K$3:.K17];[.$A17]-[.K$2]+1;1);0)" office:value-type="float" office:value="10" calcext:value-type="float">
            <text:p>10</text:p>
          </table:table-cell>
          <table:table-cell table:formula="of:=[.K17]+IF([.$A17]&gt;=[.L$2];INDEX([.L$3:.L17];[.$A17]-[.L$2]+1;1);0)" office:value-type="float" office:value="10" calcext:value-type="float">
            <text:p>10</text:p>
          </table:table-cell>
          <table:table-cell table:formula="of:=[.L17]+IF([.$A17]&gt;=[.M$2];INDEX([.M$3:.M17];[.$A17]-[.M$2]+1;1);0)" office:value-type="float" office:value="10" calcext:value-type="float">
            <text:p>10</text:p>
          </table:table-cell>
          <table:table-cell table:formula="of:=[.M17]+IF([.$A17]&gt;=[.N$2];INDEX([.N$3:.N17];[.$A17]-[.N$2]+1;1);0)" office:value-type="float" office:value="10" calcext:value-type="float">
            <text:p>10</text:p>
          </table:table-cell>
          <table:table-cell table:formula="of:=[.N17]+IF([.$A17]&gt;=[.O$2];INDEX([.O$3:.O17];[.$A17]-[.O$2]+1;1);0)" office:value-type="float" office:value="10" calcext:value-type="float">
            <text:p>10</text:p>
          </table:table-cell>
          <table:table-cell table:formula="of:=[.O17]+IF([.$A17]&gt;=[.P$2];INDEX([.P$3:.P17];[.$A17]-[.P$2]+1;1);0)" office:value-type="float" office:value="10" calcext:value-type="float">
            <text:p>10</text:p>
          </table:table-cell>
          <table:table-cell table:formula="of:=[.P17]+IF([.$A17]&gt;=[.Q$2];INDEX([.Q$3:.Q17];[.$A17]-[.Q$2]+1;1);0)" office:value-type="float" office:value="10" calcext:value-type="float">
            <text:p>10</text:p>
          </table:table-cell>
          <table:table-cell table:formula="of:=[.Q17]+IF([.$A17]&gt;=[.R$2];INDEX([.R$3:.R17];[.$A17]-[.R$2]+1;1);0)" office:value-type="float" office:value="10" calcext:value-type="float">
            <text:p>10</text:p>
          </table:table-cell>
          <table:table-cell table:formula="of:=[.R17]+IF([.$A17]&gt;=[.S$2];INDEX([.S$3:.S17];[.$A17]-[.S$2]+1;1);0)" office:value-type="float" office:value="10" calcext:value-type="float">
            <text:p>10</text:p>
          </table:table-cell>
          <table:table-cell table:formula="of:=[.S17]+IF([.$A17]&gt;=[.T$2];INDEX([.T$3:.T17];[.$A17]-[.T$2]+1;1);0)" office:value-type="float" office:value="10" calcext:value-type="float">
            <text:p>10</text:p>
          </table:table-cell>
          <table:table-cell table:formula="of:=[.T17]+IF([.$A17]&gt;=[.U$2];INDEX([.U$3:.U17];[.$A17]-[.U$2]+1;1);0)" office:value-type="float" office:value="10" calcext:value-type="float">
            <text:p>10</text:p>
          </table:table-cell>
          <table:table-cell table:formula="of:=[.U17]+IF([.$A17]&gt;=[.V$2];INDEX([.V$3:.V17];[.$A17]-[.V$2]+1;1);0)" office:value-type="float" office:value="10" calcext:value-type="float">
            <text:p>10</text:p>
          </table:table-cell>
          <table:table-cell table:formula="of:=[.V17]+IF([.$A17]&gt;=[.W$2];INDEX([.W$3:.W17];[.$A17]-[.W$2]+1;1);0)" office:value-type="float" office:value="10" calcext:value-type="float">
            <text:p>10</text:p>
          </table:table-cell>
          <table:table-cell table:formula="of:=[.W17]+IF([.$A17]&gt;=[.X$2];INDEX([.X$3:.X17];[.$A17]-[.X$2]+1;1);0)" office:value-type="float" office:value="10" calcext:value-type="float">
            <text:p>10</text:p>
          </table:table-cell>
          <table:table-cell table:formula="of:=[.X17]+IF([.$A17]&gt;=[.Y$2];INDEX([.Y$3:.Y17];[.$A17]-[.Y$2]+1;1);0)" office:value-type="float" office:value="10" calcext:value-type="float">
            <text:p>10</text:p>
          </table:table-cell>
          <table:table-cell table:formula="of:=[.Y17]+IF([.$A17]&gt;=[.Z$2];INDEX([.Z$3:.Z17];[.$A17]-[.Z$2]+1;1);0)" office:value-type="float" office:value="10" calcext:value-type="float">
            <text:p>10</text:p>
          </table:table-cell>
          <table:table-cell table:formula="of:=[.Z17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0" calcext:value-type="float">
            <text:p>0</text:p>
          </table:table-cell>
          <table:table-cell table:formula="of:=[.B18]+IF([.$A18]&gt;=[.C$2];INDEX([.C$3:.C18];[.$A18]-[.C$2]+1;1);0)" office:value-type="float" office:value="3" calcext:value-type="float">
            <text:p>3</text:p>
          </table:table-cell>
          <table:table-cell table:formula="of:=[.C18]+IF([.$A18]&gt;=[.D$2];INDEX([.D$3:.D18];[.$A18]-[.D$2]+1;1);0)" office:value-type="float" office:value="7" calcext:value-type="float">
            <text:p>7</text:p>
          </table:table-cell>
          <table:table-cell table:formula="of:=[.D18]+IF([.$A18]&gt;=[.E$2];INDEX([.E$3:.E18];[.$A18]-[.E$2]+1;1);0)" office:value-type="float" office:value="10" calcext:value-type="float">
            <text:p>10</text:p>
          </table:table-cell>
          <table:table-cell table:formula="of:=[.E18]+IF([.$A18]&gt;=[.F$2];INDEX([.F$3:.F18];[.$A18]-[.F$2]+1;1);0)" office:value-type="float" office:value="11" calcext:value-type="float">
            <text:p>11</text:p>
          </table:table-cell>
          <table:table-cell table:formula="of:=[.F18]+IF([.$A18]&gt;=[.G$2];INDEX([.G$3:.G18];[.$A18]-[.G$2]+1;1);0)" office:value-type="float" office:value="12" calcext:value-type="float">
            <text:p>12</text:p>
          </table:table-cell>
          <table:table-cell table:formula="of:=[.G18]+IF([.$A18]&gt;=[.H$2];INDEX([.H$3:.H18];[.$A18]-[.H$2]+1;1);0)" office:value-type="float" office:value="12" calcext:value-type="float">
            <text:p>12</text:p>
          </table:table-cell>
          <table:table-cell table:formula="of:=[.H18]+IF([.$A18]&gt;=[.I$2];INDEX([.I$3:.I18];[.$A18]-[.I$2]+1;1);0)" office:value-type="float" office:value="12" calcext:value-type="float">
            <text:p>12</text:p>
          </table:table-cell>
          <table:table-cell table:formula="of:=[.I18]+IF([.$A18]&gt;=[.J$2];INDEX([.J$3:.J18];[.$A18]-[.J$2]+1;1);0)" office:value-type="float" office:value="12" calcext:value-type="float">
            <text:p>12</text:p>
          </table:table-cell>
          <table:table-cell table:formula="of:=[.J18]+IF([.$A18]&gt;=[.K$2];INDEX([.K$3:.K18];[.$A18]-[.K$2]+1;1);0)" office:value-type="float" office:value="12" calcext:value-type="float">
            <text:p>12</text:p>
          </table:table-cell>
          <table:table-cell table:formula="of:=[.K18]+IF([.$A18]&gt;=[.L$2];INDEX([.L$3:.L18];[.$A18]-[.L$2]+1;1);0)" office:value-type="float" office:value="12" calcext:value-type="float">
            <text:p>12</text:p>
          </table:table-cell>
          <table:table-cell table:formula="of:=[.L18]+IF([.$A18]&gt;=[.M$2];INDEX([.M$3:.M18];[.$A18]-[.M$2]+1;1);0)" office:value-type="float" office:value="12" calcext:value-type="float">
            <text:p>12</text:p>
          </table:table-cell>
          <table:table-cell table:formula="of:=[.M18]+IF([.$A18]&gt;=[.N$2];INDEX([.N$3:.N18];[.$A18]-[.N$2]+1;1);0)" office:value-type="float" office:value="12" calcext:value-type="float">
            <text:p>12</text:p>
          </table:table-cell>
          <table:table-cell table:formula="of:=[.N18]+IF([.$A18]&gt;=[.O$2];INDEX([.O$3:.O18];[.$A18]-[.O$2]+1;1);0)" office:value-type="float" office:value="12" calcext:value-type="float">
            <text:p>12</text:p>
          </table:table-cell>
          <table:table-cell table:formula="of:=[.O18]+IF([.$A18]&gt;=[.P$2];INDEX([.P$3:.P18];[.$A18]-[.P$2]+1;1);0)" office:value-type="float" office:value="12" calcext:value-type="float">
            <text:p>12</text:p>
          </table:table-cell>
          <table:table-cell table:formula="of:=[.P18]+IF([.$A18]&gt;=[.Q$2];INDEX([.Q$3:.Q18];[.$A18]-[.Q$2]+1;1);0)" office:value-type="float" office:value="12" calcext:value-type="float">
            <text:p>12</text:p>
          </table:table-cell>
          <table:table-cell table:formula="of:=[.Q18]+IF([.$A18]&gt;=[.R$2];INDEX([.R$3:.R18];[.$A18]-[.R$2]+1;1);0)" office:value-type="float" office:value="12" calcext:value-type="float">
            <text:p>12</text:p>
          </table:table-cell>
          <table:table-cell table:formula="of:=[.R18]+IF([.$A18]&gt;=[.S$2];INDEX([.S$3:.S18];[.$A18]-[.S$2]+1;1);0)" office:value-type="float" office:value="12" calcext:value-type="float">
            <text:p>12</text:p>
          </table:table-cell>
          <table:table-cell table:formula="of:=[.S18]+IF([.$A18]&gt;=[.T$2];INDEX([.T$3:.T18];[.$A18]-[.T$2]+1;1);0)" office:value-type="float" office:value="12" calcext:value-type="float">
            <text:p>12</text:p>
          </table:table-cell>
          <table:table-cell table:formula="of:=[.T18]+IF([.$A18]&gt;=[.U$2];INDEX([.U$3:.U18];[.$A18]-[.U$2]+1;1);0)" office:value-type="float" office:value="12" calcext:value-type="float">
            <text:p>12</text:p>
          </table:table-cell>
          <table:table-cell table:formula="of:=[.U18]+IF([.$A18]&gt;=[.V$2];INDEX([.V$3:.V18];[.$A18]-[.V$2]+1;1);0)" office:value-type="float" office:value="12" calcext:value-type="float">
            <text:p>12</text:p>
          </table:table-cell>
          <table:table-cell table:formula="of:=[.V18]+IF([.$A18]&gt;=[.W$2];INDEX([.W$3:.W18];[.$A18]-[.W$2]+1;1);0)" office:value-type="float" office:value="12" calcext:value-type="float">
            <text:p>12</text:p>
          </table:table-cell>
          <table:table-cell table:formula="of:=[.W18]+IF([.$A18]&gt;=[.X$2];INDEX([.X$3:.X18];[.$A18]-[.X$2]+1;1);0)" office:value-type="float" office:value="12" calcext:value-type="float">
            <text:p>12</text:p>
          </table:table-cell>
          <table:table-cell table:formula="of:=[.X18]+IF([.$A18]&gt;=[.Y$2];INDEX([.Y$3:.Y18];[.$A18]-[.Y$2]+1;1);0)" office:value-type="float" office:value="12" calcext:value-type="float">
            <text:p>12</text:p>
          </table:table-cell>
          <table:table-cell table:formula="of:=[.Y18]+IF([.$A18]&gt;=[.Z$2];INDEX([.Z$3:.Z18];[.$A18]-[.Z$2]+1;1);0)" office:value-type="float" office:value="12" calcext:value-type="float">
            <text:p>12</text:p>
          </table:table-cell>
          <table:table-cell table:formula="of:=[.Z18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" calcext:value-type="float">
            <text:p>1</text:p>
          </table:table-cell>
          <table:table-cell table:formula="of:=[.B19]+IF([.$A19]&gt;=[.C$2];INDEX([.C$3:.C19];[.$A19]-[.C$2]+1;1);0)" office:value-type="float" office:value="3" calcext:value-type="float">
            <text:p>3</text:p>
          </table:table-cell>
          <table:table-cell table:formula="of:=[.C19]+IF([.$A19]&gt;=[.D$2];INDEX([.D$3:.D19];[.$A19]-[.D$2]+1;1);0)" office:value-type="float" office:value="7" calcext:value-type="float">
            <text:p>7</text:p>
          </table:table-cell>
          <table:table-cell table:formula="of:=[.D19]+IF([.$A19]&gt;=[.E$2];INDEX([.E$3:.E19];[.$A19]-[.E$2]+1;1);0)" office:value-type="float" office:value="11" calcext:value-type="float">
            <text:p>11</text:p>
          </table:table-cell>
          <table:table-cell table:formula="of:=[.E19]+IF([.$A19]&gt;=[.F$2];INDEX([.F$3:.F19];[.$A19]-[.F$2]+1;1);0)" office:value-type="float" office:value="13" calcext:value-type="float">
            <text:p>13</text:p>
          </table:table-cell>
          <table:table-cell table:formula="of:=[.F19]+IF([.$A19]&gt;=[.G$2];INDEX([.G$3:.G19];[.$A19]-[.G$2]+1;1);0)" office:value-type="float" office:value="14" calcext:value-type="float">
            <text:p>14</text:p>
          </table:table-cell>
          <table:table-cell table:formula="of:=[.G19]+IF([.$A19]&gt;=[.H$2];INDEX([.H$3:.H19];[.$A19]-[.H$2]+1;1);0)" office:value-type="float" office:value="14" calcext:value-type="float">
            <text:p>14</text:p>
          </table:table-cell>
          <table:table-cell table:formula="of:=[.H19]+IF([.$A19]&gt;=[.I$2];INDEX([.I$3:.I19];[.$A19]-[.I$2]+1;1);0)" office:value-type="float" office:value="14" calcext:value-type="float">
            <text:p>14</text:p>
          </table:table-cell>
          <table:table-cell table:formula="of:=[.I19]+IF([.$A19]&gt;=[.J$2];INDEX([.J$3:.J19];[.$A19]-[.J$2]+1;1);0)" office:value-type="float" office:value="14" calcext:value-type="float">
            <text:p>14</text:p>
          </table:table-cell>
          <table:table-cell table:formula="of:=[.J19]+IF([.$A19]&gt;=[.K$2];INDEX([.K$3:.K19];[.$A19]-[.K$2]+1;1);0)" office:value-type="float" office:value="14" calcext:value-type="float">
            <text:p>14</text:p>
          </table:table-cell>
          <table:table-cell table:formula="of:=[.K19]+IF([.$A19]&gt;=[.L$2];INDEX([.L$3:.L19];[.$A19]-[.L$2]+1;1);0)" office:value-type="float" office:value="14" calcext:value-type="float">
            <text:p>14</text:p>
          </table:table-cell>
          <table:table-cell table:formula="of:=[.L19]+IF([.$A19]&gt;=[.M$2];INDEX([.M$3:.M19];[.$A19]-[.M$2]+1;1);0)" office:value-type="float" office:value="14" calcext:value-type="float">
            <text:p>14</text:p>
          </table:table-cell>
          <table:table-cell table:formula="of:=[.M19]+IF([.$A19]&gt;=[.N$2];INDEX([.N$3:.N19];[.$A19]-[.N$2]+1;1);0)" office:value-type="float" office:value="14" calcext:value-type="float">
            <text:p>14</text:p>
          </table:table-cell>
          <table:table-cell table:formula="of:=[.N19]+IF([.$A19]&gt;=[.O$2];INDEX([.O$3:.O19];[.$A19]-[.O$2]+1;1);0)" office:value-type="float" office:value="14" calcext:value-type="float">
            <text:p>14</text:p>
          </table:table-cell>
          <table:table-cell table:formula="of:=[.O19]+IF([.$A19]&gt;=[.P$2];INDEX([.P$3:.P19];[.$A19]-[.P$2]+1;1);0)" office:value-type="float" office:value="14" calcext:value-type="float">
            <text:p>14</text:p>
          </table:table-cell>
          <table:table-cell table:formula="of:=[.P19]+IF([.$A19]&gt;=[.Q$2];INDEX([.Q$3:.Q19];[.$A19]-[.Q$2]+1;1);0)" office:value-type="float" office:value="14" calcext:value-type="float">
            <text:p>14</text:p>
          </table:table-cell>
          <table:table-cell table:formula="of:=[.Q19]+IF([.$A19]&gt;=[.R$2];INDEX([.R$3:.R19];[.$A19]-[.R$2]+1;1);0)" office:value-type="float" office:value="14" calcext:value-type="float">
            <text:p>14</text:p>
          </table:table-cell>
          <table:table-cell table:formula="of:=[.R19]+IF([.$A19]&gt;=[.S$2];INDEX([.S$3:.S19];[.$A19]-[.S$2]+1;1);0)" office:value-type="float" office:value="14" calcext:value-type="float">
            <text:p>14</text:p>
          </table:table-cell>
          <table:table-cell table:formula="of:=[.S19]+IF([.$A19]&gt;=[.T$2];INDEX([.T$3:.T19];[.$A19]-[.T$2]+1;1);0)" office:value-type="float" office:value="14" calcext:value-type="float">
            <text:p>14</text:p>
          </table:table-cell>
          <table:table-cell table:formula="of:=[.T19]+IF([.$A19]&gt;=[.U$2];INDEX([.U$3:.U19];[.$A19]-[.U$2]+1;1);0)" office:value-type="float" office:value="14" calcext:value-type="float">
            <text:p>14</text:p>
          </table:table-cell>
          <table:table-cell table:formula="of:=[.U19]+IF([.$A19]&gt;=[.V$2];INDEX([.V$3:.V19];[.$A19]-[.V$2]+1;1);0)" office:value-type="float" office:value="14" calcext:value-type="float">
            <text:p>14</text:p>
          </table:table-cell>
          <table:table-cell table:formula="of:=[.V19]+IF([.$A19]&gt;=[.W$2];INDEX([.W$3:.W19];[.$A19]-[.W$2]+1;1);0)" office:value-type="float" office:value="14" calcext:value-type="float">
            <text:p>14</text:p>
          </table:table-cell>
          <table:table-cell table:formula="of:=[.W19]+IF([.$A19]&gt;=[.X$2];INDEX([.X$3:.X19];[.$A19]-[.X$2]+1;1);0)" office:value-type="float" office:value="14" calcext:value-type="float">
            <text:p>14</text:p>
          </table:table-cell>
          <table:table-cell table:formula="of:=[.X19]+IF([.$A19]&gt;=[.Y$2];INDEX([.Y$3:.Y19];[.$A19]-[.Y$2]+1;1);0)" office:value-type="float" office:value="14" calcext:value-type="float">
            <text:p>14</text:p>
          </table:table-cell>
          <table:table-cell table:formula="of:=[.Y19]+IF([.$A19]&gt;=[.Z$2];INDEX([.Z$3:.Z19];[.$A19]-[.Z$2]+1;1);0)" office:value-type="float" office:value="14" calcext:value-type="float">
            <text:p>14</text:p>
          </table:table-cell>
          <table:table-cell table:formula="of:=[.Z19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0" calcext:value-type="float">
            <text:p>0</text:p>
          </table:table-cell>
          <table:table-cell table:formula="of:=[.B20]+IF([.$A20]&gt;=[.C$2];INDEX([.C$3:.C20];[.$A20]-[.C$2]+1;1);0)" office:value-type="float" office:value="3" calcext:value-type="float">
            <text:p>3</text:p>
          </table:table-cell>
          <table:table-cell table:formula="of:=[.C20]+IF([.$A20]&gt;=[.D$2];INDEX([.D$3:.D20];[.$A20]-[.D$2]+1;1);0)" office:value-type="float" office:value="8" calcext:value-type="float">
            <text:p>8</text:p>
          </table:table-cell>
          <table:table-cell table:formula="of:=[.D20]+IF([.$A20]&gt;=[.E$2];INDEX([.E$3:.E20];[.$A20]-[.E$2]+1;1);0)" office:value-type="float" office:value="13" calcext:value-type="float">
            <text:p>13</text:p>
          </table:table-cell>
          <table:table-cell table:formula="of:=[.E20]+IF([.$A20]&gt;=[.F$2];INDEX([.F$3:.F20];[.$A20]-[.F$2]+1;1);0)" office:value-type="float" office:value="15" calcext:value-type="float">
            <text:p>15</text:p>
          </table:table-cell>
          <table:table-cell table:formula="of:=[.F20]+IF([.$A20]&gt;=[.G$2];INDEX([.G$3:.G20];[.$A20]-[.G$2]+1;1);0)" office:value-type="float" office:value="16" calcext:value-type="float">
            <text:p>16</text:p>
          </table:table-cell>
          <table:table-cell table:formula="of:=[.G20]+IF([.$A20]&gt;=[.H$2];INDEX([.H$3:.H20];[.$A20]-[.H$2]+1;1);0)" office:value-type="float" office:value="17" calcext:value-type="float">
            <text:p>17</text:p>
          </table:table-cell>
          <table:table-cell table:formula="of:=[.H20]+IF([.$A20]&gt;=[.I$2];INDEX([.I$3:.I20];[.$A20]-[.I$2]+1;1);0)" office:value-type="float" office:value="17" calcext:value-type="float">
            <text:p>17</text:p>
          </table:table-cell>
          <table:table-cell table:formula="of:=[.I20]+IF([.$A20]&gt;=[.J$2];INDEX([.J$3:.J20];[.$A20]-[.J$2]+1;1);0)" office:value-type="float" office:value="17" calcext:value-type="float">
            <text:p>17</text:p>
          </table:table-cell>
          <table:table-cell table:formula="of:=[.J20]+IF([.$A20]&gt;=[.K$2];INDEX([.K$3:.K20];[.$A20]-[.K$2]+1;1);0)" office:value-type="float" office:value="17" calcext:value-type="float">
            <text:p>17</text:p>
          </table:table-cell>
          <table:table-cell table:formula="of:=[.K20]+IF([.$A20]&gt;=[.L$2];INDEX([.L$3:.L20];[.$A20]-[.L$2]+1;1);0)" office:value-type="float" office:value="17" calcext:value-type="float">
            <text:p>17</text:p>
          </table:table-cell>
          <table:table-cell table:formula="of:=[.L20]+IF([.$A20]&gt;=[.M$2];INDEX([.M$3:.M20];[.$A20]-[.M$2]+1;1);0)" office:value-type="float" office:value="17" calcext:value-type="float">
            <text:p>17</text:p>
          </table:table-cell>
          <table:table-cell table:formula="of:=[.M20]+IF([.$A20]&gt;=[.N$2];INDEX([.N$3:.N20];[.$A20]-[.N$2]+1;1);0)" office:value-type="float" office:value="17" calcext:value-type="float">
            <text:p>17</text:p>
          </table:table-cell>
          <table:table-cell table:formula="of:=[.N20]+IF([.$A20]&gt;=[.O$2];INDEX([.O$3:.O20];[.$A20]-[.O$2]+1;1);0)" office:value-type="float" office:value="17" calcext:value-type="float">
            <text:p>17</text:p>
          </table:table-cell>
          <table:table-cell table:formula="of:=[.O20]+IF([.$A20]&gt;=[.P$2];INDEX([.P$3:.P20];[.$A20]-[.P$2]+1;1);0)" office:value-type="float" office:value="17" calcext:value-type="float">
            <text:p>17</text:p>
          </table:table-cell>
          <table:table-cell table:formula="of:=[.P20]+IF([.$A20]&gt;=[.Q$2];INDEX([.Q$3:.Q20];[.$A20]-[.Q$2]+1;1);0)" office:value-type="float" office:value="17" calcext:value-type="float">
            <text:p>17</text:p>
          </table:table-cell>
          <table:table-cell table:formula="of:=[.Q20]+IF([.$A20]&gt;=[.R$2];INDEX([.R$3:.R20];[.$A20]-[.R$2]+1;1);0)" office:value-type="float" office:value="17" calcext:value-type="float">
            <text:p>17</text:p>
          </table:table-cell>
          <table:table-cell table:formula="of:=[.R20]+IF([.$A20]&gt;=[.S$2];INDEX([.S$3:.S20];[.$A20]-[.S$2]+1;1);0)" office:value-type="float" office:value="17" calcext:value-type="float">
            <text:p>17</text:p>
          </table:table-cell>
          <table:table-cell table:formula="of:=[.S20]+IF([.$A20]&gt;=[.T$2];INDEX([.T$3:.T20];[.$A20]-[.T$2]+1;1);0)" office:value-type="float" office:value="17" calcext:value-type="float">
            <text:p>17</text:p>
          </table:table-cell>
          <table:table-cell table:formula="of:=[.T20]+IF([.$A20]&gt;=[.U$2];INDEX([.U$3:.U20];[.$A20]-[.U$2]+1;1);0)" office:value-type="float" office:value="17" calcext:value-type="float">
            <text:p>17</text:p>
          </table:table-cell>
          <table:table-cell table:formula="of:=[.U20]+IF([.$A20]&gt;=[.V$2];INDEX([.V$3:.V20];[.$A20]-[.V$2]+1;1);0)" office:value-type="float" office:value="17" calcext:value-type="float">
            <text:p>17</text:p>
          </table:table-cell>
          <table:table-cell table:formula="of:=[.V20]+IF([.$A20]&gt;=[.W$2];INDEX([.W$3:.W20];[.$A20]-[.W$2]+1;1);0)" office:value-type="float" office:value="17" calcext:value-type="float">
            <text:p>17</text:p>
          </table:table-cell>
          <table:table-cell table:formula="of:=[.W20]+IF([.$A20]&gt;=[.X$2];INDEX([.X$3:.X20];[.$A20]-[.X$2]+1;1);0)" office:value-type="float" office:value="17" calcext:value-type="float">
            <text:p>17</text:p>
          </table:table-cell>
          <table:table-cell table:formula="of:=[.X20]+IF([.$A20]&gt;=[.Y$2];INDEX([.Y$3:.Y20];[.$A20]-[.Y$2]+1;1);0)" office:value-type="float" office:value="17" calcext:value-type="float">
            <text:p>17</text:p>
          </table:table-cell>
          <table:table-cell table:formula="of:=[.Y20]+IF([.$A20]&gt;=[.Z$2];INDEX([.Z$3:.Z20];[.$A20]-[.Z$2]+1;1);0)" office:value-type="float" office:value="17" calcext:value-type="float">
            <text:p>17</text:p>
          </table:table-cell>
          <table:table-cell table:formula="of:=[.Z20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" calcext:value-type="float">
            <text:p>1</text:p>
          </table:table-cell>
          <table:table-cell table:formula="of:=[.B21]+IF([.$A21]&gt;=[.C$2];INDEX([.C$3:.C21];[.$A21]-[.C$2]+1;1);0)" office:value-type="float" office:value="4" calcext:value-type="float">
            <text:p>4</text:p>
          </table:table-cell>
          <table:table-cell table:formula="of:=[.C21]+IF([.$A21]&gt;=[.D$2];INDEX([.D$3:.D21];[.$A21]-[.D$2]+1;1);0)" office:value-type="float" office:value="9" calcext:value-type="float">
            <text:p>9</text:p>
          </table:table-cell>
          <table:table-cell table:formula="of:=[.D21]+IF([.$A21]&gt;=[.E$2];INDEX([.E$3:.E21];[.$A21]-[.E$2]+1;1);0)" office:value-type="float" office:value="14" calcext:value-type="float">
            <text:p>14</text:p>
          </table:table-cell>
          <table:table-cell table:formula="of:=[.E21]+IF([.$A21]&gt;=[.F$2];INDEX([.F$3:.F21];[.$A21]-[.F$2]+1;1);0)" office:value-type="float" office:value="17" calcext:value-type="float">
            <text:p>17</text:p>
          </table:table-cell>
          <table:table-cell table:formula="of:=[.F21]+IF([.$A21]&gt;=[.G$2];INDEX([.G$3:.G21];[.$A21]-[.G$2]+1;1);0)" office:value-type="float" office:value="19" calcext:value-type="float">
            <text:p>19</text:p>
          </table:table-cell>
          <table:table-cell table:formula="of:=[.G21]+IF([.$A21]&gt;=[.H$2];INDEX([.H$3:.H21];[.$A21]-[.H$2]+1;1);0)" office:value-type="float" office:value="19" calcext:value-type="float">
            <text:p>19</text:p>
          </table:table-cell>
          <table:table-cell table:formula="of:=[.H21]+IF([.$A21]&gt;=[.I$2];INDEX([.I$3:.I21];[.$A21]-[.I$2]+1;1);0)" office:value-type="float" office:value="19" calcext:value-type="float">
            <text:p>19</text:p>
          </table:table-cell>
          <table:table-cell table:formula="of:=[.I21]+IF([.$A21]&gt;=[.J$2];INDEX([.J$3:.J21];[.$A21]-[.J$2]+1;1);0)" office:value-type="float" office:value="19" calcext:value-type="float">
            <text:p>19</text:p>
          </table:table-cell>
          <table:table-cell table:formula="of:=[.J21]+IF([.$A21]&gt;=[.K$2];INDEX([.K$3:.K21];[.$A21]-[.K$2]+1;1);0)" office:value-type="float" office:value="19" calcext:value-type="float">
            <text:p>19</text:p>
          </table:table-cell>
          <table:table-cell table:formula="of:=[.K21]+IF([.$A21]&gt;=[.L$2];INDEX([.L$3:.L21];[.$A21]-[.L$2]+1;1);0)" office:value-type="float" office:value="19" calcext:value-type="float">
            <text:p>19</text:p>
          </table:table-cell>
          <table:table-cell table:formula="of:=[.L21]+IF([.$A21]&gt;=[.M$2];INDEX([.M$3:.M21];[.$A21]-[.M$2]+1;1);0)" office:value-type="float" office:value="19" calcext:value-type="float">
            <text:p>19</text:p>
          </table:table-cell>
          <table:table-cell table:formula="of:=[.M21]+IF([.$A21]&gt;=[.N$2];INDEX([.N$3:.N21];[.$A21]-[.N$2]+1;1);0)" office:value-type="float" office:value="19" calcext:value-type="float">
            <text:p>19</text:p>
          </table:table-cell>
          <table:table-cell table:formula="of:=[.N21]+IF([.$A21]&gt;=[.O$2];INDEX([.O$3:.O21];[.$A21]-[.O$2]+1;1);0)" office:value-type="float" office:value="19" calcext:value-type="float">
            <text:p>19</text:p>
          </table:table-cell>
          <table:table-cell table:formula="of:=[.O21]+IF([.$A21]&gt;=[.P$2];INDEX([.P$3:.P21];[.$A21]-[.P$2]+1;1);0)" office:value-type="float" office:value="19" calcext:value-type="float">
            <text:p>19</text:p>
          </table:table-cell>
          <table:table-cell table:formula="of:=[.P21]+IF([.$A21]&gt;=[.Q$2];INDEX([.Q$3:.Q21];[.$A21]-[.Q$2]+1;1);0)" office:value-type="float" office:value="19" calcext:value-type="float">
            <text:p>19</text:p>
          </table:table-cell>
          <table:table-cell table:formula="of:=[.Q21]+IF([.$A21]&gt;=[.R$2];INDEX([.R$3:.R21];[.$A21]-[.R$2]+1;1);0)" office:value-type="float" office:value="19" calcext:value-type="float">
            <text:p>19</text:p>
          </table:table-cell>
          <table:table-cell table:formula="of:=[.R21]+IF([.$A21]&gt;=[.S$2];INDEX([.S$3:.S21];[.$A21]-[.S$2]+1;1);0)" office:value-type="float" office:value="19" calcext:value-type="float">
            <text:p>19</text:p>
          </table:table-cell>
          <table:table-cell table:formula="of:=[.S21]+IF([.$A21]&gt;=[.T$2];INDEX([.T$3:.T21];[.$A21]-[.T$2]+1;1);0)" office:value-type="float" office:value="19" calcext:value-type="float">
            <text:p>19</text:p>
          </table:table-cell>
          <table:table-cell table:formula="of:=[.T21]+IF([.$A21]&gt;=[.U$2];INDEX([.U$3:.U21];[.$A21]-[.U$2]+1;1);0)" office:value-type="float" office:value="19" calcext:value-type="float">
            <text:p>19</text:p>
          </table:table-cell>
          <table:table-cell table:formula="of:=[.U21]+IF([.$A21]&gt;=[.V$2];INDEX([.V$3:.V21];[.$A21]-[.V$2]+1;1);0)" office:value-type="float" office:value="19" calcext:value-type="float">
            <text:p>19</text:p>
          </table:table-cell>
          <table:table-cell table:formula="of:=[.V21]+IF([.$A21]&gt;=[.W$2];INDEX([.W$3:.W21];[.$A21]-[.W$2]+1;1);0)" office:value-type="float" office:value="19" calcext:value-type="float">
            <text:p>19</text:p>
          </table:table-cell>
          <table:table-cell table:formula="of:=[.W21]+IF([.$A21]&gt;=[.X$2];INDEX([.X$3:.X21];[.$A21]-[.X$2]+1;1);0)" office:value-type="float" office:value="19" calcext:value-type="float">
            <text:p>19</text:p>
          </table:table-cell>
          <table:table-cell table:formula="of:=[.X21]+IF([.$A21]&gt;=[.Y$2];INDEX([.Y$3:.Y21];[.$A21]-[.Y$2]+1;1);0)" office:value-type="float" office:value="19" calcext:value-type="float">
            <text:p>19</text:p>
          </table:table-cell>
          <table:table-cell table:formula="of:=[.Y21]+IF([.$A21]&gt;=[.Z$2];INDEX([.Z$3:.Z21];[.$A21]-[.Z$2]+1;1);0)" office:value-type="float" office:value="19" calcext:value-type="float">
            <text:p>19</text:p>
          </table:table-cell>
          <table:table-cell table:formula="of:=[.Z21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0" calcext:value-type="float">
            <text:p>0</text:p>
          </table:table-cell>
          <table:table-cell table:formula="of:=[.B22]+IF([.$A22]&gt;=[.C$2];INDEX([.C$3:.C22];[.$A22]-[.C$2]+1;1);0)" office:value-type="float" office:value="3" calcext:value-type="float">
            <text:p>3</text:p>
          </table:table-cell>
          <table:table-cell table:formula="of:=[.C22]+IF([.$A22]&gt;=[.D$2];INDEX([.D$3:.D22];[.$A22]-[.D$2]+1;1);0)" office:value-type="float" office:value="9" calcext:value-type="float">
            <text:p>9</text:p>
          </table:table-cell>
          <table:table-cell table:formula="of:=[.D22]+IF([.$A22]&gt;=[.E$2];INDEX([.E$3:.E22];[.$A22]-[.E$2]+1;1);0)" office:value-type="float" office:value="16" calcext:value-type="float">
            <text:p>16</text:p>
          </table:table-cell>
          <table:table-cell table:formula="of:=[.E22]+IF([.$A22]&gt;=[.F$2];INDEX([.F$3:.F22];[.$A22]-[.F$2]+1;1);0)" office:value-type="float" office:value="19" calcext:value-type="float">
            <text:p>19</text:p>
          </table:table-cell>
          <table:table-cell table:formula="of:=[.F22]+IF([.$A22]&gt;=[.G$2];INDEX([.G$3:.G22];[.$A22]-[.G$2]+1;1);0)" office:value-type="float" office:value="21" calcext:value-type="float">
            <text:p>21</text:p>
          </table:table-cell>
          <table:table-cell table:formula="of:=[.G22]+IF([.$A22]&gt;=[.H$2];INDEX([.H$3:.H22];[.$A22]-[.H$2]+1;1);0)" office:value-type="float" office:value="22" calcext:value-type="float">
            <text:p>22</text:p>
          </table:table-cell>
          <table:table-cell table:formula="of:=[.H22]+IF([.$A22]&gt;=[.I$2];INDEX([.I$3:.I22];[.$A22]-[.I$2]+1;1);0)" office:value-type="float" office:value="23" calcext:value-type="float">
            <text:p>23</text:p>
          </table:table-cell>
          <table:table-cell table:formula="of:=[.I22]+IF([.$A22]&gt;=[.J$2];INDEX([.J$3:.J22];[.$A22]-[.J$2]+1;1);0)" office:value-type="float" office:value="23" calcext:value-type="float">
            <text:p>23</text:p>
          </table:table-cell>
          <table:table-cell table:formula="of:=[.J22]+IF([.$A22]&gt;=[.K$2];INDEX([.K$3:.K22];[.$A22]-[.K$2]+1;1);0)" office:value-type="float" office:value="23" calcext:value-type="float">
            <text:p>23</text:p>
          </table:table-cell>
          <table:table-cell table:formula="of:=[.K22]+IF([.$A22]&gt;=[.L$2];INDEX([.L$3:.L22];[.$A22]-[.L$2]+1;1);0)" office:value-type="float" office:value="23" calcext:value-type="float">
            <text:p>23</text:p>
          </table:table-cell>
          <table:table-cell table:formula="of:=[.L22]+IF([.$A22]&gt;=[.M$2];INDEX([.M$3:.M22];[.$A22]-[.M$2]+1;1);0)" office:value-type="float" office:value="23" calcext:value-type="float">
            <text:p>23</text:p>
          </table:table-cell>
          <table:table-cell table:formula="of:=[.M22]+IF([.$A22]&gt;=[.N$2];INDEX([.N$3:.N22];[.$A22]-[.N$2]+1;1);0)" office:value-type="float" office:value="23" calcext:value-type="float">
            <text:p>23</text:p>
          </table:table-cell>
          <table:table-cell table:formula="of:=[.N22]+IF([.$A22]&gt;=[.O$2];INDEX([.O$3:.O22];[.$A22]-[.O$2]+1;1);0)" office:value-type="float" office:value="23" calcext:value-type="float">
            <text:p>23</text:p>
          </table:table-cell>
          <table:table-cell table:formula="of:=[.O22]+IF([.$A22]&gt;=[.P$2];INDEX([.P$3:.P22];[.$A22]-[.P$2]+1;1);0)" office:value-type="float" office:value="23" calcext:value-type="float">
            <text:p>23</text:p>
          </table:table-cell>
          <table:table-cell table:formula="of:=[.P22]+IF([.$A22]&gt;=[.Q$2];INDEX([.Q$3:.Q22];[.$A22]-[.Q$2]+1;1);0)" office:value-type="float" office:value="23" calcext:value-type="float">
            <text:p>23</text:p>
          </table:table-cell>
          <table:table-cell table:formula="of:=[.Q22]+IF([.$A22]&gt;=[.R$2];INDEX([.R$3:.R22];[.$A22]-[.R$2]+1;1);0)" office:value-type="float" office:value="23" calcext:value-type="float">
            <text:p>23</text:p>
          </table:table-cell>
          <table:table-cell table:formula="of:=[.R22]+IF([.$A22]&gt;=[.S$2];INDEX([.S$3:.S22];[.$A22]-[.S$2]+1;1);0)" office:value-type="float" office:value="23" calcext:value-type="float">
            <text:p>23</text:p>
          </table:table-cell>
          <table:table-cell table:formula="of:=[.S22]+IF([.$A22]&gt;=[.T$2];INDEX([.T$3:.T22];[.$A22]-[.T$2]+1;1);0)" office:value-type="float" office:value="23" calcext:value-type="float">
            <text:p>23</text:p>
          </table:table-cell>
          <table:table-cell table:formula="of:=[.T22]+IF([.$A22]&gt;=[.U$2];INDEX([.U$3:.U22];[.$A22]-[.U$2]+1;1);0)" office:value-type="float" office:value="23" calcext:value-type="float">
            <text:p>23</text:p>
          </table:table-cell>
          <table:table-cell table:formula="of:=[.U22]+IF([.$A22]&gt;=[.V$2];INDEX([.V$3:.V22];[.$A22]-[.V$2]+1;1);0)" office:value-type="float" office:value="23" calcext:value-type="float">
            <text:p>23</text:p>
          </table:table-cell>
          <table:table-cell table:formula="of:=[.V22]+IF([.$A22]&gt;=[.W$2];INDEX([.W$3:.W22];[.$A22]-[.W$2]+1;1);0)" office:value-type="float" office:value="23" calcext:value-type="float">
            <text:p>23</text:p>
          </table:table-cell>
          <table:table-cell table:formula="of:=[.W22]+IF([.$A22]&gt;=[.X$2];INDEX([.X$3:.X22];[.$A22]-[.X$2]+1;1);0)" office:value-type="float" office:value="23" calcext:value-type="float">
            <text:p>23</text:p>
          </table:table-cell>
          <table:table-cell table:formula="of:=[.X22]+IF([.$A22]&gt;=[.Y$2];INDEX([.Y$3:.Y22];[.$A22]-[.Y$2]+1;1);0)" office:value-type="float" office:value="23" calcext:value-type="float">
            <text:p>23</text:p>
          </table:table-cell>
          <table:table-cell table:formula="of:=[.Y22]+IF([.$A22]&gt;=[.Z$2];INDEX([.Z$3:.Z22];[.$A22]-[.Z$2]+1;1);0)" office:value-type="float" office:value="23" calcext:value-type="float">
            <text:p>23</text:p>
          </table:table-cell>
          <table:table-cell table:formula="of:=[.Z22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" calcext:value-type="float">
            <text:p>1</text:p>
          </table:table-cell>
          <table:table-cell table:formula="of:=[.B23]+IF([.$A23]&gt;=[.C$2];INDEX([.C$3:.C23];[.$A23]-[.C$2]+1;1);0)" office:value-type="float" office:value="4" calcext:value-type="float">
            <text:p>4</text:p>
          </table:table-cell>
          <table:table-cell table:formula="of:=[.C23]+IF([.$A23]&gt;=[.D$2];INDEX([.D$3:.D23];[.$A23]-[.D$2]+1;1);0)" office:value-type="float" office:value="11" calcext:value-type="float">
            <text:p>11</text:p>
          </table:table-cell>
          <table:table-cell table:formula="of:=[.D23]+IF([.$A23]&gt;=[.E$2];INDEX([.E$3:.E23];[.$A23]-[.E$2]+1;1);0)" office:value-type="float" office:value="18" calcext:value-type="float">
            <text:p>18</text:p>
          </table:table-cell>
          <table:table-cell table:formula="of:=[.E23]+IF([.$A23]&gt;=[.F$2];INDEX([.F$3:.F23];[.$A23]-[.F$2]+1;1);0)" office:value-type="float" office:value="22" calcext:value-type="float">
            <text:p>22</text:p>
          </table:table-cell>
          <table:table-cell table:formula="of:=[.F23]+IF([.$A23]&gt;=[.G$2];INDEX([.G$3:.G23];[.$A23]-[.G$2]+1;1);0)" office:value-type="float" office:value="25" calcext:value-type="float">
            <text:p>25</text:p>
          </table:table-cell>
          <table:table-cell table:formula="of:=[.G23]+IF([.$A23]&gt;=[.H$2];INDEX([.H$3:.H23];[.$A23]-[.H$2]+1;1);0)" office:value-type="float" office:value="26" calcext:value-type="float">
            <text:p>26</text:p>
          </table:table-cell>
          <table:table-cell table:formula="of:=[.H23]+IF([.$A23]&gt;=[.I$2];INDEX([.I$3:.I23];[.$A23]-[.I$2]+1;1);0)" office:value-type="float" office:value="26" calcext:value-type="float">
            <text:p>26</text:p>
          </table:table-cell>
          <table:table-cell table:formula="of:=[.I23]+IF([.$A23]&gt;=[.J$2];INDEX([.J$3:.J23];[.$A23]-[.J$2]+1;1);0)" office:value-type="float" office:value="26" calcext:value-type="float">
            <text:p>26</text:p>
          </table:table-cell>
          <table:table-cell table:formula="of:=[.J23]+IF([.$A23]&gt;=[.K$2];INDEX([.K$3:.K23];[.$A23]-[.K$2]+1;1);0)" office:value-type="float" office:value="26" calcext:value-type="float">
            <text:p>26</text:p>
          </table:table-cell>
          <table:table-cell table:formula="of:=[.K23]+IF([.$A23]&gt;=[.L$2];INDEX([.L$3:.L23];[.$A23]-[.L$2]+1;1);0)" office:value-type="float" office:value="26" calcext:value-type="float">
            <text:p>26</text:p>
          </table:table-cell>
          <table:table-cell table:formula="of:=[.L23]+IF([.$A23]&gt;=[.M$2];INDEX([.M$3:.M23];[.$A23]-[.M$2]+1;1);0)" office:value-type="float" office:value="26" calcext:value-type="float">
            <text:p>26</text:p>
          </table:table-cell>
          <table:table-cell table:formula="of:=[.M23]+IF([.$A23]&gt;=[.N$2];INDEX([.N$3:.N23];[.$A23]-[.N$2]+1;1);0)" office:value-type="float" office:value="26" calcext:value-type="float">
            <text:p>26</text:p>
          </table:table-cell>
          <table:table-cell table:formula="of:=[.N23]+IF([.$A23]&gt;=[.O$2];INDEX([.O$3:.O23];[.$A23]-[.O$2]+1;1);0)" office:value-type="float" office:value="26" calcext:value-type="float">
            <text:p>26</text:p>
          </table:table-cell>
          <table:table-cell table:formula="of:=[.O23]+IF([.$A23]&gt;=[.P$2];INDEX([.P$3:.P23];[.$A23]-[.P$2]+1;1);0)" office:value-type="float" office:value="26" calcext:value-type="float">
            <text:p>26</text:p>
          </table:table-cell>
          <table:table-cell table:formula="of:=[.P23]+IF([.$A23]&gt;=[.Q$2];INDEX([.Q$3:.Q23];[.$A23]-[.Q$2]+1;1);0)" office:value-type="float" office:value="26" calcext:value-type="float">
            <text:p>26</text:p>
          </table:table-cell>
          <table:table-cell table:formula="of:=[.Q23]+IF([.$A23]&gt;=[.R$2];INDEX([.R$3:.R23];[.$A23]-[.R$2]+1;1);0)" office:value-type="float" office:value="26" calcext:value-type="float">
            <text:p>26</text:p>
          </table:table-cell>
          <table:table-cell table:formula="of:=[.R23]+IF([.$A23]&gt;=[.S$2];INDEX([.S$3:.S23];[.$A23]-[.S$2]+1;1);0)" office:value-type="float" office:value="26" calcext:value-type="float">
            <text:p>26</text:p>
          </table:table-cell>
          <table:table-cell table:formula="of:=[.S23]+IF([.$A23]&gt;=[.T$2];INDEX([.T$3:.T23];[.$A23]-[.T$2]+1;1);0)" office:value-type="float" office:value="26" calcext:value-type="float">
            <text:p>26</text:p>
          </table:table-cell>
          <table:table-cell table:formula="of:=[.T23]+IF([.$A23]&gt;=[.U$2];INDEX([.U$3:.U23];[.$A23]-[.U$2]+1;1);0)" office:value-type="float" office:value="26" calcext:value-type="float">
            <text:p>26</text:p>
          </table:table-cell>
          <table:table-cell table:formula="of:=[.U23]+IF([.$A23]&gt;=[.V$2];INDEX([.V$3:.V23];[.$A23]-[.V$2]+1;1);0)" office:value-type="float" office:value="26" calcext:value-type="float">
            <text:p>26</text:p>
          </table:table-cell>
          <table:table-cell table:formula="of:=[.V23]+IF([.$A23]&gt;=[.W$2];INDEX([.W$3:.W23];[.$A23]-[.W$2]+1;1);0)" office:value-type="float" office:value="26" calcext:value-type="float">
            <text:p>26</text:p>
          </table:table-cell>
          <table:table-cell table:formula="of:=[.W23]+IF([.$A23]&gt;=[.X$2];INDEX([.X$3:.X23];[.$A23]-[.X$2]+1;1);0)" office:value-type="float" office:value="26" calcext:value-type="float">
            <text:p>26</text:p>
          </table:table-cell>
          <table:table-cell table:formula="of:=[.X23]+IF([.$A23]&gt;=[.Y$2];INDEX([.Y$3:.Y23];[.$A23]-[.Y$2]+1;1);0)" office:value-type="float" office:value="26" calcext:value-type="float">
            <text:p>26</text:p>
          </table:table-cell>
          <table:table-cell table:formula="of:=[.Y23]+IF([.$A23]&gt;=[.Z$2];INDEX([.Z$3:.Z23];[.$A23]-[.Z$2]+1;1);0)" office:value-type="float" office:value="26" calcext:value-type="float">
            <text:p>26</text:p>
          </table:table-cell>
          <table:table-cell table:formula="of:=[.Z23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" office:value-type="float" office:value="0" calcext:value-type="float">
            <text:p>0</text:p>
          </table:table-cell>
          <table:table-cell table:formula="of:=[.B24]+IF([.$A24]&gt;=[.C$2];INDEX([.C$3:.C24];[.$A24]-[.C$2]+1;1);0)" office:value-type="float" office:value="4" calcext:value-type="float">
            <text:p>4</text:p>
          </table:table-cell>
          <table:table-cell table:formula="of:=[.C24]+IF([.$A24]&gt;=[.D$2];INDEX([.D$3:.D24];[.$A24]-[.D$2]+1;1);0)" office:value-type="float" office:value="11" calcext:value-type="float">
            <text:p>11</text:p>
          </table:table-cell>
          <table:table-cell table:formula="of:=[.D24]+IF([.$A24]&gt;=[.E$2];INDEX([.E$3:.E24];[.$A24]-[.E$2]+1;1);0)" office:value-type="float" office:value="20" calcext:value-type="float">
            <text:p>20</text:p>
          </table:table-cell>
          <table:table-cell table:formula="of:=[.E24]+IF([.$A24]&gt;=[.F$2];INDEX([.F$3:.F24];[.$A24]-[.F$2]+1;1);0)" office:value-type="float" office:value="25" calcext:value-type="float">
            <text:p>25</text:p>
          </table:table-cell>
          <table:table-cell table:formula="of:=[.F24]+IF([.$A24]&gt;=[.G$2];INDEX([.G$3:.G24];[.$A24]-[.G$2]+1;1);0)" office:value-type="float" office:value="28" calcext:value-type="float">
            <text:p>28</text:p>
          </table:table-cell>
          <table:table-cell table:formula="of:=[.G24]+IF([.$A24]&gt;=[.H$2];INDEX([.H$3:.H24];[.$A24]-[.H$2]+1;1);0)" office:value-type="float" office:value="29" calcext:value-type="float">
            <text:p>29</text:p>
          </table:table-cell>
          <table:table-cell table:formula="of:=[.H24]+IF([.$A24]&gt;=[.I$2];INDEX([.I$3:.I24];[.$A24]-[.I$2]+1;1);0)" office:value-type="float" office:value="30" calcext:value-type="float">
            <text:p>30</text:p>
          </table:table-cell>
          <table:table-cell table:formula="of:=[.I24]+IF([.$A24]&gt;=[.J$2];INDEX([.J$3:.J24];[.$A24]-[.J$2]+1;1);0)" office:value-type="float" office:value="30" calcext:value-type="float">
            <text:p>30</text:p>
          </table:table-cell>
          <table:table-cell table:formula="of:=[.J24]+IF([.$A24]&gt;=[.K$2];INDEX([.K$3:.K24];[.$A24]-[.K$2]+1;1);0)" office:value-type="float" office:value="30" calcext:value-type="float">
            <text:p>30</text:p>
          </table:table-cell>
          <table:table-cell table:formula="of:=[.K24]+IF([.$A24]&gt;=[.L$2];INDEX([.L$3:.L24];[.$A24]-[.L$2]+1;1);0)" office:value-type="float" office:value="30" calcext:value-type="float">
            <text:p>30</text:p>
          </table:table-cell>
          <table:table-cell table:formula="of:=[.L24]+IF([.$A24]&gt;=[.M$2];INDEX([.M$3:.M24];[.$A24]-[.M$2]+1;1);0)" office:value-type="float" office:value="30" calcext:value-type="float">
            <text:p>30</text:p>
          </table:table-cell>
          <table:table-cell table:formula="of:=[.M24]+IF([.$A24]&gt;=[.N$2];INDEX([.N$3:.N24];[.$A24]-[.N$2]+1;1);0)" office:value-type="float" office:value="30" calcext:value-type="float">
            <text:p>30</text:p>
          </table:table-cell>
          <table:table-cell table:formula="of:=[.N24]+IF([.$A24]&gt;=[.O$2];INDEX([.O$3:.O24];[.$A24]-[.O$2]+1;1);0)" office:value-type="float" office:value="30" calcext:value-type="float">
            <text:p>30</text:p>
          </table:table-cell>
          <table:table-cell table:formula="of:=[.O24]+IF([.$A24]&gt;=[.P$2];INDEX([.P$3:.P24];[.$A24]-[.P$2]+1;1);0)" office:value-type="float" office:value="30" calcext:value-type="float">
            <text:p>30</text:p>
          </table:table-cell>
          <table:table-cell table:formula="of:=[.P24]+IF([.$A24]&gt;=[.Q$2];INDEX([.Q$3:.Q24];[.$A24]-[.Q$2]+1;1);0)" office:value-type="float" office:value="30" calcext:value-type="float">
            <text:p>30</text:p>
          </table:table-cell>
          <table:table-cell table:formula="of:=[.Q24]+IF([.$A24]&gt;=[.R$2];INDEX([.R$3:.R24];[.$A24]-[.R$2]+1;1);0)" office:value-type="float" office:value="30" calcext:value-type="float">
            <text:p>30</text:p>
          </table:table-cell>
          <table:table-cell table:formula="of:=[.R24]+IF([.$A24]&gt;=[.S$2];INDEX([.S$3:.S24];[.$A24]-[.S$2]+1;1);0)" office:value-type="float" office:value="30" calcext:value-type="float">
            <text:p>30</text:p>
          </table:table-cell>
          <table:table-cell table:formula="of:=[.S24]+IF([.$A24]&gt;=[.T$2];INDEX([.T$3:.T24];[.$A24]-[.T$2]+1;1);0)" office:value-type="float" office:value="30" calcext:value-type="float">
            <text:p>30</text:p>
          </table:table-cell>
          <table:table-cell table:formula="of:=[.T24]+IF([.$A24]&gt;=[.U$2];INDEX([.U$3:.U24];[.$A24]-[.U$2]+1;1);0)" office:value-type="float" office:value="30" calcext:value-type="float">
            <text:p>30</text:p>
          </table:table-cell>
          <table:table-cell table:formula="of:=[.U24]+IF([.$A24]&gt;=[.V$2];INDEX([.V$3:.V24];[.$A24]-[.V$2]+1;1);0)" office:value-type="float" office:value="30" calcext:value-type="float">
            <text:p>30</text:p>
          </table:table-cell>
          <table:table-cell table:formula="of:=[.V24]+IF([.$A24]&gt;=[.W$2];INDEX([.W$3:.W24];[.$A24]-[.W$2]+1;1);0)" office:value-type="float" office:value="30" calcext:value-type="float">
            <text:p>30</text:p>
          </table:table-cell>
          <table:table-cell table:formula="of:=[.W24]+IF([.$A24]&gt;=[.X$2];INDEX([.X$3:.X24];[.$A24]-[.X$2]+1;1);0)" office:value-type="float" office:value="30" calcext:value-type="float">
            <text:p>30</text:p>
          </table:table-cell>
          <table:table-cell table:formula="of:=[.X24]+IF([.$A24]&gt;=[.Y$2];INDEX([.Y$3:.Y24];[.$A24]-[.Y$2]+1;1);0)" office:value-type="float" office:value="30" calcext:value-type="float">
            <text:p>30</text:p>
          </table:table-cell>
          <table:table-cell table:formula="of:=[.Y24]+IF([.$A24]&gt;=[.Z$2];INDEX([.Z$3:.Z24];[.$A24]-[.Z$2]+1;1);0)" office:value-type="float" office:value="30" calcext:value-type="float">
            <text:p>30</text:p>
          </table:table-cell>
          <table:table-cell table:formula="of:=[.Z24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" office:value-type="float" office:value="1" calcext:value-type="float">
            <text:p>1</text:p>
          </table:table-cell>
          <table:table-cell table:formula="of:=[.B25]+IF([.$A25]&gt;=[.C$2];INDEX([.C$3:.C25];[.$A25]-[.C$2]+1;1);0)" office:value-type="float" office:value="4" calcext:value-type="float">
            <text:p>4</text:p>
          </table:table-cell>
          <table:table-cell table:formula="of:=[.C25]+IF([.$A25]&gt;=[.D$2];INDEX([.D$3:.D25];[.$A25]-[.D$2]+1;1);0)" office:value-type="float" office:value="12" calcext:value-type="float">
            <text:p>12</text:p>
          </table:table-cell>
          <table:table-cell table:formula="of:=[.D25]+IF([.$A25]&gt;=[.E$2];INDEX([.E$3:.E25];[.$A25]-[.E$2]+1;1);0)" office:value-type="float" office:value="22" calcext:value-type="float">
            <text:p>22</text:p>
          </table:table-cell>
          <table:table-cell table:formula="of:=[.E25]+IF([.$A25]&gt;=[.F$2];INDEX([.F$3:.F25];[.$A25]-[.F$2]+1;1);0)" office:value-type="float" office:value="28" calcext:value-type="float">
            <text:p>28</text:p>
          </table:table-cell>
          <table:table-cell table:formula="of:=[.F25]+IF([.$A25]&gt;=[.G$2];INDEX([.G$3:.G25];[.$A25]-[.G$2]+1;1);0)" office:value-type="float" office:value="32" calcext:value-type="float">
            <text:p>32</text:p>
          </table:table-cell>
          <table:table-cell table:formula="of:=[.G25]+IF([.$A25]&gt;=[.H$2];INDEX([.H$3:.H25];[.$A25]-[.H$2]+1;1);0)" office:value-type="float" office:value="34" calcext:value-type="float">
            <text:p>34</text:p>
          </table:table-cell>
          <table:table-cell table:formula="of:=[.H25]+IF([.$A25]&gt;=[.I$2];INDEX([.I$3:.I25];[.$A25]-[.I$2]+1;1);0)" office:value-type="float" office:value="35" calcext:value-type="float">
            <text:p>35</text:p>
          </table:table-cell>
          <table:table-cell table:formula="of:=[.I25]+IF([.$A25]&gt;=[.J$2];INDEX([.J$3:.J25];[.$A25]-[.J$2]+1;1);0)" office:value-type="float" office:value="35" calcext:value-type="float">
            <text:p>35</text:p>
          </table:table-cell>
          <table:table-cell table:formula="of:=[.J25]+IF([.$A25]&gt;=[.K$2];INDEX([.K$3:.K25];[.$A25]-[.K$2]+1;1);0)" office:value-type="float" office:value="35" calcext:value-type="float">
            <text:p>35</text:p>
          </table:table-cell>
          <table:table-cell table:formula="of:=[.K25]+IF([.$A25]&gt;=[.L$2];INDEX([.L$3:.L25];[.$A25]-[.L$2]+1;1);0)" office:value-type="float" office:value="35" calcext:value-type="float">
            <text:p>35</text:p>
          </table:table-cell>
          <table:table-cell table:formula="of:=[.L25]+IF([.$A25]&gt;=[.M$2];INDEX([.M$3:.M25];[.$A25]-[.M$2]+1;1);0)" office:value-type="float" office:value="35" calcext:value-type="float">
            <text:p>35</text:p>
          </table:table-cell>
          <table:table-cell table:formula="of:=[.M25]+IF([.$A25]&gt;=[.N$2];INDEX([.N$3:.N25];[.$A25]-[.N$2]+1;1);0)" office:value-type="float" office:value="35" calcext:value-type="float">
            <text:p>35</text:p>
          </table:table-cell>
          <table:table-cell table:formula="of:=[.N25]+IF([.$A25]&gt;=[.O$2];INDEX([.O$3:.O25];[.$A25]-[.O$2]+1;1);0)" office:value-type="float" office:value="35" calcext:value-type="float">
            <text:p>35</text:p>
          </table:table-cell>
          <table:table-cell table:formula="of:=[.O25]+IF([.$A25]&gt;=[.P$2];INDEX([.P$3:.P25];[.$A25]-[.P$2]+1;1);0)" office:value-type="float" office:value="35" calcext:value-type="float">
            <text:p>35</text:p>
          </table:table-cell>
          <table:table-cell table:formula="of:=[.P25]+IF([.$A25]&gt;=[.Q$2];INDEX([.Q$3:.Q25];[.$A25]-[.Q$2]+1;1);0)" office:value-type="float" office:value="35" calcext:value-type="float">
            <text:p>35</text:p>
          </table:table-cell>
          <table:table-cell table:formula="of:=[.Q25]+IF([.$A25]&gt;=[.R$2];INDEX([.R$3:.R25];[.$A25]-[.R$2]+1;1);0)" office:value-type="float" office:value="35" calcext:value-type="float">
            <text:p>35</text:p>
          </table:table-cell>
          <table:table-cell table:formula="of:=[.R25]+IF([.$A25]&gt;=[.S$2];INDEX([.S$3:.S25];[.$A25]-[.S$2]+1;1);0)" office:value-type="float" office:value="35" calcext:value-type="float">
            <text:p>35</text:p>
          </table:table-cell>
          <table:table-cell table:formula="of:=[.S25]+IF([.$A25]&gt;=[.T$2];INDEX([.T$3:.T25];[.$A25]-[.T$2]+1;1);0)" office:value-type="float" office:value="35" calcext:value-type="float">
            <text:p>35</text:p>
          </table:table-cell>
          <table:table-cell table:formula="of:=[.T25]+IF([.$A25]&gt;=[.U$2];INDEX([.U$3:.U25];[.$A25]-[.U$2]+1;1);0)" office:value-type="float" office:value="35" calcext:value-type="float">
            <text:p>35</text:p>
          </table:table-cell>
          <table:table-cell table:formula="of:=[.U25]+IF([.$A25]&gt;=[.V$2];INDEX([.V$3:.V25];[.$A25]-[.V$2]+1;1);0)" office:value-type="float" office:value="35" calcext:value-type="float">
            <text:p>35</text:p>
          </table:table-cell>
          <table:table-cell table:formula="of:=[.V25]+IF([.$A25]&gt;=[.W$2];INDEX([.W$3:.W25];[.$A25]-[.W$2]+1;1);0)" office:value-type="float" office:value="35" calcext:value-type="float">
            <text:p>35</text:p>
          </table:table-cell>
          <table:table-cell table:formula="of:=[.W25]+IF([.$A25]&gt;=[.X$2];INDEX([.X$3:.X25];[.$A25]-[.X$2]+1;1);0)" office:value-type="float" office:value="35" calcext:value-type="float">
            <text:p>35</text:p>
          </table:table-cell>
          <table:table-cell table:formula="of:=[.X25]+IF([.$A25]&gt;=[.Y$2];INDEX([.Y$3:.Y25];[.$A25]-[.Y$2]+1;1);0)" office:value-type="float" office:value="35" calcext:value-type="float">
            <text:p>35</text:p>
          </table:table-cell>
          <table:table-cell table:formula="of:=[.Y25]+IF([.$A25]&gt;=[.Z$2];INDEX([.Z$3:.Z25];[.$A25]-[.Z$2]+1;1);0)" office:value-type="float" office:value="35" calcext:value-type="float">
            <text:p>35</text:p>
          </table:table-cell>
          <table:table-cell table:formula="of:=[.Z25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" office:value-type="float" office:value="0" calcext:value-type="float">
            <text:p>0</text:p>
          </table:table-cell>
          <table:table-cell table:formula="of:=[.B26]+IF([.$A26]&gt;=[.C$2];INDEX([.C$3:.C26];[.$A26]-[.C$2]+1;1);0)" office:value-type="float" office:value="4" calcext:value-type="float">
            <text:p>4</text:p>
          </table:table-cell>
          <table:table-cell table:formula="of:=[.C26]+IF([.$A26]&gt;=[.D$2];INDEX([.D$3:.D26];[.$A26]-[.D$2]+1;1);0)" office:value-type="float" office:value="13" calcext:value-type="float">
            <text:p>13</text:p>
          </table:table-cell>
          <table:table-cell table:formula="of:=[.D26]+IF([.$A26]&gt;=[.E$2];INDEX([.E$3:.E26];[.$A26]-[.E$2]+1;1);0)" office:value-type="float" office:value="24" calcext:value-type="float">
            <text:p>24</text:p>
          </table:table-cell>
          <table:table-cell table:formula="of:=[.E26]+IF([.$A26]&gt;=[.F$2];INDEX([.F$3:.F26];[.$A26]-[.F$2]+1;1);0)" office:value-type="float" office:value="31" calcext:value-type="float">
            <text:p>31</text:p>
          </table:table-cell>
          <table:table-cell table:formula="of:=[.F26]+IF([.$A26]&gt;=[.G$2];INDEX([.G$3:.G26];[.$A26]-[.G$2]+1;1);0)" office:value-type="float" office:value="36" calcext:value-type="float">
            <text:p>36</text:p>
          </table:table-cell>
          <table:table-cell table:formula="of:=[.G26]+IF([.$A26]&gt;=[.H$2];INDEX([.H$3:.H26];[.$A26]-[.H$2]+1;1);0)" office:value-type="float" office:value="38" calcext:value-type="float">
            <text:p>38</text:p>
          </table:table-cell>
          <table:table-cell table:formula="of:=[.H26]+IF([.$A26]&gt;=[.I$2];INDEX([.I$3:.I26];[.$A26]-[.I$2]+1;1);0)" office:value-type="float" office:value="39" calcext:value-type="float">
            <text:p>39</text:p>
          </table:table-cell>
          <table:table-cell table:formula="of:=[.I26]+IF([.$A26]&gt;=[.J$2];INDEX([.J$3:.J26];[.$A26]-[.J$2]+1;1);0)" office:value-type="float" office:value="40" calcext:value-type="float">
            <text:p>40</text:p>
          </table:table-cell>
          <table:table-cell table:formula="of:=[.J26]+IF([.$A26]&gt;=[.K$2];INDEX([.K$3:.K26];[.$A26]-[.K$2]+1;1);0)" office:value-type="float" office:value="40" calcext:value-type="float">
            <text:p>40</text:p>
          </table:table-cell>
          <table:table-cell table:formula="of:=[.K26]+IF([.$A26]&gt;=[.L$2];INDEX([.L$3:.L26];[.$A26]-[.L$2]+1;1);0)" office:value-type="float" office:value="40" calcext:value-type="float">
            <text:p>40</text:p>
          </table:table-cell>
          <table:table-cell table:formula="of:=[.L26]+IF([.$A26]&gt;=[.M$2];INDEX([.M$3:.M26];[.$A26]-[.M$2]+1;1);0)" office:value-type="float" office:value="40" calcext:value-type="float">
            <text:p>40</text:p>
          </table:table-cell>
          <table:table-cell table:formula="of:=[.M26]+IF([.$A26]&gt;=[.N$2];INDEX([.N$3:.N26];[.$A26]-[.N$2]+1;1);0)" office:value-type="float" office:value="40" calcext:value-type="float">
            <text:p>40</text:p>
          </table:table-cell>
          <table:table-cell table:formula="of:=[.N26]+IF([.$A26]&gt;=[.O$2];INDEX([.O$3:.O26];[.$A26]-[.O$2]+1;1);0)" office:value-type="float" office:value="40" calcext:value-type="float">
            <text:p>40</text:p>
          </table:table-cell>
          <table:table-cell table:formula="of:=[.O26]+IF([.$A26]&gt;=[.P$2];INDEX([.P$3:.P26];[.$A26]-[.P$2]+1;1);0)" office:value-type="float" office:value="40" calcext:value-type="float">
            <text:p>40</text:p>
          </table:table-cell>
          <table:table-cell table:formula="of:=[.P26]+IF([.$A26]&gt;=[.Q$2];INDEX([.Q$3:.Q26];[.$A26]-[.Q$2]+1;1);0)" office:value-type="float" office:value="40" calcext:value-type="float">
            <text:p>40</text:p>
          </table:table-cell>
          <table:table-cell table:formula="of:=[.Q26]+IF([.$A26]&gt;=[.R$2];INDEX([.R$3:.R26];[.$A26]-[.R$2]+1;1);0)" office:value-type="float" office:value="40" calcext:value-type="float">
            <text:p>40</text:p>
          </table:table-cell>
          <table:table-cell table:formula="of:=[.R26]+IF([.$A26]&gt;=[.S$2];INDEX([.S$3:.S26];[.$A26]-[.S$2]+1;1);0)" office:value-type="float" office:value="40" calcext:value-type="float">
            <text:p>40</text:p>
          </table:table-cell>
          <table:table-cell table:formula="of:=[.S26]+IF([.$A26]&gt;=[.T$2];INDEX([.T$3:.T26];[.$A26]-[.T$2]+1;1);0)" office:value-type="float" office:value="40" calcext:value-type="float">
            <text:p>40</text:p>
          </table:table-cell>
          <table:table-cell table:formula="of:=[.T26]+IF([.$A26]&gt;=[.U$2];INDEX([.U$3:.U26];[.$A26]-[.U$2]+1;1);0)" office:value-type="float" office:value="40" calcext:value-type="float">
            <text:p>40</text:p>
          </table:table-cell>
          <table:table-cell table:formula="of:=[.U26]+IF([.$A26]&gt;=[.V$2];INDEX([.V$3:.V26];[.$A26]-[.V$2]+1;1);0)" office:value-type="float" office:value="40" calcext:value-type="float">
            <text:p>40</text:p>
          </table:table-cell>
          <table:table-cell table:formula="of:=[.V26]+IF([.$A26]&gt;=[.W$2];INDEX([.W$3:.W26];[.$A26]-[.W$2]+1;1);0)" office:value-type="float" office:value="40" calcext:value-type="float">
            <text:p>40</text:p>
          </table:table-cell>
          <table:table-cell table:formula="of:=[.W26]+IF([.$A26]&gt;=[.X$2];INDEX([.X$3:.X26];[.$A26]-[.X$2]+1;1);0)" office:value-type="float" office:value="40" calcext:value-type="float">
            <text:p>40</text:p>
          </table:table-cell>
          <table:table-cell table:formula="of:=[.X26]+IF([.$A26]&gt;=[.Y$2];INDEX([.Y$3:.Y26];[.$A26]-[.Y$2]+1;1);0)" office:value-type="float" office:value="40" calcext:value-type="float">
            <text:p>40</text:p>
          </table:table-cell>
          <table:table-cell table:formula="of:=[.Y26]+IF([.$A26]&gt;=[.Z$2];INDEX([.Z$3:.Z26];[.$A26]-[.Z$2]+1;1);0)" office:value-type="float" office:value="40" calcext:value-type="float">
            <text:p>40</text:p>
          </table:table-cell>
          <table:table-cell table:formula="of:=[.Z26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" office:value-type="float" office:value="1" calcext:value-type="float">
            <text:p>1</text:p>
          </table:table-cell>
          <table:table-cell table:formula="of:=[.B27]+IF([.$A27]&gt;=[.C$2];INDEX([.C$3:.C27];[.$A27]-[.C$2]+1;1);0)" office:value-type="float" office:value="5" calcext:value-type="float">
            <text:p>5</text:p>
          </table:table-cell>
          <table:table-cell table:formula="of:=[.C27]+IF([.$A27]&gt;=[.D$2];INDEX([.D$3:.D27];[.$A27]-[.D$2]+1;1);0)" office:value-type="float" office:value="14" calcext:value-type="float">
            <text:p>14</text:p>
          </table:table-cell>
          <table:table-cell table:formula="of:=[.D27]+IF([.$A27]&gt;=[.E$2];INDEX([.E$3:.E27];[.$A27]-[.E$2]+1;1);0)" office:value-type="float" office:value="27" calcext:value-type="float">
            <text:p>27</text:p>
          </table:table-cell>
          <table:table-cell table:formula="of:=[.E27]+IF([.$A27]&gt;=[.F$2];INDEX([.F$3:.F27];[.$A27]-[.F$2]+1;1);0)" office:value-type="float" office:value="35" calcext:value-type="float">
            <text:p>35</text:p>
          </table:table-cell>
          <table:table-cell table:formula="of:=[.F27]+IF([.$A27]&gt;=[.G$2];INDEX([.G$3:.G27];[.$A27]-[.G$2]+1;1);0)" office:value-type="float" office:value="41" calcext:value-type="float">
            <text:p>41</text:p>
          </table:table-cell>
          <table:table-cell table:formula="of:=[.G27]+IF([.$A27]&gt;=[.H$2];INDEX([.H$3:.H27];[.$A27]-[.H$2]+1;1);0)" office:value-type="float" office:value="44" calcext:value-type="float">
            <text:p>44</text:p>
          </table:table-cell>
          <table:table-cell table:formula="of:=[.H27]+IF([.$A27]&gt;=[.I$2];INDEX([.I$3:.I27];[.$A27]-[.I$2]+1;1);0)" office:value-type="float" office:value="46" calcext:value-type="float">
            <text:p>46</text:p>
          </table:table-cell>
          <table:table-cell table:formula="of:=[.I27]+IF([.$A27]&gt;=[.J$2];INDEX([.J$3:.J27];[.$A27]-[.J$2]+1;1);0)" office:value-type="float" office:value="46" calcext:value-type="float">
            <text:p>46</text:p>
          </table:table-cell>
          <table:table-cell table:formula="of:=[.J27]+IF([.$A27]&gt;=[.K$2];INDEX([.K$3:.K27];[.$A27]-[.K$2]+1;1);0)" office:value-type="float" office:value="46" calcext:value-type="float">
            <text:p>46</text:p>
          </table:table-cell>
          <table:table-cell table:formula="of:=[.K27]+IF([.$A27]&gt;=[.L$2];INDEX([.L$3:.L27];[.$A27]-[.L$2]+1;1);0)" office:value-type="float" office:value="46" calcext:value-type="float">
            <text:p>46</text:p>
          </table:table-cell>
          <table:table-cell table:formula="of:=[.L27]+IF([.$A27]&gt;=[.M$2];INDEX([.M$3:.M27];[.$A27]-[.M$2]+1;1);0)" office:value-type="float" office:value="46" calcext:value-type="float">
            <text:p>46</text:p>
          </table:table-cell>
          <table:table-cell table:formula="of:=[.M27]+IF([.$A27]&gt;=[.N$2];INDEX([.N$3:.N27];[.$A27]-[.N$2]+1;1);0)" office:value-type="float" office:value="46" calcext:value-type="float">
            <text:p>46</text:p>
          </table:table-cell>
          <table:table-cell table:formula="of:=[.N27]+IF([.$A27]&gt;=[.O$2];INDEX([.O$3:.O27];[.$A27]-[.O$2]+1;1);0)" office:value-type="float" office:value="46" calcext:value-type="float">
            <text:p>46</text:p>
          </table:table-cell>
          <table:table-cell table:formula="of:=[.O27]+IF([.$A27]&gt;=[.P$2];INDEX([.P$3:.P27];[.$A27]-[.P$2]+1;1);0)" office:value-type="float" office:value="46" calcext:value-type="float">
            <text:p>46</text:p>
          </table:table-cell>
          <table:table-cell table:formula="of:=[.P27]+IF([.$A27]&gt;=[.Q$2];INDEX([.Q$3:.Q27];[.$A27]-[.Q$2]+1;1);0)" office:value-type="float" office:value="46" calcext:value-type="float">
            <text:p>46</text:p>
          </table:table-cell>
          <table:table-cell table:formula="of:=[.Q27]+IF([.$A27]&gt;=[.R$2];INDEX([.R$3:.R27];[.$A27]-[.R$2]+1;1);0)" office:value-type="float" office:value="46" calcext:value-type="float">
            <text:p>46</text:p>
          </table:table-cell>
          <table:table-cell table:formula="of:=[.R27]+IF([.$A27]&gt;=[.S$2];INDEX([.S$3:.S27];[.$A27]-[.S$2]+1;1);0)" office:value-type="float" office:value="46" calcext:value-type="float">
            <text:p>46</text:p>
          </table:table-cell>
          <table:table-cell table:formula="of:=[.S27]+IF([.$A27]&gt;=[.T$2];INDEX([.T$3:.T27];[.$A27]-[.T$2]+1;1);0)" office:value-type="float" office:value="46" calcext:value-type="float">
            <text:p>46</text:p>
          </table:table-cell>
          <table:table-cell table:formula="of:=[.T27]+IF([.$A27]&gt;=[.U$2];INDEX([.U$3:.U27];[.$A27]-[.U$2]+1;1);0)" office:value-type="float" office:value="46" calcext:value-type="float">
            <text:p>46</text:p>
          </table:table-cell>
          <table:table-cell table:formula="of:=[.U27]+IF([.$A27]&gt;=[.V$2];INDEX([.V$3:.V27];[.$A27]-[.V$2]+1;1);0)" office:value-type="float" office:value="46" calcext:value-type="float">
            <text:p>46</text:p>
          </table:table-cell>
          <table:table-cell table:formula="of:=[.V27]+IF([.$A27]&gt;=[.W$2];INDEX([.W$3:.W27];[.$A27]-[.W$2]+1;1);0)" office:value-type="float" office:value="46" calcext:value-type="float">
            <text:p>46</text:p>
          </table:table-cell>
          <table:table-cell table:formula="of:=[.W27]+IF([.$A27]&gt;=[.X$2];INDEX([.X$3:.X27];[.$A27]-[.X$2]+1;1);0)" office:value-type="float" office:value="46" calcext:value-type="float">
            <text:p>46</text:p>
          </table:table-cell>
          <table:table-cell table:formula="of:=[.X27]+IF([.$A27]&gt;=[.Y$2];INDEX([.Y$3:.Y27];[.$A27]-[.Y$2]+1;1);0)" office:value-type="float" office:value="46" calcext:value-type="float">
            <text:p>46</text:p>
          </table:table-cell>
          <table:table-cell table:formula="of:=[.Y27]+IF([.$A27]&gt;=[.Z$2];INDEX([.Z$3:.Z27];[.$A27]-[.Z$2]+1;1);0)" office:value-type="float" office:value="46" calcext:value-type="float">
            <text:p>46</text:p>
          </table:table-cell>
          <table:table-cell table:formula="of:=[.Z27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" office:value-type="float" office:value="0" calcext:value-type="float">
            <text:p>0</text:p>
          </table:table-cell>
          <table:table-cell table:formula="of:=[.B28]+IF([.$A28]&gt;=[.C$2];INDEX([.C$3:.C28];[.$A28]-[.C$2]+1;1);0)" office:value-type="float" office:value="4" calcext:value-type="float">
            <text:p>4</text:p>
          </table:table-cell>
          <table:table-cell table:formula="of:=[.C28]+IF([.$A28]&gt;=[.D$2];INDEX([.D$3:.D28];[.$A28]-[.D$2]+1;1);0)" office:value-type="float" office:value="15" calcext:value-type="float">
            <text:p>15</text:p>
          </table:table-cell>
          <table:table-cell table:formula="of:=[.D28]+IF([.$A28]&gt;=[.E$2];INDEX([.E$3:.E28];[.$A28]-[.E$2]+1;1);0)" office:value-type="float" office:value="29" calcext:value-type="float">
            <text:p>29</text:p>
          </table:table-cell>
          <table:table-cell table:formula="of:=[.E28]+IF([.$A28]&gt;=[.F$2];INDEX([.F$3:.F28];[.$A28]-[.F$2]+1;1);0)" office:value-type="float" office:value="39" calcext:value-type="float">
            <text:p>39</text:p>
          </table:table-cell>
          <table:table-cell table:formula="of:=[.F28]+IF([.$A28]&gt;=[.G$2];INDEX([.G$3:.G28];[.$A28]-[.G$2]+1;1);0)" office:value-type="float" office:value="46" calcext:value-type="float">
            <text:p>46</text:p>
          </table:table-cell>
          <table:table-cell table:formula="of:=[.G28]+IF([.$A28]&gt;=[.H$2];INDEX([.H$3:.H28];[.$A28]-[.H$2]+1;1);0)" office:value-type="float" office:value="49" calcext:value-type="float">
            <text:p>49</text:p>
          </table:table-cell>
          <table:table-cell table:formula="of:=[.H28]+IF([.$A28]&gt;=[.I$2];INDEX([.I$3:.I28];[.$A28]-[.I$2]+1;1);0)" office:value-type="float" office:value="51" calcext:value-type="float">
            <text:p>51</text:p>
          </table:table-cell>
          <table:table-cell table:formula="of:=[.I28]+IF([.$A28]&gt;=[.J$2];INDEX([.J$3:.J28];[.$A28]-[.J$2]+1;1);0)" office:value-type="float" office:value="52" calcext:value-type="float">
            <text:p>52</text:p>
          </table:table-cell>
          <table:table-cell table:formula="of:=[.J28]+IF([.$A28]&gt;=[.K$2];INDEX([.K$3:.K28];[.$A28]-[.K$2]+1;1);0)" office:value-type="float" office:value="52" calcext:value-type="float">
            <text:p>52</text:p>
          </table:table-cell>
          <table:table-cell table:formula="of:=[.K28]+IF([.$A28]&gt;=[.L$2];INDEX([.L$3:.L28];[.$A28]-[.L$2]+1;1);0)" office:value-type="float" office:value="52" calcext:value-type="float">
            <text:p>52</text:p>
          </table:table-cell>
          <table:table-cell table:formula="of:=[.L28]+IF([.$A28]&gt;=[.M$2];INDEX([.M$3:.M28];[.$A28]-[.M$2]+1;1);0)" office:value-type="float" office:value="52" calcext:value-type="float">
            <text:p>52</text:p>
          </table:table-cell>
          <table:table-cell table:formula="of:=[.M28]+IF([.$A28]&gt;=[.N$2];INDEX([.N$3:.N28];[.$A28]-[.N$2]+1;1);0)" office:value-type="float" office:value="52" calcext:value-type="float">
            <text:p>52</text:p>
          </table:table-cell>
          <table:table-cell table:formula="of:=[.N28]+IF([.$A28]&gt;=[.O$2];INDEX([.O$3:.O28];[.$A28]-[.O$2]+1;1);0)" office:value-type="float" office:value="52" calcext:value-type="float">
            <text:p>52</text:p>
          </table:table-cell>
          <table:table-cell table:formula="of:=[.O28]+IF([.$A28]&gt;=[.P$2];INDEX([.P$3:.P28];[.$A28]-[.P$2]+1;1);0)" office:value-type="float" office:value="52" calcext:value-type="float">
            <text:p>52</text:p>
          </table:table-cell>
          <table:table-cell table:formula="of:=[.P28]+IF([.$A28]&gt;=[.Q$2];INDEX([.Q$3:.Q28];[.$A28]-[.Q$2]+1;1);0)" office:value-type="float" office:value="52" calcext:value-type="float">
            <text:p>52</text:p>
          </table:table-cell>
          <table:table-cell table:formula="of:=[.Q28]+IF([.$A28]&gt;=[.R$2];INDEX([.R$3:.R28];[.$A28]-[.R$2]+1;1);0)" office:value-type="float" office:value="52" calcext:value-type="float">
            <text:p>52</text:p>
          </table:table-cell>
          <table:table-cell table:formula="of:=[.R28]+IF([.$A28]&gt;=[.S$2];INDEX([.S$3:.S28];[.$A28]-[.S$2]+1;1);0)" office:value-type="float" office:value="52" calcext:value-type="float">
            <text:p>52</text:p>
          </table:table-cell>
          <table:table-cell table:formula="of:=[.S28]+IF([.$A28]&gt;=[.T$2];INDEX([.T$3:.T28];[.$A28]-[.T$2]+1;1);0)" office:value-type="float" office:value="52" calcext:value-type="float">
            <text:p>52</text:p>
          </table:table-cell>
          <table:table-cell table:formula="of:=[.T28]+IF([.$A28]&gt;=[.U$2];INDEX([.U$3:.U28];[.$A28]-[.U$2]+1;1);0)" office:value-type="float" office:value="52" calcext:value-type="float">
            <text:p>52</text:p>
          </table:table-cell>
          <table:table-cell table:formula="of:=[.U28]+IF([.$A28]&gt;=[.V$2];INDEX([.V$3:.V28];[.$A28]-[.V$2]+1;1);0)" office:value-type="float" office:value="52" calcext:value-type="float">
            <text:p>52</text:p>
          </table:table-cell>
          <table:table-cell table:formula="of:=[.V28]+IF([.$A28]&gt;=[.W$2];INDEX([.W$3:.W28];[.$A28]-[.W$2]+1;1);0)" office:value-type="float" office:value="52" calcext:value-type="float">
            <text:p>52</text:p>
          </table:table-cell>
          <table:table-cell table:formula="of:=[.W28]+IF([.$A28]&gt;=[.X$2];INDEX([.X$3:.X28];[.$A28]-[.X$2]+1;1);0)" office:value-type="float" office:value="52" calcext:value-type="float">
            <text:p>52</text:p>
          </table:table-cell>
          <table:table-cell table:formula="of:=[.X28]+IF([.$A28]&gt;=[.Y$2];INDEX([.Y$3:.Y28];[.$A28]-[.Y$2]+1;1);0)" office:value-type="float" office:value="52" calcext:value-type="float">
            <text:p>52</text:p>
          </table:table-cell>
          <table:table-cell table:formula="of:=[.Y28]+IF([.$A28]&gt;=[.Z$2];INDEX([.Z$3:.Z28];[.$A28]-[.Z$2]+1;1);0)" office:value-type="float" office:value="52" calcext:value-type="float">
            <text:p>52</text:p>
          </table:table-cell>
          <table:table-cell table:formula="of:=[.Z28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" office:value-type="float" office:value="1" calcext:value-type="float">
            <text:p>1</text:p>
          </table:table-cell>
          <table:table-cell table:formula="of:=[.B29]+IF([.$A29]&gt;=[.C$2];INDEX([.C$3:.C29];[.$A29]-[.C$2]+1;1);0)" office:value-type="float" office:value="5" calcext:value-type="float">
            <text:p>5</text:p>
          </table:table-cell>
          <table:table-cell table:formula="of:=[.C29]+IF([.$A29]&gt;=[.D$2];INDEX([.D$3:.D29];[.$A29]-[.D$2]+1;1);0)" office:value-type="float" office:value="16" calcext:value-type="float">
            <text:p>16</text:p>
          </table:table-cell>
          <table:table-cell table:formula="of:=[.D29]+IF([.$A29]&gt;=[.E$2];INDEX([.E$3:.E29];[.$A29]-[.E$2]+1;1);0)" office:value-type="float" office:value="32" calcext:value-type="float">
            <text:p>32</text:p>
          </table:table-cell>
          <table:table-cell table:formula="of:=[.E29]+IF([.$A29]&gt;=[.F$2];INDEX([.F$3:.F29];[.$A29]-[.F$2]+1;1);0)" office:value-type="float" office:value="43" calcext:value-type="float">
            <text:p>43</text:p>
          </table:table-cell>
          <table:table-cell table:formula="of:=[.F29]+IF([.$A29]&gt;=[.G$2];INDEX([.G$3:.G29];[.$A29]-[.G$2]+1;1);0)" office:value-type="float" office:value="52" calcext:value-type="float">
            <text:p>52</text:p>
          </table:table-cell>
          <table:table-cell table:formula="of:=[.G29]+IF([.$A29]&gt;=[.H$2];INDEX([.H$3:.H29];[.$A29]-[.H$2]+1;1);0)" office:value-type="float" office:value="56" calcext:value-type="float">
            <text:p>56</text:p>
          </table:table-cell>
          <table:table-cell table:formula="of:=[.H29]+IF([.$A29]&gt;=[.I$2];INDEX([.I$3:.I29];[.$A29]-[.I$2]+1;1);0)" office:value-type="float" office:value="59" calcext:value-type="float">
            <text:p>59</text:p>
          </table:table-cell>
          <table:table-cell table:formula="of:=[.I29]+IF([.$A29]&gt;=[.J$2];INDEX([.J$3:.J29];[.$A29]-[.J$2]+1;1);0)" office:value-type="float" office:value="60" calcext:value-type="float">
            <text:p>60</text:p>
          </table:table-cell>
          <table:table-cell table:formula="of:=[.J29]+IF([.$A29]&gt;=[.K$2];INDEX([.K$3:.K29];[.$A29]-[.K$2]+1;1);0)" office:value-type="float" office:value="60" calcext:value-type="float">
            <text:p>60</text:p>
          </table:table-cell>
          <table:table-cell table:formula="of:=[.K29]+IF([.$A29]&gt;=[.L$2];INDEX([.L$3:.L29];[.$A29]-[.L$2]+1;1);0)" office:value-type="float" office:value="60" calcext:value-type="float">
            <text:p>60</text:p>
          </table:table-cell>
          <table:table-cell table:formula="of:=[.L29]+IF([.$A29]&gt;=[.M$2];INDEX([.M$3:.M29];[.$A29]-[.M$2]+1;1);0)" office:value-type="float" office:value="60" calcext:value-type="float">
            <text:p>60</text:p>
          </table:table-cell>
          <table:table-cell table:formula="of:=[.M29]+IF([.$A29]&gt;=[.N$2];INDEX([.N$3:.N29];[.$A29]-[.N$2]+1;1);0)" office:value-type="float" office:value="60" calcext:value-type="float">
            <text:p>60</text:p>
          </table:table-cell>
          <table:table-cell table:formula="of:=[.N29]+IF([.$A29]&gt;=[.O$2];INDEX([.O$3:.O29];[.$A29]-[.O$2]+1;1);0)" office:value-type="float" office:value="60" calcext:value-type="float">
            <text:p>60</text:p>
          </table:table-cell>
          <table:table-cell table:formula="of:=[.O29]+IF([.$A29]&gt;=[.P$2];INDEX([.P$3:.P29];[.$A29]-[.P$2]+1;1);0)" office:value-type="float" office:value="60" calcext:value-type="float">
            <text:p>60</text:p>
          </table:table-cell>
          <table:table-cell table:formula="of:=[.P29]+IF([.$A29]&gt;=[.Q$2];INDEX([.Q$3:.Q29];[.$A29]-[.Q$2]+1;1);0)" office:value-type="float" office:value="60" calcext:value-type="float">
            <text:p>60</text:p>
          </table:table-cell>
          <table:table-cell table:formula="of:=[.Q29]+IF([.$A29]&gt;=[.R$2];INDEX([.R$3:.R29];[.$A29]-[.R$2]+1;1);0)" office:value-type="float" office:value="60" calcext:value-type="float">
            <text:p>60</text:p>
          </table:table-cell>
          <table:table-cell table:formula="of:=[.R29]+IF([.$A29]&gt;=[.S$2];INDEX([.S$3:.S29];[.$A29]-[.S$2]+1;1);0)" office:value-type="float" office:value="60" calcext:value-type="float">
            <text:p>60</text:p>
          </table:table-cell>
          <table:table-cell table:formula="of:=[.S29]+IF([.$A29]&gt;=[.T$2];INDEX([.T$3:.T29];[.$A29]-[.T$2]+1;1);0)" office:value-type="float" office:value="60" calcext:value-type="float">
            <text:p>60</text:p>
          </table:table-cell>
          <table:table-cell table:formula="of:=[.T29]+IF([.$A29]&gt;=[.U$2];INDEX([.U$3:.U29];[.$A29]-[.U$2]+1;1);0)" office:value-type="float" office:value="60" calcext:value-type="float">
            <text:p>60</text:p>
          </table:table-cell>
          <table:table-cell table:formula="of:=[.U29]+IF([.$A29]&gt;=[.V$2];INDEX([.V$3:.V29];[.$A29]-[.V$2]+1;1);0)" office:value-type="float" office:value="60" calcext:value-type="float">
            <text:p>60</text:p>
          </table:table-cell>
          <table:table-cell table:formula="of:=[.V29]+IF([.$A29]&gt;=[.W$2];INDEX([.W$3:.W29];[.$A29]-[.W$2]+1;1);0)" office:value-type="float" office:value="60" calcext:value-type="float">
            <text:p>60</text:p>
          </table:table-cell>
          <table:table-cell table:formula="of:=[.W29]+IF([.$A29]&gt;=[.X$2];INDEX([.X$3:.X29];[.$A29]-[.X$2]+1;1);0)" office:value-type="float" office:value="60" calcext:value-type="float">
            <text:p>60</text:p>
          </table:table-cell>
          <table:table-cell table:formula="of:=[.X29]+IF([.$A29]&gt;=[.Y$2];INDEX([.Y$3:.Y29];[.$A29]-[.Y$2]+1;1);0)" office:value-type="float" office:value="60" calcext:value-type="float">
            <text:p>60</text:p>
          </table:table-cell>
          <table:table-cell table:formula="of:=[.Y29]+IF([.$A29]&gt;=[.Z$2];INDEX([.Z$3:.Z29];[.$A29]-[.Z$2]+1;1);0)" office:value-type="float" office:value="60" calcext:value-type="float">
            <text:p>60</text:p>
          </table:table-cell>
          <table:table-cell table:formula="of:=[.Z29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" office:value-type="float" office:value="0" calcext:value-type="float">
            <text:p>0</text:p>
          </table:table-cell>
          <table:table-cell table:formula="of:=[.B30]+IF([.$A30]&gt;=[.C$2];INDEX([.C$3:.C30];[.$A30]-[.C$2]+1;1);0)" office:value-type="float" office:value="5" calcext:value-type="float">
            <text:p>5</text:p>
          </table:table-cell>
          <table:table-cell table:formula="of:=[.C30]+IF([.$A30]&gt;=[.D$2];INDEX([.D$3:.D30];[.$A30]-[.D$2]+1;1);0)" office:value-type="float" office:value="17" calcext:value-type="float">
            <text:p>17</text:p>
          </table:table-cell>
          <table:table-cell table:formula="of:=[.D30]+IF([.$A30]&gt;=[.E$2];INDEX([.E$3:.E30];[.$A30]-[.E$2]+1;1);0)" office:value-type="float" office:value="35" calcext:value-type="float">
            <text:p>35</text:p>
          </table:table-cell>
          <table:table-cell table:formula="of:=[.E30]+IF([.$A30]&gt;=[.F$2];INDEX([.F$3:.F30];[.$A30]-[.F$2]+1;1);0)" office:value-type="float" office:value="48" calcext:value-type="float">
            <text:p>48</text:p>
          </table:table-cell>
          <table:table-cell table:formula="of:=[.F30]+IF([.$A30]&gt;=[.G$2];INDEX([.G$3:.G30];[.$A30]-[.G$2]+1;1);0)" office:value-type="float" office:value="58" calcext:value-type="float">
            <text:p>58</text:p>
          </table:table-cell>
          <table:table-cell table:formula="of:=[.G30]+IF([.$A30]&gt;=[.H$2];INDEX([.H$3:.H30];[.$A30]-[.H$2]+1;1);0)" office:value-type="float" office:value="63" calcext:value-type="float">
            <text:p>63</text:p>
          </table:table-cell>
          <table:table-cell table:formula="of:=[.H30]+IF([.$A30]&gt;=[.I$2];INDEX([.I$3:.I30];[.$A30]-[.I$2]+1;1);0)" office:value-type="float" office:value="66" calcext:value-type="float">
            <text:p>66</text:p>
          </table:table-cell>
          <table:table-cell table:formula="of:=[.I30]+IF([.$A30]&gt;=[.J$2];INDEX([.J$3:.J30];[.$A30]-[.J$2]+1;1);0)" office:value-type="float" office:value="67" calcext:value-type="float">
            <text:p>67</text:p>
          </table:table-cell>
          <table:table-cell table:formula="of:=[.J30]+IF([.$A30]&gt;=[.K$2];INDEX([.K$3:.K30];[.$A30]-[.K$2]+1;1);0)" office:value-type="float" office:value="67" calcext:value-type="float">
            <text:p>67</text:p>
          </table:table-cell>
          <table:table-cell table:formula="of:=[.K30]+IF([.$A30]&gt;=[.L$2];INDEX([.L$3:.L30];[.$A30]-[.L$2]+1;1);0)" office:value-type="float" office:value="67" calcext:value-type="float">
            <text:p>67</text:p>
          </table:table-cell>
          <table:table-cell table:formula="of:=[.L30]+IF([.$A30]&gt;=[.M$2];INDEX([.M$3:.M30];[.$A30]-[.M$2]+1;1);0)" office:value-type="float" office:value="67" calcext:value-type="float">
            <text:p>67</text:p>
          </table:table-cell>
          <table:table-cell table:formula="of:=[.M30]+IF([.$A30]&gt;=[.N$2];INDEX([.N$3:.N30];[.$A30]-[.N$2]+1;1);0)" office:value-type="float" office:value="67" calcext:value-type="float">
            <text:p>67</text:p>
          </table:table-cell>
          <table:table-cell table:formula="of:=[.N30]+IF([.$A30]&gt;=[.O$2];INDEX([.O$3:.O30];[.$A30]-[.O$2]+1;1);0)" office:value-type="float" office:value="67" calcext:value-type="float">
            <text:p>67</text:p>
          </table:table-cell>
          <table:table-cell table:formula="of:=[.O30]+IF([.$A30]&gt;=[.P$2];INDEX([.P$3:.P30];[.$A30]-[.P$2]+1;1);0)" office:value-type="float" office:value="67" calcext:value-type="float">
            <text:p>67</text:p>
          </table:table-cell>
          <table:table-cell table:formula="of:=[.P30]+IF([.$A30]&gt;=[.Q$2];INDEX([.Q$3:.Q30];[.$A30]-[.Q$2]+1;1);0)" office:value-type="float" office:value="67" calcext:value-type="float">
            <text:p>67</text:p>
          </table:table-cell>
          <table:table-cell table:formula="of:=[.Q30]+IF([.$A30]&gt;=[.R$2];INDEX([.R$3:.R30];[.$A30]-[.R$2]+1;1);0)" office:value-type="float" office:value="67" calcext:value-type="float">
            <text:p>67</text:p>
          </table:table-cell>
          <table:table-cell table:formula="of:=[.R30]+IF([.$A30]&gt;=[.S$2];INDEX([.S$3:.S30];[.$A30]-[.S$2]+1;1);0)" office:value-type="float" office:value="67" calcext:value-type="float">
            <text:p>67</text:p>
          </table:table-cell>
          <table:table-cell table:formula="of:=[.S30]+IF([.$A30]&gt;=[.T$2];INDEX([.T$3:.T30];[.$A30]-[.T$2]+1;1);0)" office:value-type="float" office:value="67" calcext:value-type="float">
            <text:p>67</text:p>
          </table:table-cell>
          <table:table-cell table:formula="of:=[.T30]+IF([.$A30]&gt;=[.U$2];INDEX([.U$3:.U30];[.$A30]-[.U$2]+1;1);0)" office:value-type="float" office:value="67" calcext:value-type="float">
            <text:p>67</text:p>
          </table:table-cell>
          <table:table-cell table:formula="of:=[.U30]+IF([.$A30]&gt;=[.V$2];INDEX([.V$3:.V30];[.$A30]-[.V$2]+1;1);0)" office:value-type="float" office:value="67" calcext:value-type="float">
            <text:p>67</text:p>
          </table:table-cell>
          <table:table-cell table:formula="of:=[.V30]+IF([.$A30]&gt;=[.W$2];INDEX([.W$3:.W30];[.$A30]-[.W$2]+1;1);0)" office:value-type="float" office:value="67" calcext:value-type="float">
            <text:p>67</text:p>
          </table:table-cell>
          <table:table-cell table:formula="of:=[.W30]+IF([.$A30]&gt;=[.X$2];INDEX([.X$3:.X30];[.$A30]-[.X$2]+1;1);0)" office:value-type="float" office:value="67" calcext:value-type="float">
            <text:p>67</text:p>
          </table:table-cell>
          <table:table-cell table:formula="of:=[.X30]+IF([.$A30]&gt;=[.Y$2];INDEX([.Y$3:.Y30];[.$A30]-[.Y$2]+1;1);0)" office:value-type="float" office:value="67" calcext:value-type="float">
            <text:p>67</text:p>
          </table:table-cell>
          <table:table-cell table:formula="of:=[.Y30]+IF([.$A30]&gt;=[.Z$2];INDEX([.Z$3:.Z30];[.$A30]-[.Z$2]+1;1);0)" office:value-type="float" office:value="67" calcext:value-type="float">
            <text:p>67</text:p>
          </table:table-cell>
          <table:table-cell table:formula="of:=[.Z30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" office:value-type="float" office:value="1" calcext:value-type="float">
            <text:p>1</text:p>
          </table:table-cell>
          <table:table-cell table:formula="of:=[.B31]+IF([.$A31]&gt;=[.C$2];INDEX([.C$3:.C31];[.$A31]-[.C$2]+1;1);0)" office:value-type="float" office:value="5" calcext:value-type="float">
            <text:p>5</text:p>
          </table:table-cell>
          <table:table-cell table:formula="of:=[.C31]+IF([.$A31]&gt;=[.D$2];INDEX([.D$3:.D31];[.$A31]-[.D$2]+1;1);0)" office:value-type="float" office:value="18" calcext:value-type="float">
            <text:p>18</text:p>
          </table:table-cell>
          <table:table-cell table:formula="of:=[.D31]+IF([.$A31]&gt;=[.E$2];INDEX([.E$3:.E31];[.$A31]-[.E$2]+1;1);0)" office:value-type="float" office:value="38" calcext:value-type="float">
            <text:p>38</text:p>
          </table:table-cell>
          <table:table-cell table:formula="of:=[.E31]+IF([.$A31]&gt;=[.F$2];INDEX([.F$3:.F31];[.$A31]-[.F$2]+1;1);0)" office:value-type="float" office:value="53" calcext:value-type="float">
            <text:p>53</text:p>
          </table:table-cell>
          <table:table-cell table:formula="of:=[.F31]+IF([.$A31]&gt;=[.G$2];INDEX([.G$3:.G31];[.$A31]-[.G$2]+1;1);0)" office:value-type="float" office:value="65" calcext:value-type="float">
            <text:p>65</text:p>
          </table:table-cell>
          <table:table-cell table:formula="of:=[.G31]+IF([.$A31]&gt;=[.H$2];INDEX([.H$3:.H31];[.$A31]-[.H$2]+1;1);0)" office:value-type="float" office:value="71" calcext:value-type="float">
            <text:p>71</text:p>
          </table:table-cell>
          <table:table-cell table:formula="of:=[.H31]+IF([.$A31]&gt;=[.I$2];INDEX([.I$3:.I31];[.$A31]-[.I$2]+1;1);0)" office:value-type="float" office:value="75" calcext:value-type="float">
            <text:p>75</text:p>
          </table:table-cell>
          <table:table-cell table:formula="of:=[.I31]+IF([.$A31]&gt;=[.J$2];INDEX([.J$3:.J31];[.$A31]-[.J$2]+1;1);0)" office:value-type="float" office:value="77" calcext:value-type="float">
            <text:p>77</text:p>
          </table:table-cell>
          <table:table-cell table:formula="of:=[.J31]+IF([.$A31]&gt;=[.K$2];INDEX([.K$3:.K31];[.$A31]-[.K$2]+1;1);0)" office:value-type="float" office:value="77" calcext:value-type="float">
            <text:p>77</text:p>
          </table:table-cell>
          <table:table-cell table:formula="of:=[.K31]+IF([.$A31]&gt;=[.L$2];INDEX([.L$3:.L31];[.$A31]-[.L$2]+1;1);0)" office:value-type="float" office:value="77" calcext:value-type="float">
            <text:p>77</text:p>
          </table:table-cell>
          <table:table-cell table:formula="of:=[.L31]+IF([.$A31]&gt;=[.M$2];INDEX([.M$3:.M31];[.$A31]-[.M$2]+1;1);0)" office:value-type="float" office:value="77" calcext:value-type="float">
            <text:p>77</text:p>
          </table:table-cell>
          <table:table-cell table:formula="of:=[.M31]+IF([.$A31]&gt;=[.N$2];INDEX([.N$3:.N31];[.$A31]-[.N$2]+1;1);0)" office:value-type="float" office:value="77" calcext:value-type="float">
            <text:p>77</text:p>
          </table:table-cell>
          <table:table-cell table:formula="of:=[.N31]+IF([.$A31]&gt;=[.O$2];INDEX([.O$3:.O31];[.$A31]-[.O$2]+1;1);0)" office:value-type="float" office:value="77" calcext:value-type="float">
            <text:p>77</text:p>
          </table:table-cell>
          <table:table-cell table:formula="of:=[.O31]+IF([.$A31]&gt;=[.P$2];INDEX([.P$3:.P31];[.$A31]-[.P$2]+1;1);0)" office:value-type="float" office:value="77" calcext:value-type="float">
            <text:p>77</text:p>
          </table:table-cell>
          <table:table-cell table:formula="of:=[.P31]+IF([.$A31]&gt;=[.Q$2];INDEX([.Q$3:.Q31];[.$A31]-[.Q$2]+1;1);0)" office:value-type="float" office:value="77" calcext:value-type="float">
            <text:p>77</text:p>
          </table:table-cell>
          <table:table-cell table:formula="of:=[.Q31]+IF([.$A31]&gt;=[.R$2];INDEX([.R$3:.R31];[.$A31]-[.R$2]+1;1);0)" office:value-type="float" office:value="77" calcext:value-type="float">
            <text:p>77</text:p>
          </table:table-cell>
          <table:table-cell table:formula="of:=[.R31]+IF([.$A31]&gt;=[.S$2];INDEX([.S$3:.S31];[.$A31]-[.S$2]+1;1);0)" office:value-type="float" office:value="77" calcext:value-type="float">
            <text:p>77</text:p>
          </table:table-cell>
          <table:table-cell table:formula="of:=[.S31]+IF([.$A31]&gt;=[.T$2];INDEX([.T$3:.T31];[.$A31]-[.T$2]+1;1);0)" office:value-type="float" office:value="77" calcext:value-type="float">
            <text:p>77</text:p>
          </table:table-cell>
          <table:table-cell table:formula="of:=[.T31]+IF([.$A31]&gt;=[.U$2];INDEX([.U$3:.U31];[.$A31]-[.U$2]+1;1);0)" office:value-type="float" office:value="77" calcext:value-type="float">
            <text:p>77</text:p>
          </table:table-cell>
          <table:table-cell table:formula="of:=[.U31]+IF([.$A31]&gt;=[.V$2];INDEX([.V$3:.V31];[.$A31]-[.V$2]+1;1);0)" office:value-type="float" office:value="77" calcext:value-type="float">
            <text:p>77</text:p>
          </table:table-cell>
          <table:table-cell table:formula="of:=[.V31]+IF([.$A31]&gt;=[.W$2];INDEX([.W$3:.W31];[.$A31]-[.W$2]+1;1);0)" office:value-type="float" office:value="77" calcext:value-type="float">
            <text:p>77</text:p>
          </table:table-cell>
          <table:table-cell table:formula="of:=[.W31]+IF([.$A31]&gt;=[.X$2];INDEX([.X$3:.X31];[.$A31]-[.X$2]+1;1);0)" office:value-type="float" office:value="77" calcext:value-type="float">
            <text:p>77</text:p>
          </table:table-cell>
          <table:table-cell table:formula="of:=[.X31]+IF([.$A31]&gt;=[.Y$2];INDEX([.Y$3:.Y31];[.$A31]-[.Y$2]+1;1);0)" office:value-type="float" office:value="77" calcext:value-type="float">
            <text:p>77</text:p>
          </table:table-cell>
          <table:table-cell table:formula="of:=[.Y31]+IF([.$A31]&gt;=[.Z$2];INDEX([.Z$3:.Z31];[.$A31]-[.Z$2]+1;1);0)" office:value-type="float" office:value="77" calcext:value-type="float">
            <text:p>77</text:p>
          </table:table-cell>
          <table:table-cell table:formula="of:=[.Z31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" office:value-type="float" office:value="0" calcext:value-type="float">
            <text:p>0</text:p>
          </table:table-cell>
          <table:table-cell table:formula="of:=[.B32]+IF([.$A32]&gt;=[.C$2];INDEX([.C$3:.C32];[.$A32]-[.C$2]+1;1);0)" office:value-type="float" office:value="5" calcext:value-type="float">
            <text:p>5</text:p>
          </table:table-cell>
          <table:table-cell table:formula="of:=[.C32]+IF([.$A32]&gt;=[.D$2];INDEX([.D$3:.D32];[.$A32]-[.D$2]+1;1);0)" office:value-type="float" office:value="19" calcext:value-type="float">
            <text:p>19</text:p>
          </table:table-cell>
          <table:table-cell table:formula="of:=[.D32]+IF([.$A32]&gt;=[.E$2];INDEX([.E$3:.E32];[.$A32]-[.E$2]+1;1);0)" office:value-type="float" office:value="41" calcext:value-type="float">
            <text:p>41</text:p>
          </table:table-cell>
          <table:table-cell table:formula="of:=[.E32]+IF([.$A32]&gt;=[.F$2];INDEX([.F$3:.F32];[.$A32]-[.F$2]+1;1);0)" office:value-type="float" office:value="58" calcext:value-type="float">
            <text:p>58</text:p>
          </table:table-cell>
          <table:table-cell table:formula="of:=[.F32]+IF([.$A32]&gt;=[.G$2];INDEX([.G$3:.G32];[.$A32]-[.G$2]+1;1);0)" office:value-type="float" office:value="72" calcext:value-type="float">
            <text:p>72</text:p>
          </table:table-cell>
          <table:table-cell table:formula="of:=[.G32]+IF([.$A32]&gt;=[.H$2];INDEX([.H$3:.H32];[.$A32]-[.H$2]+1;1);0)" office:value-type="float" office:value="79" calcext:value-type="float">
            <text:p>79</text:p>
          </table:table-cell>
          <table:table-cell table:formula="of:=[.H32]+IF([.$A32]&gt;=[.I$2];INDEX([.I$3:.I32];[.$A32]-[.I$2]+1;1);0)" office:value-type="float" office:value="84" calcext:value-type="float">
            <text:p>84</text:p>
          </table:table-cell>
          <table:table-cell table:formula="of:=[.I32]+IF([.$A32]&gt;=[.J$2];INDEX([.J$3:.J32];[.$A32]-[.J$2]+1;1);0)" office:value-type="float" office:value="86" calcext:value-type="float">
            <text:p>86</text:p>
          </table:table-cell>
          <table:table-cell table:formula="of:=[.J32]+IF([.$A32]&gt;=[.K$2];INDEX([.K$3:.K32];[.$A32]-[.K$2]+1;1);0)" office:value-type="float" office:value="87" calcext:value-type="float">
            <text:p>87</text:p>
          </table:table-cell>
          <table:table-cell table:formula="of:=[.K32]+IF([.$A32]&gt;=[.L$2];INDEX([.L$3:.L32];[.$A32]-[.L$2]+1;1);0)" office:value-type="float" office:value="87" calcext:value-type="float">
            <text:p>87</text:p>
          </table:table-cell>
          <table:table-cell table:formula="of:=[.L32]+IF([.$A32]&gt;=[.M$2];INDEX([.M$3:.M32];[.$A32]-[.M$2]+1;1);0)" office:value-type="float" office:value="87" calcext:value-type="float">
            <text:p>87</text:p>
          </table:table-cell>
          <table:table-cell table:formula="of:=[.M32]+IF([.$A32]&gt;=[.N$2];INDEX([.N$3:.N32];[.$A32]-[.N$2]+1;1);0)" office:value-type="float" office:value="87" calcext:value-type="float">
            <text:p>87</text:p>
          </table:table-cell>
          <table:table-cell table:formula="of:=[.N32]+IF([.$A32]&gt;=[.O$2];INDEX([.O$3:.O32];[.$A32]-[.O$2]+1;1);0)" office:value-type="float" office:value="87" calcext:value-type="float">
            <text:p>87</text:p>
          </table:table-cell>
          <table:table-cell table:formula="of:=[.O32]+IF([.$A32]&gt;=[.P$2];INDEX([.P$3:.P32];[.$A32]-[.P$2]+1;1);0)" office:value-type="float" office:value="87" calcext:value-type="float">
            <text:p>87</text:p>
          </table:table-cell>
          <table:table-cell table:formula="of:=[.P32]+IF([.$A32]&gt;=[.Q$2];INDEX([.Q$3:.Q32];[.$A32]-[.Q$2]+1;1);0)" office:value-type="float" office:value="87" calcext:value-type="float">
            <text:p>87</text:p>
          </table:table-cell>
          <table:table-cell table:formula="of:=[.Q32]+IF([.$A32]&gt;=[.R$2];INDEX([.R$3:.R32];[.$A32]-[.R$2]+1;1);0)" office:value-type="float" office:value="87" calcext:value-type="float">
            <text:p>87</text:p>
          </table:table-cell>
          <table:table-cell table:formula="of:=[.R32]+IF([.$A32]&gt;=[.S$2];INDEX([.S$3:.S32];[.$A32]-[.S$2]+1;1);0)" office:value-type="float" office:value="87" calcext:value-type="float">
            <text:p>87</text:p>
          </table:table-cell>
          <table:table-cell table:formula="of:=[.S32]+IF([.$A32]&gt;=[.T$2];INDEX([.T$3:.T32];[.$A32]-[.T$2]+1;1);0)" office:value-type="float" office:value="87" calcext:value-type="float">
            <text:p>87</text:p>
          </table:table-cell>
          <table:table-cell table:formula="of:=[.T32]+IF([.$A32]&gt;=[.U$2];INDEX([.U$3:.U32];[.$A32]-[.U$2]+1;1);0)" office:value-type="float" office:value="87" calcext:value-type="float">
            <text:p>87</text:p>
          </table:table-cell>
          <table:table-cell table:formula="of:=[.U32]+IF([.$A32]&gt;=[.V$2];INDEX([.V$3:.V32];[.$A32]-[.V$2]+1;1);0)" office:value-type="float" office:value="87" calcext:value-type="float">
            <text:p>87</text:p>
          </table:table-cell>
          <table:table-cell table:formula="of:=[.V32]+IF([.$A32]&gt;=[.W$2];INDEX([.W$3:.W32];[.$A32]-[.W$2]+1;1);0)" office:value-type="float" office:value="87" calcext:value-type="float">
            <text:p>87</text:p>
          </table:table-cell>
          <table:table-cell table:formula="of:=[.W32]+IF([.$A32]&gt;=[.X$2];INDEX([.X$3:.X32];[.$A32]-[.X$2]+1;1);0)" office:value-type="float" office:value="87" calcext:value-type="float">
            <text:p>87</text:p>
          </table:table-cell>
          <table:table-cell table:formula="of:=[.X32]+IF([.$A32]&gt;=[.Y$2];INDEX([.Y$3:.Y32];[.$A32]-[.Y$2]+1;1);0)" office:value-type="float" office:value="87" calcext:value-type="float">
            <text:p>87</text:p>
          </table:table-cell>
          <table:table-cell table:formula="of:=[.Y32]+IF([.$A32]&gt;=[.Z$2];INDEX([.Z$3:.Z32];[.$A32]-[.Z$2]+1;1);0)" office:value-type="float" office:value="87" calcext:value-type="float">
            <text:p>87</text:p>
          </table:table-cell>
          <table:table-cell table:formula="of:=[.Z32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" office:value-type="float" office:value="1" calcext:value-type="float">
            <text:p>1</text:p>
          </table:table-cell>
          <table:table-cell table:formula="of:=[.B33]+IF([.$A33]&gt;=[.C$2];INDEX([.C$3:.C33];[.$A33]-[.C$2]+1;1);0)" office:value-type="float" office:value="6" calcext:value-type="float">
            <text:p>6</text:p>
          </table:table-cell>
          <table:table-cell table:formula="of:=[.C33]+IF([.$A33]&gt;=[.D$2];INDEX([.D$3:.D33];[.$A33]-[.D$2]+1;1);0)" office:value-type="float" office:value="21" calcext:value-type="float">
            <text:p>21</text:p>
          </table:table-cell>
          <table:table-cell table:formula="of:=[.D33]+IF([.$A33]&gt;=[.E$2];INDEX([.E$3:.E33];[.$A33]-[.E$2]+1;1);0)" office:value-type="float" office:value="45" calcext:value-type="float">
            <text:p>45</text:p>
          </table:table-cell>
          <table:table-cell table:formula="of:=[.E33]+IF([.$A33]&gt;=[.F$2];INDEX([.F$3:.F33];[.$A33]-[.F$2]+1;1);0)" office:value-type="float" office:value="64" calcext:value-type="float">
            <text:p>64</text:p>
          </table:table-cell>
          <table:table-cell table:formula="of:=[.F33]+IF([.$A33]&gt;=[.G$2];INDEX([.G$3:.G33];[.$A33]-[.G$2]+1;1);0)" office:value-type="float" office:value="80" calcext:value-type="float">
            <text:p>80</text:p>
          </table:table-cell>
          <table:table-cell table:formula="of:=[.G33]+IF([.$A33]&gt;=[.H$2];INDEX([.H$3:.H33];[.$A33]-[.H$2]+1;1);0)" office:value-type="float" office:value="89" calcext:value-type="float">
            <text:p>89</text:p>
          </table:table-cell>
          <table:table-cell table:formula="of:=[.H33]+IF([.$A33]&gt;=[.I$2];INDEX([.I$3:.I33];[.$A33]-[.I$2]+1;1);0)" office:value-type="float" office:value="95" calcext:value-type="float">
            <text:p>95</text:p>
          </table:table-cell>
          <table:table-cell table:formula="of:=[.I33]+IF([.$A33]&gt;=[.J$2];INDEX([.J$3:.J33];[.$A33]-[.J$2]+1;1);0)" office:value-type="float" office:value="98" calcext:value-type="float">
            <text:p>98</text:p>
          </table:table-cell>
          <table:table-cell table:formula="of:=[.J33]+IF([.$A33]&gt;=[.K$2];INDEX([.K$3:.K33];[.$A33]-[.K$2]+1;1);0)" office:value-type="float" office:value="98" calcext:value-type="float">
            <text:p>98</text:p>
          </table:table-cell>
          <table:table-cell table:formula="of:=[.K33]+IF([.$A33]&gt;=[.L$2];INDEX([.L$3:.L33];[.$A33]-[.L$2]+1;1);0)" office:value-type="float" office:value="98" calcext:value-type="float">
            <text:p>98</text:p>
          </table:table-cell>
          <table:table-cell table:formula="of:=[.L33]+IF([.$A33]&gt;=[.M$2];INDEX([.M$3:.M33];[.$A33]-[.M$2]+1;1);0)" office:value-type="float" office:value="98" calcext:value-type="float">
            <text:p>98</text:p>
          </table:table-cell>
          <table:table-cell table:formula="of:=[.M33]+IF([.$A33]&gt;=[.N$2];INDEX([.N$3:.N33];[.$A33]-[.N$2]+1;1);0)" office:value-type="float" office:value="98" calcext:value-type="float">
            <text:p>98</text:p>
          </table:table-cell>
          <table:table-cell table:formula="of:=[.N33]+IF([.$A33]&gt;=[.O$2];INDEX([.O$3:.O33];[.$A33]-[.O$2]+1;1);0)" office:value-type="float" office:value="98" calcext:value-type="float">
            <text:p>98</text:p>
          </table:table-cell>
          <table:table-cell table:formula="of:=[.O33]+IF([.$A33]&gt;=[.P$2];INDEX([.P$3:.P33];[.$A33]-[.P$2]+1;1);0)" office:value-type="float" office:value="98" calcext:value-type="float">
            <text:p>98</text:p>
          </table:table-cell>
          <table:table-cell table:formula="of:=[.P33]+IF([.$A33]&gt;=[.Q$2];INDEX([.Q$3:.Q33];[.$A33]-[.Q$2]+1;1);0)" office:value-type="float" office:value="98" calcext:value-type="float">
            <text:p>98</text:p>
          </table:table-cell>
          <table:table-cell table:formula="of:=[.Q33]+IF([.$A33]&gt;=[.R$2];INDEX([.R$3:.R33];[.$A33]-[.R$2]+1;1);0)" office:value-type="float" office:value="98" calcext:value-type="float">
            <text:p>98</text:p>
          </table:table-cell>
          <table:table-cell table:formula="of:=[.R33]+IF([.$A33]&gt;=[.S$2];INDEX([.S$3:.S33];[.$A33]-[.S$2]+1;1);0)" office:value-type="float" office:value="98" calcext:value-type="float">
            <text:p>98</text:p>
          </table:table-cell>
          <table:table-cell table:formula="of:=[.S33]+IF([.$A33]&gt;=[.T$2];INDEX([.T$3:.T33];[.$A33]-[.T$2]+1;1);0)" office:value-type="float" office:value="98" calcext:value-type="float">
            <text:p>98</text:p>
          </table:table-cell>
          <table:table-cell table:formula="of:=[.T33]+IF([.$A33]&gt;=[.U$2];INDEX([.U$3:.U33];[.$A33]-[.U$2]+1;1);0)" office:value-type="float" office:value="98" calcext:value-type="float">
            <text:p>98</text:p>
          </table:table-cell>
          <table:table-cell table:formula="of:=[.U33]+IF([.$A33]&gt;=[.V$2];INDEX([.V$3:.V33];[.$A33]-[.V$2]+1;1);0)" office:value-type="float" office:value="98" calcext:value-type="float">
            <text:p>98</text:p>
          </table:table-cell>
          <table:table-cell table:formula="of:=[.V33]+IF([.$A33]&gt;=[.W$2];INDEX([.W$3:.W33];[.$A33]-[.W$2]+1;1);0)" office:value-type="float" office:value="98" calcext:value-type="float">
            <text:p>98</text:p>
          </table:table-cell>
          <table:table-cell table:formula="of:=[.W33]+IF([.$A33]&gt;=[.X$2];INDEX([.X$3:.X33];[.$A33]-[.X$2]+1;1);0)" office:value-type="float" office:value="98" calcext:value-type="float">
            <text:p>98</text:p>
          </table:table-cell>
          <table:table-cell table:formula="of:=[.X33]+IF([.$A33]&gt;=[.Y$2];INDEX([.Y$3:.Y33];[.$A33]-[.Y$2]+1;1);0)" office:value-type="float" office:value="98" calcext:value-type="float">
            <text:p>98</text:p>
          </table:table-cell>
          <table:table-cell table:formula="of:=[.Y33]+IF([.$A33]&gt;=[.Z$2];INDEX([.Z$3:.Z33];[.$A33]-[.Z$2]+1;1);0)" office:value-type="float" office:value="98" calcext:value-type="float">
            <text:p>98</text:p>
          </table:table-cell>
          <table:table-cell table:formula="of:=[.Z33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" office:value-type="float" office:value="0" calcext:value-type="float">
            <text:p>0</text:p>
          </table:table-cell>
          <table:table-cell table:formula="of:=[.B34]+IF([.$A34]&gt;=[.C$2];INDEX([.C$3:.C34];[.$A34]-[.C$2]+1;1);0)" office:value-type="float" office:value="5" calcext:value-type="float">
            <text:p>5</text:p>
          </table:table-cell>
          <table:table-cell table:formula="of:=[.C34]+IF([.$A34]&gt;=[.D$2];INDEX([.D$3:.D34];[.$A34]-[.D$2]+1;1);0)" office:value-type="float" office:value="21" calcext:value-type="float">
            <text:p>21</text:p>
          </table:table-cell>
          <table:table-cell table:formula="of:=[.D34]+IF([.$A34]&gt;=[.E$2];INDEX([.E$3:.E34];[.$A34]-[.E$2]+1;1);0)" office:value-type="float" office:value="48" calcext:value-type="float">
            <text:p>48</text:p>
          </table:table-cell>
          <table:table-cell table:formula="of:=[.E34]+IF([.$A34]&gt;=[.F$2];INDEX([.F$3:.F34];[.$A34]-[.F$2]+1;1);0)" office:value-type="float" office:value="70" calcext:value-type="float">
            <text:p>70</text:p>
          </table:table-cell>
          <table:table-cell table:formula="of:=[.F34]+IF([.$A34]&gt;=[.G$2];INDEX([.G$3:.G34];[.$A34]-[.G$2]+1;1);0)" office:value-type="float" office:value="89" calcext:value-type="float">
            <text:p>89</text:p>
          </table:table-cell>
          <table:table-cell table:formula="of:=[.G34]+IF([.$A34]&gt;=[.H$2];INDEX([.H$3:.H34];[.$A34]-[.H$2]+1;1);0)" office:value-type="float" office:value="99" calcext:value-type="float">
            <text:p>99</text:p>
          </table:table-cell>
          <table:table-cell table:formula="of:=[.H34]+IF([.$A34]&gt;=[.I$2];INDEX([.I$3:.I34];[.$A34]-[.I$2]+1;1);0)" office:value-type="float" office:value="106" calcext:value-type="float">
            <text:p>106</text:p>
          </table:table-cell>
          <table:table-cell table:formula="of:=[.I34]+IF([.$A34]&gt;=[.J$2];INDEX([.J$3:.J34];[.$A34]-[.J$2]+1;1);0)" office:value-type="float" office:value="109" calcext:value-type="float">
            <text:p>109</text:p>
          </table:table-cell>
          <table:table-cell table:formula="of:=[.J34]+IF([.$A34]&gt;=[.K$2];INDEX([.K$3:.K34];[.$A34]-[.K$2]+1;1);0)" office:value-type="float" office:value="110" calcext:value-type="float">
            <text:p>110</text:p>
          </table:table-cell>
          <table:table-cell table:formula="of:=[.K34]+IF([.$A34]&gt;=[.L$2];INDEX([.L$3:.L34];[.$A34]-[.L$2]+1;1);0)" office:value-type="float" office:value="111" calcext:value-type="float">
            <text:p>111</text:p>
          </table:table-cell>
          <table:table-cell table:formula="of:=[.L34]+IF([.$A34]&gt;=[.M$2];INDEX([.M$3:.M34];[.$A34]-[.M$2]+1;1);0)" office:value-type="float" office:value="111" calcext:value-type="float">
            <text:p>111</text:p>
          </table:table-cell>
          <table:table-cell table:formula="of:=[.M34]+IF([.$A34]&gt;=[.N$2];INDEX([.N$3:.N34];[.$A34]-[.N$2]+1;1);0)" office:value-type="float" office:value="111" calcext:value-type="float">
            <text:p>111</text:p>
          </table:table-cell>
          <table:table-cell table:formula="of:=[.N34]+IF([.$A34]&gt;=[.O$2];INDEX([.O$3:.O34];[.$A34]-[.O$2]+1;1);0)" office:value-type="float" office:value="111" calcext:value-type="float">
            <text:p>111</text:p>
          </table:table-cell>
          <table:table-cell table:formula="of:=[.O34]+IF([.$A34]&gt;=[.P$2];INDEX([.P$3:.P34];[.$A34]-[.P$2]+1;1);0)" office:value-type="float" office:value="111" calcext:value-type="float">
            <text:p>111</text:p>
          </table:table-cell>
          <table:table-cell table:formula="of:=[.P34]+IF([.$A34]&gt;=[.Q$2];INDEX([.Q$3:.Q34];[.$A34]-[.Q$2]+1;1);0)" office:value-type="float" office:value="111" calcext:value-type="float">
            <text:p>111</text:p>
          </table:table-cell>
          <table:table-cell table:formula="of:=[.Q34]+IF([.$A34]&gt;=[.R$2];INDEX([.R$3:.R34];[.$A34]-[.R$2]+1;1);0)" office:value-type="float" office:value="111" calcext:value-type="float">
            <text:p>111</text:p>
          </table:table-cell>
          <table:table-cell table:formula="of:=[.R34]+IF([.$A34]&gt;=[.S$2];INDEX([.S$3:.S34];[.$A34]-[.S$2]+1;1);0)" office:value-type="float" office:value="111" calcext:value-type="float">
            <text:p>111</text:p>
          </table:table-cell>
          <table:table-cell table:formula="of:=[.S34]+IF([.$A34]&gt;=[.T$2];INDEX([.T$3:.T34];[.$A34]-[.T$2]+1;1);0)" office:value-type="float" office:value="111" calcext:value-type="float">
            <text:p>111</text:p>
          </table:table-cell>
          <table:table-cell table:formula="of:=[.T34]+IF([.$A34]&gt;=[.U$2];INDEX([.U$3:.U34];[.$A34]-[.U$2]+1;1);0)" office:value-type="float" office:value="111" calcext:value-type="float">
            <text:p>111</text:p>
          </table:table-cell>
          <table:table-cell table:formula="of:=[.U34]+IF([.$A34]&gt;=[.V$2];INDEX([.V$3:.V34];[.$A34]-[.V$2]+1;1);0)" office:value-type="float" office:value="111" calcext:value-type="float">
            <text:p>111</text:p>
          </table:table-cell>
          <table:table-cell table:formula="of:=[.V34]+IF([.$A34]&gt;=[.W$2];INDEX([.W$3:.W34];[.$A34]-[.W$2]+1;1);0)" office:value-type="float" office:value="111" calcext:value-type="float">
            <text:p>111</text:p>
          </table:table-cell>
          <table:table-cell table:formula="of:=[.W34]+IF([.$A34]&gt;=[.X$2];INDEX([.X$3:.X34];[.$A34]-[.X$2]+1;1);0)" office:value-type="float" office:value="111" calcext:value-type="float">
            <text:p>111</text:p>
          </table:table-cell>
          <table:table-cell table:formula="of:=[.X34]+IF([.$A34]&gt;=[.Y$2];INDEX([.Y$3:.Y34];[.$A34]-[.Y$2]+1;1);0)" office:value-type="float" office:value="111" calcext:value-type="float">
            <text:p>111</text:p>
          </table:table-cell>
          <table:table-cell table:formula="of:=[.Y34]+IF([.$A34]&gt;=[.Z$2];INDEX([.Z$3:.Z34];[.$A34]-[.Z$2]+1;1);0)" office:value-type="float" office:value="111" calcext:value-type="float">
            <text:p>111</text:p>
          </table:table-cell>
          <table:table-cell table:formula="of:=[.Z34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" office:value-type="float" office:value="1" calcext:value-type="float">
            <text:p>1</text:p>
          </table:table-cell>
          <table:table-cell table:formula="of:=[.B35]+IF([.$A35]&gt;=[.C$2];INDEX([.C$3:.C35];[.$A35]-[.C$2]+1;1);0)" office:value-type="float" office:value="6" calcext:value-type="float">
            <text:p>6</text:p>
          </table:table-cell>
          <table:table-cell table:formula="of:=[.C35]+IF([.$A35]&gt;=[.D$2];INDEX([.D$3:.D35];[.$A35]-[.D$2]+1;1);0)" office:value-type="float" office:value="23" calcext:value-type="float">
            <text:p>23</text:p>
          </table:table-cell>
          <table:table-cell table:formula="of:=[.D35]+IF([.$A35]&gt;=[.E$2];INDEX([.E$3:.E35];[.$A35]-[.E$2]+1;1);0)" office:value-type="float" office:value="52" calcext:value-type="float">
            <text:p>52</text:p>
          </table:table-cell>
          <table:table-cell table:formula="of:=[.E35]+IF([.$A35]&gt;=[.F$2];INDEX([.F$3:.F35];[.$A35]-[.F$2]+1;1);0)" office:value-type="float" office:value="77" calcext:value-type="float">
            <text:p>77</text:p>
          </table:table-cell>
          <table:table-cell table:formula="of:=[.F35]+IF([.$A35]&gt;=[.G$2];INDEX([.G$3:.G35];[.$A35]-[.G$2]+1;1);0)" office:value-type="float" office:value="98" calcext:value-type="float">
            <text:p>98</text:p>
          </table:table-cell>
          <table:table-cell table:formula="of:=[.G35]+IF([.$A35]&gt;=[.H$2];INDEX([.H$3:.H35];[.$A35]-[.H$2]+1;1);0)" office:value-type="float" office:value="110" calcext:value-type="float">
            <text:p>110</text:p>
          </table:table-cell>
          <table:table-cell table:formula="of:=[.H35]+IF([.$A35]&gt;=[.I$2];INDEX([.I$3:.I35];[.$A35]-[.I$2]+1;1);0)" office:value-type="float" office:value="119" calcext:value-type="float">
            <text:p>119</text:p>
          </table:table-cell>
          <table:table-cell table:formula="of:=[.I35]+IF([.$A35]&gt;=[.J$2];INDEX([.J$3:.J35];[.$A35]-[.J$2]+1;1);0)" office:value-type="float" office:value="123" calcext:value-type="float">
            <text:p>123</text:p>
          </table:table-cell>
          <table:table-cell table:formula="of:=[.J35]+IF([.$A35]&gt;=[.K$2];INDEX([.K$3:.K35];[.$A35]-[.K$2]+1;1);0)" office:value-type="float" office:value="124" calcext:value-type="float">
            <text:p>124</text:p>
          </table:table-cell>
          <table:table-cell table:formula="of:=[.K35]+IF([.$A35]&gt;=[.L$2];INDEX([.L$3:.L35];[.$A35]-[.L$2]+1;1);0)" office:value-type="float" office:value="124" calcext:value-type="float">
            <text:p>124</text:p>
          </table:table-cell>
          <table:table-cell table:formula="of:=[.L35]+IF([.$A35]&gt;=[.M$2];INDEX([.M$3:.M35];[.$A35]-[.M$2]+1;1);0)" office:value-type="float" office:value="124" calcext:value-type="float">
            <text:p>124</text:p>
          </table:table-cell>
          <table:table-cell table:formula="of:=[.M35]+IF([.$A35]&gt;=[.N$2];INDEX([.N$3:.N35];[.$A35]-[.N$2]+1;1);0)" office:value-type="float" office:value="124" calcext:value-type="float">
            <text:p>124</text:p>
          </table:table-cell>
          <table:table-cell table:formula="of:=[.N35]+IF([.$A35]&gt;=[.O$2];INDEX([.O$3:.O35];[.$A35]-[.O$2]+1;1);0)" office:value-type="float" office:value="124" calcext:value-type="float">
            <text:p>124</text:p>
          </table:table-cell>
          <table:table-cell table:formula="of:=[.O35]+IF([.$A35]&gt;=[.P$2];INDEX([.P$3:.P35];[.$A35]-[.P$2]+1;1);0)" office:value-type="float" office:value="124" calcext:value-type="float">
            <text:p>124</text:p>
          </table:table-cell>
          <table:table-cell table:formula="of:=[.P35]+IF([.$A35]&gt;=[.Q$2];INDEX([.Q$3:.Q35];[.$A35]-[.Q$2]+1;1);0)" office:value-type="float" office:value="124" calcext:value-type="float">
            <text:p>124</text:p>
          </table:table-cell>
          <table:table-cell table:formula="of:=[.Q35]+IF([.$A35]&gt;=[.R$2];INDEX([.R$3:.R35];[.$A35]-[.R$2]+1;1);0)" office:value-type="float" office:value="124" calcext:value-type="float">
            <text:p>124</text:p>
          </table:table-cell>
          <table:table-cell table:formula="of:=[.R35]+IF([.$A35]&gt;=[.S$2];INDEX([.S$3:.S35];[.$A35]-[.S$2]+1;1);0)" office:value-type="float" office:value="124" calcext:value-type="float">
            <text:p>124</text:p>
          </table:table-cell>
          <table:table-cell table:formula="of:=[.S35]+IF([.$A35]&gt;=[.T$2];INDEX([.T$3:.T35];[.$A35]-[.T$2]+1;1);0)" office:value-type="float" office:value="124" calcext:value-type="float">
            <text:p>124</text:p>
          </table:table-cell>
          <table:table-cell table:formula="of:=[.T35]+IF([.$A35]&gt;=[.U$2];INDEX([.U$3:.U35];[.$A35]-[.U$2]+1;1);0)" office:value-type="float" office:value="124" calcext:value-type="float">
            <text:p>124</text:p>
          </table:table-cell>
          <table:table-cell table:formula="of:=[.U35]+IF([.$A35]&gt;=[.V$2];INDEX([.V$3:.V35];[.$A35]-[.V$2]+1;1);0)" office:value-type="float" office:value="124" calcext:value-type="float">
            <text:p>124</text:p>
          </table:table-cell>
          <table:table-cell table:formula="of:=[.V35]+IF([.$A35]&gt;=[.W$2];INDEX([.W$3:.W35];[.$A35]-[.W$2]+1;1);0)" office:value-type="float" office:value="124" calcext:value-type="float">
            <text:p>124</text:p>
          </table:table-cell>
          <table:table-cell table:formula="of:=[.W35]+IF([.$A35]&gt;=[.X$2];INDEX([.X$3:.X35];[.$A35]-[.X$2]+1;1);0)" office:value-type="float" office:value="124" calcext:value-type="float">
            <text:p>124</text:p>
          </table:table-cell>
          <table:table-cell table:formula="of:=[.X35]+IF([.$A35]&gt;=[.Y$2];INDEX([.Y$3:.Y35];[.$A35]-[.Y$2]+1;1);0)" office:value-type="float" office:value="124" calcext:value-type="float">
            <text:p>124</text:p>
          </table:table-cell>
          <table:table-cell table:formula="of:=[.Y35]+IF([.$A35]&gt;=[.Z$2];INDEX([.Z$3:.Z35];[.$A35]-[.Z$2]+1;1);0)" office:value-type="float" office:value="124" calcext:value-type="float">
            <text:p>124</text:p>
          </table:table-cell>
          <table:table-cell table:formula="of:=[.Z35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" office:value-type="float" office:value="0" calcext:value-type="float">
            <text:p>0</text:p>
          </table:table-cell>
          <table:table-cell table:formula="of:=[.B36]+IF([.$A36]&gt;=[.C$2];INDEX([.C$3:.C36];[.$A36]-[.C$2]+1;1);0)" office:value-type="float" office:value="6" calcext:value-type="float">
            <text:p>6</text:p>
          </table:table-cell>
          <table:table-cell table:formula="of:=[.C36]+IF([.$A36]&gt;=[.D$2];INDEX([.D$3:.D36];[.$A36]-[.D$2]+1;1);0)" office:value-type="float" office:value="24" calcext:value-type="float">
            <text:p>24</text:p>
          </table:table-cell>
          <table:table-cell table:formula="of:=[.D36]+IF([.$A36]&gt;=[.E$2];INDEX([.E$3:.E36];[.$A36]-[.E$2]+1;1);0)" office:value-type="float" office:value="56" calcext:value-type="float">
            <text:p>56</text:p>
          </table:table-cell>
          <table:table-cell table:formula="of:=[.E36]+IF([.$A36]&gt;=[.F$2];INDEX([.F$3:.F36];[.$A36]-[.F$2]+1;1);0)" office:value-type="float" office:value="84" calcext:value-type="float">
            <text:p>84</text:p>
          </table:table-cell>
          <table:table-cell table:formula="of:=[.F36]+IF([.$A36]&gt;=[.G$2];INDEX([.G$3:.G36];[.$A36]-[.G$2]+1;1);0)" office:value-type="float" office:value="109" calcext:value-type="float">
            <text:p>109</text:p>
          </table:table-cell>
          <table:table-cell table:formula="of:=[.G36]+IF([.$A36]&gt;=[.H$2];INDEX([.H$3:.H36];[.$A36]-[.H$2]+1;1);0)" office:value-type="float" office:value="123" calcext:value-type="float">
            <text:p>123</text:p>
          </table:table-cell>
          <table:table-cell table:formula="of:=[.H36]+IF([.$A36]&gt;=[.I$2];INDEX([.I$3:.I36];[.$A36]-[.I$2]+1;1);0)" office:value-type="float" office:value="133" calcext:value-type="float">
            <text:p>133</text:p>
          </table:table-cell>
          <table:table-cell table:formula="of:=[.I36]+IF([.$A36]&gt;=[.J$2];INDEX([.J$3:.J36];[.$A36]-[.J$2]+1;1);0)" office:value-type="float" office:value="138" calcext:value-type="float">
            <text:p>138</text:p>
          </table:table-cell>
          <table:table-cell table:formula="of:=[.J36]+IF([.$A36]&gt;=[.K$2];INDEX([.K$3:.K36];[.$A36]-[.K$2]+1;1);0)" office:value-type="float" office:value="139" calcext:value-type="float">
            <text:p>139</text:p>
          </table:table-cell>
          <table:table-cell table:formula="of:=[.K36]+IF([.$A36]&gt;=[.L$2];INDEX([.L$3:.L36];[.$A36]-[.L$2]+1;1);0)" office:value-type="float" office:value="140" calcext:value-type="float">
            <text:p>140</text:p>
          </table:table-cell>
          <table:table-cell table:formula="of:=[.L36]+IF([.$A36]&gt;=[.M$2];INDEX([.M$3:.M36];[.$A36]-[.M$2]+1;1);0)" office:value-type="float" office:value="140" calcext:value-type="float">
            <text:p>140</text:p>
          </table:table-cell>
          <table:table-cell table:formula="of:=[.M36]+IF([.$A36]&gt;=[.N$2];INDEX([.N$3:.N36];[.$A36]-[.N$2]+1;1);0)" office:value-type="float" office:value="140" calcext:value-type="float">
            <text:p>140</text:p>
          </table:table-cell>
          <table:table-cell table:formula="of:=[.N36]+IF([.$A36]&gt;=[.O$2];INDEX([.O$3:.O36];[.$A36]-[.O$2]+1;1);0)" office:value-type="float" office:value="140" calcext:value-type="float">
            <text:p>140</text:p>
          </table:table-cell>
          <table:table-cell table:formula="of:=[.O36]+IF([.$A36]&gt;=[.P$2];INDEX([.P$3:.P36];[.$A36]-[.P$2]+1;1);0)" office:value-type="float" office:value="140" calcext:value-type="float">
            <text:p>140</text:p>
          </table:table-cell>
          <table:table-cell table:formula="of:=[.P36]+IF([.$A36]&gt;=[.Q$2];INDEX([.Q$3:.Q36];[.$A36]-[.Q$2]+1;1);0)" office:value-type="float" office:value="140" calcext:value-type="float">
            <text:p>140</text:p>
          </table:table-cell>
          <table:table-cell table:formula="of:=[.Q36]+IF([.$A36]&gt;=[.R$2];INDEX([.R$3:.R36];[.$A36]-[.R$2]+1;1);0)" office:value-type="float" office:value="140" calcext:value-type="float">
            <text:p>140</text:p>
          </table:table-cell>
          <table:table-cell table:formula="of:=[.R36]+IF([.$A36]&gt;=[.S$2];INDEX([.S$3:.S36];[.$A36]-[.S$2]+1;1);0)" office:value-type="float" office:value="140" calcext:value-type="float">
            <text:p>140</text:p>
          </table:table-cell>
          <table:table-cell table:formula="of:=[.S36]+IF([.$A36]&gt;=[.T$2];INDEX([.T$3:.T36];[.$A36]-[.T$2]+1;1);0)" office:value-type="float" office:value="140" calcext:value-type="float">
            <text:p>140</text:p>
          </table:table-cell>
          <table:table-cell table:formula="of:=[.T36]+IF([.$A36]&gt;=[.U$2];INDEX([.U$3:.U36];[.$A36]-[.U$2]+1;1);0)" office:value-type="float" office:value="140" calcext:value-type="float">
            <text:p>140</text:p>
          </table:table-cell>
          <table:table-cell table:formula="of:=[.U36]+IF([.$A36]&gt;=[.V$2];INDEX([.V$3:.V36];[.$A36]-[.V$2]+1;1);0)" office:value-type="float" office:value="140" calcext:value-type="float">
            <text:p>140</text:p>
          </table:table-cell>
          <table:table-cell table:formula="of:=[.V36]+IF([.$A36]&gt;=[.W$2];INDEX([.W$3:.W36];[.$A36]-[.W$2]+1;1);0)" office:value-type="float" office:value="140" calcext:value-type="float">
            <text:p>140</text:p>
          </table:table-cell>
          <table:table-cell table:formula="of:=[.W36]+IF([.$A36]&gt;=[.X$2];INDEX([.X$3:.X36];[.$A36]-[.X$2]+1;1);0)" office:value-type="float" office:value="140" calcext:value-type="float">
            <text:p>140</text:p>
          </table:table-cell>
          <table:table-cell table:formula="of:=[.X36]+IF([.$A36]&gt;=[.Y$2];INDEX([.Y$3:.Y36];[.$A36]-[.Y$2]+1;1);0)" office:value-type="float" office:value="140" calcext:value-type="float">
            <text:p>140</text:p>
          </table:table-cell>
          <table:table-cell table:formula="of:=[.Y36]+IF([.$A36]&gt;=[.Z$2];INDEX([.Z$3:.Z36];[.$A36]-[.Z$2]+1;1);0)" office:value-type="float" office:value="140" calcext:value-type="float">
            <text:p>140</text:p>
          </table:table-cell>
          <table:table-cell table:formula="of:=[.Z36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" office:value-type="float" office:value="1" calcext:value-type="float">
            <text:p>1</text:p>
          </table:table-cell>
          <table:table-cell table:formula="of:=[.B37]+IF([.$A37]&gt;=[.C$2];INDEX([.C$3:.C37];[.$A37]-[.C$2]+1;1);0)" office:value-type="float" office:value="6" calcext:value-type="float">
            <text:p>6</text:p>
          </table:table-cell>
          <table:table-cell table:formula="of:=[.C37]+IF([.$A37]&gt;=[.D$2];INDEX([.D$3:.D37];[.$A37]-[.D$2]+1;1);0)" office:value-type="float" office:value="25" calcext:value-type="float">
            <text:p>25</text:p>
          </table:table-cell>
          <table:table-cell table:formula="of:=[.D37]+IF([.$A37]&gt;=[.E$2];INDEX([.E$3:.E37];[.$A37]-[.E$2]+1;1);0)" office:value-type="float" office:value="60" calcext:value-type="float">
            <text:p>60</text:p>
          </table:table-cell>
          <table:table-cell table:formula="of:=[.E37]+IF([.$A37]&gt;=[.F$2];INDEX([.F$3:.F37];[.$A37]-[.F$2]+1;1);0)" office:value-type="float" office:value="91" calcext:value-type="float">
            <text:p>91</text:p>
          </table:table-cell>
          <table:table-cell table:formula="of:=[.F37]+IF([.$A37]&gt;=[.G$2];INDEX([.G$3:.G37];[.$A37]-[.G$2]+1;1);0)" office:value-type="float" office:value="119" calcext:value-type="float">
            <text:p>119</text:p>
          </table:table-cell>
          <table:table-cell table:formula="of:=[.G37]+IF([.$A37]&gt;=[.H$2];INDEX([.H$3:.H37];[.$A37]-[.H$2]+1;1);0)" office:value-type="float" office:value="136" calcext:value-type="float">
            <text:p>136</text:p>
          </table:table-cell>
          <table:table-cell table:formula="of:=[.H37]+IF([.$A37]&gt;=[.I$2];INDEX([.I$3:.I37];[.$A37]-[.I$2]+1;1);0)" office:value-type="float" office:value="148" calcext:value-type="float">
            <text:p>148</text:p>
          </table:table-cell>
          <table:table-cell table:formula="of:=[.I37]+IF([.$A37]&gt;=[.J$2];INDEX([.J$3:.J37];[.$A37]-[.J$2]+1;1);0)" office:value-type="float" office:value="154" calcext:value-type="float">
            <text:p>154</text:p>
          </table:table-cell>
          <table:table-cell table:formula="of:=[.J37]+IF([.$A37]&gt;=[.K$2];INDEX([.K$3:.K37];[.$A37]-[.K$2]+1;1);0)" office:value-type="float" office:value="156" calcext:value-type="float">
            <text:p>156</text:p>
          </table:table-cell>
          <table:table-cell table:formula="of:=[.K37]+IF([.$A37]&gt;=[.L$2];INDEX([.L$3:.L37];[.$A37]-[.L$2]+1;1);0)" office:value-type="float" office:value="157" calcext:value-type="float">
            <text:p>157</text:p>
          </table:table-cell>
          <table:table-cell table:formula="of:=[.L37]+IF([.$A37]&gt;=[.M$2];INDEX([.M$3:.M37];[.$A37]-[.M$2]+1;1);0)" office:value-type="float" office:value="157" calcext:value-type="float">
            <text:p>157</text:p>
          </table:table-cell>
          <table:table-cell table:formula="of:=[.M37]+IF([.$A37]&gt;=[.N$2];INDEX([.N$3:.N37];[.$A37]-[.N$2]+1;1);0)" office:value-type="float" office:value="157" calcext:value-type="float">
            <text:p>157</text:p>
          </table:table-cell>
          <table:table-cell table:formula="of:=[.N37]+IF([.$A37]&gt;=[.O$2];INDEX([.O$3:.O37];[.$A37]-[.O$2]+1;1);0)" office:value-type="float" office:value="157" calcext:value-type="float">
            <text:p>157</text:p>
          </table:table-cell>
          <table:table-cell table:formula="of:=[.O37]+IF([.$A37]&gt;=[.P$2];INDEX([.P$3:.P37];[.$A37]-[.P$2]+1;1);0)" office:value-type="float" office:value="157" calcext:value-type="float">
            <text:p>157</text:p>
          </table:table-cell>
          <table:table-cell table:formula="of:=[.P37]+IF([.$A37]&gt;=[.Q$2];INDEX([.Q$3:.Q37];[.$A37]-[.Q$2]+1;1);0)" office:value-type="float" office:value="157" calcext:value-type="float">
            <text:p>157</text:p>
          </table:table-cell>
          <table:table-cell table:formula="of:=[.Q37]+IF([.$A37]&gt;=[.R$2];INDEX([.R$3:.R37];[.$A37]-[.R$2]+1;1);0)" office:value-type="float" office:value="157" calcext:value-type="float">
            <text:p>157</text:p>
          </table:table-cell>
          <table:table-cell table:formula="of:=[.R37]+IF([.$A37]&gt;=[.S$2];INDEX([.S$3:.S37];[.$A37]-[.S$2]+1;1);0)" office:value-type="float" office:value="157" calcext:value-type="float">
            <text:p>157</text:p>
          </table:table-cell>
          <table:table-cell table:formula="of:=[.S37]+IF([.$A37]&gt;=[.T$2];INDEX([.T$3:.T37];[.$A37]-[.T$2]+1;1);0)" office:value-type="float" office:value="157" calcext:value-type="float">
            <text:p>157</text:p>
          </table:table-cell>
          <table:table-cell table:formula="of:=[.T37]+IF([.$A37]&gt;=[.U$2];INDEX([.U$3:.U37];[.$A37]-[.U$2]+1;1);0)" office:value-type="float" office:value="157" calcext:value-type="float">
            <text:p>157</text:p>
          </table:table-cell>
          <table:table-cell table:formula="of:=[.U37]+IF([.$A37]&gt;=[.V$2];INDEX([.V$3:.V37];[.$A37]-[.V$2]+1;1);0)" office:value-type="float" office:value="157" calcext:value-type="float">
            <text:p>157</text:p>
          </table:table-cell>
          <table:table-cell table:formula="of:=[.V37]+IF([.$A37]&gt;=[.W$2];INDEX([.W$3:.W37];[.$A37]-[.W$2]+1;1);0)" office:value-type="float" office:value="157" calcext:value-type="float">
            <text:p>157</text:p>
          </table:table-cell>
          <table:table-cell table:formula="of:=[.W37]+IF([.$A37]&gt;=[.X$2];INDEX([.X$3:.X37];[.$A37]-[.X$2]+1;1);0)" office:value-type="float" office:value="157" calcext:value-type="float">
            <text:p>157</text:p>
          </table:table-cell>
          <table:table-cell table:formula="of:=[.X37]+IF([.$A37]&gt;=[.Y$2];INDEX([.Y$3:.Y37];[.$A37]-[.Y$2]+1;1);0)" office:value-type="float" office:value="157" calcext:value-type="float">
            <text:p>157</text:p>
          </table:table-cell>
          <table:table-cell table:formula="of:=[.Y37]+IF([.$A37]&gt;=[.Z$2];INDEX([.Z$3:.Z37];[.$A37]-[.Z$2]+1;1);0)" office:value-type="float" office:value="157" calcext:value-type="float">
            <text:p>157</text:p>
          </table:table-cell>
          <table:table-cell table:formula="of:=[.Z37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" office:value-type="float" office:value="0" calcext:value-type="float">
            <text:p>0</text:p>
          </table:table-cell>
          <table:table-cell table:formula="of:=[.B38]+IF([.$A38]&gt;=[.C$2];INDEX([.C$3:.C38];[.$A38]-[.C$2]+1;1);0)" office:value-type="float" office:value="6" calcext:value-type="float">
            <text:p>6</text:p>
          </table:table-cell>
          <table:table-cell table:formula="of:=[.C38]+IF([.$A38]&gt;=[.D$2];INDEX([.D$3:.D38];[.$A38]-[.D$2]+1;1);0)" office:value-type="float" office:value="27" calcext:value-type="float">
            <text:p>27</text:p>
          </table:table-cell>
          <table:table-cell table:formula="of:=[.D38]+IF([.$A38]&gt;=[.E$2];INDEX([.E$3:.E38];[.$A38]-[.E$2]+1;1);0)" office:value-type="float" office:value="65" calcext:value-type="float">
            <text:p>65</text:p>
          </table:table-cell>
          <table:table-cell table:formula="of:=[.E38]+IF([.$A38]&gt;=[.F$2];INDEX([.F$3:.F38];[.$A38]-[.F$2]+1;1);0)" office:value-type="float" office:value="100" calcext:value-type="float">
            <text:p>100</text:p>
          </table:table-cell>
          <table:table-cell table:formula="of:=[.F38]+IF([.$A38]&gt;=[.G$2];INDEX([.G$3:.G38];[.$A38]-[.G$2]+1;1);0)" office:value-type="float" office:value="132" calcext:value-type="float">
            <text:p>132</text:p>
          </table:table-cell>
          <table:table-cell table:formula="of:=[.G38]+IF([.$A38]&gt;=[.H$2];INDEX([.H$3:.H38];[.$A38]-[.H$2]+1;1);0)" office:value-type="float" office:value="151" calcext:value-type="float">
            <text:p>151</text:p>
          </table:table-cell>
          <table:table-cell table:formula="of:=[.H38]+IF([.$A38]&gt;=[.I$2];INDEX([.I$3:.I38];[.$A38]-[.I$2]+1;1);0)" office:value-type="float" office:value="165" calcext:value-type="float">
            <text:p>165</text:p>
          </table:table-cell>
          <table:table-cell table:formula="of:=[.I38]+IF([.$A38]&gt;=[.J$2];INDEX([.J$3:.J38];[.$A38]-[.J$2]+1;1);0)" office:value-type="float" office:value="172" calcext:value-type="float">
            <text:p>172</text:p>
          </table:table-cell>
          <table:table-cell table:formula="of:=[.J38]+IF([.$A38]&gt;=[.K$2];INDEX([.K$3:.K38];[.$A38]-[.K$2]+1;1);0)" office:value-type="float" office:value="174" calcext:value-type="float">
            <text:p>174</text:p>
          </table:table-cell>
          <table:table-cell table:formula="of:=[.K38]+IF([.$A38]&gt;=[.L$2];INDEX([.L$3:.L38];[.$A38]-[.L$2]+1;1);0)" office:value-type="float" office:value="175" calcext:value-type="float">
            <text:p>175</text:p>
          </table:table-cell>
          <table:table-cell table:formula="of:=[.L38]+IF([.$A38]&gt;=[.M$2];INDEX([.M$3:.M38];[.$A38]-[.M$2]+1;1);0)" office:value-type="float" office:value="175" calcext:value-type="float">
            <text:p>175</text:p>
          </table:table-cell>
          <table:table-cell table:formula="of:=[.M38]+IF([.$A38]&gt;=[.N$2];INDEX([.N$3:.N38];[.$A38]-[.N$2]+1;1);0)" office:value-type="float" office:value="175" calcext:value-type="float">
            <text:p>175</text:p>
          </table:table-cell>
          <table:table-cell table:formula="of:=[.N38]+IF([.$A38]&gt;=[.O$2];INDEX([.O$3:.O38];[.$A38]-[.O$2]+1;1);0)" office:value-type="float" office:value="175" calcext:value-type="float">
            <text:p>175</text:p>
          </table:table-cell>
          <table:table-cell table:formula="of:=[.O38]+IF([.$A38]&gt;=[.P$2];INDEX([.P$3:.P38];[.$A38]-[.P$2]+1;1);0)" office:value-type="float" office:value="175" calcext:value-type="float">
            <text:p>175</text:p>
          </table:table-cell>
          <table:table-cell table:formula="of:=[.P38]+IF([.$A38]&gt;=[.Q$2];INDEX([.Q$3:.Q38];[.$A38]-[.Q$2]+1;1);0)" office:value-type="float" office:value="175" calcext:value-type="float">
            <text:p>175</text:p>
          </table:table-cell>
          <table:table-cell table:formula="of:=[.Q38]+IF([.$A38]&gt;=[.R$2];INDEX([.R$3:.R38];[.$A38]-[.R$2]+1;1);0)" office:value-type="float" office:value="175" calcext:value-type="float">
            <text:p>175</text:p>
          </table:table-cell>
          <table:table-cell table:formula="of:=[.R38]+IF([.$A38]&gt;=[.S$2];INDEX([.S$3:.S38];[.$A38]-[.S$2]+1;1);0)" office:value-type="float" office:value="175" calcext:value-type="float">
            <text:p>175</text:p>
          </table:table-cell>
          <table:table-cell table:formula="of:=[.S38]+IF([.$A38]&gt;=[.T$2];INDEX([.T$3:.T38];[.$A38]-[.T$2]+1;1);0)" office:value-type="float" office:value="175" calcext:value-type="float">
            <text:p>175</text:p>
          </table:table-cell>
          <table:table-cell table:formula="of:=[.T38]+IF([.$A38]&gt;=[.U$2];INDEX([.U$3:.U38];[.$A38]-[.U$2]+1;1);0)" office:value-type="float" office:value="175" calcext:value-type="float">
            <text:p>175</text:p>
          </table:table-cell>
          <table:table-cell table:formula="of:=[.U38]+IF([.$A38]&gt;=[.V$2];INDEX([.V$3:.V38];[.$A38]-[.V$2]+1;1);0)" office:value-type="float" office:value="175" calcext:value-type="float">
            <text:p>175</text:p>
          </table:table-cell>
          <table:table-cell table:formula="of:=[.V38]+IF([.$A38]&gt;=[.W$2];INDEX([.W$3:.W38];[.$A38]-[.W$2]+1;1);0)" office:value-type="float" office:value="175" calcext:value-type="float">
            <text:p>175</text:p>
          </table:table-cell>
          <table:table-cell table:formula="of:=[.W38]+IF([.$A38]&gt;=[.X$2];INDEX([.X$3:.X38];[.$A38]-[.X$2]+1;1);0)" office:value-type="float" office:value="175" calcext:value-type="float">
            <text:p>175</text:p>
          </table:table-cell>
          <table:table-cell table:formula="of:=[.X38]+IF([.$A38]&gt;=[.Y$2];INDEX([.Y$3:.Y38];[.$A38]-[.Y$2]+1;1);0)" office:value-type="float" office:value="175" calcext:value-type="float">
            <text:p>175</text:p>
          </table:table-cell>
          <table:table-cell table:formula="of:=[.Y38]+IF([.$A38]&gt;=[.Z$2];INDEX([.Z$3:.Z38];[.$A38]-[.Z$2]+1;1);0)" office:value-type="float" office:value="175" calcext:value-type="float">
            <text:p>175</text:p>
          </table:table-cell>
          <table:table-cell table:formula="of:=[.Z38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" office:value-type="float" office:value="1" calcext:value-type="float">
            <text:p>1</text:p>
          </table:table-cell>
          <table:table-cell table:formula="of:=[.B39]+IF([.$A39]&gt;=[.C$2];INDEX([.C$3:.C39];[.$A39]-[.C$2]+1;1);0)" office:value-type="float" office:value="7" calcext:value-type="float">
            <text:p>7</text:p>
          </table:table-cell>
          <table:table-cell table:formula="of:=[.C39]+IF([.$A39]&gt;=[.D$2];INDEX([.D$3:.D39];[.$A39]-[.D$2]+1;1);0)" office:value-type="float" office:value="28" calcext:value-type="float">
            <text:p>28</text:p>
          </table:table-cell>
          <table:table-cell table:formula="of:=[.D39]+IF([.$A39]&gt;=[.E$2];INDEX([.E$3:.E39];[.$A39]-[.E$2]+1;1);0)" office:value-type="float" office:value="69" calcext:value-type="float">
            <text:p>69</text:p>
          </table:table-cell>
          <table:table-cell table:formula="of:=[.E39]+IF([.$A39]&gt;=[.F$2];INDEX([.F$3:.F39];[.$A39]-[.F$2]+1;1);0)" office:value-type="float" office:value="108" calcext:value-type="float">
            <text:p>108</text:p>
          </table:table-cell>
          <table:table-cell table:formula="of:=[.F39]+IF([.$A39]&gt;=[.G$2];INDEX([.G$3:.G39];[.$A39]-[.G$2]+1;1);0)" office:value-type="float" office:value="144" calcext:value-type="float">
            <text:p>144</text:p>
          </table:table-cell>
          <table:table-cell table:formula="of:=[.G39]+IF([.$A39]&gt;=[.H$2];INDEX([.H$3:.H39];[.$A39]-[.H$2]+1;1);0)" office:value-type="float" office:value="166" calcext:value-type="float">
            <text:p>166</text:p>
          </table:table-cell>
          <table:table-cell table:formula="of:=[.H39]+IF([.$A39]&gt;=[.I$2];INDEX([.I$3:.I39];[.$A39]-[.I$2]+1;1);0)" office:value-type="float" office:value="183" calcext:value-type="float">
            <text:p>183</text:p>
          </table:table-cell>
          <table:table-cell table:formula="of:=[.I39]+IF([.$A39]&gt;=[.J$2];INDEX([.J$3:.J39];[.$A39]-[.J$2]+1;1);0)" office:value-type="float" office:value="192" calcext:value-type="float">
            <text:p>192</text:p>
          </table:table-cell>
          <table:table-cell table:formula="of:=[.J39]+IF([.$A39]&gt;=[.K$2];INDEX([.K$3:.K39];[.$A39]-[.K$2]+1;1);0)" office:value-type="float" office:value="195" calcext:value-type="float">
            <text:p>195</text:p>
          </table:table-cell>
          <table:table-cell table:formula="of:=[.K39]+IF([.$A39]&gt;=[.L$2];INDEX([.L$3:.L39];[.$A39]-[.L$2]+1;1);0)" office:value-type="float" office:value="197" calcext:value-type="float">
            <text:p>197</text:p>
          </table:table-cell>
          <table:table-cell table:formula="of:=[.L39]+IF([.$A39]&gt;=[.M$2];INDEX([.M$3:.M39];[.$A39]-[.M$2]+1;1);0)" office:value-type="float" office:value="197" calcext:value-type="float">
            <text:p>197</text:p>
          </table:table-cell>
          <table:table-cell table:formula="of:=[.M39]+IF([.$A39]&gt;=[.N$2];INDEX([.N$3:.N39];[.$A39]-[.N$2]+1;1);0)" office:value-type="float" office:value="197" calcext:value-type="float">
            <text:p>197</text:p>
          </table:table-cell>
          <table:table-cell table:formula="of:=[.N39]+IF([.$A39]&gt;=[.O$2];INDEX([.O$3:.O39];[.$A39]-[.O$2]+1;1);0)" office:value-type="float" office:value="197" calcext:value-type="float">
            <text:p>197</text:p>
          </table:table-cell>
          <table:table-cell table:formula="of:=[.O39]+IF([.$A39]&gt;=[.P$2];INDEX([.P$3:.P39];[.$A39]-[.P$2]+1;1);0)" office:value-type="float" office:value="197" calcext:value-type="float">
            <text:p>197</text:p>
          </table:table-cell>
          <table:table-cell table:formula="of:=[.P39]+IF([.$A39]&gt;=[.Q$2];INDEX([.Q$3:.Q39];[.$A39]-[.Q$2]+1;1);0)" office:value-type="float" office:value="197" calcext:value-type="float">
            <text:p>197</text:p>
          </table:table-cell>
          <table:table-cell table:formula="of:=[.Q39]+IF([.$A39]&gt;=[.R$2];INDEX([.R$3:.R39];[.$A39]-[.R$2]+1;1);0)" office:value-type="float" office:value="197" calcext:value-type="float">
            <text:p>197</text:p>
          </table:table-cell>
          <table:table-cell table:formula="of:=[.R39]+IF([.$A39]&gt;=[.S$2];INDEX([.S$3:.S39];[.$A39]-[.S$2]+1;1);0)" office:value-type="float" office:value="197" calcext:value-type="float">
            <text:p>197</text:p>
          </table:table-cell>
          <table:table-cell table:formula="of:=[.S39]+IF([.$A39]&gt;=[.T$2];INDEX([.T$3:.T39];[.$A39]-[.T$2]+1;1);0)" office:value-type="float" office:value="197" calcext:value-type="float">
            <text:p>197</text:p>
          </table:table-cell>
          <table:table-cell table:formula="of:=[.T39]+IF([.$A39]&gt;=[.U$2];INDEX([.U$3:.U39];[.$A39]-[.U$2]+1;1);0)" office:value-type="float" office:value="197" calcext:value-type="float">
            <text:p>197</text:p>
          </table:table-cell>
          <table:table-cell table:formula="of:=[.U39]+IF([.$A39]&gt;=[.V$2];INDEX([.V$3:.V39];[.$A39]-[.V$2]+1;1);0)" office:value-type="float" office:value="197" calcext:value-type="float">
            <text:p>197</text:p>
          </table:table-cell>
          <table:table-cell table:formula="of:=[.V39]+IF([.$A39]&gt;=[.W$2];INDEX([.W$3:.W39];[.$A39]-[.W$2]+1;1);0)" office:value-type="float" office:value="197" calcext:value-type="float">
            <text:p>197</text:p>
          </table:table-cell>
          <table:table-cell table:formula="of:=[.W39]+IF([.$A39]&gt;=[.X$2];INDEX([.X$3:.X39];[.$A39]-[.X$2]+1;1);0)" office:value-type="float" office:value="197" calcext:value-type="float">
            <text:p>197</text:p>
          </table:table-cell>
          <table:table-cell table:formula="of:=[.X39]+IF([.$A39]&gt;=[.Y$2];INDEX([.Y$3:.Y39];[.$A39]-[.Y$2]+1;1);0)" office:value-type="float" office:value="197" calcext:value-type="float">
            <text:p>197</text:p>
          </table:table-cell>
          <table:table-cell table:formula="of:=[.Y39]+IF([.$A39]&gt;=[.Z$2];INDEX([.Z$3:.Z39];[.$A39]-[.Z$2]+1;1);0)" office:value-type="float" office:value="197" calcext:value-type="float">
            <text:p>197</text:p>
          </table:table-cell>
          <table:table-cell table:formula="of:=[.Z39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" office:value-type="float" office:value="0" calcext:value-type="float">
            <text:p>0</text:p>
          </table:table-cell>
          <table:table-cell table:formula="of:=[.B40]+IF([.$A40]&gt;=[.C$2];INDEX([.C$3:.C40];[.$A40]-[.C$2]+1;1);0)" office:value-type="float" office:value="6" calcext:value-type="float">
            <text:p>6</text:p>
          </table:table-cell>
          <table:table-cell table:formula="of:=[.C40]+IF([.$A40]&gt;=[.D$2];INDEX([.D$3:.D40];[.$A40]-[.D$2]+1;1);0)" office:value-type="float" office:value="29" calcext:value-type="float">
            <text:p>29</text:p>
          </table:table-cell>
          <table:table-cell table:formula="of:=[.D40]+IF([.$A40]&gt;=[.E$2];INDEX([.E$3:.E40];[.$A40]-[.E$2]+1;1);0)" office:value-type="float" office:value="74" calcext:value-type="float">
            <text:p>74</text:p>
          </table:table-cell>
          <table:table-cell table:formula="of:=[.E40]+IF([.$A40]&gt;=[.F$2];INDEX([.F$3:.F40];[.$A40]-[.F$2]+1;1);0)" office:value-type="float" office:value="117" calcext:value-type="float">
            <text:p>117</text:p>
          </table:table-cell>
          <table:table-cell table:formula="of:=[.F40]+IF([.$A40]&gt;=[.G$2];INDEX([.G$3:.G40];[.$A40]-[.G$2]+1;1);0)" office:value-type="float" office:value="158" calcext:value-type="float">
            <text:p>158</text:p>
          </table:table-cell>
          <table:table-cell table:formula="of:=[.G40]+IF([.$A40]&gt;=[.H$2];INDEX([.H$3:.H40];[.$A40]-[.H$2]+1;1);0)" office:value-type="float" office:value="184" calcext:value-type="float">
            <text:p>184</text:p>
          </table:table-cell>
          <table:table-cell table:formula="of:=[.H40]+IF([.$A40]&gt;=[.I$2];INDEX([.I$3:.I40];[.$A40]-[.I$2]+1;1);0)" office:value-type="float" office:value="203" calcext:value-type="float">
            <text:p>203</text:p>
          </table:table-cell>
          <table:table-cell table:formula="of:=[.I40]+IF([.$A40]&gt;=[.J$2];INDEX([.J$3:.J40];[.$A40]-[.J$2]+1;1);0)" office:value-type="float" office:value="213" calcext:value-type="float">
            <text:p>213</text:p>
          </table:table-cell>
          <table:table-cell table:formula="of:=[.J40]+IF([.$A40]&gt;=[.K$2];INDEX([.K$3:.K40];[.$A40]-[.K$2]+1;1);0)" office:value-type="float" office:value="216" calcext:value-type="float">
            <text:p>216</text:p>
          </table:table-cell>
          <table:table-cell table:formula="of:=[.K40]+IF([.$A40]&gt;=[.L$2];INDEX([.L$3:.L40];[.$A40]-[.L$2]+1;1);0)" office:value-type="float" office:value="218" calcext:value-type="float">
            <text:p>218</text:p>
          </table:table-cell>
          <table:table-cell table:formula="of:=[.L40]+IF([.$A40]&gt;=[.M$2];INDEX([.M$3:.M40];[.$A40]-[.M$2]+1;1);0)" office:value-type="float" office:value="219" calcext:value-type="float">
            <text:p>219</text:p>
          </table:table-cell>
          <table:table-cell table:formula="of:=[.M40]+IF([.$A40]&gt;=[.N$2];INDEX([.N$3:.N40];[.$A40]-[.N$2]+1;1);0)" office:value-type="float" office:value="219" calcext:value-type="float">
            <text:p>219</text:p>
          </table:table-cell>
          <table:table-cell table:formula="of:=[.N40]+IF([.$A40]&gt;=[.O$2];INDEX([.O$3:.O40];[.$A40]-[.O$2]+1;1);0)" office:value-type="float" office:value="219" calcext:value-type="float">
            <text:p>219</text:p>
          </table:table-cell>
          <table:table-cell table:formula="of:=[.O40]+IF([.$A40]&gt;=[.P$2];INDEX([.P$3:.P40];[.$A40]-[.P$2]+1;1);0)" office:value-type="float" office:value="219" calcext:value-type="float">
            <text:p>219</text:p>
          </table:table-cell>
          <table:table-cell table:formula="of:=[.P40]+IF([.$A40]&gt;=[.Q$2];INDEX([.Q$3:.Q40];[.$A40]-[.Q$2]+1;1);0)" office:value-type="float" office:value="219" calcext:value-type="float">
            <text:p>219</text:p>
          </table:table-cell>
          <table:table-cell table:formula="of:=[.Q40]+IF([.$A40]&gt;=[.R$2];INDEX([.R$3:.R40];[.$A40]-[.R$2]+1;1);0)" office:value-type="float" office:value="219" calcext:value-type="float">
            <text:p>219</text:p>
          </table:table-cell>
          <table:table-cell table:formula="of:=[.R40]+IF([.$A40]&gt;=[.S$2];INDEX([.S$3:.S40];[.$A40]-[.S$2]+1;1);0)" office:value-type="float" office:value="219" calcext:value-type="float">
            <text:p>219</text:p>
          </table:table-cell>
          <table:table-cell table:formula="of:=[.S40]+IF([.$A40]&gt;=[.T$2];INDEX([.T$3:.T40];[.$A40]-[.T$2]+1;1);0)" office:value-type="float" office:value="219" calcext:value-type="float">
            <text:p>219</text:p>
          </table:table-cell>
          <table:table-cell table:formula="of:=[.T40]+IF([.$A40]&gt;=[.U$2];INDEX([.U$3:.U40];[.$A40]-[.U$2]+1;1);0)" office:value-type="float" office:value="219" calcext:value-type="float">
            <text:p>219</text:p>
          </table:table-cell>
          <table:table-cell table:formula="of:=[.U40]+IF([.$A40]&gt;=[.V$2];INDEX([.V$3:.V40];[.$A40]-[.V$2]+1;1);0)" office:value-type="float" office:value="219" calcext:value-type="float">
            <text:p>219</text:p>
          </table:table-cell>
          <table:table-cell table:formula="of:=[.V40]+IF([.$A40]&gt;=[.W$2];INDEX([.W$3:.W40];[.$A40]-[.W$2]+1;1);0)" office:value-type="float" office:value="219" calcext:value-type="float">
            <text:p>219</text:p>
          </table:table-cell>
          <table:table-cell table:formula="of:=[.W40]+IF([.$A40]&gt;=[.X$2];INDEX([.X$3:.X40];[.$A40]-[.X$2]+1;1);0)" office:value-type="float" office:value="219" calcext:value-type="float">
            <text:p>219</text:p>
          </table:table-cell>
          <table:table-cell table:formula="of:=[.X40]+IF([.$A40]&gt;=[.Y$2];INDEX([.Y$3:.Y40];[.$A40]-[.Y$2]+1;1);0)" office:value-type="float" office:value="219" calcext:value-type="float">
            <text:p>219</text:p>
          </table:table-cell>
          <table:table-cell table:formula="of:=[.Y40]+IF([.$A40]&gt;=[.Z$2];INDEX([.Z$3:.Z40];[.$A40]-[.Z$2]+1;1);0)" office:value-type="float" office:value="219" calcext:value-type="float">
            <text:p>219</text:p>
          </table:table-cell>
          <table:table-cell table:formula="of:=[.Z40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" office:value-type="float" office:value="1" calcext:value-type="float">
            <text:p>1</text:p>
          </table:table-cell>
          <table:table-cell table:formula="of:=[.B41]+IF([.$A41]&gt;=[.C$2];INDEX([.C$3:.C41];[.$A41]-[.C$2]+1;1);0)" office:value-type="float" office:value="7" calcext:value-type="float">
            <text:p>7</text:p>
          </table:table-cell>
          <table:table-cell table:formula="of:=[.C41]+IF([.$A41]&gt;=[.D$2];INDEX([.D$3:.D41];[.$A41]-[.D$2]+1;1);0)" office:value-type="float" office:value="31" calcext:value-type="float">
            <text:p>31</text:p>
          </table:table-cell>
          <table:table-cell table:formula="of:=[.D41]+IF([.$A41]&gt;=[.E$2];INDEX([.E$3:.E41];[.$A41]-[.E$2]+1;1);0)" office:value-type="float" office:value="79" calcext:value-type="float">
            <text:p>79</text:p>
          </table:table-cell>
          <table:table-cell table:formula="of:=[.E41]+IF([.$A41]&gt;=[.F$2];INDEX([.F$3:.F41];[.$A41]-[.F$2]+1;1);0)" office:value-type="float" office:value="127" calcext:value-type="float">
            <text:p>127</text:p>
          </table:table-cell>
          <table:table-cell table:formula="of:=[.F41]+IF([.$A41]&gt;=[.G$2];INDEX([.G$3:.G41];[.$A41]-[.G$2]+1;1);0)" office:value-type="float" office:value="173" calcext:value-type="float">
            <text:p>173</text:p>
          </table:table-cell>
          <table:table-cell table:formula="of:=[.G41]+IF([.$A41]&gt;=[.H$2];INDEX([.H$3:.H41];[.$A41]-[.H$2]+1;1);0)" office:value-type="float" office:value="202" calcext:value-type="float">
            <text:p>202</text:p>
          </table:table-cell>
          <table:table-cell table:formula="of:=[.H41]+IF([.$A41]&gt;=[.I$2];INDEX([.I$3:.I41];[.$A41]-[.I$2]+1;1);0)" office:value-type="float" office:value="225" calcext:value-type="float">
            <text:p>225</text:p>
          </table:table-cell>
          <table:table-cell table:formula="of:=[.I41]+IF([.$A41]&gt;=[.J$2];INDEX([.J$3:.J41];[.$A41]-[.J$2]+1;1);0)" office:value-type="float" office:value="237" calcext:value-type="float">
            <text:p>237</text:p>
          </table:table-cell>
          <table:table-cell table:formula="of:=[.J41]+IF([.$A41]&gt;=[.K$2];INDEX([.K$3:.K41];[.$A41]-[.K$2]+1;1);0)" office:value-type="float" office:value="241" calcext:value-type="float">
            <text:p>241</text:p>
          </table:table-cell>
          <table:table-cell table:formula="of:=[.K41]+IF([.$A41]&gt;=[.L$2];INDEX([.L$3:.L41];[.$A41]-[.L$2]+1;1);0)" office:value-type="float" office:value="244" calcext:value-type="float">
            <text:p>244</text:p>
          </table:table-cell>
          <table:table-cell table:formula="of:=[.L41]+IF([.$A41]&gt;=[.M$2];INDEX([.M$3:.M41];[.$A41]-[.M$2]+1;1);0)" office:value-type="float" office:value="244" calcext:value-type="float">
            <text:p>244</text:p>
          </table:table-cell>
          <table:table-cell table:formula="of:=[.M41]+IF([.$A41]&gt;=[.N$2];INDEX([.N$3:.N41];[.$A41]-[.N$2]+1;1);0)" office:value-type="float" office:value="244" calcext:value-type="float">
            <text:p>244</text:p>
          </table:table-cell>
          <table:table-cell table:formula="of:=[.N41]+IF([.$A41]&gt;=[.O$2];INDEX([.O$3:.O41];[.$A41]-[.O$2]+1;1);0)" office:value-type="float" office:value="244" calcext:value-type="float">
            <text:p>244</text:p>
          </table:table-cell>
          <table:table-cell table:formula="of:=[.O41]+IF([.$A41]&gt;=[.P$2];INDEX([.P$3:.P41];[.$A41]-[.P$2]+1;1);0)" office:value-type="float" office:value="244" calcext:value-type="float">
            <text:p>244</text:p>
          </table:table-cell>
          <table:table-cell table:formula="of:=[.P41]+IF([.$A41]&gt;=[.Q$2];INDEX([.Q$3:.Q41];[.$A41]-[.Q$2]+1;1);0)" office:value-type="float" office:value="244" calcext:value-type="float">
            <text:p>244</text:p>
          </table:table-cell>
          <table:table-cell table:formula="of:=[.Q41]+IF([.$A41]&gt;=[.R$2];INDEX([.R$3:.R41];[.$A41]-[.R$2]+1;1);0)" office:value-type="float" office:value="244" calcext:value-type="float">
            <text:p>244</text:p>
          </table:table-cell>
          <table:table-cell table:formula="of:=[.R41]+IF([.$A41]&gt;=[.S$2];INDEX([.S$3:.S41];[.$A41]-[.S$2]+1;1);0)" office:value-type="float" office:value="244" calcext:value-type="float">
            <text:p>244</text:p>
          </table:table-cell>
          <table:table-cell table:formula="of:=[.S41]+IF([.$A41]&gt;=[.T$2];INDEX([.T$3:.T41];[.$A41]-[.T$2]+1;1);0)" office:value-type="float" office:value="244" calcext:value-type="float">
            <text:p>244</text:p>
          </table:table-cell>
          <table:table-cell table:formula="of:=[.T41]+IF([.$A41]&gt;=[.U$2];INDEX([.U$3:.U41];[.$A41]-[.U$2]+1;1);0)" office:value-type="float" office:value="244" calcext:value-type="float">
            <text:p>244</text:p>
          </table:table-cell>
          <table:table-cell table:formula="of:=[.U41]+IF([.$A41]&gt;=[.V$2];INDEX([.V$3:.V41];[.$A41]-[.V$2]+1;1);0)" office:value-type="float" office:value="244" calcext:value-type="float">
            <text:p>244</text:p>
          </table:table-cell>
          <table:table-cell table:formula="of:=[.V41]+IF([.$A41]&gt;=[.W$2];INDEX([.W$3:.W41];[.$A41]-[.W$2]+1;1);0)" office:value-type="float" office:value="244" calcext:value-type="float">
            <text:p>244</text:p>
          </table:table-cell>
          <table:table-cell table:formula="of:=[.W41]+IF([.$A41]&gt;=[.X$2];INDEX([.X$3:.X41];[.$A41]-[.X$2]+1;1);0)" office:value-type="float" office:value="244" calcext:value-type="float">
            <text:p>244</text:p>
          </table:table-cell>
          <table:table-cell table:formula="of:=[.X41]+IF([.$A41]&gt;=[.Y$2];INDEX([.Y$3:.Y41];[.$A41]-[.Y$2]+1;1);0)" office:value-type="float" office:value="244" calcext:value-type="float">
            <text:p>244</text:p>
          </table:table-cell>
          <table:table-cell table:formula="of:=[.Y41]+IF([.$A41]&gt;=[.Z$2];INDEX([.Z$3:.Z41];[.$A41]-[.Z$2]+1;1);0)" office:value-type="float" office:value="244" calcext:value-type="float">
            <text:p>244</text:p>
          </table:table-cell>
          <table:table-cell table:formula="of:=[.Z41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" office:value-type="float" office:value="0" calcext:value-type="float">
            <text:p>0</text:p>
          </table:table-cell>
          <table:table-cell table:formula="of:=[.B42]+IF([.$A42]&gt;=[.C$2];INDEX([.C$3:.C42];[.$A42]-[.C$2]+1;1);0)" office:value-type="float" office:value="7" calcext:value-type="float">
            <text:p>7</text:p>
          </table:table-cell>
          <table:table-cell table:formula="of:=[.C42]+IF([.$A42]&gt;=[.D$2];INDEX([.D$3:.D42];[.$A42]-[.D$2]+1;1);0)" office:value-type="float" office:value="32" calcext:value-type="float">
            <text:p>32</text:p>
          </table:table-cell>
          <table:table-cell table:formula="of:=[.D42]+IF([.$A42]&gt;=[.E$2];INDEX([.E$3:.E42];[.$A42]-[.E$2]+1;1);0)" office:value-type="float" office:value="84" calcext:value-type="float">
            <text:p>84</text:p>
          </table:table-cell>
          <table:table-cell table:formula="of:=[.E42]+IF([.$A42]&gt;=[.F$2];INDEX([.F$3:.F42];[.$A42]-[.F$2]+1;1);0)" office:value-type="float" office:value="137" calcext:value-type="float">
            <text:p>137</text:p>
          </table:table-cell>
          <table:table-cell table:formula="of:=[.F42]+IF([.$A42]&gt;=[.G$2];INDEX([.G$3:.G42];[.$A42]-[.G$2]+1;1);0)" office:value-type="float" office:value="189" calcext:value-type="float">
            <text:p>189</text:p>
          </table:table-cell>
          <table:table-cell table:formula="of:=[.G42]+IF([.$A42]&gt;=[.H$2];INDEX([.H$3:.H42];[.$A42]-[.H$2]+1;1);0)" office:value-type="float" office:value="223" calcext:value-type="float">
            <text:p>223</text:p>
          </table:table-cell>
          <table:table-cell table:formula="of:=[.H42]+IF([.$A42]&gt;=[.I$2];INDEX([.I$3:.I42];[.$A42]-[.I$2]+1;1);0)" office:value-type="float" office:value="249" calcext:value-type="float">
            <text:p>249</text:p>
          </table:table-cell>
          <table:table-cell table:formula="of:=[.I42]+IF([.$A42]&gt;=[.J$2];INDEX([.J$3:.J42];[.$A42]-[.J$2]+1;1);0)" office:value-type="float" office:value="263" calcext:value-type="float">
            <text:p>263</text:p>
          </table:table-cell>
          <table:table-cell table:formula="of:=[.J42]+IF([.$A42]&gt;=[.K$2];INDEX([.K$3:.K42];[.$A42]-[.K$2]+1;1);0)" office:value-type="float" office:value="268" calcext:value-type="float">
            <text:p>268</text:p>
          </table:table-cell>
          <table:table-cell table:formula="of:=[.K42]+IF([.$A42]&gt;=[.L$2];INDEX([.L$3:.L42];[.$A42]-[.L$2]+1;1);0)" office:value-type="float" office:value="271" calcext:value-type="float">
            <text:p>271</text:p>
          </table:table-cell>
          <table:table-cell table:formula="of:=[.L42]+IF([.$A42]&gt;=[.M$2];INDEX([.M$3:.M42];[.$A42]-[.M$2]+1;1);0)" office:value-type="float" office:value="272" calcext:value-type="float">
            <text:p>272</text:p>
          </table:table-cell>
          <table:table-cell table:formula="of:=[.M42]+IF([.$A42]&gt;=[.N$2];INDEX([.N$3:.N42];[.$A42]-[.N$2]+1;1);0)" office:value-type="float" office:value="272" calcext:value-type="float">
            <text:p>272</text:p>
          </table:table-cell>
          <table:table-cell table:formula="of:=[.N42]+IF([.$A42]&gt;=[.O$2];INDEX([.O$3:.O42];[.$A42]-[.O$2]+1;1);0)" office:value-type="float" office:value="272" calcext:value-type="float">
            <text:p>272</text:p>
          </table:table-cell>
          <table:table-cell table:formula="of:=[.O42]+IF([.$A42]&gt;=[.P$2];INDEX([.P$3:.P42];[.$A42]-[.P$2]+1;1);0)" office:value-type="float" office:value="272" calcext:value-type="float">
            <text:p>272</text:p>
          </table:table-cell>
          <table:table-cell table:formula="of:=[.P42]+IF([.$A42]&gt;=[.Q$2];INDEX([.Q$3:.Q42];[.$A42]-[.Q$2]+1;1);0)" office:value-type="float" office:value="272" calcext:value-type="float">
            <text:p>272</text:p>
          </table:table-cell>
          <table:table-cell table:formula="of:=[.Q42]+IF([.$A42]&gt;=[.R$2];INDEX([.R$3:.R42];[.$A42]-[.R$2]+1;1);0)" office:value-type="float" office:value="272" calcext:value-type="float">
            <text:p>272</text:p>
          </table:table-cell>
          <table:table-cell table:formula="of:=[.R42]+IF([.$A42]&gt;=[.S$2];INDEX([.S$3:.S42];[.$A42]-[.S$2]+1;1);0)" office:value-type="float" office:value="272" calcext:value-type="float">
            <text:p>272</text:p>
          </table:table-cell>
          <table:table-cell table:formula="of:=[.S42]+IF([.$A42]&gt;=[.T$2];INDEX([.T$3:.T42];[.$A42]-[.T$2]+1;1);0)" office:value-type="float" office:value="272" calcext:value-type="float">
            <text:p>272</text:p>
          </table:table-cell>
          <table:table-cell table:formula="of:=[.T42]+IF([.$A42]&gt;=[.U$2];INDEX([.U$3:.U42];[.$A42]-[.U$2]+1;1);0)" office:value-type="float" office:value="272" calcext:value-type="float">
            <text:p>272</text:p>
          </table:table-cell>
          <table:table-cell table:formula="of:=[.U42]+IF([.$A42]&gt;=[.V$2];INDEX([.V$3:.V42];[.$A42]-[.V$2]+1;1);0)" office:value-type="float" office:value="272" calcext:value-type="float">
            <text:p>272</text:p>
          </table:table-cell>
          <table:table-cell table:formula="of:=[.V42]+IF([.$A42]&gt;=[.W$2];INDEX([.W$3:.W42];[.$A42]-[.W$2]+1;1);0)" office:value-type="float" office:value="272" calcext:value-type="float">
            <text:p>272</text:p>
          </table:table-cell>
          <table:table-cell table:formula="of:=[.W42]+IF([.$A42]&gt;=[.X$2];INDEX([.X$3:.X42];[.$A42]-[.X$2]+1;1);0)" office:value-type="float" office:value="272" calcext:value-type="float">
            <text:p>272</text:p>
          </table:table-cell>
          <table:table-cell table:formula="of:=[.X42]+IF([.$A42]&gt;=[.Y$2];INDEX([.Y$3:.Y42];[.$A42]-[.Y$2]+1;1);0)" office:value-type="float" office:value="272" calcext:value-type="float">
            <text:p>272</text:p>
          </table:table-cell>
          <table:table-cell table:formula="of:=[.Y42]+IF([.$A42]&gt;=[.Z$2];INDEX([.Z$3:.Z42];[.$A42]-[.Z$2]+1;1);0)" office:value-type="float" office:value="272" calcext:value-type="float">
            <text:p>272</text:p>
          </table:table-cell>
          <table:table-cell table:formula="of:=[.Z42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" office:value-type="float" office:value="1" calcext:value-type="float">
            <text:p>1</text:p>
          </table:table-cell>
          <table:table-cell table:formula="of:=[.B43]+IF([.$A43]&gt;=[.C$2];INDEX([.C$3:.C43];[.$A43]-[.C$2]+1;1);0)" office:value-type="float" office:value="7" calcext:value-type="float">
            <text:p>7</text:p>
          </table:table-cell>
          <table:table-cell table:formula="of:=[.C43]+IF([.$A43]&gt;=[.D$2];INDEX([.D$3:.D43];[.$A43]-[.D$2]+1;1);0)" office:value-type="float" office:value="34" calcext:value-type="float">
            <text:p>34</text:p>
          </table:table-cell>
          <table:table-cell table:formula="of:=[.D43]+IF([.$A43]&gt;=[.E$2];INDEX([.E$3:.E43];[.$A43]-[.E$2]+1;1);0)" office:value-type="float" office:value="90" calcext:value-type="float">
            <text:p>90</text:p>
          </table:table-cell>
          <table:table-cell table:formula="of:=[.E43]+IF([.$A43]&gt;=[.F$2];INDEX([.F$3:.F43];[.$A43]-[.F$2]+1;1);0)" office:value-type="float" office:value="148" calcext:value-type="float">
            <text:p>148</text:p>
          </table:table-cell>
          <table:table-cell table:formula="of:=[.F43]+IF([.$A43]&gt;=[.G$2];INDEX([.G$3:.G43];[.$A43]-[.G$2]+1;1);0)" office:value-type="float" office:value="206" calcext:value-type="float">
            <text:p>206</text:p>
          </table:table-cell>
          <table:table-cell table:formula="of:=[.G43]+IF([.$A43]&gt;=[.H$2];INDEX([.H$3:.H43];[.$A43]-[.H$2]+1;1);0)" office:value-type="float" office:value="244" calcext:value-type="float">
            <text:p>244</text:p>
          </table:table-cell>
          <table:table-cell table:formula="of:=[.H43]+IF([.$A43]&gt;=[.I$2];INDEX([.I$3:.I43];[.$A43]-[.I$2]+1;1);0)" office:value-type="float" office:value="274" calcext:value-type="float">
            <text:p>274</text:p>
          </table:table-cell>
          <table:table-cell table:formula="of:=[.I43]+IF([.$A43]&gt;=[.J$2];INDEX([.J$3:.J43];[.$A43]-[.J$2]+1;1);0)" office:value-type="float" office:value="291" calcext:value-type="float">
            <text:p>291</text:p>
          </table:table-cell>
          <table:table-cell table:formula="of:=[.J43]+IF([.$A43]&gt;=[.K$2];INDEX([.K$3:.K43];[.$A43]-[.K$2]+1;1);0)" office:value-type="float" office:value="297" calcext:value-type="float">
            <text:p>297</text:p>
          </table:table-cell>
          <table:table-cell table:formula="of:=[.K43]+IF([.$A43]&gt;=[.L$2];INDEX([.L$3:.L43];[.$A43]-[.L$2]+1;1);0)" office:value-type="float" office:value="301" calcext:value-type="float">
            <text:p>301</text:p>
          </table:table-cell>
          <table:table-cell table:formula="of:=[.L43]+IF([.$A43]&gt;=[.M$2];INDEX([.M$3:.M43];[.$A43]-[.M$2]+1;1);0)" office:value-type="float" office:value="302" calcext:value-type="float">
            <text:p>302</text:p>
          </table:table-cell>
          <table:table-cell table:formula="of:=[.M43]+IF([.$A43]&gt;=[.N$2];INDEX([.N$3:.N43];[.$A43]-[.N$2]+1;1);0)" office:value-type="float" office:value="302" calcext:value-type="float">
            <text:p>302</text:p>
          </table:table-cell>
          <table:table-cell table:formula="of:=[.N43]+IF([.$A43]&gt;=[.O$2];INDEX([.O$3:.O43];[.$A43]-[.O$2]+1;1);0)" office:value-type="float" office:value="302" calcext:value-type="float">
            <text:p>302</text:p>
          </table:table-cell>
          <table:table-cell table:formula="of:=[.O43]+IF([.$A43]&gt;=[.P$2];INDEX([.P$3:.P43];[.$A43]-[.P$2]+1;1);0)" office:value-type="float" office:value="302" calcext:value-type="float">
            <text:p>302</text:p>
          </table:table-cell>
          <table:table-cell table:formula="of:=[.P43]+IF([.$A43]&gt;=[.Q$2];INDEX([.Q$3:.Q43];[.$A43]-[.Q$2]+1;1);0)" office:value-type="float" office:value="302" calcext:value-type="float">
            <text:p>302</text:p>
          </table:table-cell>
          <table:table-cell table:formula="of:=[.Q43]+IF([.$A43]&gt;=[.R$2];INDEX([.R$3:.R43];[.$A43]-[.R$2]+1;1);0)" office:value-type="float" office:value="302" calcext:value-type="float">
            <text:p>302</text:p>
          </table:table-cell>
          <table:table-cell table:formula="of:=[.R43]+IF([.$A43]&gt;=[.S$2];INDEX([.S$3:.S43];[.$A43]-[.S$2]+1;1);0)" office:value-type="float" office:value="302" calcext:value-type="float">
            <text:p>302</text:p>
          </table:table-cell>
          <table:table-cell table:formula="of:=[.S43]+IF([.$A43]&gt;=[.T$2];INDEX([.T$3:.T43];[.$A43]-[.T$2]+1;1);0)" office:value-type="float" office:value="302" calcext:value-type="float">
            <text:p>302</text:p>
          </table:table-cell>
          <table:table-cell table:formula="of:=[.T43]+IF([.$A43]&gt;=[.U$2];INDEX([.U$3:.U43];[.$A43]-[.U$2]+1;1);0)" office:value-type="float" office:value="302" calcext:value-type="float">
            <text:p>302</text:p>
          </table:table-cell>
          <table:table-cell table:formula="of:=[.U43]+IF([.$A43]&gt;=[.V$2];INDEX([.V$3:.V43];[.$A43]-[.V$2]+1;1);0)" office:value-type="float" office:value="302" calcext:value-type="float">
            <text:p>302</text:p>
          </table:table-cell>
          <table:table-cell table:formula="of:=[.V43]+IF([.$A43]&gt;=[.W$2];INDEX([.W$3:.W43];[.$A43]-[.W$2]+1;1);0)" office:value-type="float" office:value="302" calcext:value-type="float">
            <text:p>302</text:p>
          </table:table-cell>
          <table:table-cell table:formula="of:=[.W43]+IF([.$A43]&gt;=[.X$2];INDEX([.X$3:.X43];[.$A43]-[.X$2]+1;1);0)" office:value-type="float" office:value="302" calcext:value-type="float">
            <text:p>302</text:p>
          </table:table-cell>
          <table:table-cell table:formula="of:=[.X43]+IF([.$A43]&gt;=[.Y$2];INDEX([.Y$3:.Y43];[.$A43]-[.Y$2]+1;1);0)" office:value-type="float" office:value="302" calcext:value-type="float">
            <text:p>302</text:p>
          </table:table-cell>
          <table:table-cell table:formula="of:=[.Y43]+IF([.$A43]&gt;=[.Z$2];INDEX([.Z$3:.Z43];[.$A43]-[.Z$2]+1;1);0)" office:value-type="float" office:value="302" calcext:value-type="float">
            <text:p>302</text:p>
          </table:table-cell>
          <table:table-cell table:formula="of:=[.Z43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" office:value-type="float" office:value="0" calcext:value-type="float">
            <text:p>0</text:p>
          </table:table-cell>
          <table:table-cell table:formula="of:=[.B44]+IF([.$A44]&gt;=[.C$2];INDEX([.C$3:.C44];[.$A44]-[.C$2]+1;1);0)" office:value-type="float" office:value="7" calcext:value-type="float">
            <text:p>7</text:p>
          </table:table-cell>
          <table:table-cell table:formula="of:=[.C44]+IF([.$A44]&gt;=[.D$2];INDEX([.D$3:.D44];[.$A44]-[.D$2]+1;1);0)" office:value-type="float" office:value="35" calcext:value-type="float">
            <text:p>35</text:p>
          </table:table-cell>
          <table:table-cell table:formula="of:=[.D44]+IF([.$A44]&gt;=[.E$2];INDEX([.E$3:.E44];[.$A44]-[.E$2]+1;1);0)" office:value-type="float" office:value="95" calcext:value-type="float">
            <text:p>95</text:p>
          </table:table-cell>
          <table:table-cell table:formula="of:=[.E44]+IF([.$A44]&gt;=[.F$2];INDEX([.F$3:.F44];[.$A44]-[.F$2]+1;1);0)" office:value-type="float" office:value="159" calcext:value-type="float">
            <text:p>159</text:p>
          </table:table-cell>
          <table:table-cell table:formula="of:=[.F44]+IF([.$A44]&gt;=[.G$2];INDEX([.G$3:.G44];[.$A44]-[.G$2]+1;1);0)" office:value-type="float" office:value="224" calcext:value-type="float">
            <text:p>224</text:p>
          </table:table-cell>
          <table:table-cell table:formula="of:=[.G44]+IF([.$A44]&gt;=[.H$2];INDEX([.H$3:.H44];[.$A44]-[.H$2]+1;1);0)" office:value-type="float" office:value="268" calcext:value-type="float">
            <text:p>268</text:p>
          </table:table-cell>
          <table:table-cell table:formula="of:=[.H44]+IF([.$A44]&gt;=[.I$2];INDEX([.I$3:.I44];[.$A44]-[.I$2]+1;1);0)" office:value-type="float" office:value="303" calcext:value-type="float">
            <text:p>303</text:p>
          </table:table-cell>
          <table:table-cell table:formula="of:=[.I44]+IF([.$A44]&gt;=[.J$2];INDEX([.J$3:.J44];[.$A44]-[.J$2]+1;1);0)" office:value-type="float" office:value="322" calcext:value-type="float">
            <text:p>322</text:p>
          </table:table-cell>
          <table:table-cell table:formula="of:=[.J44]+IF([.$A44]&gt;=[.K$2];INDEX([.K$3:.K44];[.$A44]-[.K$2]+1;1);0)" office:value-type="float" office:value="329" calcext:value-type="float">
            <text:p>329</text:p>
          </table:table-cell>
          <table:table-cell table:formula="of:=[.K44]+IF([.$A44]&gt;=[.L$2];INDEX([.L$3:.L44];[.$A44]-[.L$2]+1;1);0)" office:value-type="float" office:value="334" calcext:value-type="float">
            <text:p>334</text:p>
          </table:table-cell>
          <table:table-cell table:formula="of:=[.L44]+IF([.$A44]&gt;=[.M$2];INDEX([.M$3:.M44];[.$A44]-[.M$2]+1;1);0)" office:value-type="float" office:value="335" calcext:value-type="float">
            <text:p>335</text:p>
          </table:table-cell>
          <table:table-cell table:formula="of:=[.M44]+IF([.$A44]&gt;=[.N$2];INDEX([.N$3:.N44];[.$A44]-[.N$2]+1;1);0)" office:value-type="float" office:value="336" calcext:value-type="float">
            <text:p>336</text:p>
          </table:table-cell>
          <table:table-cell table:formula="of:=[.N44]+IF([.$A44]&gt;=[.O$2];INDEX([.O$3:.O44];[.$A44]-[.O$2]+1;1);0)" office:value-type="float" office:value="336" calcext:value-type="float">
            <text:p>336</text:p>
          </table:table-cell>
          <table:table-cell table:formula="of:=[.O44]+IF([.$A44]&gt;=[.P$2];INDEX([.P$3:.P44];[.$A44]-[.P$2]+1;1);0)" office:value-type="float" office:value="336" calcext:value-type="float">
            <text:p>336</text:p>
          </table:table-cell>
          <table:table-cell table:formula="of:=[.P44]+IF([.$A44]&gt;=[.Q$2];INDEX([.Q$3:.Q44];[.$A44]-[.Q$2]+1;1);0)" office:value-type="float" office:value="336" calcext:value-type="float">
            <text:p>336</text:p>
          </table:table-cell>
          <table:table-cell table:formula="of:=[.Q44]+IF([.$A44]&gt;=[.R$2];INDEX([.R$3:.R44];[.$A44]-[.R$2]+1;1);0)" office:value-type="float" office:value="336" calcext:value-type="float">
            <text:p>336</text:p>
          </table:table-cell>
          <table:table-cell table:formula="of:=[.R44]+IF([.$A44]&gt;=[.S$2];INDEX([.S$3:.S44];[.$A44]-[.S$2]+1;1);0)" office:value-type="float" office:value="336" calcext:value-type="float">
            <text:p>336</text:p>
          </table:table-cell>
          <table:table-cell table:formula="of:=[.S44]+IF([.$A44]&gt;=[.T$2];INDEX([.T$3:.T44];[.$A44]-[.T$2]+1;1);0)" office:value-type="float" office:value="336" calcext:value-type="float">
            <text:p>336</text:p>
          </table:table-cell>
          <table:table-cell table:formula="of:=[.T44]+IF([.$A44]&gt;=[.U$2];INDEX([.U$3:.U44];[.$A44]-[.U$2]+1;1);0)" office:value-type="float" office:value="336" calcext:value-type="float">
            <text:p>336</text:p>
          </table:table-cell>
          <table:table-cell table:formula="of:=[.U44]+IF([.$A44]&gt;=[.V$2];INDEX([.V$3:.V44];[.$A44]-[.V$2]+1;1);0)" office:value-type="float" office:value="336" calcext:value-type="float">
            <text:p>336</text:p>
          </table:table-cell>
          <table:table-cell table:formula="of:=[.V44]+IF([.$A44]&gt;=[.W$2];INDEX([.W$3:.W44];[.$A44]-[.W$2]+1;1);0)" office:value-type="float" office:value="336" calcext:value-type="float">
            <text:p>336</text:p>
          </table:table-cell>
          <table:table-cell table:formula="of:=[.W44]+IF([.$A44]&gt;=[.X$2];INDEX([.X$3:.X44];[.$A44]-[.X$2]+1;1);0)" office:value-type="float" office:value="336" calcext:value-type="float">
            <text:p>336</text:p>
          </table:table-cell>
          <table:table-cell table:formula="of:=[.X44]+IF([.$A44]&gt;=[.Y$2];INDEX([.Y$3:.Y44];[.$A44]-[.Y$2]+1;1);0)" office:value-type="float" office:value="336" calcext:value-type="float">
            <text:p>336</text:p>
          </table:table-cell>
          <table:table-cell table:formula="of:=[.Y44]+IF([.$A44]&gt;=[.Z$2];INDEX([.Z$3:.Z44];[.$A44]-[.Z$2]+1;1);0)" office:value-type="float" office:value="336" calcext:value-type="float">
            <text:p>336</text:p>
          </table:table-cell>
          <table:table-cell table:formula="of:=[.Z44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" office:value-type="float" office:value="1" calcext:value-type="float">
            <text:p>1</text:p>
          </table:table-cell>
          <table:table-cell table:formula="of:=[.B45]+IF([.$A45]&gt;=[.C$2];INDEX([.C$3:.C45];[.$A45]-[.C$2]+1;1);0)" office:value-type="float" office:value="8" calcext:value-type="float">
            <text:p>8</text:p>
          </table:table-cell>
          <table:table-cell table:formula="of:=[.C45]+IF([.$A45]&gt;=[.D$2];INDEX([.D$3:.D45];[.$A45]-[.D$2]+1;1);0)" office:value-type="float" office:value="37" calcext:value-type="float">
            <text:p>37</text:p>
          </table:table-cell>
          <table:table-cell table:formula="of:=[.D45]+IF([.$A45]&gt;=[.E$2];INDEX([.E$3:.E45];[.$A45]-[.E$2]+1;1);0)" office:value-type="float" office:value="102" calcext:value-type="float">
            <text:p>102</text:p>
          </table:table-cell>
          <table:table-cell table:formula="of:=[.E45]+IF([.$A45]&gt;=[.F$2];INDEX([.F$3:.F45];[.$A45]-[.F$2]+1;1);0)" office:value-type="float" office:value="172" calcext:value-type="float">
            <text:p>172</text:p>
          </table:table-cell>
          <table:table-cell table:formula="of:=[.F45]+IF([.$A45]&gt;=[.G$2];INDEX([.G$3:.G45];[.$A45]-[.G$2]+1;1);0)" office:value-type="float" office:value="244" calcext:value-type="float">
            <text:p>244</text:p>
          </table:table-cell>
          <table:table-cell table:formula="of:=[.G45]+IF([.$A45]&gt;=[.H$2];INDEX([.H$3:.H45];[.$A45]-[.H$2]+1;1);0)" office:value-type="float" office:value="293" calcext:value-type="float">
            <text:p>293</text:p>
          </table:table-cell>
          <table:table-cell table:formula="of:=[.H45]+IF([.$A45]&gt;=[.I$2];INDEX([.I$3:.I45];[.$A45]-[.I$2]+1;1);0)" office:value-type="float" office:value="332" calcext:value-type="float">
            <text:p>332</text:p>
          </table:table-cell>
          <table:table-cell table:formula="of:=[.I45]+IF([.$A45]&gt;=[.J$2];INDEX([.J$3:.J45];[.$A45]-[.J$2]+1;1);0)" office:value-type="float" office:value="355" calcext:value-type="float">
            <text:p>355</text:p>
          </table:table-cell>
          <table:table-cell table:formula="of:=[.J45]+IF([.$A45]&gt;=[.K$2];INDEX([.K$3:.K45];[.$A45]-[.K$2]+1;1);0)" office:value-type="float" office:value="364" calcext:value-type="float">
            <text:p>364</text:p>
          </table:table-cell>
          <table:table-cell table:formula="of:=[.K45]+IF([.$A45]&gt;=[.L$2];INDEX([.L$3:.L45];[.$A45]-[.L$2]+1;1);0)" office:value-type="float" office:value="370" calcext:value-type="float">
            <text:p>370</text:p>
          </table:table-cell>
          <table:table-cell table:formula="of:=[.L45]+IF([.$A45]&gt;=[.M$2];INDEX([.M$3:.M45];[.$A45]-[.M$2]+1;1);0)" office:value-type="float" office:value="372" calcext:value-type="float">
            <text:p>372</text:p>
          </table:table-cell>
          <table:table-cell table:formula="of:=[.M45]+IF([.$A45]&gt;=[.N$2];INDEX([.N$3:.N45];[.$A45]-[.N$2]+1;1);0)" office:value-type="float" office:value="372" calcext:value-type="float">
            <text:p>372</text:p>
          </table:table-cell>
          <table:table-cell table:formula="of:=[.N45]+IF([.$A45]&gt;=[.O$2];INDEX([.O$3:.O45];[.$A45]-[.O$2]+1;1);0)" office:value-type="float" office:value="372" calcext:value-type="float">
            <text:p>372</text:p>
          </table:table-cell>
          <table:table-cell table:formula="of:=[.O45]+IF([.$A45]&gt;=[.P$2];INDEX([.P$3:.P45];[.$A45]-[.P$2]+1;1);0)" office:value-type="float" office:value="372" calcext:value-type="float">
            <text:p>372</text:p>
          </table:table-cell>
          <table:table-cell table:formula="of:=[.P45]+IF([.$A45]&gt;=[.Q$2];INDEX([.Q$3:.Q45];[.$A45]-[.Q$2]+1;1);0)" office:value-type="float" office:value="372" calcext:value-type="float">
            <text:p>372</text:p>
          </table:table-cell>
          <table:table-cell table:formula="of:=[.Q45]+IF([.$A45]&gt;=[.R$2];INDEX([.R$3:.R45];[.$A45]-[.R$2]+1;1);0)" office:value-type="float" office:value="372" calcext:value-type="float">
            <text:p>372</text:p>
          </table:table-cell>
          <table:table-cell table:formula="of:=[.R45]+IF([.$A45]&gt;=[.S$2];INDEX([.S$3:.S45];[.$A45]-[.S$2]+1;1);0)" office:value-type="float" office:value="372" calcext:value-type="float">
            <text:p>372</text:p>
          </table:table-cell>
          <table:table-cell table:formula="of:=[.S45]+IF([.$A45]&gt;=[.T$2];INDEX([.T$3:.T45];[.$A45]-[.T$2]+1;1);0)" office:value-type="float" office:value="372" calcext:value-type="float">
            <text:p>372</text:p>
          </table:table-cell>
          <table:table-cell table:formula="of:=[.T45]+IF([.$A45]&gt;=[.U$2];INDEX([.U$3:.U45];[.$A45]-[.U$2]+1;1);0)" office:value-type="float" office:value="372" calcext:value-type="float">
            <text:p>372</text:p>
          </table:table-cell>
          <table:table-cell table:formula="of:=[.U45]+IF([.$A45]&gt;=[.V$2];INDEX([.V$3:.V45];[.$A45]-[.V$2]+1;1);0)" office:value-type="float" office:value="372" calcext:value-type="float">
            <text:p>372</text:p>
          </table:table-cell>
          <table:table-cell table:formula="of:=[.V45]+IF([.$A45]&gt;=[.W$2];INDEX([.W$3:.W45];[.$A45]-[.W$2]+1;1);0)" office:value-type="float" office:value="372" calcext:value-type="float">
            <text:p>372</text:p>
          </table:table-cell>
          <table:table-cell table:formula="of:=[.W45]+IF([.$A45]&gt;=[.X$2];INDEX([.X$3:.X45];[.$A45]-[.X$2]+1;1);0)" office:value-type="float" office:value="372" calcext:value-type="float">
            <text:p>372</text:p>
          </table:table-cell>
          <table:table-cell table:formula="of:=[.X45]+IF([.$A45]&gt;=[.Y$2];INDEX([.Y$3:.Y45];[.$A45]-[.Y$2]+1;1);0)" office:value-type="float" office:value="372" calcext:value-type="float">
            <text:p>372</text:p>
          </table:table-cell>
          <table:table-cell table:formula="of:=[.Y45]+IF([.$A45]&gt;=[.Z$2];INDEX([.Z$3:.Z45];[.$A45]-[.Z$2]+1;1);0)" office:value-type="float" office:value="372" calcext:value-type="float">
            <text:p>372</text:p>
          </table:table-cell>
          <table:table-cell table:formula="of:=[.Z45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" office:value-type="float" office:value="0" calcext:value-type="float">
            <text:p>0</text:p>
          </table:table-cell>
          <table:table-cell table:formula="of:=[.B46]+IF([.$A46]&gt;=[.C$2];INDEX([.C$3:.C46];[.$A46]-[.C$2]+1;1);0)" office:value-type="float" office:value="7" calcext:value-type="float">
            <text:p>7</text:p>
          </table:table-cell>
          <table:table-cell table:formula="of:=[.C46]+IF([.$A46]&gt;=[.D$2];INDEX([.D$3:.D46];[.$A46]-[.D$2]+1;1);0)" office:value-type="float" office:value="38" calcext:value-type="float">
            <text:p>38</text:p>
          </table:table-cell>
          <table:table-cell table:formula="of:=[.D46]+IF([.$A46]&gt;=[.E$2];INDEX([.E$3:.E46];[.$A46]-[.E$2]+1;1);0)" office:value-type="float" office:value="107" calcext:value-type="float">
            <text:p>107</text:p>
          </table:table-cell>
          <table:table-cell table:formula="of:=[.E46]+IF([.$A46]&gt;=[.F$2];INDEX([.F$3:.F46];[.$A46]-[.F$2]+1;1);0)" office:value-type="float" office:value="184" calcext:value-type="float">
            <text:p>184</text:p>
          </table:table-cell>
          <table:table-cell table:formula="of:=[.F46]+IF([.$A46]&gt;=[.G$2];INDEX([.G$3:.G46];[.$A46]-[.G$2]+1;1);0)" office:value-type="float" office:value="264" calcext:value-type="float">
            <text:p>264</text:p>
          </table:table-cell>
          <table:table-cell table:formula="of:=[.G46]+IF([.$A46]&gt;=[.H$2];INDEX([.H$3:.H46];[.$A46]-[.H$2]+1;1);0)" office:value-type="float" office:value="320" calcext:value-type="float">
            <text:p>320</text:p>
          </table:table-cell>
          <table:table-cell table:formula="of:=[.H46]+IF([.$A46]&gt;=[.I$2];INDEX([.I$3:.I46];[.$A46]-[.I$2]+1;1);0)" office:value-type="float" office:value="366" calcext:value-type="float">
            <text:p>366</text:p>
          </table:table-cell>
          <table:table-cell table:formula="of:=[.I46]+IF([.$A46]&gt;=[.J$2];INDEX([.J$3:.J46];[.$A46]-[.J$2]+1;1);0)" office:value-type="float" office:value="392" calcext:value-type="float">
            <text:p>392</text:p>
          </table:table-cell>
          <table:table-cell table:formula="of:=[.J46]+IF([.$A46]&gt;=[.K$2];INDEX([.K$3:.K46];[.$A46]-[.K$2]+1;1);0)" office:value-type="float" office:value="402" calcext:value-type="float">
            <text:p>402</text:p>
          </table:table-cell>
          <table:table-cell table:formula="of:=[.K46]+IF([.$A46]&gt;=[.L$2];INDEX([.L$3:.L46];[.$A46]-[.L$2]+1;1);0)" office:value-type="float" office:value="409" calcext:value-type="float">
            <text:p>409</text:p>
          </table:table-cell>
          <table:table-cell table:formula="of:=[.L46]+IF([.$A46]&gt;=[.M$2];INDEX([.M$3:.M46];[.$A46]-[.M$2]+1;1);0)" office:value-type="float" office:value="411" calcext:value-type="float">
            <text:p>411</text:p>
          </table:table-cell>
          <table:table-cell table:formula="of:=[.M46]+IF([.$A46]&gt;=[.N$2];INDEX([.N$3:.N46];[.$A46]-[.N$2]+1;1);0)" office:value-type="float" office:value="412" calcext:value-type="float">
            <text:p>412</text:p>
          </table:table-cell>
          <table:table-cell table:formula="of:=[.N46]+IF([.$A46]&gt;=[.O$2];INDEX([.O$3:.O46];[.$A46]-[.O$2]+1;1);0)" office:value-type="float" office:value="413" calcext:value-type="float">
            <text:p>413</text:p>
          </table:table-cell>
          <table:table-cell table:formula="of:=[.O46]+IF([.$A46]&gt;=[.P$2];INDEX([.P$3:.P46];[.$A46]-[.P$2]+1;1);0)" office:value-type="float" office:value="413" calcext:value-type="float">
            <text:p>413</text:p>
          </table:table-cell>
          <table:table-cell table:formula="of:=[.P46]+IF([.$A46]&gt;=[.Q$2];INDEX([.Q$3:.Q46];[.$A46]-[.Q$2]+1;1);0)" office:value-type="float" office:value="413" calcext:value-type="float">
            <text:p>413</text:p>
          </table:table-cell>
          <table:table-cell table:formula="of:=[.Q46]+IF([.$A46]&gt;=[.R$2];INDEX([.R$3:.R46];[.$A46]-[.R$2]+1;1);0)" office:value-type="float" office:value="413" calcext:value-type="float">
            <text:p>413</text:p>
          </table:table-cell>
          <table:table-cell table:formula="of:=[.R46]+IF([.$A46]&gt;=[.S$2];INDEX([.S$3:.S46];[.$A46]-[.S$2]+1;1);0)" office:value-type="float" office:value="413" calcext:value-type="float">
            <text:p>413</text:p>
          </table:table-cell>
          <table:table-cell table:formula="of:=[.S46]+IF([.$A46]&gt;=[.T$2];INDEX([.T$3:.T46];[.$A46]-[.T$2]+1;1);0)" office:value-type="float" office:value="413" calcext:value-type="float">
            <text:p>413</text:p>
          </table:table-cell>
          <table:table-cell table:formula="of:=[.T46]+IF([.$A46]&gt;=[.U$2];INDEX([.U$3:.U46];[.$A46]-[.U$2]+1;1);0)" office:value-type="float" office:value="413" calcext:value-type="float">
            <text:p>413</text:p>
          </table:table-cell>
          <table:table-cell table:formula="of:=[.U46]+IF([.$A46]&gt;=[.V$2];INDEX([.V$3:.V46];[.$A46]-[.V$2]+1;1);0)" office:value-type="float" office:value="413" calcext:value-type="float">
            <text:p>413</text:p>
          </table:table-cell>
          <table:table-cell table:formula="of:=[.V46]+IF([.$A46]&gt;=[.W$2];INDEX([.W$3:.W46];[.$A46]-[.W$2]+1;1);0)" office:value-type="float" office:value="413" calcext:value-type="float">
            <text:p>413</text:p>
          </table:table-cell>
          <table:table-cell table:formula="of:=[.W46]+IF([.$A46]&gt;=[.X$2];INDEX([.X$3:.X46];[.$A46]-[.X$2]+1;1);0)" office:value-type="float" office:value="413" calcext:value-type="float">
            <text:p>413</text:p>
          </table:table-cell>
          <table:table-cell table:formula="of:=[.X46]+IF([.$A46]&gt;=[.Y$2];INDEX([.Y$3:.Y46];[.$A46]-[.Y$2]+1;1);0)" office:value-type="float" office:value="413" calcext:value-type="float">
            <text:p>413</text:p>
          </table:table-cell>
          <table:table-cell table:formula="of:=[.Y46]+IF([.$A46]&gt;=[.Z$2];INDEX([.Z$3:.Z46];[.$A46]-[.Z$2]+1;1);0)" office:value-type="float" office:value="413" calcext:value-type="float">
            <text:p>413</text:p>
          </table:table-cell>
          <table:table-cell table:formula="of:=[.Z46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" office:value-type="float" office:value="1" calcext:value-type="float">
            <text:p>1</text:p>
          </table:table-cell>
          <table:table-cell table:formula="of:=[.B47]+IF([.$A47]&gt;=[.C$2];INDEX([.C$3:.C47];[.$A47]-[.C$2]+1;1);0)" office:value-type="float" office:value="8" calcext:value-type="float">
            <text:p>8</text:p>
          </table:table-cell>
          <table:table-cell table:formula="of:=[.C47]+IF([.$A47]&gt;=[.D$2];INDEX([.D$3:.D47];[.$A47]-[.D$2]+1;1);0)" office:value-type="float" office:value="40" calcext:value-type="float">
            <text:p>40</text:p>
          </table:table-cell>
          <table:table-cell table:formula="of:=[.D47]+IF([.$A47]&gt;=[.E$2];INDEX([.E$3:.E47];[.$A47]-[.E$2]+1;1);0)" office:value-type="float" office:value="114" calcext:value-type="float">
            <text:p>114</text:p>
          </table:table-cell>
          <table:table-cell table:formula="of:=[.E47]+IF([.$A47]&gt;=[.F$2];INDEX([.F$3:.F47];[.$A47]-[.F$2]+1;1);0)" office:value-type="float" office:value="198" calcext:value-type="float">
            <text:p>198</text:p>
          </table:table-cell>
          <table:table-cell table:formula="of:=[.F47]+IF([.$A47]&gt;=[.G$2];INDEX([.G$3:.G47];[.$A47]-[.G$2]+1;1);0)" office:value-type="float" office:value="287" calcext:value-type="float">
            <text:p>287</text:p>
          </table:table-cell>
          <table:table-cell table:formula="of:=[.G47]+IF([.$A47]&gt;=[.H$2];INDEX([.H$3:.H47];[.$A47]-[.H$2]+1;1);0)" office:value-type="float" office:value="350" calcext:value-type="float">
            <text:p>350</text:p>
          </table:table-cell>
          <table:table-cell table:formula="of:=[.H47]+IF([.$A47]&gt;=[.I$2];INDEX([.I$3:.I47];[.$A47]-[.I$2]+1;1);0)" office:value-type="float" office:value="401" calcext:value-type="float">
            <text:p>401</text:p>
          </table:table-cell>
          <table:table-cell table:formula="of:=[.I47]+IF([.$A47]&gt;=[.J$2];INDEX([.J$3:.J47];[.$A47]-[.J$2]+1;1);0)" office:value-type="float" office:value="431" calcext:value-type="float">
            <text:p>431</text:p>
          </table:table-cell>
          <table:table-cell table:formula="of:=[.J47]+IF([.$A47]&gt;=[.K$2];INDEX([.K$3:.K47];[.$A47]-[.K$2]+1;1);0)" office:value-type="float" office:value="443" calcext:value-type="float">
            <text:p>443</text:p>
          </table:table-cell>
          <table:table-cell table:formula="of:=[.K47]+IF([.$A47]&gt;=[.L$2];INDEX([.L$3:.L47];[.$A47]-[.L$2]+1;1);0)" office:value-type="float" office:value="452" calcext:value-type="float">
            <text:p>452</text:p>
          </table:table-cell>
          <table:table-cell table:formula="of:=[.L47]+IF([.$A47]&gt;=[.M$2];INDEX([.M$3:.M47];[.$A47]-[.M$2]+1;1);0)" office:value-type="float" office:value="455" calcext:value-type="float">
            <text:p>455</text:p>
          </table:table-cell>
          <table:table-cell table:formula="of:=[.M47]+IF([.$A47]&gt;=[.N$2];INDEX([.N$3:.N47];[.$A47]-[.N$2]+1;1);0)" office:value-type="float" office:value="456" calcext:value-type="float">
            <text:p>456</text:p>
          </table:table-cell>
          <table:table-cell table:formula="of:=[.N47]+IF([.$A47]&gt;=[.O$2];INDEX([.O$3:.O47];[.$A47]-[.O$2]+1;1);0)" office:value-type="float" office:value="456" calcext:value-type="float">
            <text:p>456</text:p>
          </table:table-cell>
          <table:table-cell table:formula="of:=[.O47]+IF([.$A47]&gt;=[.P$2];INDEX([.P$3:.P47];[.$A47]-[.P$2]+1;1);0)" office:value-type="float" office:value="456" calcext:value-type="float">
            <text:p>456</text:p>
          </table:table-cell>
          <table:table-cell table:formula="of:=[.P47]+IF([.$A47]&gt;=[.Q$2];INDEX([.Q$3:.Q47];[.$A47]-[.Q$2]+1;1);0)" office:value-type="float" office:value="456" calcext:value-type="float">
            <text:p>456</text:p>
          </table:table-cell>
          <table:table-cell table:formula="of:=[.Q47]+IF([.$A47]&gt;=[.R$2];INDEX([.R$3:.R47];[.$A47]-[.R$2]+1;1);0)" office:value-type="float" office:value="456" calcext:value-type="float">
            <text:p>456</text:p>
          </table:table-cell>
          <table:table-cell table:formula="of:=[.R47]+IF([.$A47]&gt;=[.S$2];INDEX([.S$3:.S47];[.$A47]-[.S$2]+1;1);0)" office:value-type="float" office:value="456" calcext:value-type="float">
            <text:p>456</text:p>
          </table:table-cell>
          <table:table-cell table:formula="of:=[.S47]+IF([.$A47]&gt;=[.T$2];INDEX([.T$3:.T47];[.$A47]-[.T$2]+1;1);0)" office:value-type="float" office:value="456" calcext:value-type="float">
            <text:p>456</text:p>
          </table:table-cell>
          <table:table-cell table:formula="of:=[.T47]+IF([.$A47]&gt;=[.U$2];INDEX([.U$3:.U47];[.$A47]-[.U$2]+1;1);0)" office:value-type="float" office:value="456" calcext:value-type="float">
            <text:p>456</text:p>
          </table:table-cell>
          <table:table-cell table:formula="of:=[.U47]+IF([.$A47]&gt;=[.V$2];INDEX([.V$3:.V47];[.$A47]-[.V$2]+1;1);0)" office:value-type="float" office:value="456" calcext:value-type="float">
            <text:p>456</text:p>
          </table:table-cell>
          <table:table-cell table:formula="of:=[.V47]+IF([.$A47]&gt;=[.W$2];INDEX([.W$3:.W47];[.$A47]-[.W$2]+1;1);0)" office:value-type="float" office:value="456" calcext:value-type="float">
            <text:p>456</text:p>
          </table:table-cell>
          <table:table-cell table:formula="of:=[.W47]+IF([.$A47]&gt;=[.X$2];INDEX([.X$3:.X47];[.$A47]-[.X$2]+1;1);0)" office:value-type="float" office:value="456" calcext:value-type="float">
            <text:p>456</text:p>
          </table:table-cell>
          <table:table-cell table:formula="of:=[.X47]+IF([.$A47]&gt;=[.Y$2];INDEX([.Y$3:.Y47];[.$A47]-[.Y$2]+1;1);0)" office:value-type="float" office:value="456" calcext:value-type="float">
            <text:p>456</text:p>
          </table:table-cell>
          <table:table-cell table:formula="of:=[.Y47]+IF([.$A47]&gt;=[.Z$2];INDEX([.Z$3:.Z47];[.$A47]-[.Z$2]+1;1);0)" office:value-type="float" office:value="456" calcext:value-type="float">
            <text:p>456</text:p>
          </table:table-cell>
          <table:table-cell table:formula="of:=[.Z47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" office:value-type="float" office:value="0" calcext:value-type="float">
            <text:p>0</text:p>
          </table:table-cell>
          <table:table-cell table:formula="of:=[.B48]+IF([.$A48]&gt;=[.C$2];INDEX([.C$3:.C48];[.$A48]-[.C$2]+1;1);0)" office:value-type="float" office:value="8" calcext:value-type="float">
            <text:p>8</text:p>
          </table:table-cell>
          <table:table-cell table:formula="of:=[.C48]+IF([.$A48]&gt;=[.D$2];INDEX([.D$3:.D48];[.$A48]-[.D$2]+1;1);0)" office:value-type="float" office:value="42" calcext:value-type="float">
            <text:p>42</text:p>
          </table:table-cell>
          <table:table-cell table:formula="of:=[.D48]+IF([.$A48]&gt;=[.E$2];INDEX([.E$3:.E48];[.$A48]-[.E$2]+1;1);0)" office:value-type="float" office:value="121" calcext:value-type="float">
            <text:p>121</text:p>
          </table:table-cell>
          <table:table-cell table:formula="of:=[.E48]+IF([.$A48]&gt;=[.F$2];INDEX([.F$3:.F48];[.$A48]-[.F$2]+1;1);0)" office:value-type="float" office:value="212" calcext:value-type="float">
            <text:p>212</text:p>
          </table:table-cell>
          <table:table-cell table:formula="of:=[.F48]+IF([.$A48]&gt;=[.G$2];INDEX([.G$3:.G48];[.$A48]-[.G$2]+1;1);0)" office:value-type="float" office:value="310" calcext:value-type="float">
            <text:p>310</text:p>
          </table:table-cell>
          <table:table-cell table:formula="of:=[.G48]+IF([.$A48]&gt;=[.H$2];INDEX([.H$3:.H48];[.$A48]-[.H$2]+1;1);0)" office:value-type="float" office:value="381" calcext:value-type="float">
            <text:p>381</text:p>
          </table:table-cell>
          <table:table-cell table:formula="of:=[.H48]+IF([.$A48]&gt;=[.I$2];INDEX([.I$3:.I48];[.$A48]-[.I$2]+1;1);0)" office:value-type="float" office:value="440" calcext:value-type="float">
            <text:p>440</text:p>
          </table:table-cell>
          <table:table-cell table:formula="of:=[.I48]+IF([.$A48]&gt;=[.J$2];INDEX([.J$3:.J48];[.$A48]-[.J$2]+1;1);0)" office:value-type="float" office:value="475" calcext:value-type="float">
            <text:p>475</text:p>
          </table:table-cell>
          <table:table-cell table:formula="of:=[.J48]+IF([.$A48]&gt;=[.K$2];INDEX([.K$3:.K48];[.$A48]-[.K$2]+1;1);0)" office:value-type="float" office:value="489" calcext:value-type="float">
            <text:p>489</text:p>
          </table:table-cell>
          <table:table-cell table:formula="of:=[.K48]+IF([.$A48]&gt;=[.L$2];INDEX([.L$3:.L48];[.$A48]-[.L$2]+1;1);0)" office:value-type="float" office:value="499" calcext:value-type="float">
            <text:p>499</text:p>
          </table:table-cell>
          <table:table-cell table:formula="of:=[.L48]+IF([.$A48]&gt;=[.M$2];INDEX([.M$3:.M48];[.$A48]-[.M$2]+1;1);0)" office:value-type="float" office:value="502" calcext:value-type="float">
            <text:p>502</text:p>
          </table:table-cell>
          <table:table-cell table:formula="of:=[.M48]+IF([.$A48]&gt;=[.N$2];INDEX([.N$3:.N48];[.$A48]-[.N$2]+1;1);0)" office:value-type="float" office:value="503" calcext:value-type="float">
            <text:p>503</text:p>
          </table:table-cell>
          <table:table-cell table:formula="of:=[.N48]+IF([.$A48]&gt;=[.O$2];INDEX([.O$3:.O48];[.$A48]-[.O$2]+1;1);0)" office:value-type="float" office:value="504" calcext:value-type="float">
            <text:p>504</text:p>
          </table:table-cell>
          <table:table-cell table:formula="of:=[.O48]+IF([.$A48]&gt;=[.P$2];INDEX([.P$3:.P48];[.$A48]-[.P$2]+1;1);0)" office:value-type="float" office:value="504" calcext:value-type="float">
            <text:p>504</text:p>
          </table:table-cell>
          <table:table-cell table:formula="of:=[.P48]+IF([.$A48]&gt;=[.Q$2];INDEX([.Q$3:.Q48];[.$A48]-[.Q$2]+1;1);0)" office:value-type="float" office:value="504" calcext:value-type="float">
            <text:p>504</text:p>
          </table:table-cell>
          <table:table-cell table:formula="of:=[.Q48]+IF([.$A48]&gt;=[.R$2];INDEX([.R$3:.R48];[.$A48]-[.R$2]+1;1);0)" office:value-type="float" office:value="504" calcext:value-type="float">
            <text:p>504</text:p>
          </table:table-cell>
          <table:table-cell table:formula="of:=[.R48]+IF([.$A48]&gt;=[.S$2];INDEX([.S$3:.S48];[.$A48]-[.S$2]+1;1);0)" office:value-type="float" office:value="504" calcext:value-type="float">
            <text:p>504</text:p>
          </table:table-cell>
          <table:table-cell table:formula="of:=[.S48]+IF([.$A48]&gt;=[.T$2];INDEX([.T$3:.T48];[.$A48]-[.T$2]+1;1);0)" office:value-type="float" office:value="504" calcext:value-type="float">
            <text:p>504</text:p>
          </table:table-cell>
          <table:table-cell table:formula="of:=[.T48]+IF([.$A48]&gt;=[.U$2];INDEX([.U$3:.U48];[.$A48]-[.U$2]+1;1);0)" office:value-type="float" office:value="504" calcext:value-type="float">
            <text:p>504</text:p>
          </table:table-cell>
          <table:table-cell table:formula="of:=[.U48]+IF([.$A48]&gt;=[.V$2];INDEX([.V$3:.V48];[.$A48]-[.V$2]+1;1);0)" office:value-type="float" office:value="504" calcext:value-type="float">
            <text:p>504</text:p>
          </table:table-cell>
          <table:table-cell table:formula="of:=[.V48]+IF([.$A48]&gt;=[.W$2];INDEX([.W$3:.W48];[.$A48]-[.W$2]+1;1);0)" office:value-type="float" office:value="504" calcext:value-type="float">
            <text:p>504</text:p>
          </table:table-cell>
          <table:table-cell table:formula="of:=[.W48]+IF([.$A48]&gt;=[.X$2];INDEX([.X$3:.X48];[.$A48]-[.X$2]+1;1);0)" office:value-type="float" office:value="504" calcext:value-type="float">
            <text:p>504</text:p>
          </table:table-cell>
          <table:table-cell table:formula="of:=[.X48]+IF([.$A48]&gt;=[.Y$2];INDEX([.Y$3:.Y48];[.$A48]-[.Y$2]+1;1);0)" office:value-type="float" office:value="504" calcext:value-type="float">
            <text:p>504</text:p>
          </table:table-cell>
          <table:table-cell table:formula="of:=[.Y48]+IF([.$A48]&gt;=[.Z$2];INDEX([.Z$3:.Z48];[.$A48]-[.Z$2]+1;1);0)" office:value-type="float" office:value="504" calcext:value-type="float">
            <text:p>504</text:p>
          </table:table-cell>
          <table:table-cell table:formula="of:=[.Z48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" office:value-type="float" office:value="1" calcext:value-type="float">
            <text:p>1</text:p>
          </table:table-cell>
          <table:table-cell table:formula="of:=[.B49]+IF([.$A49]&gt;=[.C$2];INDEX([.C$3:.C49];[.$A49]-[.C$2]+1;1);0)" office:value-type="float" office:value="8" calcext:value-type="float">
            <text:p>8</text:p>
          </table:table-cell>
          <table:table-cell table:formula="of:=[.C49]+IF([.$A49]&gt;=[.D$2];INDEX([.D$3:.D49];[.$A49]-[.D$2]+1;1);0)" office:value-type="float" office:value="43" calcext:value-type="float">
            <text:p>43</text:p>
          </table:table-cell>
          <table:table-cell table:formula="of:=[.D49]+IF([.$A49]&gt;=[.E$2];INDEX([.E$3:.E49];[.$A49]-[.E$2]+1;1);0)" office:value-type="float" office:value="127" calcext:value-type="float">
            <text:p>127</text:p>
          </table:table-cell>
          <table:table-cell table:formula="of:=[.E49]+IF([.$A49]&gt;=[.F$2];INDEX([.F$3:.F49];[.$A49]-[.F$2]+1;1);0)" office:value-type="float" office:value="227" calcext:value-type="float">
            <text:p>227</text:p>
          </table:table-cell>
          <table:table-cell table:formula="of:=[.F49]+IF([.$A49]&gt;=[.G$2];INDEX([.G$3:.G49];[.$A49]-[.G$2]+1;1);0)" office:value-type="float" office:value="336" calcext:value-type="float">
            <text:p>336</text:p>
          </table:table-cell>
          <table:table-cell table:formula="of:=[.G49]+IF([.$A49]&gt;=[.H$2];INDEX([.H$3:.H49];[.$A49]-[.H$2]+1;1);0)" office:value-type="float" office:value="415" calcext:value-type="float">
            <text:p>415</text:p>
          </table:table-cell>
          <table:table-cell table:formula="of:=[.H49]+IF([.$A49]&gt;=[.I$2];INDEX([.I$3:.I49];[.$A49]-[.I$2]+1;1);0)" office:value-type="float" office:value="481" calcext:value-type="float">
            <text:p>481</text:p>
          </table:table-cell>
          <table:table-cell table:formula="of:=[.I49]+IF([.$A49]&gt;=[.J$2];INDEX([.J$3:.J49];[.$A49]-[.J$2]+1;1);0)" office:value-type="float" office:value="521" calcext:value-type="float">
            <text:p>521</text:p>
          </table:table-cell>
          <table:table-cell table:formula="of:=[.J49]+IF([.$A49]&gt;=[.K$2];INDEX([.K$3:.K49];[.$A49]-[.K$2]+1;1);0)" office:value-type="float" office:value="538" calcext:value-type="float">
            <text:p>538</text:p>
          </table:table-cell>
          <table:table-cell table:formula="of:=[.K49]+IF([.$A49]&gt;=[.L$2];INDEX([.L$3:.L49];[.$A49]-[.L$2]+1;1);0)" office:value-type="float" office:value="550" calcext:value-type="float">
            <text:p>550</text:p>
          </table:table-cell>
          <table:table-cell table:formula="of:=[.L49]+IF([.$A49]&gt;=[.M$2];INDEX([.M$3:.M49];[.$A49]-[.M$2]+1;1);0)" office:value-type="float" office:value="554" calcext:value-type="float">
            <text:p>554</text:p>
          </table:table-cell>
          <table:table-cell table:formula="of:=[.M49]+IF([.$A49]&gt;=[.N$2];INDEX([.N$3:.N49];[.$A49]-[.N$2]+1;1);0)" office:value-type="float" office:value="556" calcext:value-type="float">
            <text:p>556</text:p>
          </table:table-cell>
          <table:table-cell table:formula="of:=[.N49]+IF([.$A49]&gt;=[.O$2];INDEX([.O$3:.O49];[.$A49]-[.O$2]+1;1);0)" office:value-type="float" office:value="557" calcext:value-type="float">
            <text:p>557</text:p>
          </table:table-cell>
          <table:table-cell table:formula="of:=[.O49]+IF([.$A49]&gt;=[.P$2];INDEX([.P$3:.P49];[.$A49]-[.P$2]+1;1);0)" office:value-type="float" office:value="557" calcext:value-type="float">
            <text:p>557</text:p>
          </table:table-cell>
          <table:table-cell table:formula="of:=[.P49]+IF([.$A49]&gt;=[.Q$2];INDEX([.Q$3:.Q49];[.$A49]-[.Q$2]+1;1);0)" office:value-type="float" office:value="557" calcext:value-type="float">
            <text:p>557</text:p>
          </table:table-cell>
          <table:table-cell table:formula="of:=[.Q49]+IF([.$A49]&gt;=[.R$2];INDEX([.R$3:.R49];[.$A49]-[.R$2]+1;1);0)" office:value-type="float" office:value="557" calcext:value-type="float">
            <text:p>557</text:p>
          </table:table-cell>
          <table:table-cell table:formula="of:=[.R49]+IF([.$A49]&gt;=[.S$2];INDEX([.S$3:.S49];[.$A49]-[.S$2]+1;1);0)" office:value-type="float" office:value="557" calcext:value-type="float">
            <text:p>557</text:p>
          </table:table-cell>
          <table:table-cell table:formula="of:=[.S49]+IF([.$A49]&gt;=[.T$2];INDEX([.T$3:.T49];[.$A49]-[.T$2]+1;1);0)" office:value-type="float" office:value="557" calcext:value-type="float">
            <text:p>557</text:p>
          </table:table-cell>
          <table:table-cell table:formula="of:=[.T49]+IF([.$A49]&gt;=[.U$2];INDEX([.U$3:.U49];[.$A49]-[.U$2]+1;1);0)" office:value-type="float" office:value="557" calcext:value-type="float">
            <text:p>557</text:p>
          </table:table-cell>
          <table:table-cell table:formula="of:=[.U49]+IF([.$A49]&gt;=[.V$2];INDEX([.V$3:.V49];[.$A49]-[.V$2]+1;1);0)" office:value-type="float" office:value="557" calcext:value-type="float">
            <text:p>557</text:p>
          </table:table-cell>
          <table:table-cell table:formula="of:=[.V49]+IF([.$A49]&gt;=[.W$2];INDEX([.W$3:.W49];[.$A49]-[.W$2]+1;1);0)" office:value-type="float" office:value="557" calcext:value-type="float">
            <text:p>557</text:p>
          </table:table-cell>
          <table:table-cell table:formula="of:=[.W49]+IF([.$A49]&gt;=[.X$2];INDEX([.X$3:.X49];[.$A49]-[.X$2]+1;1);0)" office:value-type="float" office:value="557" calcext:value-type="float">
            <text:p>557</text:p>
          </table:table-cell>
          <table:table-cell table:formula="of:=[.X49]+IF([.$A49]&gt;=[.Y$2];INDEX([.Y$3:.Y49];[.$A49]-[.Y$2]+1;1);0)" office:value-type="float" office:value="557" calcext:value-type="float">
            <text:p>557</text:p>
          </table:table-cell>
          <table:table-cell table:formula="of:=[.Y49]+IF([.$A49]&gt;=[.Z$2];INDEX([.Z$3:.Z49];[.$A49]-[.Z$2]+1;1);0)" office:value-type="float" office:value="557" calcext:value-type="float">
            <text:p>557</text:p>
          </table:table-cell>
          <table:table-cell table:formula="of:=[.Z49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" office:value-type="float" office:value="0" calcext:value-type="float">
            <text:p>0</text:p>
          </table:table-cell>
          <table:table-cell table:formula="of:=[.B50]+IF([.$A50]&gt;=[.C$2];INDEX([.C$3:.C50];[.$A50]-[.C$2]+1;1);0)" office:value-type="float" office:value="8" calcext:value-type="float">
            <text:p>8</text:p>
          </table:table-cell>
          <table:table-cell table:formula="of:=[.C50]+IF([.$A50]&gt;=[.D$2];INDEX([.D$3:.D50];[.$A50]-[.D$2]+1;1);0)" office:value-type="float" office:value="45" calcext:value-type="float">
            <text:p>45</text:p>
          </table:table-cell>
          <table:table-cell table:formula="of:=[.D50]+IF([.$A50]&gt;=[.E$2];INDEX([.E$3:.E50];[.$A50]-[.E$2]+1;1);0)" office:value-type="float" office:value="135" calcext:value-type="float">
            <text:p>135</text:p>
          </table:table-cell>
          <table:table-cell table:formula="of:=[.E50]+IF([.$A50]&gt;=[.F$2];INDEX([.F$3:.F50];[.$A50]-[.F$2]+1;1);0)" office:value-type="float" office:value="243" calcext:value-type="float">
            <text:p>243</text:p>
          </table:table-cell>
          <table:table-cell table:formula="of:=[.F50]+IF([.$A50]&gt;=[.G$2];INDEX([.G$3:.G50];[.$A50]-[.G$2]+1;1);0)" office:value-type="float" office:value="362" calcext:value-type="float">
            <text:p>362</text:p>
          </table:table-cell>
          <table:table-cell table:formula="of:=[.G50]+IF([.$A50]&gt;=[.H$2];INDEX([.H$3:.H50];[.$A50]-[.H$2]+1;1);0)" office:value-type="float" office:value="451" calcext:value-type="float">
            <text:p>451</text:p>
          </table:table-cell>
          <table:table-cell table:formula="of:=[.H50]+IF([.$A50]&gt;=[.I$2];INDEX([.I$3:.I50];[.$A50]-[.I$2]+1;1);0)" office:value-type="float" office:value="526" calcext:value-type="float">
            <text:p>526</text:p>
          </table:table-cell>
          <table:table-cell table:formula="of:=[.I50]+IF([.$A50]&gt;=[.J$2];INDEX([.J$3:.J50];[.$A50]-[.J$2]+1;1);0)" office:value-type="float" office:value="572" calcext:value-type="float">
            <text:p>572</text:p>
          </table:table-cell>
          <table:table-cell table:formula="of:=[.J50]+IF([.$A50]&gt;=[.K$2];INDEX([.K$3:.K50];[.$A50]-[.K$2]+1;1);0)" office:value-type="float" office:value="591" calcext:value-type="float">
            <text:p>591</text:p>
          </table:table-cell>
          <table:table-cell table:formula="of:=[.K50]+IF([.$A50]&gt;=[.L$2];INDEX([.L$3:.L50];[.$A50]-[.L$2]+1;1);0)" office:value-type="float" office:value="605" calcext:value-type="float">
            <text:p>605</text:p>
          </table:table-cell>
          <table:table-cell table:formula="of:=[.L50]+IF([.$A50]&gt;=[.M$2];INDEX([.M$3:.M50];[.$A50]-[.M$2]+1;1);0)" office:value-type="float" office:value="610" calcext:value-type="float">
            <text:p>610</text:p>
          </table:table-cell>
          <table:table-cell table:formula="of:=[.M50]+IF([.$A50]&gt;=[.N$2];INDEX([.N$3:.N50];[.$A50]-[.N$2]+1;1);0)" office:value-type="float" office:value="612" calcext:value-type="float">
            <text:p>612</text:p>
          </table:table-cell>
          <table:table-cell table:formula="of:=[.N50]+IF([.$A50]&gt;=[.O$2];INDEX([.O$3:.O50];[.$A50]-[.O$2]+1;1);0)" office:value-type="float" office:value="613" calcext:value-type="float">
            <text:p>613</text:p>
          </table:table-cell>
          <table:table-cell table:formula="of:=[.O50]+IF([.$A50]&gt;=[.P$2];INDEX([.P$3:.P50];[.$A50]-[.P$2]+1;1);0)" office:value-type="float" office:value="614" calcext:value-type="float">
            <text:p>614</text:p>
          </table:table-cell>
          <table:table-cell table:formula="of:=[.P50]+IF([.$A50]&gt;=[.Q$2];INDEX([.Q$3:.Q50];[.$A50]-[.Q$2]+1;1);0)" office:value-type="float" office:value="614" calcext:value-type="float">
            <text:p>614</text:p>
          </table:table-cell>
          <table:table-cell table:formula="of:=[.Q50]+IF([.$A50]&gt;=[.R$2];INDEX([.R$3:.R50];[.$A50]-[.R$2]+1;1);0)" office:value-type="float" office:value="614" calcext:value-type="float">
            <text:p>614</text:p>
          </table:table-cell>
          <table:table-cell table:formula="of:=[.R50]+IF([.$A50]&gt;=[.S$2];INDEX([.S$3:.S50];[.$A50]-[.S$2]+1;1);0)" office:value-type="float" office:value="614" calcext:value-type="float">
            <text:p>614</text:p>
          </table:table-cell>
          <table:table-cell table:formula="of:=[.S50]+IF([.$A50]&gt;=[.T$2];INDEX([.T$3:.T50];[.$A50]-[.T$2]+1;1);0)" office:value-type="float" office:value="614" calcext:value-type="float">
            <text:p>614</text:p>
          </table:table-cell>
          <table:table-cell table:formula="of:=[.T50]+IF([.$A50]&gt;=[.U$2];INDEX([.U$3:.U50];[.$A50]-[.U$2]+1;1);0)" office:value-type="float" office:value="614" calcext:value-type="float">
            <text:p>614</text:p>
          </table:table-cell>
          <table:table-cell table:formula="of:=[.U50]+IF([.$A50]&gt;=[.V$2];INDEX([.V$3:.V50];[.$A50]-[.V$2]+1;1);0)" office:value-type="float" office:value="614" calcext:value-type="float">
            <text:p>614</text:p>
          </table:table-cell>
          <table:table-cell table:formula="of:=[.V50]+IF([.$A50]&gt;=[.W$2];INDEX([.W$3:.W50];[.$A50]-[.W$2]+1;1);0)" office:value-type="float" office:value="614" calcext:value-type="float">
            <text:p>614</text:p>
          </table:table-cell>
          <table:table-cell table:formula="of:=[.W50]+IF([.$A50]&gt;=[.X$2];INDEX([.X$3:.X50];[.$A50]-[.X$2]+1;1);0)" office:value-type="float" office:value="614" calcext:value-type="float">
            <text:p>614</text:p>
          </table:table-cell>
          <table:table-cell table:formula="of:=[.X50]+IF([.$A50]&gt;=[.Y$2];INDEX([.Y$3:.Y50];[.$A50]-[.Y$2]+1;1);0)" office:value-type="float" office:value="614" calcext:value-type="float">
            <text:p>614</text:p>
          </table:table-cell>
          <table:table-cell table:formula="of:=[.Y50]+IF([.$A50]&gt;=[.Z$2];INDEX([.Z$3:.Z50];[.$A50]-[.Z$2]+1;1);0)" office:value-type="float" office:value="614" calcext:value-type="float">
            <text:p>614</text:p>
          </table:table-cell>
          <table:table-cell table:formula="of:=[.Z50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" office:value-type="float" office:value="1" calcext:value-type="float">
            <text:p>1</text:p>
          </table:table-cell>
          <table:table-cell table:formula="of:=[.B51]+IF([.$A51]&gt;=[.C$2];INDEX([.C$3:.C51];[.$A51]-[.C$2]+1;1);0)" office:value-type="float" office:value="9" calcext:value-type="float">
            <text:p>9</text:p>
          </table:table-cell>
          <table:table-cell table:formula="of:=[.C51]+IF([.$A51]&gt;=[.D$2];INDEX([.D$3:.D51];[.$A51]-[.D$2]+1;1);0)" office:value-type="float" office:value="47" calcext:value-type="float">
            <text:p>47</text:p>
          </table:table-cell>
          <table:table-cell table:formula="of:=[.D51]+IF([.$A51]&gt;=[.E$2];INDEX([.E$3:.E51];[.$A51]-[.E$2]+1;1);0)" office:value-type="float" office:value="142" calcext:value-type="float">
            <text:p>142</text:p>
          </table:table-cell>
          <table:table-cell table:formula="of:=[.E51]+IF([.$A51]&gt;=[.F$2];INDEX([.F$3:.F51];[.$A51]-[.F$2]+1;1);0)" office:value-type="float" office:value="259" calcext:value-type="float">
            <text:p>259</text:p>
          </table:table-cell>
          <table:table-cell table:formula="of:=[.F51]+IF([.$A51]&gt;=[.G$2];INDEX([.G$3:.G51];[.$A51]-[.G$2]+1;1);0)" office:value-type="float" office:value="391" calcext:value-type="float">
            <text:p>391</text:p>
          </table:table-cell>
          <table:table-cell table:formula="of:=[.G51]+IF([.$A51]&gt;=[.H$2];INDEX([.H$3:.H51];[.$A51]-[.H$2]+1;1);0)" office:value-type="float" office:value="490" calcext:value-type="float">
            <text:p>490</text:p>
          </table:table-cell>
          <table:table-cell table:formula="of:=[.H51]+IF([.$A51]&gt;=[.I$2];INDEX([.I$3:.I51];[.$A51]-[.I$2]+1;1);0)" office:value-type="float" office:value="574" calcext:value-type="float">
            <text:p>574</text:p>
          </table:table-cell>
          <table:table-cell table:formula="of:=[.I51]+IF([.$A51]&gt;=[.J$2];INDEX([.J$3:.J51];[.$A51]-[.J$2]+1;1);0)" office:value-type="float" office:value="626" calcext:value-type="float">
            <text:p>626</text:p>
          </table:table-cell>
          <table:table-cell table:formula="of:=[.J51]+IF([.$A51]&gt;=[.K$2];INDEX([.K$3:.K51];[.$A51]-[.K$2]+1;1);0)" office:value-type="float" office:value="649" calcext:value-type="float">
            <text:p>649</text:p>
          </table:table-cell>
          <table:table-cell table:formula="of:=[.K51]+IF([.$A51]&gt;=[.L$2];INDEX([.L$3:.L51];[.$A51]-[.L$2]+1;1);0)" office:value-type="float" office:value="666" calcext:value-type="float">
            <text:p>666</text:p>
          </table:table-cell>
          <table:table-cell table:formula="of:=[.L51]+IF([.$A51]&gt;=[.M$2];INDEX([.M$3:.M51];[.$A51]-[.M$2]+1;1);0)" office:value-type="float" office:value="672" calcext:value-type="float">
            <text:p>672</text:p>
          </table:table-cell>
          <table:table-cell table:formula="of:=[.M51]+IF([.$A51]&gt;=[.N$2];INDEX([.N$3:.N51];[.$A51]-[.N$2]+1;1);0)" office:value-type="float" office:value="675" calcext:value-type="float">
            <text:p>675</text:p>
          </table:table-cell>
          <table:table-cell table:formula="of:=[.N51]+IF([.$A51]&gt;=[.O$2];INDEX([.O$3:.O51];[.$A51]-[.O$2]+1;1);0)" office:value-type="float" office:value="677" calcext:value-type="float">
            <text:p>677</text:p>
          </table:table-cell>
          <table:table-cell table:formula="of:=[.O51]+IF([.$A51]&gt;=[.P$2];INDEX([.P$3:.P51];[.$A51]-[.P$2]+1;1);0)" office:value-type="float" office:value="677" calcext:value-type="float">
            <text:p>677</text:p>
          </table:table-cell>
          <table:table-cell table:formula="of:=[.P51]+IF([.$A51]&gt;=[.Q$2];INDEX([.Q$3:.Q51];[.$A51]-[.Q$2]+1;1);0)" office:value-type="float" office:value="677" calcext:value-type="float">
            <text:p>677</text:p>
          </table:table-cell>
          <table:table-cell table:formula="of:=[.Q51]+IF([.$A51]&gt;=[.R$2];INDEX([.R$3:.R51];[.$A51]-[.R$2]+1;1);0)" office:value-type="float" office:value="677" calcext:value-type="float">
            <text:p>677</text:p>
          </table:table-cell>
          <table:table-cell table:formula="of:=[.R51]+IF([.$A51]&gt;=[.S$2];INDEX([.S$3:.S51];[.$A51]-[.S$2]+1;1);0)" office:value-type="float" office:value="677" calcext:value-type="float">
            <text:p>677</text:p>
          </table:table-cell>
          <table:table-cell table:formula="of:=[.S51]+IF([.$A51]&gt;=[.T$2];INDEX([.T$3:.T51];[.$A51]-[.T$2]+1;1);0)" office:value-type="float" office:value="677" calcext:value-type="float">
            <text:p>677</text:p>
          </table:table-cell>
          <table:table-cell table:formula="of:=[.T51]+IF([.$A51]&gt;=[.U$2];INDEX([.U$3:.U51];[.$A51]-[.U$2]+1;1);0)" office:value-type="float" office:value="677" calcext:value-type="float">
            <text:p>677</text:p>
          </table:table-cell>
          <table:table-cell table:formula="of:=[.U51]+IF([.$A51]&gt;=[.V$2];INDEX([.V$3:.V51];[.$A51]-[.V$2]+1;1);0)" office:value-type="float" office:value="677" calcext:value-type="float">
            <text:p>677</text:p>
          </table:table-cell>
          <table:table-cell table:formula="of:=[.V51]+IF([.$A51]&gt;=[.W$2];INDEX([.W$3:.W51];[.$A51]-[.W$2]+1;1);0)" office:value-type="float" office:value="677" calcext:value-type="float">
            <text:p>677</text:p>
          </table:table-cell>
          <table:table-cell table:formula="of:=[.W51]+IF([.$A51]&gt;=[.X$2];INDEX([.X$3:.X51];[.$A51]-[.X$2]+1;1);0)" office:value-type="float" office:value="677" calcext:value-type="float">
            <text:p>677</text:p>
          </table:table-cell>
          <table:table-cell table:formula="of:=[.X51]+IF([.$A51]&gt;=[.Y$2];INDEX([.Y$3:.Y51];[.$A51]-[.Y$2]+1;1);0)" office:value-type="float" office:value="677" calcext:value-type="float">
            <text:p>677</text:p>
          </table:table-cell>
          <table:table-cell table:formula="of:=[.Y51]+IF([.$A51]&gt;=[.Z$2];INDEX([.Z$3:.Z51];[.$A51]-[.Z$2]+1;1);0)" office:value-type="float" office:value="677" calcext:value-type="float">
            <text:p>677</text:p>
          </table:table-cell>
          <table:table-cell table:formula="of:=[.Z51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" office:value-type="float" office:value="0" calcext:value-type="float">
            <text:p>0</text:p>
          </table:table-cell>
          <table:table-cell table:formula="of:=[.B52]+IF([.$A52]&gt;=[.C$2];INDEX([.C$3:.C52];[.$A52]-[.C$2]+1;1);0)" office:value-type="float" office:value="8" calcext:value-type="float">
            <text:p>8</text:p>
          </table:table-cell>
          <table:table-cell table:formula="of:=[.C52]+IF([.$A52]&gt;=[.D$2];INDEX([.D$3:.D52];[.$A52]-[.D$2]+1;1);0)" office:value-type="float" office:value="48" calcext:value-type="float">
            <text:p>48</text:p>
          </table:table-cell>
          <table:table-cell table:formula="of:=[.D52]+IF([.$A52]&gt;=[.E$2];INDEX([.E$3:.E52];[.$A52]-[.E$2]+1;1);0)" office:value-type="float" office:value="150" calcext:value-type="float">
            <text:p>150</text:p>
          </table:table-cell>
          <table:table-cell table:formula="of:=[.E52]+IF([.$A52]&gt;=[.F$2];INDEX([.F$3:.F52];[.$A52]-[.F$2]+1;1);0)" office:value-type="float" office:value="277" calcext:value-type="float">
            <text:p>277</text:p>
          </table:table-cell>
          <table:table-cell table:formula="of:=[.F52]+IF([.$A52]&gt;=[.G$2];INDEX([.G$3:.G52];[.$A52]-[.G$2]+1;1);0)" office:value-type="float" office:value="421" calcext:value-type="float">
            <text:p>421</text:p>
          </table:table-cell>
          <table:table-cell table:formula="of:=[.G52]+IF([.$A52]&gt;=[.H$2];INDEX([.H$3:.H52];[.$A52]-[.H$2]+1;1);0)" office:value-type="float" office:value="531" calcext:value-type="float">
            <text:p>531</text:p>
          </table:table-cell>
          <table:table-cell table:formula="of:=[.H52]+IF([.$A52]&gt;=[.I$2];INDEX([.I$3:.I52];[.$A52]-[.I$2]+1;1);0)" office:value-type="float" office:value="626" calcext:value-type="float">
            <text:p>626</text:p>
          </table:table-cell>
          <table:table-cell table:formula="of:=[.I52]+IF([.$A52]&gt;=[.J$2];INDEX([.J$3:.J52];[.$A52]-[.J$2]+1;1);0)" office:value-type="float" office:value="686" calcext:value-type="float">
            <text:p>686</text:p>
          </table:table-cell>
          <table:table-cell table:formula="of:=[.J52]+IF([.$A52]&gt;=[.K$2];INDEX([.K$3:.K52];[.$A52]-[.K$2]+1;1);0)" office:value-type="float" office:value="712" calcext:value-type="float">
            <text:p>712</text:p>
          </table:table-cell>
          <table:table-cell table:formula="of:=[.K52]+IF([.$A52]&gt;=[.L$2];INDEX([.L$3:.L52];[.$A52]-[.L$2]+1;1);0)" office:value-type="float" office:value="731" calcext:value-type="float">
            <text:p>731</text:p>
          </table:table-cell>
          <table:table-cell table:formula="of:=[.L52]+IF([.$A52]&gt;=[.M$2];INDEX([.M$3:.M52];[.$A52]-[.M$2]+1;1);0)" office:value-type="float" office:value="738" calcext:value-type="float">
            <text:p>738</text:p>
          </table:table-cell>
          <table:table-cell table:formula="of:=[.M52]+IF([.$A52]&gt;=[.N$2];INDEX([.N$3:.N52];[.$A52]-[.N$2]+1;1);0)" office:value-type="float" office:value="741" calcext:value-type="float">
            <text:p>741</text:p>
          </table:table-cell>
          <table:table-cell table:formula="of:=[.N52]+IF([.$A52]&gt;=[.O$2];INDEX([.O$3:.O52];[.$A52]-[.O$2]+1;1);0)" office:value-type="float" office:value="743" calcext:value-type="float">
            <text:p>743</text:p>
          </table:table-cell>
          <table:table-cell table:formula="of:=[.O52]+IF([.$A52]&gt;=[.P$2];INDEX([.P$3:.P52];[.$A52]-[.P$2]+1;1);0)" office:value-type="float" office:value="744" calcext:value-type="float">
            <text:p>744</text:p>
          </table:table-cell>
          <table:table-cell table:formula="of:=[.P52]+IF([.$A52]&gt;=[.Q$2];INDEX([.Q$3:.Q52];[.$A52]-[.Q$2]+1;1);0)" office:value-type="float" office:value="744" calcext:value-type="float">
            <text:p>744</text:p>
          </table:table-cell>
          <table:table-cell table:formula="of:=[.Q52]+IF([.$A52]&gt;=[.R$2];INDEX([.R$3:.R52];[.$A52]-[.R$2]+1;1);0)" office:value-type="float" office:value="744" calcext:value-type="float">
            <text:p>744</text:p>
          </table:table-cell>
          <table:table-cell table:formula="of:=[.R52]+IF([.$A52]&gt;=[.S$2];INDEX([.S$3:.S52];[.$A52]-[.S$2]+1;1);0)" office:value-type="float" office:value="744" calcext:value-type="float">
            <text:p>744</text:p>
          </table:table-cell>
          <table:table-cell table:formula="of:=[.S52]+IF([.$A52]&gt;=[.T$2];INDEX([.T$3:.T52];[.$A52]-[.T$2]+1;1);0)" office:value-type="float" office:value="744" calcext:value-type="float">
            <text:p>744</text:p>
          </table:table-cell>
          <table:table-cell table:formula="of:=[.T52]+IF([.$A52]&gt;=[.U$2];INDEX([.U$3:.U52];[.$A52]-[.U$2]+1;1);0)" office:value-type="float" office:value="744" calcext:value-type="float">
            <text:p>744</text:p>
          </table:table-cell>
          <table:table-cell table:formula="of:=[.U52]+IF([.$A52]&gt;=[.V$2];INDEX([.V$3:.V52];[.$A52]-[.V$2]+1;1);0)" office:value-type="float" office:value="744" calcext:value-type="float">
            <text:p>744</text:p>
          </table:table-cell>
          <table:table-cell table:formula="of:=[.V52]+IF([.$A52]&gt;=[.W$2];INDEX([.W$3:.W52];[.$A52]-[.W$2]+1;1);0)" office:value-type="float" office:value="744" calcext:value-type="float">
            <text:p>744</text:p>
          </table:table-cell>
          <table:table-cell table:formula="of:=[.W52]+IF([.$A52]&gt;=[.X$2];INDEX([.X$3:.X52];[.$A52]-[.X$2]+1;1);0)" office:value-type="float" office:value="744" calcext:value-type="float">
            <text:p>744</text:p>
          </table:table-cell>
          <table:table-cell table:formula="of:=[.X52]+IF([.$A52]&gt;=[.Y$2];INDEX([.Y$3:.Y52];[.$A52]-[.Y$2]+1;1);0)" office:value-type="float" office:value="744" calcext:value-type="float">
            <text:p>744</text:p>
          </table:table-cell>
          <table:table-cell table:formula="of:=[.Y52]+IF([.$A52]&gt;=[.Z$2];INDEX([.Z$3:.Z52];[.$A52]-[.Z$2]+1;1);0)" office:value-type="float" office:value="744" calcext:value-type="float">
            <text:p>744</text:p>
          </table:table-cell>
          <table:table-cell table:formula="of:=[.Z52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" office:value-type="float" office:value="1" calcext:value-type="float">
            <text:p>1</text:p>
          </table:table-cell>
          <table:table-cell table:formula="of:=[.B53]+IF([.$A53]&gt;=[.C$2];INDEX([.C$3:.C53];[.$A53]-[.C$2]+1;1);0)" office:value-type="float" office:value="9" calcext:value-type="float">
            <text:p>9</text:p>
          </table:table-cell>
          <table:table-cell table:formula="of:=[.C53]+IF([.$A53]&gt;=[.D$2];INDEX([.D$3:.D53];[.$A53]-[.D$2]+1;1);0)" office:value-type="float" office:value="51" calcext:value-type="float">
            <text:p>51</text:p>
          </table:table-cell>
          <table:table-cell table:formula="of:=[.D53]+IF([.$A53]&gt;=[.E$2];INDEX([.E$3:.E53];[.$A53]-[.E$2]+1;1);0)" office:value-type="float" office:value="158" calcext:value-type="float">
            <text:p>158</text:p>
          </table:table-cell>
          <table:table-cell table:formula="of:=[.E53]+IF([.$A53]&gt;=[.F$2];INDEX([.F$3:.F53];[.$A53]-[.F$2]+1;1);0)" office:value-type="float" office:value="295" calcext:value-type="float">
            <text:p>295</text:p>
          </table:table-cell>
          <table:table-cell table:formula="of:=[.F53]+IF([.$A53]&gt;=[.G$2];INDEX([.G$3:.G53];[.$A53]-[.G$2]+1;1);0)" office:value-type="float" office:value="453" calcext:value-type="float">
            <text:p>453</text:p>
          </table:table-cell>
          <table:table-cell table:formula="of:=[.G53]+IF([.$A53]&gt;=[.H$2];INDEX([.H$3:.H53];[.$A53]-[.H$2]+1;1);0)" office:value-type="float" office:value="576" calcext:value-type="float">
            <text:p>576</text:p>
          </table:table-cell>
          <table:table-cell table:formula="of:=[.H53]+IF([.$A53]&gt;=[.I$2];INDEX([.I$3:.I53];[.$A53]-[.I$2]+1;1);0)" office:value-type="float" office:value="682" calcext:value-type="float">
            <text:p>682</text:p>
          </table:table-cell>
          <table:table-cell table:formula="of:=[.I53]+IF([.$A53]&gt;=[.J$2];INDEX([.J$3:.J53];[.$A53]-[.J$2]+1;1);0)" office:value-type="float" office:value="749" calcext:value-type="float">
            <text:p>749</text:p>
          </table:table-cell>
          <table:table-cell table:formula="of:=[.J53]+IF([.$A53]&gt;=[.K$2];INDEX([.K$3:.K53];[.$A53]-[.K$2]+1;1);0)" office:value-type="float" office:value="779" calcext:value-type="float">
            <text:p>779</text:p>
          </table:table-cell>
          <table:table-cell table:formula="of:=[.K53]+IF([.$A53]&gt;=[.L$2];INDEX([.L$3:.L53];[.$A53]-[.L$2]+1;1);0)" office:value-type="float" office:value="802" calcext:value-type="float">
            <text:p>802</text:p>
          </table:table-cell>
          <table:table-cell table:formula="of:=[.L53]+IF([.$A53]&gt;=[.M$2];INDEX([.M$3:.M53];[.$A53]-[.M$2]+1;1);0)" office:value-type="float" office:value="811" calcext:value-type="float">
            <text:p>811</text:p>
          </table:table-cell>
          <table:table-cell table:formula="of:=[.M53]+IF([.$A53]&gt;=[.N$2];INDEX([.N$3:.N53];[.$A53]-[.N$2]+1;1);0)" office:value-type="float" office:value="815" calcext:value-type="float">
            <text:p>815</text:p>
          </table:table-cell>
          <table:table-cell table:formula="of:=[.N53]+IF([.$A53]&gt;=[.O$2];INDEX([.O$3:.O53];[.$A53]-[.O$2]+1;1);0)" office:value-type="float" office:value="818" calcext:value-type="float">
            <text:p>818</text:p>
          </table:table-cell>
          <table:table-cell table:formula="of:=[.O53]+IF([.$A53]&gt;=[.P$2];INDEX([.P$3:.P53];[.$A53]-[.P$2]+1;1);0)" office:value-type="float" office:value="819" calcext:value-type="float">
            <text:p>819</text:p>
          </table:table-cell>
          <table:table-cell table:formula="of:=[.P53]+IF([.$A53]&gt;=[.Q$2];INDEX([.Q$3:.Q53];[.$A53]-[.Q$2]+1;1);0)" office:value-type="float" office:value="819" calcext:value-type="float">
            <text:p>819</text:p>
          </table:table-cell>
          <table:table-cell table:formula="of:=[.Q53]+IF([.$A53]&gt;=[.R$2];INDEX([.R$3:.R53];[.$A53]-[.R$2]+1;1);0)" office:value-type="float" office:value="819" calcext:value-type="float">
            <text:p>819</text:p>
          </table:table-cell>
          <table:table-cell table:formula="of:=[.R53]+IF([.$A53]&gt;=[.S$2];INDEX([.S$3:.S53];[.$A53]-[.S$2]+1;1);0)" office:value-type="float" office:value="819" calcext:value-type="float">
            <text:p>819</text:p>
          </table:table-cell>
          <table:table-cell table:formula="of:=[.S53]+IF([.$A53]&gt;=[.T$2];INDEX([.T$3:.T53];[.$A53]-[.T$2]+1;1);0)" office:value-type="float" office:value="819" calcext:value-type="float">
            <text:p>819</text:p>
          </table:table-cell>
          <table:table-cell table:formula="of:=[.T53]+IF([.$A53]&gt;=[.U$2];INDEX([.U$3:.U53];[.$A53]-[.U$2]+1;1);0)" office:value-type="float" office:value="819" calcext:value-type="float">
            <text:p>819</text:p>
          </table:table-cell>
          <table:table-cell table:formula="of:=[.U53]+IF([.$A53]&gt;=[.V$2];INDEX([.V$3:.V53];[.$A53]-[.V$2]+1;1);0)" office:value-type="float" office:value="819" calcext:value-type="float">
            <text:p>819</text:p>
          </table:table-cell>
          <table:table-cell table:formula="of:=[.V53]+IF([.$A53]&gt;=[.W$2];INDEX([.W$3:.W53];[.$A53]-[.W$2]+1;1);0)" office:value-type="float" office:value="819" calcext:value-type="float">
            <text:p>819</text:p>
          </table:table-cell>
          <table:table-cell table:formula="of:=[.W53]+IF([.$A53]&gt;=[.X$2];INDEX([.X$3:.X53];[.$A53]-[.X$2]+1;1);0)" office:value-type="float" office:value="819" calcext:value-type="float">
            <text:p>819</text:p>
          </table:table-cell>
          <table:table-cell table:formula="of:=[.X53]+IF([.$A53]&gt;=[.Y$2];INDEX([.Y$3:.Y53];[.$A53]-[.Y$2]+1;1);0)" office:value-type="float" office:value="819" calcext:value-type="float">
            <text:p>819</text:p>
          </table:table-cell>
          <table:table-cell table:formula="of:=[.Y53]+IF([.$A53]&gt;=[.Z$2];INDEX([.Z$3:.Z53];[.$A53]-[.Z$2]+1;1);0)" office:value-type="float" office:value="819" calcext:value-type="float">
            <text:p>819</text:p>
          </table:table-cell>
          <table:table-cell table:formula="of:=[.Z53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" office:value-type="float" office:value="0" calcext:value-type="float">
            <text:p>0</text:p>
          </table:table-cell>
          <table:table-cell table:formula="of:=[.B54]+IF([.$A54]&gt;=[.C$2];INDEX([.C$3:.C54];[.$A54]-[.C$2]+1;1);0)" office:value-type="float" office:value="9" calcext:value-type="float">
            <text:p>9</text:p>
          </table:table-cell>
          <table:table-cell table:formula="of:=[.C54]+IF([.$A54]&gt;=[.D$2];INDEX([.D$3:.D54];[.$A54]-[.D$2]+1;1);0)" office:value-type="float" office:value="52" calcext:value-type="float">
            <text:p>52</text:p>
          </table:table-cell>
          <table:table-cell table:formula="of:=[.D54]+IF([.$A54]&gt;=[.E$2];INDEX([.E$3:.E54];[.$A54]-[.E$2]+1;1);0)" office:value-type="float" office:value="166" calcext:value-type="float">
            <text:p>166</text:p>
          </table:table-cell>
          <table:table-cell table:formula="of:=[.E54]+IF([.$A54]&gt;=[.F$2];INDEX([.F$3:.F54];[.$A54]-[.F$2]+1;1);0)" office:value-type="float" office:value="314" calcext:value-type="float">
            <text:p>314</text:p>
          </table:table-cell>
          <table:table-cell table:formula="of:=[.F54]+IF([.$A54]&gt;=[.G$2];INDEX([.G$3:.G54];[.$A54]-[.G$2]+1;1);0)" office:value-type="float" office:value="487" calcext:value-type="float">
            <text:p>487</text:p>
          </table:table-cell>
          <table:table-cell table:formula="of:=[.G54]+IF([.$A54]&gt;=[.H$2];INDEX([.H$3:.H54];[.$A54]-[.H$2]+1;1);0)" office:value-type="float" office:value="623" calcext:value-type="float">
            <text:p>623</text:p>
          </table:table-cell>
          <table:table-cell table:formula="of:=[.H54]+IF([.$A54]&gt;=[.I$2];INDEX([.I$3:.I54];[.$A54]-[.I$2]+1;1);0)" office:value-type="float" office:value="742" calcext:value-type="float">
            <text:p>742</text:p>
          </table:table-cell>
          <table:table-cell table:formula="of:=[.I54]+IF([.$A54]&gt;=[.J$2];INDEX([.J$3:.J54];[.$A54]-[.J$2]+1;1);0)" office:value-type="float" office:value="819" calcext:value-type="float">
            <text:p>819</text:p>
          </table:table-cell>
          <table:table-cell table:formula="of:=[.J54]+IF([.$A54]&gt;=[.K$2];INDEX([.K$3:.K54];[.$A54]-[.K$2]+1;1);0)" office:value-type="float" office:value="854" calcext:value-type="float">
            <text:p>854</text:p>
          </table:table-cell>
          <table:table-cell table:formula="of:=[.K54]+IF([.$A54]&gt;=[.L$2];INDEX([.L$3:.L54];[.$A54]-[.L$2]+1;1);0)" office:value-type="float" office:value="880" calcext:value-type="float">
            <text:p>880</text:p>
          </table:table-cell>
          <table:table-cell table:formula="of:=[.L54]+IF([.$A54]&gt;=[.M$2];INDEX([.M$3:.M54];[.$A54]-[.M$2]+1;1);0)" office:value-type="float" office:value="890" calcext:value-type="float">
            <text:p>890</text:p>
          </table:table-cell>
          <table:table-cell table:formula="of:=[.M54]+IF([.$A54]&gt;=[.N$2];INDEX([.N$3:.N54];[.$A54]-[.N$2]+1;1);0)" office:value-type="float" office:value="895" calcext:value-type="float">
            <text:p>895</text:p>
          </table:table-cell>
          <table:table-cell table:formula="of:=[.N54]+IF([.$A54]&gt;=[.O$2];INDEX([.O$3:.O54];[.$A54]-[.O$2]+1;1);0)" office:value-type="float" office:value="898" calcext:value-type="float">
            <text:p>898</text:p>
          </table:table-cell>
          <table:table-cell table:formula="of:=[.O54]+IF([.$A54]&gt;=[.P$2];INDEX([.P$3:.P54];[.$A54]-[.P$2]+1;1);0)" office:value-type="float" office:value="899" calcext:value-type="float">
            <text:p>899</text:p>
          </table:table-cell>
          <table:table-cell table:formula="of:=[.P54]+IF([.$A54]&gt;=[.Q$2];INDEX([.Q$3:.Q54];[.$A54]-[.Q$2]+1;1);0)" office:value-type="float" office:value="899" calcext:value-type="float">
            <text:p>899</text:p>
          </table:table-cell>
          <table:table-cell table:formula="of:=[.Q54]+IF([.$A54]&gt;=[.R$2];INDEX([.R$3:.R54];[.$A54]-[.R$2]+1;1);0)" office:value-type="float" office:value="899" calcext:value-type="float">
            <text:p>899</text:p>
          </table:table-cell>
          <table:table-cell table:formula="of:=[.R54]+IF([.$A54]&gt;=[.S$2];INDEX([.S$3:.S54];[.$A54]-[.S$2]+1;1);0)" office:value-type="float" office:value="899" calcext:value-type="float">
            <text:p>899</text:p>
          </table:table-cell>
          <table:table-cell table:formula="of:=[.S54]+IF([.$A54]&gt;=[.T$2];INDEX([.T$3:.T54];[.$A54]-[.T$2]+1;1);0)" office:value-type="float" office:value="899" calcext:value-type="float">
            <text:p>899</text:p>
          </table:table-cell>
          <table:table-cell table:formula="of:=[.T54]+IF([.$A54]&gt;=[.U$2];INDEX([.U$3:.U54];[.$A54]-[.U$2]+1;1);0)" office:value-type="float" office:value="899" calcext:value-type="float">
            <text:p>899</text:p>
          </table:table-cell>
          <table:table-cell table:formula="of:=[.U54]+IF([.$A54]&gt;=[.V$2];INDEX([.V$3:.V54];[.$A54]-[.V$2]+1;1);0)" office:value-type="float" office:value="899" calcext:value-type="float">
            <text:p>899</text:p>
          </table:table-cell>
          <table:table-cell table:formula="of:=[.V54]+IF([.$A54]&gt;=[.W$2];INDEX([.W$3:.W54];[.$A54]-[.W$2]+1;1);0)" office:value-type="float" office:value="899" calcext:value-type="float">
            <text:p>899</text:p>
          </table:table-cell>
          <table:table-cell table:formula="of:=[.W54]+IF([.$A54]&gt;=[.X$2];INDEX([.X$3:.X54];[.$A54]-[.X$2]+1;1);0)" office:value-type="float" office:value="899" calcext:value-type="float">
            <text:p>899</text:p>
          </table:table-cell>
          <table:table-cell table:formula="of:=[.X54]+IF([.$A54]&gt;=[.Y$2];INDEX([.Y$3:.Y54];[.$A54]-[.Y$2]+1;1);0)" office:value-type="float" office:value="899" calcext:value-type="float">
            <text:p>899</text:p>
          </table:table-cell>
          <table:table-cell table:formula="of:=[.Y54]+IF([.$A54]&gt;=[.Z$2];INDEX([.Z$3:.Z54];[.$A54]-[.Z$2]+1;1);0)" office:value-type="float" office:value="899" calcext:value-type="float">
            <text:p>899</text:p>
          </table:table-cell>
          <table:table-cell table:formula="of:=[.Z54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" office:value-type="float" office:value="1" calcext:value-type="float">
            <text:p>1</text:p>
          </table:table-cell>
          <table:table-cell table:formula="of:=[.B55]+IF([.$A55]&gt;=[.C$2];INDEX([.C$3:.C55];[.$A55]-[.C$2]+1;1);0)" office:value-type="float" office:value="9" calcext:value-type="float">
            <text:p>9</text:p>
          </table:table-cell>
          <table:table-cell table:formula="of:=[.C55]+IF([.$A55]&gt;=[.D$2];INDEX([.D$3:.D55];[.$A55]-[.D$2]+1;1);0)" office:value-type="float" office:value="54" calcext:value-type="float">
            <text:p>54</text:p>
          </table:table-cell>
          <table:table-cell table:formula="of:=[.D55]+IF([.$A55]&gt;=[.E$2];INDEX([.E$3:.E55];[.$A55]-[.E$2]+1;1);0)" office:value-type="float" office:value="175" calcext:value-type="float">
            <text:p>175</text:p>
          </table:table-cell>
          <table:table-cell table:formula="of:=[.E55]+IF([.$A55]&gt;=[.F$2];INDEX([.F$3:.F55];[.$A55]-[.F$2]+1;1);0)" office:value-type="float" office:value="334" calcext:value-type="float">
            <text:p>334</text:p>
          </table:table-cell>
          <table:table-cell table:formula="of:=[.F55]+IF([.$A55]&gt;=[.G$2];INDEX([.G$3:.G55];[.$A55]-[.G$2]+1;1);0)" office:value-type="float" office:value="523" calcext:value-type="float">
            <text:p>523</text:p>
          </table:table-cell>
          <table:table-cell table:formula="of:=[.G55]+IF([.$A55]&gt;=[.H$2];INDEX([.H$3:.H55];[.$A55]-[.H$2]+1;1);0)" office:value-type="float" office:value="674" calcext:value-type="float">
            <text:p>674</text:p>
          </table:table-cell>
          <table:table-cell table:formula="of:=[.H55]+IF([.$A55]&gt;=[.I$2];INDEX([.I$3:.I55];[.$A55]-[.I$2]+1;1);0)" office:value-type="float" office:value="807" calcext:value-type="float">
            <text:p>807</text:p>
          </table:table-cell>
          <table:table-cell table:formula="of:=[.I55]+IF([.$A55]&gt;=[.J$2];INDEX([.J$3:.J55];[.$A55]-[.J$2]+1;1);0)" office:value-type="float" office:value="893" calcext:value-type="float">
            <text:p>893</text:p>
          </table:table-cell>
          <table:table-cell table:formula="of:=[.J55]+IF([.$A55]&gt;=[.K$2];INDEX([.K$3:.K55];[.$A55]-[.K$2]+1;1);0)" office:value-type="float" office:value="933" calcext:value-type="float">
            <text:p>933</text:p>
          </table:table-cell>
          <table:table-cell table:formula="of:=[.K55]+IF([.$A55]&gt;=[.L$2];INDEX([.L$3:.L55];[.$A55]-[.L$2]+1;1);0)" office:value-type="float" office:value="963" calcext:value-type="float">
            <text:p>963</text:p>
          </table:table-cell>
          <table:table-cell table:formula="of:=[.L55]+IF([.$A55]&gt;=[.M$2];INDEX([.M$3:.M55];[.$A55]-[.M$2]+1;1);0)" office:value-type="float" office:value="975" calcext:value-type="float">
            <text:p>975</text:p>
          </table:table-cell>
          <table:table-cell table:formula="of:=[.M55]+IF([.$A55]&gt;=[.N$2];INDEX([.N$3:.N55];[.$A55]-[.N$2]+1;1);0)" office:value-type="float" office:value="981" calcext:value-type="float">
            <text:p>981</text:p>
          </table:table-cell>
          <table:table-cell table:formula="of:=[.N55]+IF([.$A55]&gt;=[.O$2];INDEX([.O$3:.O55];[.$A55]-[.O$2]+1;1);0)" office:value-type="float" office:value="985" calcext:value-type="float">
            <text:p>985</text:p>
          </table:table-cell>
          <table:table-cell table:formula="of:=[.O55]+IF([.$A55]&gt;=[.P$2];INDEX([.P$3:.P55];[.$A55]-[.P$2]+1;1);0)" office:value-type="float" office:value="987" calcext:value-type="float">
            <text:p>987</text:p>
          </table:table-cell>
          <table:table-cell table:formula="of:=[.P55]+IF([.$A55]&gt;=[.Q$2];INDEX([.Q$3:.Q55];[.$A55]-[.Q$2]+1;1);0)" office:value-type="float" office:value="987" calcext:value-type="float">
            <text:p>987</text:p>
          </table:table-cell>
          <table:table-cell table:formula="of:=[.Q55]+IF([.$A55]&gt;=[.R$2];INDEX([.R$3:.R55];[.$A55]-[.R$2]+1;1);0)" office:value-type="float" office:value="987" calcext:value-type="float">
            <text:p>987</text:p>
          </table:table-cell>
          <table:table-cell table:formula="of:=[.R55]+IF([.$A55]&gt;=[.S$2];INDEX([.S$3:.S55];[.$A55]-[.S$2]+1;1);0)" office:value-type="float" office:value="987" calcext:value-type="float">
            <text:p>987</text:p>
          </table:table-cell>
          <table:table-cell table:formula="of:=[.S55]+IF([.$A55]&gt;=[.T$2];INDEX([.T$3:.T55];[.$A55]-[.T$2]+1;1);0)" office:value-type="float" office:value="987" calcext:value-type="float">
            <text:p>987</text:p>
          </table:table-cell>
          <table:table-cell table:formula="of:=[.T55]+IF([.$A55]&gt;=[.U$2];INDEX([.U$3:.U55];[.$A55]-[.U$2]+1;1);0)" office:value-type="float" office:value="987" calcext:value-type="float">
            <text:p>987</text:p>
          </table:table-cell>
          <table:table-cell table:formula="of:=[.U55]+IF([.$A55]&gt;=[.V$2];INDEX([.V$3:.V55];[.$A55]-[.V$2]+1;1);0)" office:value-type="float" office:value="987" calcext:value-type="float">
            <text:p>987</text:p>
          </table:table-cell>
          <table:table-cell table:formula="of:=[.V55]+IF([.$A55]&gt;=[.W$2];INDEX([.W$3:.W55];[.$A55]-[.W$2]+1;1);0)" office:value-type="float" office:value="987" calcext:value-type="float">
            <text:p>987</text:p>
          </table:table-cell>
          <table:table-cell table:formula="of:=[.W55]+IF([.$A55]&gt;=[.X$2];INDEX([.X$3:.X55];[.$A55]-[.X$2]+1;1);0)" office:value-type="float" office:value="987" calcext:value-type="float">
            <text:p>987</text:p>
          </table:table-cell>
          <table:table-cell table:formula="of:=[.X55]+IF([.$A55]&gt;=[.Y$2];INDEX([.Y$3:.Y55];[.$A55]-[.Y$2]+1;1);0)" office:value-type="float" office:value="987" calcext:value-type="float">
            <text:p>987</text:p>
          </table:table-cell>
          <table:table-cell table:formula="of:=[.Y55]+IF([.$A55]&gt;=[.Z$2];INDEX([.Z$3:.Z55];[.$A55]-[.Z$2]+1;1);0)" office:value-type="float" office:value="987" calcext:value-type="float">
            <text:p>987</text:p>
          </table:table-cell>
          <table:table-cell table:formula="of:=[.Z55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" office:value-type="float" office:value="0" calcext:value-type="float">
            <text:p>0</text:p>
          </table:table-cell>
          <table:table-cell table:formula="of:=[.B56]+IF([.$A56]&gt;=[.C$2];INDEX([.C$3:.C56];[.$A56]-[.C$2]+1;1);0)" office:value-type="float" office:value="9" calcext:value-type="float">
            <text:p>9</text:p>
          </table:table-cell>
          <table:table-cell table:formula="of:=[.C56]+IF([.$A56]&gt;=[.D$2];INDEX([.D$3:.D56];[.$A56]-[.D$2]+1;1);0)" office:value-type="float" office:value="56" calcext:value-type="float">
            <text:p>56</text:p>
          </table:table-cell>
          <table:table-cell table:formula="of:=[.D56]+IF([.$A56]&gt;=[.E$2];INDEX([.E$3:.E56];[.$A56]-[.E$2]+1;1);0)" office:value-type="float" office:value="183" calcext:value-type="float">
            <text:p>183</text:p>
          </table:table-cell>
          <table:table-cell table:formula="of:=[.E56]+IF([.$A56]&gt;=[.F$2];INDEX([.F$3:.F56];[.$A56]-[.F$2]+1;1);0)" office:value-type="float" office:value="355" calcext:value-type="float">
            <text:p>355</text:p>
          </table:table-cell>
          <table:table-cell table:formula="of:=[.F56]+IF([.$A56]&gt;=[.G$2];INDEX([.G$3:.G56];[.$A56]-[.G$2]+1;1);0)" office:value-type="float" office:value="561" calcext:value-type="float">
            <text:p>561</text:p>
          </table:table-cell>
          <table:table-cell table:formula="of:=[.G56]+IF([.$A56]&gt;=[.H$2];INDEX([.H$3:.H56];[.$A56]-[.H$2]+1;1);0)" office:value-type="float" office:value="727" calcext:value-type="float">
            <text:p>727</text:p>
          </table:table-cell>
          <table:table-cell table:formula="of:=[.H56]+IF([.$A56]&gt;=[.I$2];INDEX([.I$3:.I56];[.$A56]-[.I$2]+1;1);0)" office:value-type="float" office:value="875" calcext:value-type="float">
            <text:p>875</text:p>
          </table:table-cell>
          <table:table-cell table:formula="of:=[.I56]+IF([.$A56]&gt;=[.J$2];INDEX([.J$3:.J56];[.$A56]-[.J$2]+1;1);0)" office:value-type="float" office:value="973" calcext:value-type="float">
            <text:p>973</text:p>
          </table:table-cell>
          <table:table-cell table:formula="of:=[.J56]+IF([.$A56]&gt;=[.K$2];INDEX([.K$3:.K56];[.$A56]-[.K$2]+1;1);0)" office:value-type="float" office:value="1019" calcext:value-type="float">
            <text:p>1019</text:p>
          </table:table-cell>
          <table:table-cell table:formula="of:=[.K56]+IF([.$A56]&gt;=[.L$2];INDEX([.L$3:.L56];[.$A56]-[.L$2]+1;1);0)" office:value-type="float" office:value="1054" calcext:value-type="float">
            <text:p>1054</text:p>
          </table:table-cell>
          <table:table-cell table:formula="of:=[.L56]+IF([.$A56]&gt;=[.M$2];INDEX([.M$3:.M56];[.$A56]-[.M$2]+1;1);0)" office:value-type="float" office:value="1068" calcext:value-type="float">
            <text:p>1068</text:p>
          </table:table-cell>
          <table:table-cell table:formula="of:=[.M56]+IF([.$A56]&gt;=[.N$2];INDEX([.N$3:.N56];[.$A56]-[.N$2]+1;1);0)" office:value-type="float" office:value="1075" calcext:value-type="float">
            <text:p>1075</text:p>
          </table:table-cell>
          <table:table-cell table:formula="of:=[.N56]+IF([.$A56]&gt;=[.O$2];INDEX([.O$3:.O56];[.$A56]-[.O$2]+1;1);0)" office:value-type="float" office:value="1080" calcext:value-type="float">
            <text:p>1080</text:p>
          </table:table-cell>
          <table:table-cell table:formula="of:=[.O56]+IF([.$A56]&gt;=[.P$2];INDEX([.P$3:.P56];[.$A56]-[.P$2]+1;1);0)" office:value-type="float" office:value="1082" calcext:value-type="float">
            <text:p>1082</text:p>
          </table:table-cell>
          <table:table-cell table:formula="of:=[.P56]+IF([.$A56]&gt;=[.Q$2];INDEX([.Q$3:.Q56];[.$A56]-[.Q$2]+1;1);0)" office:value-type="float" office:value="1083" calcext:value-type="float">
            <text:p>1083</text:p>
          </table:table-cell>
          <table:table-cell table:formula="of:=[.Q56]+IF([.$A56]&gt;=[.R$2];INDEX([.R$3:.R56];[.$A56]-[.R$2]+1;1);0)" office:value-type="float" office:value="1083" calcext:value-type="float">
            <text:p>1083</text:p>
          </table:table-cell>
          <table:table-cell table:formula="of:=[.R56]+IF([.$A56]&gt;=[.S$2];INDEX([.S$3:.S56];[.$A56]-[.S$2]+1;1);0)" office:value-type="float" office:value="1083" calcext:value-type="float">
            <text:p>1083</text:p>
          </table:table-cell>
          <table:table-cell table:formula="of:=[.S56]+IF([.$A56]&gt;=[.T$2];INDEX([.T$3:.T56];[.$A56]-[.T$2]+1;1);0)" office:value-type="float" office:value="1083" calcext:value-type="float">
            <text:p>1083</text:p>
          </table:table-cell>
          <table:table-cell table:formula="of:=[.T56]+IF([.$A56]&gt;=[.U$2];INDEX([.U$3:.U56];[.$A56]-[.U$2]+1;1);0)" office:value-type="float" office:value="1083" calcext:value-type="float">
            <text:p>1083</text:p>
          </table:table-cell>
          <table:table-cell table:formula="of:=[.U56]+IF([.$A56]&gt;=[.V$2];INDEX([.V$3:.V56];[.$A56]-[.V$2]+1;1);0)" office:value-type="float" office:value="1083" calcext:value-type="float">
            <text:p>1083</text:p>
          </table:table-cell>
          <table:table-cell table:formula="of:=[.V56]+IF([.$A56]&gt;=[.W$2];INDEX([.W$3:.W56];[.$A56]-[.W$2]+1;1);0)" office:value-type="float" office:value="1083" calcext:value-type="float">
            <text:p>1083</text:p>
          </table:table-cell>
          <table:table-cell table:formula="of:=[.W56]+IF([.$A56]&gt;=[.X$2];INDEX([.X$3:.X56];[.$A56]-[.X$2]+1;1);0)" office:value-type="float" office:value="1083" calcext:value-type="float">
            <text:p>1083</text:p>
          </table:table-cell>
          <table:table-cell table:formula="of:=[.X56]+IF([.$A56]&gt;=[.Y$2];INDEX([.Y$3:.Y56];[.$A56]-[.Y$2]+1;1);0)" office:value-type="float" office:value="1083" calcext:value-type="float">
            <text:p>1083</text:p>
          </table:table-cell>
          <table:table-cell table:formula="of:=[.Y56]+IF([.$A56]&gt;=[.Z$2];INDEX([.Z$3:.Z56];[.$A56]-[.Z$2]+1;1);0)" office:value-type="float" office:value="1083" calcext:value-type="float">
            <text:p>1083</text:p>
          </table:table-cell>
          <table:table-cell table:formula="of:=[.Z56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" office:value-type="float" office:value="1" calcext:value-type="float">
            <text:p>1</text:p>
          </table:table-cell>
          <table:table-cell table:formula="of:=[.B57]+IF([.$A57]&gt;=[.C$2];INDEX([.C$3:.C57];[.$A57]-[.C$2]+1;1);0)" office:value-type="float" office:value="10" calcext:value-type="float">
            <text:p>10</text:p>
          </table:table-cell>
          <table:table-cell table:formula="of:=[.C57]+IF([.$A57]&gt;=[.D$2];INDEX([.D$3:.D57];[.$A57]-[.D$2]+1;1);0)" office:value-type="float" office:value="58" calcext:value-type="float">
            <text:p>58</text:p>
          </table:table-cell>
          <table:table-cell table:formula="of:=[.D57]+IF([.$A57]&gt;=[.E$2];INDEX([.E$3:.E57];[.$A57]-[.E$2]+1;1);0)" office:value-type="float" office:value="193" calcext:value-type="float">
            <text:p>193</text:p>
          </table:table-cell>
          <table:table-cell table:formula="of:=[.E57]+IF([.$A57]&gt;=[.F$2];INDEX([.F$3:.F57];[.$A57]-[.F$2]+1;1);0)" office:value-type="float" office:value="377" calcext:value-type="float">
            <text:p>377</text:p>
          </table:table-cell>
          <table:table-cell table:formula="of:=[.F57]+IF([.$A57]&gt;=[.G$2];INDEX([.G$3:.G57];[.$A57]-[.G$2]+1;1);0)" office:value-type="float" office:value="601" calcext:value-type="float">
            <text:p>601</text:p>
          </table:table-cell>
          <table:table-cell table:formula="of:=[.G57]+IF([.$A57]&gt;=[.H$2];INDEX([.H$3:.H57];[.$A57]-[.H$2]+1;1);0)" office:value-type="float" office:value="785" calcext:value-type="float">
            <text:p>785</text:p>
          </table:table-cell>
          <table:table-cell table:formula="of:=[.H57]+IF([.$A57]&gt;=[.I$2];INDEX([.I$3:.I57];[.$A57]-[.I$2]+1;1);0)" office:value-type="float" office:value="950" calcext:value-type="float">
            <text:p>950</text:p>
          </table:table-cell>
          <table:table-cell table:formula="of:=[.I57]+IF([.$A57]&gt;=[.J$2];INDEX([.J$3:.J57];[.$A57]-[.J$2]+1;1);0)" office:value-type="float" office:value="1059" calcext:value-type="float">
            <text:p>1059</text:p>
          </table:table-cell>
          <table:table-cell table:formula="of:=[.J57]+IF([.$A57]&gt;=[.K$2];INDEX([.K$3:.K57];[.$A57]-[.K$2]+1;1);0)" office:value-type="float" office:value="1111" calcext:value-type="float">
            <text:p>1111</text:p>
          </table:table-cell>
          <table:table-cell table:formula="of:=[.K57]+IF([.$A57]&gt;=[.L$2];INDEX([.L$3:.L57];[.$A57]-[.L$2]+1;1);0)" office:value-type="float" office:value="1151" calcext:value-type="float">
            <text:p>1151</text:p>
          </table:table-cell>
          <table:table-cell table:formula="of:=[.L57]+IF([.$A57]&gt;=[.M$2];INDEX([.M$3:.M57];[.$A57]-[.M$2]+1;1);0)" office:value-type="float" office:value="1168" calcext:value-type="float">
            <text:p>1168</text:p>
          </table:table-cell>
          <table:table-cell table:formula="of:=[.M57]+IF([.$A57]&gt;=[.N$2];INDEX([.N$3:.N57];[.$A57]-[.N$2]+1;1);0)" office:value-type="float" office:value="1177" calcext:value-type="float">
            <text:p>1177</text:p>
          </table:table-cell>
          <table:table-cell table:formula="of:=[.N57]+IF([.$A57]&gt;=[.O$2];INDEX([.O$3:.O57];[.$A57]-[.O$2]+1;1);0)" office:value-type="float" office:value="1183" calcext:value-type="float">
            <text:p>1183</text:p>
          </table:table-cell>
          <table:table-cell table:formula="of:=[.O57]+IF([.$A57]&gt;=[.P$2];INDEX([.P$3:.P57];[.$A57]-[.P$2]+1;1);0)" office:value-type="float" office:value="1186" calcext:value-type="float">
            <text:p>1186</text:p>
          </table:table-cell>
          <table:table-cell table:formula="of:=[.P57]+IF([.$A57]&gt;=[.Q$2];INDEX([.Q$3:.Q57];[.$A57]-[.Q$2]+1;1);0)" office:value-type="float" office:value="1186" calcext:value-type="float">
            <text:p>1186</text:p>
          </table:table-cell>
          <table:table-cell table:formula="of:=[.Q57]+IF([.$A57]&gt;=[.R$2];INDEX([.R$3:.R57];[.$A57]-[.R$2]+1;1);0)" office:value-type="float" office:value="1186" calcext:value-type="float">
            <text:p>1186</text:p>
          </table:table-cell>
          <table:table-cell table:formula="of:=[.R57]+IF([.$A57]&gt;=[.S$2];INDEX([.S$3:.S57];[.$A57]-[.S$2]+1;1);0)" office:value-type="float" office:value="1186" calcext:value-type="float">
            <text:p>1186</text:p>
          </table:table-cell>
          <table:table-cell table:formula="of:=[.S57]+IF([.$A57]&gt;=[.T$2];INDEX([.T$3:.T57];[.$A57]-[.T$2]+1;1);0)" office:value-type="float" office:value="1186" calcext:value-type="float">
            <text:p>1186</text:p>
          </table:table-cell>
          <table:table-cell table:formula="of:=[.T57]+IF([.$A57]&gt;=[.U$2];INDEX([.U$3:.U57];[.$A57]-[.U$2]+1;1);0)" office:value-type="float" office:value="1186" calcext:value-type="float">
            <text:p>1186</text:p>
          </table:table-cell>
          <table:table-cell table:formula="of:=[.U57]+IF([.$A57]&gt;=[.V$2];INDEX([.V$3:.V57];[.$A57]-[.V$2]+1;1);0)" office:value-type="float" office:value="1186" calcext:value-type="float">
            <text:p>1186</text:p>
          </table:table-cell>
          <table:table-cell table:formula="of:=[.V57]+IF([.$A57]&gt;=[.W$2];INDEX([.W$3:.W57];[.$A57]-[.W$2]+1;1);0)" office:value-type="float" office:value="1186" calcext:value-type="float">
            <text:p>1186</text:p>
          </table:table-cell>
          <table:table-cell table:formula="of:=[.W57]+IF([.$A57]&gt;=[.X$2];INDEX([.X$3:.X57];[.$A57]-[.X$2]+1;1);0)" office:value-type="float" office:value="1186" calcext:value-type="float">
            <text:p>1186</text:p>
          </table:table-cell>
          <table:table-cell table:formula="of:=[.X57]+IF([.$A57]&gt;=[.Y$2];INDEX([.Y$3:.Y57];[.$A57]-[.Y$2]+1;1);0)" office:value-type="float" office:value="1186" calcext:value-type="float">
            <text:p>1186</text:p>
          </table:table-cell>
          <table:table-cell table:formula="of:=[.Y57]+IF([.$A57]&gt;=[.Z$2];INDEX([.Z$3:.Z57];[.$A57]-[.Z$2]+1;1);0)" office:value-type="float" office:value="1186" calcext:value-type="float">
            <text:p>1186</text:p>
          </table:table-cell>
          <table:table-cell table:formula="of:=[.Z57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" office:value-type="float" office:value="0" calcext:value-type="float">
            <text:p>0</text:p>
          </table:table-cell>
          <table:table-cell table:formula="of:=[.B58]+IF([.$A58]&gt;=[.C$2];INDEX([.C$3:.C58];[.$A58]-[.C$2]+1;1);0)" office:value-type="float" office:value="9" calcext:value-type="float">
            <text:p>9</text:p>
          </table:table-cell>
          <table:table-cell table:formula="of:=[.C58]+IF([.$A58]&gt;=[.D$2];INDEX([.D$3:.D58];[.$A58]-[.D$2]+1;1);0)" office:value-type="float" office:value="60" calcext:value-type="float">
            <text:p>60</text:p>
          </table:table-cell>
          <table:table-cell table:formula="of:=[.D58]+IF([.$A58]&gt;=[.E$2];INDEX([.E$3:.E58];[.$A58]-[.E$2]+1;1);0)" office:value-type="float" office:value="202" calcext:value-type="float">
            <text:p>202</text:p>
          </table:table-cell>
          <table:table-cell table:formula="of:=[.E58]+IF([.$A58]&gt;=[.F$2];INDEX([.F$3:.F58];[.$A58]-[.F$2]+1;1);0)" office:value-type="float" office:value="400" calcext:value-type="float">
            <text:p>400</text:p>
          </table:table-cell>
          <table:table-cell table:formula="of:=[.F58]+IF([.$A58]&gt;=[.G$2];INDEX([.G$3:.G58];[.$A58]-[.G$2]+1;1);0)" office:value-type="float" office:value="644" calcext:value-type="float">
            <text:p>644</text:p>
          </table:table-cell>
          <table:table-cell table:formula="of:=[.G58]+IF([.$A58]&gt;=[.H$2];INDEX([.H$3:.H58];[.$A58]-[.H$2]+1;1);0)" office:value-type="float" office:value="846" calcext:value-type="float">
            <text:p>846</text:p>
          </table:table-cell>
          <table:table-cell table:formula="of:=[.H58]+IF([.$A58]&gt;=[.I$2];INDEX([.I$3:.I58];[.$A58]-[.I$2]+1;1);0)" office:value-type="float" office:value="1029" calcext:value-type="float">
            <text:p>1029</text:p>
          </table:table-cell>
          <table:table-cell table:formula="of:=[.I58]+IF([.$A58]&gt;=[.J$2];INDEX([.J$3:.J58];[.$A58]-[.J$2]+1;1);0)" office:value-type="float" office:value="1152" calcext:value-type="float">
            <text:p>1152</text:p>
          </table:table-cell>
          <table:table-cell table:formula="of:=[.J58]+IF([.$A58]&gt;=[.K$2];INDEX([.K$3:.K58];[.$A58]-[.K$2]+1;1);0)" office:value-type="float" office:value="1212" calcext:value-type="float">
            <text:p>1212</text:p>
          </table:table-cell>
          <table:table-cell table:formula="of:=[.K58]+IF([.$A58]&gt;=[.L$2];INDEX([.L$3:.L58];[.$A58]-[.L$2]+1;1);0)" office:value-type="float" office:value="1258" calcext:value-type="float">
            <text:p>1258</text:p>
          </table:table-cell>
          <table:table-cell table:formula="of:=[.L58]+IF([.$A58]&gt;=[.M$2];INDEX([.M$3:.M58];[.$A58]-[.M$2]+1;1);0)" office:value-type="float" office:value="1277" calcext:value-type="float">
            <text:p>1277</text:p>
          </table:table-cell>
          <table:table-cell table:formula="of:=[.M58]+IF([.$A58]&gt;=[.N$2];INDEX([.N$3:.N58];[.$A58]-[.N$2]+1;1);0)" office:value-type="float" office:value="1287" calcext:value-type="float">
            <text:p>1287</text:p>
          </table:table-cell>
          <table:table-cell table:formula="of:=[.N58]+IF([.$A58]&gt;=[.O$2];INDEX([.O$3:.O58];[.$A58]-[.O$2]+1;1);0)" office:value-type="float" office:value="1294" calcext:value-type="float">
            <text:p>1294</text:p>
          </table:table-cell>
          <table:table-cell table:formula="of:=[.O58]+IF([.$A58]&gt;=[.P$2];INDEX([.P$3:.P58];[.$A58]-[.P$2]+1;1);0)" office:value-type="float" office:value="1297" calcext:value-type="float">
            <text:p>1297</text:p>
          </table:table-cell>
          <table:table-cell table:formula="of:=[.P58]+IF([.$A58]&gt;=[.Q$2];INDEX([.Q$3:.Q58];[.$A58]-[.Q$2]+1;1);0)" office:value-type="float" office:value="1298" calcext:value-type="float">
            <text:p>1298</text:p>
          </table:table-cell>
          <table:table-cell table:formula="of:=[.Q58]+IF([.$A58]&gt;=[.R$2];INDEX([.R$3:.R58];[.$A58]-[.R$2]+1;1);0)" office:value-type="float" office:value="1298" calcext:value-type="float">
            <text:p>1298</text:p>
          </table:table-cell>
          <table:table-cell table:formula="of:=[.R58]+IF([.$A58]&gt;=[.S$2];INDEX([.S$3:.S58];[.$A58]-[.S$2]+1;1);0)" office:value-type="float" office:value="1298" calcext:value-type="float">
            <text:p>1298</text:p>
          </table:table-cell>
          <table:table-cell table:formula="of:=[.S58]+IF([.$A58]&gt;=[.T$2];INDEX([.T$3:.T58];[.$A58]-[.T$2]+1;1);0)" office:value-type="float" office:value="1298" calcext:value-type="float">
            <text:p>1298</text:p>
          </table:table-cell>
          <table:table-cell table:formula="of:=[.T58]+IF([.$A58]&gt;=[.U$2];INDEX([.U$3:.U58];[.$A58]-[.U$2]+1;1);0)" office:value-type="float" office:value="1298" calcext:value-type="float">
            <text:p>1298</text:p>
          </table:table-cell>
          <table:table-cell table:formula="of:=[.U58]+IF([.$A58]&gt;=[.V$2];INDEX([.V$3:.V58];[.$A58]-[.V$2]+1;1);0)" office:value-type="float" office:value="1298" calcext:value-type="float">
            <text:p>1298</text:p>
          </table:table-cell>
          <table:table-cell table:formula="of:=[.V58]+IF([.$A58]&gt;=[.W$2];INDEX([.W$3:.W58];[.$A58]-[.W$2]+1;1);0)" office:value-type="float" office:value="1298" calcext:value-type="float">
            <text:p>1298</text:p>
          </table:table-cell>
          <table:table-cell table:formula="of:=[.W58]+IF([.$A58]&gt;=[.X$2];INDEX([.X$3:.X58];[.$A58]-[.X$2]+1;1);0)" office:value-type="float" office:value="1298" calcext:value-type="float">
            <text:p>1298</text:p>
          </table:table-cell>
          <table:table-cell table:formula="of:=[.X58]+IF([.$A58]&gt;=[.Y$2];INDEX([.Y$3:.Y58];[.$A58]-[.Y$2]+1;1);0)" office:value-type="float" office:value="1298" calcext:value-type="float">
            <text:p>1298</text:p>
          </table:table-cell>
          <table:table-cell table:formula="of:=[.Y58]+IF([.$A58]&gt;=[.Z$2];INDEX([.Z$3:.Z58];[.$A58]-[.Z$2]+1;1);0)" office:value-type="float" office:value="1298" calcext:value-type="float">
            <text:p>1298</text:p>
          </table:table-cell>
          <table:table-cell table:formula="of:=[.Z58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" office:value-type="float" office:value="1" calcext:value-type="float">
            <text:p>1</text:p>
          </table:table-cell>
          <table:table-cell table:formula="of:=[.B59]+IF([.$A59]&gt;=[.C$2];INDEX([.C$3:.C59];[.$A59]-[.C$2]+1;1);0)" office:value-type="float" office:value="10" calcext:value-type="float">
            <text:p>10</text:p>
          </table:table-cell>
          <table:table-cell table:formula="of:=[.C59]+IF([.$A59]&gt;=[.D$2];INDEX([.D$3:.D59];[.$A59]-[.D$2]+1;1);0)" office:value-type="float" office:value="62" calcext:value-type="float">
            <text:p>62</text:p>
          </table:table-cell>
          <table:table-cell table:formula="of:=[.D59]+IF([.$A59]&gt;=[.E$2];INDEX([.E$3:.E59];[.$A59]-[.E$2]+1;1);0)" office:value-type="float" office:value="212" calcext:value-type="float">
            <text:p>212</text:p>
          </table:table-cell>
          <table:table-cell table:formula="of:=[.E59]+IF([.$A59]&gt;=[.F$2];INDEX([.F$3:.F59];[.$A59]-[.F$2]+1;1);0)" office:value-type="float" office:value="424" calcext:value-type="float">
            <text:p>424</text:p>
          </table:table-cell>
          <table:table-cell table:formula="of:=[.F59]+IF([.$A59]&gt;=[.G$2];INDEX([.G$3:.G59];[.$A59]-[.G$2]+1;1);0)" office:value-type="float" office:value="688" calcext:value-type="float">
            <text:p>688</text:p>
          </table:table-cell>
          <table:table-cell table:formula="of:=[.G59]+IF([.$A59]&gt;=[.H$2];INDEX([.H$3:.H59];[.$A59]-[.H$2]+1;1);0)" office:value-type="float" office:value="911" calcext:value-type="float">
            <text:p>911</text:p>
          </table:table-cell>
          <table:table-cell table:formula="of:=[.H59]+IF([.$A59]&gt;=[.I$2];INDEX([.I$3:.I59];[.$A59]-[.I$2]+1;1);0)" office:value-type="float" office:value="1114" calcext:value-type="float">
            <text:p>1114</text:p>
          </table:table-cell>
          <table:table-cell table:formula="of:=[.I59]+IF([.$A59]&gt;=[.J$2];INDEX([.J$3:.J59];[.$A59]-[.J$2]+1;1);0)" office:value-type="float" office:value="1252" calcext:value-type="float">
            <text:p>1252</text:p>
          </table:table-cell>
          <table:table-cell table:formula="of:=[.J59]+IF([.$A59]&gt;=[.K$2];INDEX([.K$3:.K59];[.$A59]-[.K$2]+1;1);0)" office:value-type="float" office:value="1319" calcext:value-type="float">
            <text:p>1319</text:p>
          </table:table-cell>
          <table:table-cell table:formula="of:=[.K59]+IF([.$A59]&gt;=[.L$2];INDEX([.L$3:.L59];[.$A59]-[.L$2]+1;1);0)" office:value-type="float" office:value="1371" calcext:value-type="float">
            <text:p>1371</text:p>
          </table:table-cell>
          <table:table-cell table:formula="of:=[.L59]+IF([.$A59]&gt;=[.M$2];INDEX([.M$3:.M59];[.$A59]-[.M$2]+1;1);0)" office:value-type="float" office:value="1394" calcext:value-type="float">
            <text:p>1394</text:p>
          </table:table-cell>
          <table:table-cell table:formula="of:=[.M59]+IF([.$A59]&gt;=[.N$2];INDEX([.N$3:.N59];[.$A59]-[.N$2]+1;1);0)" office:value-type="float" office:value="1406" calcext:value-type="float">
            <text:p>1406</text:p>
          </table:table-cell>
          <table:table-cell table:formula="of:=[.N59]+IF([.$A59]&gt;=[.O$2];INDEX([.O$3:.O59];[.$A59]-[.O$2]+1;1);0)" office:value-type="float" office:value="1415" calcext:value-type="float">
            <text:p>1415</text:p>
          </table:table-cell>
          <table:table-cell table:formula="of:=[.O59]+IF([.$A59]&gt;=[.P$2];INDEX([.P$3:.P59];[.$A59]-[.P$2]+1;1);0)" office:value-type="float" office:value="1419" calcext:value-type="float">
            <text:p>1419</text:p>
          </table:table-cell>
          <table:table-cell table:formula="of:=[.P59]+IF([.$A59]&gt;=[.Q$2];INDEX([.Q$3:.Q59];[.$A59]-[.Q$2]+1;1);0)" office:value-type="float" office:value="1420" calcext:value-type="float">
            <text:p>1420</text:p>
          </table:table-cell>
          <table:table-cell table:formula="of:=[.Q59]+IF([.$A59]&gt;=[.R$2];INDEX([.R$3:.R59];[.$A59]-[.R$2]+1;1);0)" office:value-type="float" office:value="1420" calcext:value-type="float">
            <text:p>1420</text:p>
          </table:table-cell>
          <table:table-cell table:formula="of:=[.R59]+IF([.$A59]&gt;=[.S$2];INDEX([.S$3:.S59];[.$A59]-[.S$2]+1;1);0)" office:value-type="float" office:value="1420" calcext:value-type="float">
            <text:p>1420</text:p>
          </table:table-cell>
          <table:table-cell table:formula="of:=[.S59]+IF([.$A59]&gt;=[.T$2];INDEX([.T$3:.T59];[.$A59]-[.T$2]+1;1);0)" office:value-type="float" office:value="1420" calcext:value-type="float">
            <text:p>1420</text:p>
          </table:table-cell>
          <table:table-cell table:formula="of:=[.T59]+IF([.$A59]&gt;=[.U$2];INDEX([.U$3:.U59];[.$A59]-[.U$2]+1;1);0)" office:value-type="float" office:value="1420" calcext:value-type="float">
            <text:p>1420</text:p>
          </table:table-cell>
          <table:table-cell table:formula="of:=[.U59]+IF([.$A59]&gt;=[.V$2];INDEX([.V$3:.V59];[.$A59]-[.V$2]+1;1);0)" office:value-type="float" office:value="1420" calcext:value-type="float">
            <text:p>1420</text:p>
          </table:table-cell>
          <table:table-cell table:formula="of:=[.V59]+IF([.$A59]&gt;=[.W$2];INDEX([.W$3:.W59];[.$A59]-[.W$2]+1;1);0)" office:value-type="float" office:value="1420" calcext:value-type="float">
            <text:p>1420</text:p>
          </table:table-cell>
          <table:table-cell table:formula="of:=[.W59]+IF([.$A59]&gt;=[.X$2];INDEX([.X$3:.X59];[.$A59]-[.X$2]+1;1);0)" office:value-type="float" office:value="1420" calcext:value-type="float">
            <text:p>1420</text:p>
          </table:table-cell>
          <table:table-cell table:formula="of:=[.X59]+IF([.$A59]&gt;=[.Y$2];INDEX([.Y$3:.Y59];[.$A59]-[.Y$2]+1;1);0)" office:value-type="float" office:value="1420" calcext:value-type="float">
            <text:p>1420</text:p>
          </table:table-cell>
          <table:table-cell table:formula="of:=[.Y59]+IF([.$A59]&gt;=[.Z$2];INDEX([.Z$3:.Z59];[.$A59]-[.Z$2]+1;1);0)" office:value-type="float" office:value="1420" calcext:value-type="float">
            <text:p>1420</text:p>
          </table:table-cell>
          <table:table-cell table:formula="of:=[.Z59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" office:value-type="float" office:value="0" calcext:value-type="float">
            <text:p>0</text:p>
          </table:table-cell>
          <table:table-cell table:formula="of:=[.B60]+IF([.$A60]&gt;=[.C$2];INDEX([.C$3:.C60];[.$A60]-[.C$2]+1;1);0)" office:value-type="float" office:value="10" calcext:value-type="float">
            <text:p>10</text:p>
          </table:table-cell>
          <table:table-cell table:formula="of:=[.C60]+IF([.$A60]&gt;=[.D$2];INDEX([.D$3:.D60];[.$A60]-[.D$2]+1;1);0)" office:value-type="float" office:value="64" calcext:value-type="float">
            <text:p>64</text:p>
          </table:table-cell>
          <table:table-cell table:formula="of:=[.D60]+IF([.$A60]&gt;=[.E$2];INDEX([.E$3:.E60];[.$A60]-[.E$2]+1;1);0)" office:value-type="float" office:value="222" calcext:value-type="float">
            <text:p>222</text:p>
          </table:table-cell>
          <table:table-cell table:formula="of:=[.E60]+IF([.$A60]&gt;=[.F$2];INDEX([.F$3:.F60];[.$A60]-[.F$2]+1;1);0)" office:value-type="float" office:value="449" calcext:value-type="float">
            <text:p>449</text:p>
          </table:table-cell>
          <table:table-cell table:formula="of:=[.F60]+IF([.$A60]&gt;=[.G$2];INDEX([.G$3:.G60];[.$A60]-[.G$2]+1;1);0)" office:value-type="float" office:value="736" calcext:value-type="float">
            <text:p>736</text:p>
          </table:table-cell>
          <table:table-cell table:formula="of:=[.G60]+IF([.$A60]&gt;=[.H$2];INDEX([.H$3:.H60];[.$A60]-[.H$2]+1;1);0)" office:value-type="float" office:value="980" calcext:value-type="float">
            <text:p>980</text:p>
          </table:table-cell>
          <table:table-cell table:formula="of:=[.H60]+IF([.$A60]&gt;=[.I$2];INDEX([.I$3:.I60];[.$A60]-[.I$2]+1;1);0)" office:value-type="float" office:value="1205" calcext:value-type="float">
            <text:p>1205</text:p>
          </table:table-cell>
          <table:table-cell table:formula="of:=[.I60]+IF([.$A60]&gt;=[.J$2];INDEX([.J$3:.J60];[.$A60]-[.J$2]+1;1);0)" office:value-type="float" office:value="1359" calcext:value-type="float">
            <text:p>1359</text:p>
          </table:table-cell>
          <table:table-cell table:formula="of:=[.J60]+IF([.$A60]&gt;=[.K$2];INDEX([.K$3:.K60];[.$A60]-[.K$2]+1;1);0)" office:value-type="float" office:value="1436" calcext:value-type="float">
            <text:p>1436</text:p>
          </table:table-cell>
          <table:table-cell table:formula="of:=[.K60]+IF([.$A60]&gt;=[.L$2];INDEX([.L$3:.L60];[.$A60]-[.L$2]+1;1);0)" office:value-type="float" office:value="1496" calcext:value-type="float">
            <text:p>1496</text:p>
          </table:table-cell>
          <table:table-cell table:formula="of:=[.L60]+IF([.$A60]&gt;=[.M$2];INDEX([.M$3:.M60];[.$A60]-[.M$2]+1;1);0)" office:value-type="float" office:value="1522" calcext:value-type="float">
            <text:p>1522</text:p>
          </table:table-cell>
          <table:table-cell table:formula="of:=[.M60]+IF([.$A60]&gt;=[.N$2];INDEX([.N$3:.N60];[.$A60]-[.N$2]+1;1);0)" office:value-type="float" office:value="1536" calcext:value-type="float">
            <text:p>1536</text:p>
          </table:table-cell>
          <table:table-cell table:formula="of:=[.N60]+IF([.$A60]&gt;=[.O$2];INDEX([.O$3:.O60];[.$A60]-[.O$2]+1;1);0)" office:value-type="float" office:value="1546" calcext:value-type="float">
            <text:p>1546</text:p>
          </table:table-cell>
          <table:table-cell table:formula="of:=[.O60]+IF([.$A60]&gt;=[.P$2];INDEX([.P$3:.P60];[.$A60]-[.P$2]+1;1);0)" office:value-type="float" office:value="1551" calcext:value-type="float">
            <text:p>1551</text:p>
          </table:table-cell>
          <table:table-cell table:formula="of:=[.P60]+IF([.$A60]&gt;=[.Q$2];INDEX([.Q$3:.Q60];[.$A60]-[.Q$2]+1;1);0)" office:value-type="float" office:value="1552" calcext:value-type="float">
            <text:p>1552</text:p>
          </table:table-cell>
          <table:table-cell table:formula="of:=[.Q60]+IF([.$A60]&gt;=[.R$2];INDEX([.R$3:.R60];[.$A60]-[.R$2]+1;1);0)" office:value-type="float" office:value="1552" calcext:value-type="float">
            <text:p>1552</text:p>
          </table:table-cell>
          <table:table-cell table:formula="of:=[.R60]+IF([.$A60]&gt;=[.S$2];INDEX([.S$3:.S60];[.$A60]-[.S$2]+1;1);0)" office:value-type="float" office:value="1552" calcext:value-type="float">
            <text:p>1552</text:p>
          </table:table-cell>
          <table:table-cell table:formula="of:=[.S60]+IF([.$A60]&gt;=[.T$2];INDEX([.T$3:.T60];[.$A60]-[.T$2]+1;1);0)" office:value-type="float" office:value="1552" calcext:value-type="float">
            <text:p>1552</text:p>
          </table:table-cell>
          <table:table-cell table:formula="of:=[.T60]+IF([.$A60]&gt;=[.U$2];INDEX([.U$3:.U60];[.$A60]-[.U$2]+1;1);0)" office:value-type="float" office:value="1552" calcext:value-type="float">
            <text:p>1552</text:p>
          </table:table-cell>
          <table:table-cell table:formula="of:=[.U60]+IF([.$A60]&gt;=[.V$2];INDEX([.V$3:.V60];[.$A60]-[.V$2]+1;1);0)" office:value-type="float" office:value="1552" calcext:value-type="float">
            <text:p>1552</text:p>
          </table:table-cell>
          <table:table-cell table:formula="of:=[.V60]+IF([.$A60]&gt;=[.W$2];INDEX([.W$3:.W60];[.$A60]-[.W$2]+1;1);0)" office:value-type="float" office:value="1552" calcext:value-type="float">
            <text:p>1552</text:p>
          </table:table-cell>
          <table:table-cell table:formula="of:=[.W60]+IF([.$A60]&gt;=[.X$2];INDEX([.X$3:.X60];[.$A60]-[.X$2]+1;1);0)" office:value-type="float" office:value="1552" calcext:value-type="float">
            <text:p>1552</text:p>
          </table:table-cell>
          <table:table-cell table:formula="of:=[.X60]+IF([.$A60]&gt;=[.Y$2];INDEX([.Y$3:.Y60];[.$A60]-[.Y$2]+1;1);0)" office:value-type="float" office:value="1552" calcext:value-type="float">
            <text:p>1552</text:p>
          </table:table-cell>
          <table:table-cell table:formula="of:=[.Y60]+IF([.$A60]&gt;=[.Z$2];INDEX([.Z$3:.Z60];[.$A60]-[.Z$2]+1;1);0)" office:value-type="float" office:value="1552" calcext:value-type="float">
            <text:p>1552</text:p>
          </table:table-cell>
          <table:table-cell table:formula="of:=[.Z60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" office:value-type="float" office:value="1" calcext:value-type="float">
            <text:p>1</text:p>
          </table:table-cell>
          <table:table-cell table:formula="of:=[.B61]+IF([.$A61]&gt;=[.C$2];INDEX([.C$3:.C61];[.$A61]-[.C$2]+1;1);0)" office:value-type="float" office:value="10" calcext:value-type="float">
            <text:p>10</text:p>
          </table:table-cell>
          <table:table-cell table:formula="of:=[.C61]+IF([.$A61]&gt;=[.D$2];INDEX([.D$3:.D61];[.$A61]-[.D$2]+1;1);0)" office:value-type="float" office:value="66" calcext:value-type="float">
            <text:p>66</text:p>
          </table:table-cell>
          <table:table-cell table:formula="of:=[.D61]+IF([.$A61]&gt;=[.E$2];INDEX([.E$3:.E61];[.$A61]-[.E$2]+1;1);0)" office:value-type="float" office:value="232" calcext:value-type="float">
            <text:p>232</text:p>
          </table:table-cell>
          <table:table-cell table:formula="of:=[.E61]+IF([.$A61]&gt;=[.F$2];INDEX([.F$3:.F61];[.$A61]-[.F$2]+1;1);0)" office:value-type="float" office:value="475" calcext:value-type="float">
            <text:p>475</text:p>
          </table:table-cell>
          <table:table-cell table:formula="of:=[.F61]+IF([.$A61]&gt;=[.G$2];INDEX([.G$3:.G61];[.$A61]-[.G$2]+1;1);0)" office:value-type="float" office:value="785" calcext:value-type="float">
            <text:p>785</text:p>
          </table:table-cell>
          <table:table-cell table:formula="of:=[.G61]+IF([.$A61]&gt;=[.H$2];INDEX([.H$3:.H61];[.$A61]-[.H$2]+1;1);0)" office:value-type="float" office:value="1053" calcext:value-type="float">
            <text:p>1053</text:p>
          </table:table-cell>
          <table:table-cell table:formula="of:=[.H61]+IF([.$A61]&gt;=[.I$2];INDEX([.I$3:.I61];[.$A61]-[.I$2]+1;1);0)" office:value-type="float" office:value="1302" calcext:value-type="float">
            <text:p>1302</text:p>
          </table:table-cell>
          <table:table-cell table:formula="of:=[.I61]+IF([.$A61]&gt;=[.J$2];INDEX([.J$3:.J61];[.$A61]-[.J$2]+1;1);0)" office:value-type="float" office:value="1474" calcext:value-type="float">
            <text:p>1474</text:p>
          </table:table-cell>
          <table:table-cell table:formula="of:=[.J61]+IF([.$A61]&gt;=[.K$2];INDEX([.K$3:.K61];[.$A61]-[.K$2]+1;1);0)" office:value-type="float" office:value="1561" calcext:value-type="float">
            <text:p>1561</text:p>
          </table:table-cell>
          <table:table-cell table:formula="of:=[.K61]+IF([.$A61]&gt;=[.L$2];INDEX([.L$3:.L61];[.$A61]-[.L$2]+1;1);0)" office:value-type="float" office:value="1628" calcext:value-type="float">
            <text:p>1628</text:p>
          </table:table-cell>
          <table:table-cell table:formula="of:=[.L61]+IF([.$A61]&gt;=[.M$2];INDEX([.M$3:.M61];[.$A61]-[.M$2]+1;1);0)" office:value-type="float" office:value="1658" calcext:value-type="float">
            <text:p>1658</text:p>
          </table:table-cell>
          <table:table-cell table:formula="of:=[.M61]+IF([.$A61]&gt;=[.N$2];INDEX([.N$3:.N61];[.$A61]-[.N$2]+1;1);0)" office:value-type="float" office:value="1675" calcext:value-type="float">
            <text:p>1675</text:p>
          </table:table-cell>
          <table:table-cell table:formula="of:=[.N61]+IF([.$A61]&gt;=[.O$2];INDEX([.O$3:.O61];[.$A61]-[.O$2]+1;1);0)" office:value-type="float" office:value="1687" calcext:value-type="float">
            <text:p>1687</text:p>
          </table:table-cell>
          <table:table-cell table:formula="of:=[.O61]+IF([.$A61]&gt;=[.P$2];INDEX([.P$3:.P61];[.$A61]-[.P$2]+1;1);0)" office:value-type="float" office:value="1693" calcext:value-type="float">
            <text:p>1693</text:p>
          </table:table-cell>
          <table:table-cell table:formula="of:=[.P61]+IF([.$A61]&gt;=[.Q$2];INDEX([.Q$3:.Q61];[.$A61]-[.Q$2]+1;1);0)" office:value-type="float" office:value="1695" calcext:value-type="float">
            <text:p>1695</text:p>
          </table:table-cell>
          <table:table-cell table:formula="of:=[.Q61]+IF([.$A61]&gt;=[.R$2];INDEX([.R$3:.R61];[.$A61]-[.R$2]+1;1);0)" office:value-type="float" office:value="1695" calcext:value-type="float">
            <text:p>1695</text:p>
          </table:table-cell>
          <table:table-cell table:formula="of:=[.R61]+IF([.$A61]&gt;=[.S$2];INDEX([.S$3:.S61];[.$A61]-[.S$2]+1;1);0)" office:value-type="float" office:value="1695" calcext:value-type="float">
            <text:p>1695</text:p>
          </table:table-cell>
          <table:table-cell table:formula="of:=[.S61]+IF([.$A61]&gt;=[.T$2];INDEX([.T$3:.T61];[.$A61]-[.T$2]+1;1);0)" office:value-type="float" office:value="1695" calcext:value-type="float">
            <text:p>1695</text:p>
          </table:table-cell>
          <table:table-cell table:formula="of:=[.T61]+IF([.$A61]&gt;=[.U$2];INDEX([.U$3:.U61];[.$A61]-[.U$2]+1;1);0)" office:value-type="float" office:value="1695" calcext:value-type="float">
            <text:p>1695</text:p>
          </table:table-cell>
          <table:table-cell table:formula="of:=[.U61]+IF([.$A61]&gt;=[.V$2];INDEX([.V$3:.V61];[.$A61]-[.V$2]+1;1);0)" office:value-type="float" office:value="1695" calcext:value-type="float">
            <text:p>1695</text:p>
          </table:table-cell>
          <table:table-cell table:formula="of:=[.V61]+IF([.$A61]&gt;=[.W$2];INDEX([.W$3:.W61];[.$A61]-[.W$2]+1;1);0)" office:value-type="float" office:value="1695" calcext:value-type="float">
            <text:p>1695</text:p>
          </table:table-cell>
          <table:table-cell table:formula="of:=[.W61]+IF([.$A61]&gt;=[.X$2];INDEX([.X$3:.X61];[.$A61]-[.X$2]+1;1);0)" office:value-type="float" office:value="1695" calcext:value-type="float">
            <text:p>1695</text:p>
          </table:table-cell>
          <table:table-cell table:formula="of:=[.X61]+IF([.$A61]&gt;=[.Y$2];INDEX([.Y$3:.Y61];[.$A61]-[.Y$2]+1;1);0)" office:value-type="float" office:value="1695" calcext:value-type="float">
            <text:p>1695</text:p>
          </table:table-cell>
          <table:table-cell table:formula="of:=[.Y61]+IF([.$A61]&gt;=[.Z$2];INDEX([.Z$3:.Z61];[.$A61]-[.Z$2]+1;1);0)" office:value-type="float" office:value="1695" calcext:value-type="float">
            <text:p>1695</text:p>
          </table:table-cell>
          <table:table-cell table:formula="of:=[.Z61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" office:value-type="float" office:value="0" calcext:value-type="float">
            <text:p>0</text:p>
          </table:table-cell>
          <table:table-cell table:formula="of:=[.B62]+IF([.$A62]&gt;=[.C$2];INDEX([.C$3:.C62];[.$A62]-[.C$2]+1;1);0)" office:value-type="float" office:value="10" calcext:value-type="float">
            <text:p>10</text:p>
          </table:table-cell>
          <table:table-cell table:formula="of:=[.C62]+IF([.$A62]&gt;=[.D$2];INDEX([.D$3:.D62];[.$A62]-[.D$2]+1;1);0)" office:value-type="float" office:value="68" calcext:value-type="float">
            <text:p>68</text:p>
          </table:table-cell>
          <table:table-cell table:formula="of:=[.D62]+IF([.$A62]&gt;=[.E$2];INDEX([.E$3:.E62];[.$A62]-[.E$2]+1;1);0)" office:value-type="float" office:value="243" calcext:value-type="float">
            <text:p>243</text:p>
          </table:table-cell>
          <table:table-cell table:formula="of:=[.E62]+IF([.$A62]&gt;=[.F$2];INDEX([.F$3:.F62];[.$A62]-[.F$2]+1;1);0)" office:value-type="float" office:value="502" calcext:value-type="float">
            <text:p>502</text:p>
          </table:table-cell>
          <table:table-cell table:formula="of:=[.F62]+IF([.$A62]&gt;=[.G$2];INDEX([.G$3:.G62];[.$A62]-[.G$2]+1;1);0)" office:value-type="float" office:value="838" calcext:value-type="float">
            <text:p>838</text:p>
          </table:table-cell>
          <table:table-cell table:formula="of:=[.G62]+IF([.$A62]&gt;=[.H$2];INDEX([.H$3:.H62];[.$A62]-[.H$2]+1;1);0)" office:value-type="float" office:value="1131" calcext:value-type="float">
            <text:p>1131</text:p>
          </table:table-cell>
          <table:table-cell table:formula="of:=[.H62]+IF([.$A62]&gt;=[.I$2];INDEX([.I$3:.I62];[.$A62]-[.I$2]+1;1);0)" office:value-type="float" office:value="1405" calcext:value-type="float">
            <text:p>1405</text:p>
          </table:table-cell>
          <table:table-cell table:formula="of:=[.I62]+IF([.$A62]&gt;=[.J$2];INDEX([.J$3:.J62];[.$A62]-[.J$2]+1;1);0)" office:value-type="float" office:value="1597" calcext:value-type="float">
            <text:p>1597</text:p>
          </table:table-cell>
          <table:table-cell table:formula="of:=[.J62]+IF([.$A62]&gt;=[.K$2];INDEX([.K$3:.K62];[.$A62]-[.K$2]+1;1);0)" office:value-type="float" office:value="1695" calcext:value-type="float">
            <text:p>1695</text:p>
          </table:table-cell>
          <table:table-cell table:formula="of:=[.K62]+IF([.$A62]&gt;=[.L$2];INDEX([.L$3:.L62];[.$A62]-[.L$2]+1;1);0)" office:value-type="float" office:value="1772" calcext:value-type="float">
            <text:p>1772</text:p>
          </table:table-cell>
          <table:table-cell table:formula="of:=[.L62]+IF([.$A62]&gt;=[.M$2];INDEX([.M$3:.M62];[.$A62]-[.M$2]+1;1);0)" office:value-type="float" office:value="1807" calcext:value-type="float">
            <text:p>1807</text:p>
          </table:table-cell>
          <table:table-cell table:formula="of:=[.M62]+IF([.$A62]&gt;=[.N$2];INDEX([.N$3:.N62];[.$A62]-[.N$2]+1;1);0)" office:value-type="float" office:value="1826" calcext:value-type="float">
            <text:p>1826</text:p>
          </table:table-cell>
          <table:table-cell table:formula="of:=[.N62]+IF([.$A62]&gt;=[.O$2];INDEX([.O$3:.O62];[.$A62]-[.O$2]+1;1);0)" office:value-type="float" office:value="1840" calcext:value-type="float">
            <text:p>1840</text:p>
          </table:table-cell>
          <table:table-cell table:formula="of:=[.O62]+IF([.$A62]&gt;=[.P$2];INDEX([.P$3:.P62];[.$A62]-[.P$2]+1;1);0)" office:value-type="float" office:value="1847" calcext:value-type="float">
            <text:p>1847</text:p>
          </table:table-cell>
          <table:table-cell table:formula="of:=[.P62]+IF([.$A62]&gt;=[.Q$2];INDEX([.Q$3:.Q62];[.$A62]-[.Q$2]+1;1);0)" office:value-type="float" office:value="1849" calcext:value-type="float">
            <text:p>1849</text:p>
          </table:table-cell>
          <table:table-cell table:formula="of:=[.Q62]+IF([.$A62]&gt;=[.R$2];INDEX([.R$3:.R62];[.$A62]-[.R$2]+1;1);0)" office:value-type="float" office:value="1850" calcext:value-type="float">
            <text:p>1850</text:p>
          </table:table-cell>
          <table:table-cell table:formula="of:=[.R62]+IF([.$A62]&gt;=[.S$2];INDEX([.S$3:.S62];[.$A62]-[.S$2]+1;1);0)" office:value-type="float" office:value="1850" calcext:value-type="float">
            <text:p>1850</text:p>
          </table:table-cell>
          <table:table-cell table:formula="of:=[.S62]+IF([.$A62]&gt;=[.T$2];INDEX([.T$3:.T62];[.$A62]-[.T$2]+1;1);0)" office:value-type="float" office:value="1850" calcext:value-type="float">
            <text:p>1850</text:p>
          </table:table-cell>
          <table:table-cell table:formula="of:=[.T62]+IF([.$A62]&gt;=[.U$2];INDEX([.U$3:.U62];[.$A62]-[.U$2]+1;1);0)" office:value-type="float" office:value="1850" calcext:value-type="float">
            <text:p>1850</text:p>
          </table:table-cell>
          <table:table-cell table:formula="of:=[.U62]+IF([.$A62]&gt;=[.V$2];INDEX([.V$3:.V62];[.$A62]-[.V$2]+1;1);0)" office:value-type="float" office:value="1850" calcext:value-type="float">
            <text:p>1850</text:p>
          </table:table-cell>
          <table:table-cell table:formula="of:=[.V62]+IF([.$A62]&gt;=[.W$2];INDEX([.W$3:.W62];[.$A62]-[.W$2]+1;1);0)" office:value-type="float" office:value="1850" calcext:value-type="float">
            <text:p>1850</text:p>
          </table:table-cell>
          <table:table-cell table:formula="of:=[.W62]+IF([.$A62]&gt;=[.X$2];INDEX([.X$3:.X62];[.$A62]-[.X$2]+1;1);0)" office:value-type="float" office:value="1850" calcext:value-type="float">
            <text:p>1850</text:p>
          </table:table-cell>
          <table:table-cell table:formula="of:=[.X62]+IF([.$A62]&gt;=[.Y$2];INDEX([.Y$3:.Y62];[.$A62]-[.Y$2]+1;1);0)" office:value-type="float" office:value="1850" calcext:value-type="float">
            <text:p>1850</text:p>
          </table:table-cell>
          <table:table-cell table:formula="of:=[.Y62]+IF([.$A62]&gt;=[.Z$2];INDEX([.Z$3:.Z62];[.$A62]-[.Z$2]+1;1);0)" office:value-type="float" office:value="1850" calcext:value-type="float">
            <text:p>1850</text:p>
          </table:table-cell>
          <table:table-cell table:formula="of:=[.Z62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" office:value-type="float" office:value="1" calcext:value-type="float">
            <text:p>1</text:p>
          </table:table-cell>
          <table:table-cell table:formula="of:=[.B63]+IF([.$A63]&gt;=[.C$2];INDEX([.C$3:.C63];[.$A63]-[.C$2]+1;1);0)" office:value-type="float" office:value="11" calcext:value-type="float">
            <text:p>11</text:p>
          </table:table-cell>
          <table:table-cell table:formula="of:=[.C63]+IF([.$A63]&gt;=[.D$2];INDEX([.D$3:.D63];[.$A63]-[.D$2]+1;1);0)" office:value-type="float" office:value="71" calcext:value-type="float">
            <text:p>71</text:p>
          </table:table-cell>
          <table:table-cell table:formula="of:=[.D63]+IF([.$A63]&gt;=[.E$2];INDEX([.E$3:.E63];[.$A63]-[.E$2]+1;1);0)" office:value-type="float" office:value="254" calcext:value-type="float">
            <text:p>254</text:p>
          </table:table-cell>
          <table:table-cell table:formula="of:=[.E63]+IF([.$A63]&gt;=[.F$2];INDEX([.F$3:.F63];[.$A63]-[.F$2]+1;1);0)" office:value-type="float" office:value="531" calcext:value-type="float">
            <text:p>531</text:p>
          </table:table-cell>
          <table:table-cell table:formula="of:=[.F63]+IF([.$A63]&gt;=[.G$2];INDEX([.G$3:.G63];[.$A63]-[.G$2]+1;1);0)" office:value-type="float" office:value="893" calcext:value-type="float">
            <text:p>893</text:p>
          </table:table-cell>
          <table:table-cell table:formula="of:=[.G63]+IF([.$A63]&gt;=[.H$2];INDEX([.H$3:.H63];[.$A63]-[.H$2]+1;1);0)" office:value-type="float" office:value="1213" calcext:value-type="float">
            <text:p>1213</text:p>
          </table:table-cell>
          <table:table-cell table:formula="of:=[.H63]+IF([.$A63]&gt;=[.I$2];INDEX([.I$3:.I63];[.$A63]-[.I$2]+1;1);0)" office:value-type="float" office:value="1516" calcext:value-type="float">
            <text:p>1516</text:p>
          </table:table-cell>
          <table:table-cell table:formula="of:=[.I63]+IF([.$A63]&gt;=[.J$2];INDEX([.J$3:.J63];[.$A63]-[.J$2]+1;1);0)" office:value-type="float" office:value="1729" calcext:value-type="float">
            <text:p>1729</text:p>
          </table:table-cell>
          <table:table-cell table:formula="of:=[.J63]+IF([.$A63]&gt;=[.K$2];INDEX([.K$3:.K63];[.$A63]-[.K$2]+1;1);0)" office:value-type="float" office:value="1839" calcext:value-type="float">
            <text:p>1839</text:p>
          </table:table-cell>
          <table:table-cell table:formula="of:=[.K63]+IF([.$A63]&gt;=[.L$2];INDEX([.L$3:.L63];[.$A63]-[.L$2]+1;1);0)" office:value-type="float" office:value="1926" calcext:value-type="float">
            <text:p>1926</text:p>
          </table:table-cell>
          <table:table-cell table:formula="of:=[.L63]+IF([.$A63]&gt;=[.M$2];INDEX([.M$3:.M63];[.$A63]-[.M$2]+1;1);0)" office:value-type="float" office:value="1966" calcext:value-type="float">
            <text:p>1966</text:p>
          </table:table-cell>
          <table:table-cell table:formula="of:=[.M63]+IF([.$A63]&gt;=[.N$2];INDEX([.N$3:.N63];[.$A63]-[.N$2]+1;1);0)" office:value-type="float" office:value="1989" calcext:value-type="float">
            <text:p>1989</text:p>
          </table:table-cell>
          <table:table-cell table:formula="of:=[.N63]+IF([.$A63]&gt;=[.O$2];INDEX([.O$3:.O63];[.$A63]-[.O$2]+1;1);0)" office:value-type="float" office:value="2006" calcext:value-type="float">
            <text:p>2006</text:p>
          </table:table-cell>
          <table:table-cell table:formula="of:=[.O63]+IF([.$A63]&gt;=[.P$2];INDEX([.P$3:.P63];[.$A63]-[.P$2]+1;1);0)" office:value-type="float" office:value="2015" calcext:value-type="float">
            <text:p>2015</text:p>
          </table:table-cell>
          <table:table-cell table:formula="of:=[.P63]+IF([.$A63]&gt;=[.Q$2];INDEX([.Q$3:.Q63];[.$A63]-[.Q$2]+1;1);0)" office:value-type="float" office:value="2018" calcext:value-type="float">
            <text:p>2018</text:p>
          </table:table-cell>
          <table:table-cell table:formula="of:=[.Q63]+IF([.$A63]&gt;=[.R$2];INDEX([.R$3:.R63];[.$A63]-[.R$2]+1;1);0)" office:value-type="float" office:value="2018" calcext:value-type="float">
            <text:p>2018</text:p>
          </table:table-cell>
          <table:table-cell table:formula="of:=[.R63]+IF([.$A63]&gt;=[.S$2];INDEX([.S$3:.S63];[.$A63]-[.S$2]+1;1);0)" office:value-type="float" office:value="2018" calcext:value-type="float">
            <text:p>2018</text:p>
          </table:table-cell>
          <table:table-cell table:formula="of:=[.S63]+IF([.$A63]&gt;=[.T$2];INDEX([.T$3:.T63];[.$A63]-[.T$2]+1;1);0)" office:value-type="float" office:value="2018" calcext:value-type="float">
            <text:p>2018</text:p>
          </table:table-cell>
          <table:table-cell table:formula="of:=[.T63]+IF([.$A63]&gt;=[.U$2];INDEX([.U$3:.U63];[.$A63]-[.U$2]+1;1);0)" office:value-type="float" office:value="2018" calcext:value-type="float">
            <text:p>2018</text:p>
          </table:table-cell>
          <table:table-cell table:formula="of:=[.U63]+IF([.$A63]&gt;=[.V$2];INDEX([.V$3:.V63];[.$A63]-[.V$2]+1;1);0)" office:value-type="float" office:value="2018" calcext:value-type="float">
            <text:p>2018</text:p>
          </table:table-cell>
          <table:table-cell table:formula="of:=[.V63]+IF([.$A63]&gt;=[.W$2];INDEX([.W$3:.W63];[.$A63]-[.W$2]+1;1);0)" office:value-type="float" office:value="2018" calcext:value-type="float">
            <text:p>2018</text:p>
          </table:table-cell>
          <table:table-cell table:formula="of:=[.W63]+IF([.$A63]&gt;=[.X$2];INDEX([.X$3:.X63];[.$A63]-[.X$2]+1;1);0)" office:value-type="float" office:value="2018" calcext:value-type="float">
            <text:p>2018</text:p>
          </table:table-cell>
          <table:table-cell table:formula="of:=[.X63]+IF([.$A63]&gt;=[.Y$2];INDEX([.Y$3:.Y63];[.$A63]-[.Y$2]+1;1);0)" office:value-type="float" office:value="2018" calcext:value-type="float">
            <text:p>2018</text:p>
          </table:table-cell>
          <table:table-cell table:formula="of:=[.Y63]+IF([.$A63]&gt;=[.Z$2];INDEX([.Z$3:.Z63];[.$A63]-[.Z$2]+1;1);0)" office:value-type="float" office:value="2018" calcext:value-type="float">
            <text:p>2018</text:p>
          </table:table-cell>
          <table:table-cell table:formula="of:=[.Z63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" office:value-type="float" office:value="0" calcext:value-type="float">
            <text:p>0</text:p>
          </table:table-cell>
          <table:table-cell table:formula="of:=[.B64]+IF([.$A64]&gt;=[.C$2];INDEX([.C$3:.C64];[.$A64]-[.C$2]+1;1);0)" office:value-type="float" office:value="10" calcext:value-type="float">
            <text:p>10</text:p>
          </table:table-cell>
          <table:table-cell table:formula="of:=[.C64]+IF([.$A64]&gt;=[.D$2];INDEX([.D$3:.D64];[.$A64]-[.D$2]+1;1);0)" office:value-type="float" office:value="72" calcext:value-type="float">
            <text:p>72</text:p>
          </table:table-cell>
          <table:table-cell table:formula="of:=[.D64]+IF([.$A64]&gt;=[.E$2];INDEX([.E$3:.E64];[.$A64]-[.E$2]+1;1);0)" office:value-type="float" office:value="265" calcext:value-type="float">
            <text:p>265</text:p>
          </table:table-cell>
          <table:table-cell table:formula="of:=[.E64]+IF([.$A64]&gt;=[.F$2];INDEX([.F$3:.F64];[.$A64]-[.F$2]+1;1);0)" office:value-type="float" office:value="560" calcext:value-type="float">
            <text:p>560</text:p>
          </table:table-cell>
          <table:table-cell table:formula="of:=[.F64]+IF([.$A64]&gt;=[.G$2];INDEX([.G$3:.G64];[.$A64]-[.G$2]+1;1);0)" office:value-type="float" office:value="951" calcext:value-type="float">
            <text:p>951</text:p>
          </table:table-cell>
          <table:table-cell table:formula="of:=[.G64]+IF([.$A64]&gt;=[.H$2];INDEX([.H$3:.H64];[.$A64]-[.H$2]+1;1);0)" office:value-type="float" office:value="1301" calcext:value-type="float">
            <text:p>1301</text:p>
          </table:table-cell>
          <table:table-cell table:formula="of:=[.H64]+IF([.$A64]&gt;=[.I$2];INDEX([.I$3:.I64];[.$A64]-[.I$2]+1;1);0)" office:value-type="float" office:value="1633" calcext:value-type="float">
            <text:p>1633</text:p>
          </table:table-cell>
          <table:table-cell table:formula="of:=[.I64]+IF([.$A64]&gt;=[.J$2];INDEX([.J$3:.J64];[.$A64]-[.J$2]+1;1);0)" office:value-type="float" office:value="1870" calcext:value-type="float">
            <text:p>1870</text:p>
          </table:table-cell>
          <table:table-cell table:formula="of:=[.J64]+IF([.$A64]&gt;=[.K$2];INDEX([.K$3:.K64];[.$A64]-[.K$2]+1;1);0)" office:value-type="float" office:value="1994" calcext:value-type="float">
            <text:p>1994</text:p>
          </table:table-cell>
          <table:table-cell table:formula="of:=[.K64]+IF([.$A64]&gt;=[.L$2];INDEX([.L$3:.L64];[.$A64]-[.L$2]+1;1);0)" office:value-type="float" office:value="2092" calcext:value-type="float">
            <text:p>2092</text:p>
          </table:table-cell>
          <table:table-cell table:formula="of:=[.L64]+IF([.$A64]&gt;=[.M$2];INDEX([.M$3:.M64];[.$A64]-[.M$2]+1;1);0)" office:value-type="float" office:value="2138" calcext:value-type="float">
            <text:p>2138</text:p>
          </table:table-cell>
          <table:table-cell table:formula="of:=[.M64]+IF([.$A64]&gt;=[.N$2];INDEX([.N$3:.N64];[.$A64]-[.N$2]+1;1);0)" office:value-type="float" office:value="2164" calcext:value-type="float">
            <text:p>2164</text:p>
          </table:table-cell>
          <table:table-cell table:formula="of:=[.N64]+IF([.$A64]&gt;=[.O$2];INDEX([.O$3:.O64];[.$A64]-[.O$2]+1;1);0)" office:value-type="float" office:value="2183" calcext:value-type="float">
            <text:p>2183</text:p>
          </table:table-cell>
          <table:table-cell table:formula="of:=[.O64]+IF([.$A64]&gt;=[.P$2];INDEX([.P$3:.P64];[.$A64]-[.P$2]+1;1);0)" office:value-type="float" office:value="2193" calcext:value-type="float">
            <text:p>2193</text:p>
          </table:table-cell>
          <table:table-cell table:formula="of:=[.P64]+IF([.$A64]&gt;=[.Q$2];INDEX([.Q$3:.Q64];[.$A64]-[.Q$2]+1;1);0)" office:value-type="float" office:value="2196" calcext:value-type="float">
            <text:p>2196</text:p>
          </table:table-cell>
          <table:table-cell table:formula="of:=[.Q64]+IF([.$A64]&gt;=[.R$2];INDEX([.R$3:.R64];[.$A64]-[.R$2]+1;1);0)" office:value-type="float" office:value="2197" calcext:value-type="float">
            <text:p>2197</text:p>
          </table:table-cell>
          <table:table-cell table:formula="of:=[.R64]+IF([.$A64]&gt;=[.S$2];INDEX([.S$3:.S64];[.$A64]-[.S$2]+1;1);0)" office:value-type="float" office:value="2198" calcext:value-type="float">
            <text:p>2198</text:p>
          </table:table-cell>
          <table:table-cell table:formula="of:=[.S64]+IF([.$A64]&gt;=[.T$2];INDEX([.T$3:.T64];[.$A64]-[.T$2]+1;1);0)" office:value-type="float" office:value="2198" calcext:value-type="float">
            <text:p>2198</text:p>
          </table:table-cell>
          <table:table-cell table:formula="of:=[.T64]+IF([.$A64]&gt;=[.U$2];INDEX([.U$3:.U64];[.$A64]-[.U$2]+1;1);0)" office:value-type="float" office:value="2198" calcext:value-type="float">
            <text:p>2198</text:p>
          </table:table-cell>
          <table:table-cell table:formula="of:=[.U64]+IF([.$A64]&gt;=[.V$2];INDEX([.V$3:.V64];[.$A64]-[.V$2]+1;1);0)" office:value-type="float" office:value="2198" calcext:value-type="float">
            <text:p>2198</text:p>
          </table:table-cell>
          <table:table-cell table:formula="of:=[.V64]+IF([.$A64]&gt;=[.W$2];INDEX([.W$3:.W64];[.$A64]-[.W$2]+1;1);0)" office:value-type="float" office:value="2198" calcext:value-type="float">
            <text:p>2198</text:p>
          </table:table-cell>
          <table:table-cell table:formula="of:=[.W64]+IF([.$A64]&gt;=[.X$2];INDEX([.X$3:.X64];[.$A64]-[.X$2]+1;1);0)" office:value-type="float" office:value="2198" calcext:value-type="float">
            <text:p>2198</text:p>
          </table:table-cell>
          <table:table-cell table:formula="of:=[.X64]+IF([.$A64]&gt;=[.Y$2];INDEX([.Y$3:.Y64];[.$A64]-[.Y$2]+1;1);0)" office:value-type="float" office:value="2198" calcext:value-type="float">
            <text:p>2198</text:p>
          </table:table-cell>
          <table:table-cell table:formula="of:=[.Y64]+IF([.$A64]&gt;=[.Z$2];INDEX([.Z$3:.Z64];[.$A64]-[.Z$2]+1;1);0)" office:value-type="float" office:value="2198" calcext:value-type="float">
            <text:p>2198</text:p>
          </table:table-cell>
          <table:table-cell table:formula="of:=[.Z64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" office:value-type="float" office:value="1" calcext:value-type="float">
            <text:p>1</text:p>
          </table:table-cell>
          <table:table-cell table:formula="of:=[.B65]+IF([.$A65]&gt;=[.C$2];INDEX([.C$3:.C65];[.$A65]-[.C$2]+1;1);0)" office:value-type="float" office:value="11" calcext:value-type="float">
            <text:p>11</text:p>
          </table:table-cell>
          <table:table-cell table:formula="of:=[.C65]+IF([.$A65]&gt;=[.D$2];INDEX([.D$3:.D65];[.$A65]-[.D$2]+1;1);0)" office:value-type="float" office:value="75" calcext:value-type="float">
            <text:p>75</text:p>
          </table:table-cell>
          <table:table-cell table:formula="of:=[.D65]+IF([.$A65]&gt;=[.E$2];INDEX([.E$3:.E65];[.$A65]-[.E$2]+1;1);0)" office:value-type="float" office:value="277" calcext:value-type="float">
            <text:p>277</text:p>
          </table:table-cell>
          <table:table-cell table:formula="of:=[.E65]+IF([.$A65]&gt;=[.F$2];INDEX([.F$3:.F65];[.$A65]-[.F$2]+1;1);0)" office:value-type="float" office:value="591" calcext:value-type="float">
            <text:p>591</text:p>
          </table:table-cell>
          <table:table-cell table:formula="of:=[.F65]+IF([.$A65]&gt;=[.G$2];INDEX([.G$3:.G65];[.$A65]-[.G$2]+1;1);0)" office:value-type="float" office:value="1012" calcext:value-type="float">
            <text:p>1012</text:p>
          </table:table-cell>
          <table:table-cell table:formula="of:=[.G65]+IF([.$A65]&gt;=[.H$2];INDEX([.H$3:.H65];[.$A65]-[.H$2]+1;1);0)" office:value-type="float" office:value="1393" calcext:value-type="float">
            <text:p>1393</text:p>
          </table:table-cell>
          <table:table-cell table:formula="of:=[.H65]+IF([.$A65]&gt;=[.I$2];INDEX([.I$3:.I65];[.$A65]-[.I$2]+1;1);0)" office:value-type="float" office:value="1759" calcext:value-type="float">
            <text:p>1759</text:p>
          </table:table-cell>
          <table:table-cell table:formula="of:=[.I65]+IF([.$A65]&gt;=[.J$2];INDEX([.J$3:.J65];[.$A65]-[.J$2]+1;1);0)" office:value-type="float" office:value="2022" calcext:value-type="float">
            <text:p>2022</text:p>
          </table:table-cell>
          <table:table-cell table:formula="of:=[.J65]+IF([.$A65]&gt;=[.K$2];INDEX([.K$3:.K65];[.$A65]-[.K$2]+1;1);0)" office:value-type="float" office:value="2161" calcext:value-type="float">
            <text:p>2161</text:p>
          </table:table-cell>
          <table:table-cell table:formula="of:=[.K65]+IF([.$A65]&gt;=[.L$2];INDEX([.L$3:.L65];[.$A65]-[.L$2]+1;1);0)" office:value-type="float" office:value="2272" calcext:value-type="float">
            <text:p>2272</text:p>
          </table:table-cell>
          <table:table-cell table:formula="of:=[.L65]+IF([.$A65]&gt;=[.M$2];INDEX([.M$3:.M65];[.$A65]-[.M$2]+1;1);0)" office:value-type="float" office:value="2324" calcext:value-type="float">
            <text:p>2324</text:p>
          </table:table-cell>
          <table:table-cell table:formula="of:=[.M65]+IF([.$A65]&gt;=[.N$2];INDEX([.N$3:.N65];[.$A65]-[.N$2]+1;1);0)" office:value-type="float" office:value="2354" calcext:value-type="float">
            <text:p>2354</text:p>
          </table:table-cell>
          <table:table-cell table:formula="of:=[.N65]+IF([.$A65]&gt;=[.O$2];INDEX([.O$3:.O65];[.$A65]-[.O$2]+1;1);0)" office:value-type="float" office:value="2377" calcext:value-type="float">
            <text:p>2377</text:p>
          </table:table-cell>
          <table:table-cell table:formula="of:=[.O65]+IF([.$A65]&gt;=[.P$2];INDEX([.P$3:.P65];[.$A65]-[.P$2]+1;1);0)" office:value-type="float" office:value="2389" calcext:value-type="float">
            <text:p>2389</text:p>
          </table:table-cell>
          <table:table-cell table:formula="of:=[.P65]+IF([.$A65]&gt;=[.Q$2];INDEX([.Q$3:.Q65];[.$A65]-[.Q$2]+1;1);0)" office:value-type="float" office:value="2393" calcext:value-type="float">
            <text:p>2393</text:p>
          </table:table-cell>
          <table:table-cell table:formula="of:=[.Q65]+IF([.$A65]&gt;=[.R$2];INDEX([.R$3:.R65];[.$A65]-[.R$2]+1;1);0)" office:value-type="float" office:value="2394" calcext:value-type="float">
            <text:p>2394</text:p>
          </table:table-cell>
          <table:table-cell table:formula="of:=[.R65]+IF([.$A65]&gt;=[.S$2];INDEX([.S$3:.S65];[.$A65]-[.S$2]+1;1);0)" office:value-type="float" office:value="2394" calcext:value-type="float">
            <text:p>2394</text:p>
          </table:table-cell>
          <table:table-cell table:formula="of:=[.S65]+IF([.$A65]&gt;=[.T$2];INDEX([.T$3:.T65];[.$A65]-[.T$2]+1;1);0)" office:value-type="float" office:value="2394" calcext:value-type="float">
            <text:p>2394</text:p>
          </table:table-cell>
          <table:table-cell table:formula="of:=[.T65]+IF([.$A65]&gt;=[.U$2];INDEX([.U$3:.U65];[.$A65]-[.U$2]+1;1);0)" office:value-type="float" office:value="2394" calcext:value-type="float">
            <text:p>2394</text:p>
          </table:table-cell>
          <table:table-cell table:formula="of:=[.U65]+IF([.$A65]&gt;=[.V$2];INDEX([.V$3:.V65];[.$A65]-[.V$2]+1;1);0)" office:value-type="float" office:value="2394" calcext:value-type="float">
            <text:p>2394</text:p>
          </table:table-cell>
          <table:table-cell table:formula="of:=[.V65]+IF([.$A65]&gt;=[.W$2];INDEX([.W$3:.W65];[.$A65]-[.W$2]+1;1);0)" office:value-type="float" office:value="2394" calcext:value-type="float">
            <text:p>2394</text:p>
          </table:table-cell>
          <table:table-cell table:formula="of:=[.W65]+IF([.$A65]&gt;=[.X$2];INDEX([.X$3:.X65];[.$A65]-[.X$2]+1;1);0)" office:value-type="float" office:value="2394" calcext:value-type="float">
            <text:p>2394</text:p>
          </table:table-cell>
          <table:table-cell table:formula="of:=[.X65]+IF([.$A65]&gt;=[.Y$2];INDEX([.Y$3:.Y65];[.$A65]-[.Y$2]+1;1);0)" office:value-type="float" office:value="2394" calcext:value-type="float">
            <text:p>2394</text:p>
          </table:table-cell>
          <table:table-cell table:formula="of:=[.Y65]+IF([.$A65]&gt;=[.Z$2];INDEX([.Z$3:.Z65];[.$A65]-[.Z$2]+1;1);0)" office:value-type="float" office:value="2394" calcext:value-type="float">
            <text:p>2394</text:p>
          </table:table-cell>
          <table:table-cell table:formula="of:=[.Z65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" office:value-type="float" office:value="0" calcext:value-type="float">
            <text:p>0</text:p>
          </table:table-cell>
          <table:table-cell table:formula="of:=[.B66]+IF([.$A66]&gt;=[.C$2];INDEX([.C$3:.C66];[.$A66]-[.C$2]+1;1);0)" office:value-type="float" office:value="11" calcext:value-type="float">
            <text:p>11</text:p>
          </table:table-cell>
          <table:table-cell table:formula="of:=[.C66]+IF([.$A66]&gt;=[.D$2];INDEX([.D$3:.D66];[.$A66]-[.D$2]+1;1);0)" office:value-type="float" office:value="77" calcext:value-type="float">
            <text:p>77</text:p>
          </table:table-cell>
          <table:table-cell table:formula="of:=[.D66]+IF([.$A66]&gt;=[.E$2];INDEX([.E$3:.E66];[.$A66]-[.E$2]+1;1);0)" office:value-type="float" office:value="289" calcext:value-type="float">
            <text:p>289</text:p>
          </table:table-cell>
          <table:table-cell table:formula="of:=[.E66]+IF([.$A66]&gt;=[.F$2];INDEX([.F$3:.F66];[.$A66]-[.F$2]+1;1);0)" office:value-type="float" office:value="623" calcext:value-type="float">
            <text:p>623</text:p>
          </table:table-cell>
          <table:table-cell table:formula="of:=[.F66]+IF([.$A66]&gt;=[.G$2];INDEX([.G$3:.G66];[.$A66]-[.G$2]+1;1);0)" office:value-type="float" office:value="1076" calcext:value-type="float">
            <text:p>1076</text:p>
          </table:table-cell>
          <table:table-cell table:formula="of:=[.G66]+IF([.$A66]&gt;=[.H$2];INDEX([.H$3:.H66];[.$A66]-[.H$2]+1;1);0)" office:value-type="float" office:value="1491" calcext:value-type="float">
            <text:p>1491</text:p>
          </table:table-cell>
          <table:table-cell table:formula="of:=[.H66]+IF([.$A66]&gt;=[.I$2];INDEX([.I$3:.I66];[.$A66]-[.I$2]+1;1);0)" office:value-type="float" office:value="1892" calcext:value-type="float">
            <text:p>1892</text:p>
          </table:table-cell>
          <table:table-cell table:formula="of:=[.I66]+IF([.$A66]&gt;=[.J$2];INDEX([.J$3:.J66];[.$A66]-[.J$2]+1;1);0)" office:value-type="float" office:value="2183" calcext:value-type="float">
            <text:p>2183</text:p>
          </table:table-cell>
          <table:table-cell table:formula="of:=[.J66]+IF([.$A66]&gt;=[.K$2];INDEX([.K$3:.K66];[.$A66]-[.K$2]+1;1);0)" office:value-type="float" office:value="2339" calcext:value-type="float">
            <text:p>2339</text:p>
          </table:table-cell>
          <table:table-cell table:formula="of:=[.K66]+IF([.$A66]&gt;=[.L$2];INDEX([.L$3:.L66];[.$A66]-[.L$2]+1;1);0)" office:value-type="float" office:value="2463" calcext:value-type="float">
            <text:p>2463</text:p>
          </table:table-cell>
          <table:table-cell table:formula="of:=[.L66]+IF([.$A66]&gt;=[.M$2];INDEX([.M$3:.M66];[.$A66]-[.M$2]+1;1);0)" office:value-type="float" office:value="2523" calcext:value-type="float">
            <text:p>2523</text:p>
          </table:table-cell>
          <table:table-cell table:formula="of:=[.M66]+IF([.$A66]&gt;=[.N$2];INDEX([.N$3:.N66];[.$A66]-[.N$2]+1;1);0)" office:value-type="float" office:value="2558" calcext:value-type="float">
            <text:p>2558</text:p>
          </table:table-cell>
          <table:table-cell table:formula="of:=[.N66]+IF([.$A66]&gt;=[.O$2];INDEX([.O$3:.O66];[.$A66]-[.O$2]+1;1);0)" office:value-type="float" office:value="2584" calcext:value-type="float">
            <text:p>2584</text:p>
          </table:table-cell>
          <table:table-cell table:formula="of:=[.O66]+IF([.$A66]&gt;=[.P$2];INDEX([.P$3:.P66];[.$A66]-[.P$2]+1;1);0)" office:value-type="float" office:value="2598" calcext:value-type="float">
            <text:p>2598</text:p>
          </table:table-cell>
          <table:table-cell table:formula="of:=[.P66]+IF([.$A66]&gt;=[.Q$2];INDEX([.Q$3:.Q66];[.$A66]-[.Q$2]+1;1);0)" office:value-type="float" office:value="2603" calcext:value-type="float">
            <text:p>2603</text:p>
          </table:table-cell>
          <table:table-cell table:formula="of:=[.Q66]+IF([.$A66]&gt;=[.R$2];INDEX([.R$3:.R66];[.$A66]-[.R$2]+1;1);0)" office:value-type="float" office:value="2604" calcext:value-type="float">
            <text:p>2604</text:p>
          </table:table-cell>
          <table:table-cell table:formula="of:=[.R66]+IF([.$A66]&gt;=[.S$2];INDEX([.S$3:.S66];[.$A66]-[.S$2]+1;1);0)" office:value-type="float" office:value="2605" calcext:value-type="float">
            <text:p>2605</text:p>
          </table:table-cell>
          <table:table-cell table:formula="of:=[.S66]+IF([.$A66]&gt;=[.T$2];INDEX([.T$3:.T66];[.$A66]-[.T$2]+1;1);0)" office:value-type="float" office:value="2605" calcext:value-type="float">
            <text:p>2605</text:p>
          </table:table-cell>
          <table:table-cell table:formula="of:=[.T66]+IF([.$A66]&gt;=[.U$2];INDEX([.U$3:.U66];[.$A66]-[.U$2]+1;1);0)" office:value-type="float" office:value="2605" calcext:value-type="float">
            <text:p>2605</text:p>
          </table:table-cell>
          <table:table-cell table:formula="of:=[.U66]+IF([.$A66]&gt;=[.V$2];INDEX([.V$3:.V66];[.$A66]-[.V$2]+1;1);0)" office:value-type="float" office:value="2605" calcext:value-type="float">
            <text:p>2605</text:p>
          </table:table-cell>
          <table:table-cell table:formula="of:=[.V66]+IF([.$A66]&gt;=[.W$2];INDEX([.W$3:.W66];[.$A66]-[.W$2]+1;1);0)" office:value-type="float" office:value="2605" calcext:value-type="float">
            <text:p>2605</text:p>
          </table:table-cell>
          <table:table-cell table:formula="of:=[.W66]+IF([.$A66]&gt;=[.X$2];INDEX([.X$3:.X66];[.$A66]-[.X$2]+1;1);0)" office:value-type="float" office:value="2605" calcext:value-type="float">
            <text:p>2605</text:p>
          </table:table-cell>
          <table:table-cell table:formula="of:=[.X66]+IF([.$A66]&gt;=[.Y$2];INDEX([.Y$3:.Y66];[.$A66]-[.Y$2]+1;1);0)" office:value-type="float" office:value="2605" calcext:value-type="float">
            <text:p>2605</text:p>
          </table:table-cell>
          <table:table-cell table:formula="of:=[.Y66]+IF([.$A66]&gt;=[.Z$2];INDEX([.Z$3:.Z66];[.$A66]-[.Z$2]+1;1);0)" office:value-type="float" office:value="2605" calcext:value-type="float">
            <text:p>2605</text:p>
          </table:table-cell>
          <table:table-cell table:formula="of:=[.Z66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" office:value-type="float" office:value="1" calcext:value-type="float">
            <text:p>1</text:p>
          </table:table-cell>
          <table:table-cell table:formula="of:=[.B67]+IF([.$A67]&gt;=[.C$2];INDEX([.C$3:.C67];[.$A67]-[.C$2]+1;1);0)" office:value-type="float" office:value="11" calcext:value-type="float">
            <text:p>11</text:p>
          </table:table-cell>
          <table:table-cell table:formula="of:=[.C67]+IF([.$A67]&gt;=[.D$2];INDEX([.D$3:.D67];[.$A67]-[.D$2]+1;1);0)" office:value-type="float" office:value="79" calcext:value-type="float">
            <text:p>79</text:p>
          </table:table-cell>
          <table:table-cell table:formula="of:=[.D67]+IF([.$A67]&gt;=[.E$2];INDEX([.E$3:.E67];[.$A67]-[.E$2]+1;1);0)" office:value-type="float" office:value="301" calcext:value-type="float">
            <text:p>301</text:p>
          </table:table-cell>
          <table:table-cell table:formula="of:=[.E67]+IF([.$A67]&gt;=[.F$2];INDEX([.F$3:.F67];[.$A67]-[.F$2]+1;1);0)" office:value-type="float" office:value="656" calcext:value-type="float">
            <text:p>656</text:p>
          </table:table-cell>
          <table:table-cell table:formula="of:=[.F67]+IF([.$A67]&gt;=[.G$2];INDEX([.G$3:.G67];[.$A67]-[.G$2]+1;1);0)" office:value-type="float" office:value="1143" calcext:value-type="float">
            <text:p>1143</text:p>
          </table:table-cell>
          <table:table-cell table:formula="of:=[.G67]+IF([.$A67]&gt;=[.H$2];INDEX([.H$3:.H67];[.$A67]-[.H$2]+1;1);0)" office:value-type="float" office:value="1594" calcext:value-type="float">
            <text:p>1594</text:p>
          </table:table-cell>
          <table:table-cell table:formula="of:=[.H67]+IF([.$A67]&gt;=[.I$2];INDEX([.I$3:.I67];[.$A67]-[.I$2]+1;1);0)" office:value-type="float" office:value="2034" calcext:value-type="float">
            <text:p>2034</text:p>
          </table:table-cell>
          <table:table-cell table:formula="of:=[.I67]+IF([.$A67]&gt;=[.J$2];INDEX([.J$3:.J67];[.$A67]-[.J$2]+1;1);0)" office:value-type="float" office:value="2356" calcext:value-type="float">
            <text:p>2356</text:p>
          </table:table-cell>
          <table:table-cell table:formula="of:=[.J67]+IF([.$A67]&gt;=[.K$2];INDEX([.K$3:.K67];[.$A67]-[.K$2]+1;1);0)" office:value-type="float" office:value="2530" calcext:value-type="float">
            <text:p>2530</text:p>
          </table:table-cell>
          <table:table-cell table:formula="of:=[.K67]+IF([.$A67]&gt;=[.L$2];INDEX([.L$3:.L67];[.$A67]-[.L$2]+1;1);0)" office:value-type="float" office:value="2670" calcext:value-type="float">
            <text:p>2670</text:p>
          </table:table-cell>
          <table:table-cell table:formula="of:=[.L67]+IF([.$A67]&gt;=[.M$2];INDEX([.M$3:.M67];[.$A67]-[.M$2]+1;1);0)" office:value-type="float" office:value="2737" calcext:value-type="float">
            <text:p>2737</text:p>
          </table:table-cell>
          <table:table-cell table:formula="of:=[.M67]+IF([.$A67]&gt;=[.N$2];INDEX([.N$3:.N67];[.$A67]-[.N$2]+1;1);0)" office:value-type="float" office:value="2777" calcext:value-type="float">
            <text:p>2777</text:p>
          </table:table-cell>
          <table:table-cell table:formula="of:=[.N67]+IF([.$A67]&gt;=[.O$2];INDEX([.O$3:.O67];[.$A67]-[.O$2]+1;1);0)" office:value-type="float" office:value="2807" calcext:value-type="float">
            <text:p>2807</text:p>
          </table:table-cell>
          <table:table-cell table:formula="of:=[.O67]+IF([.$A67]&gt;=[.P$2];INDEX([.P$3:.P67];[.$A67]-[.P$2]+1;1);0)" office:value-type="float" office:value="2824" calcext:value-type="float">
            <text:p>2824</text:p>
          </table:table-cell>
          <table:table-cell table:formula="of:=[.P67]+IF([.$A67]&gt;=[.Q$2];INDEX([.Q$3:.Q67];[.$A67]-[.Q$2]+1;1);0)" office:value-type="float" office:value="2830" calcext:value-type="float">
            <text:p>2830</text:p>
          </table:table-cell>
          <table:table-cell table:formula="of:=[.Q67]+IF([.$A67]&gt;=[.R$2];INDEX([.R$3:.R67];[.$A67]-[.R$2]+1;1);0)" office:value-type="float" office:value="2832" calcext:value-type="float">
            <text:p>2832</text:p>
          </table:table-cell>
          <table:table-cell table:formula="of:=[.R67]+IF([.$A67]&gt;=[.S$2];INDEX([.S$3:.S67];[.$A67]-[.S$2]+1;1);0)" office:value-type="float" office:value="2833" calcext:value-type="float">
            <text:p>2833</text:p>
          </table:table-cell>
          <table:table-cell table:formula="of:=[.S67]+IF([.$A67]&gt;=[.T$2];INDEX([.T$3:.T67];[.$A67]-[.T$2]+1;1);0)" office:value-type="float" office:value="2833" calcext:value-type="float">
            <text:p>2833</text:p>
          </table:table-cell>
          <table:table-cell table:formula="of:=[.T67]+IF([.$A67]&gt;=[.U$2];INDEX([.U$3:.U67];[.$A67]-[.U$2]+1;1);0)" office:value-type="float" office:value="2833" calcext:value-type="float">
            <text:p>2833</text:p>
          </table:table-cell>
          <table:table-cell table:formula="of:=[.U67]+IF([.$A67]&gt;=[.V$2];INDEX([.V$3:.V67];[.$A67]-[.V$2]+1;1);0)" office:value-type="float" office:value="2833" calcext:value-type="float">
            <text:p>2833</text:p>
          </table:table-cell>
          <table:table-cell table:formula="of:=[.V67]+IF([.$A67]&gt;=[.W$2];INDEX([.W$3:.W67];[.$A67]-[.W$2]+1;1);0)" office:value-type="float" office:value="2833" calcext:value-type="float">
            <text:p>2833</text:p>
          </table:table-cell>
          <table:table-cell table:formula="of:=[.W67]+IF([.$A67]&gt;=[.X$2];INDEX([.X$3:.X67];[.$A67]-[.X$2]+1;1);0)" office:value-type="float" office:value="2833" calcext:value-type="float">
            <text:p>2833</text:p>
          </table:table-cell>
          <table:table-cell table:formula="of:=[.X67]+IF([.$A67]&gt;=[.Y$2];INDEX([.Y$3:.Y67];[.$A67]-[.Y$2]+1;1);0)" office:value-type="float" office:value="2833" calcext:value-type="float">
            <text:p>2833</text:p>
          </table:table-cell>
          <table:table-cell table:formula="of:=[.Y67]+IF([.$A67]&gt;=[.Z$2];INDEX([.Z$3:.Z67];[.$A67]-[.Z$2]+1;1);0)" office:value-type="float" office:value="2833" calcext:value-type="float">
            <text:p>2833</text:p>
          </table:table-cell>
          <table:table-cell table:formula="of:=[.Z67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" office:value-type="float" office:value="0" calcext:value-type="float">
            <text:p>0</text:p>
          </table:table-cell>
          <table:table-cell table:formula="of:=[.B68]+IF([.$A68]&gt;=[.C$2];INDEX([.C$3:.C68];[.$A68]-[.C$2]+1;1);0)" office:value-type="float" office:value="11" calcext:value-type="float">
            <text:p>11</text:p>
          </table:table-cell>
          <table:table-cell table:formula="of:=[.C68]+IF([.$A68]&gt;=[.D$2];INDEX([.D$3:.D68];[.$A68]-[.D$2]+1;1);0)" office:value-type="float" office:value="82" calcext:value-type="float">
            <text:p>82</text:p>
          </table:table-cell>
          <table:table-cell table:formula="of:=[.D68]+IF([.$A68]&gt;=[.E$2];INDEX([.E$3:.E68];[.$A68]-[.E$2]+1;1);0)" office:value-type="float" office:value="314" calcext:value-type="float">
            <text:p>314</text:p>
          </table:table-cell>
          <table:table-cell table:formula="of:=[.E68]+IF([.$A68]&gt;=[.F$2];INDEX([.F$3:.F68];[.$A68]-[.F$2]+1;1);0)" office:value-type="float" office:value="691" calcext:value-type="float">
            <text:p>691</text:p>
          </table:table-cell>
          <table:table-cell table:formula="of:=[.F68]+IF([.$A68]&gt;=[.G$2];INDEX([.G$3:.G68];[.$A68]-[.G$2]+1;1);0)" office:value-type="float" office:value="1214" calcext:value-type="float">
            <text:p>1214</text:p>
          </table:table-cell>
          <table:table-cell table:formula="of:=[.G68]+IF([.$A68]&gt;=[.H$2];INDEX([.H$3:.H68];[.$A68]-[.H$2]+1;1);0)" office:value-type="float" office:value="1704" calcext:value-type="float">
            <text:p>1704</text:p>
          </table:table-cell>
          <table:table-cell table:formula="of:=[.H68]+IF([.$A68]&gt;=[.I$2];INDEX([.I$3:.I68];[.$A68]-[.I$2]+1;1);0)" office:value-type="float" office:value="2185" calcext:value-type="float">
            <text:p>2185</text:p>
          </table:table-cell>
          <table:table-cell table:formula="of:=[.I68]+IF([.$A68]&gt;=[.J$2];INDEX([.J$3:.J68];[.$A68]-[.J$2]+1;1);0)" office:value-type="float" office:value="2540" calcext:value-type="float">
            <text:p>2540</text:p>
          </table:table-cell>
          <table:table-cell table:formula="of:=[.J68]+IF([.$A68]&gt;=[.K$2];INDEX([.K$3:.K68];[.$A68]-[.K$2]+1;1);0)" office:value-type="float" office:value="2735" calcext:value-type="float">
            <text:p>2735</text:p>
          </table:table-cell>
          <table:table-cell table:formula="of:=[.K68]+IF([.$A68]&gt;=[.L$2];INDEX([.L$3:.L68];[.$A68]-[.L$2]+1;1);0)" office:value-type="float" office:value="2892" calcext:value-type="float">
            <text:p>2892</text:p>
          </table:table-cell>
          <table:table-cell table:formula="of:=[.L68]+IF([.$A68]&gt;=[.M$2];INDEX([.M$3:.M68];[.$A68]-[.M$2]+1;1);0)" office:value-type="float" office:value="2969" calcext:value-type="float">
            <text:p>2969</text:p>
          </table:table-cell>
          <table:table-cell table:formula="of:=[.M68]+IF([.$A68]&gt;=[.N$2];INDEX([.N$3:.N68];[.$A68]-[.N$2]+1;1);0)" office:value-type="float" office:value="3015" calcext:value-type="float">
            <text:p>3015</text:p>
          </table:table-cell>
          <table:table-cell table:formula="of:=[.N68]+IF([.$A68]&gt;=[.O$2];INDEX([.O$3:.O68];[.$A68]-[.O$2]+1;1);0)" office:value-type="float" office:value="3050" calcext:value-type="float">
            <text:p>3050</text:p>
          </table:table-cell>
          <table:table-cell table:formula="of:=[.O68]+IF([.$A68]&gt;=[.P$2];INDEX([.P$3:.P68];[.$A68]-[.P$2]+1;1);0)" office:value-type="float" office:value="3069" calcext:value-type="float">
            <text:p>3069</text:p>
          </table:table-cell>
          <table:table-cell table:formula="of:=[.P68]+IF([.$A68]&gt;=[.Q$2];INDEX([.Q$3:.Q68];[.$A68]-[.Q$2]+1;1);0)" office:value-type="float" office:value="3076" calcext:value-type="float">
            <text:p>3076</text:p>
          </table:table-cell>
          <table:table-cell table:formula="of:=[.Q68]+IF([.$A68]&gt;=[.R$2];INDEX([.R$3:.R68];[.$A68]-[.R$2]+1;1);0)" office:value-type="float" office:value="3078" calcext:value-type="float">
            <text:p>3078</text:p>
          </table:table-cell>
          <table:table-cell table:formula="of:=[.R68]+IF([.$A68]&gt;=[.S$2];INDEX([.S$3:.S68];[.$A68]-[.S$2]+1;1);0)" office:value-type="float" office:value="3079" calcext:value-type="float">
            <text:p>3079</text:p>
          </table:table-cell>
          <table:table-cell table:formula="of:=[.S68]+IF([.$A68]&gt;=[.T$2];INDEX([.T$3:.T68];[.$A68]-[.T$2]+1;1);0)" office:value-type="float" office:value="3079" calcext:value-type="float">
            <text:p>3079</text:p>
          </table:table-cell>
          <table:table-cell table:formula="of:=[.T68]+IF([.$A68]&gt;=[.U$2];INDEX([.U$3:.U68];[.$A68]-[.U$2]+1;1);0)" office:value-type="float" office:value="3079" calcext:value-type="float">
            <text:p>3079</text:p>
          </table:table-cell>
          <table:table-cell table:formula="of:=[.U68]+IF([.$A68]&gt;=[.V$2];INDEX([.V$3:.V68];[.$A68]-[.V$2]+1;1);0)" office:value-type="float" office:value="3079" calcext:value-type="float">
            <text:p>3079</text:p>
          </table:table-cell>
          <table:table-cell table:formula="of:=[.V68]+IF([.$A68]&gt;=[.W$2];INDEX([.W$3:.W68];[.$A68]-[.W$2]+1;1);0)" office:value-type="float" office:value="3079" calcext:value-type="float">
            <text:p>3079</text:p>
          </table:table-cell>
          <table:table-cell table:formula="of:=[.W68]+IF([.$A68]&gt;=[.X$2];INDEX([.X$3:.X68];[.$A68]-[.X$2]+1;1);0)" office:value-type="float" office:value="3079" calcext:value-type="float">
            <text:p>3079</text:p>
          </table:table-cell>
          <table:table-cell table:formula="of:=[.X68]+IF([.$A68]&gt;=[.Y$2];INDEX([.Y$3:.Y68];[.$A68]-[.Y$2]+1;1);0)" office:value-type="float" office:value="3079" calcext:value-type="float">
            <text:p>3079</text:p>
          </table:table-cell>
          <table:table-cell table:formula="of:=[.Y68]+IF([.$A68]&gt;=[.Z$2];INDEX([.Z$3:.Z68];[.$A68]-[.Z$2]+1;1);0)" office:value-type="float" office:value="3079" calcext:value-type="float">
            <text:p>3079</text:p>
          </table:table-cell>
          <table:table-cell table:formula="of:=[.Z68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" office:value-type="float" office:value="1" calcext:value-type="float">
            <text:p>1</text:p>
          </table:table-cell>
          <table:table-cell table:formula="of:=[.B69]+IF([.$A69]&gt;=[.C$2];INDEX([.C$3:.C69];[.$A69]-[.C$2]+1;1);0)" office:value-type="float" office:value="12" calcext:value-type="float">
            <text:p>12</text:p>
          </table:table-cell>
          <table:table-cell table:formula="of:=[.C69]+IF([.$A69]&gt;=[.D$2];INDEX([.D$3:.D69];[.$A69]-[.D$2]+1;1);0)" office:value-type="float" office:value="84" calcext:value-type="float">
            <text:p>84</text:p>
          </table:table-cell>
          <table:table-cell table:formula="of:=[.D69]+IF([.$A69]&gt;=[.E$2];INDEX([.E$3:.E69];[.$A69]-[.E$2]+1;1);0)" office:value-type="float" office:value="327" calcext:value-type="float">
            <text:p>327</text:p>
          </table:table-cell>
          <table:table-cell table:formula="of:=[.E69]+IF([.$A69]&gt;=[.F$2];INDEX([.F$3:.F69];[.$A69]-[.F$2]+1;1);0)" office:value-type="float" office:value="727" calcext:value-type="float">
            <text:p>727</text:p>
          </table:table-cell>
          <table:table-cell table:formula="of:=[.F69]+IF([.$A69]&gt;=[.G$2];INDEX([.G$3:.G69];[.$A69]-[.G$2]+1;1);0)" office:value-type="float" office:value="1288" calcext:value-type="float">
            <text:p>1288</text:p>
          </table:table-cell>
          <table:table-cell table:formula="of:=[.G69]+IF([.$A69]&gt;=[.H$2];INDEX([.H$3:.H69];[.$A69]-[.H$2]+1;1);0)" office:value-type="float" office:value="1819" calcext:value-type="float">
            <text:p>1819</text:p>
          </table:table-cell>
          <table:table-cell table:formula="of:=[.H69]+IF([.$A69]&gt;=[.I$2];INDEX([.I$3:.I69];[.$A69]-[.I$2]+1;1);0)" office:value-type="float" office:value="2345" calcext:value-type="float">
            <text:p>2345</text:p>
          </table:table-cell>
          <table:table-cell table:formula="of:=[.I69]+IF([.$A69]&gt;=[.J$2];INDEX([.J$3:.J69];[.$A69]-[.J$2]+1;1);0)" office:value-type="float" office:value="2737" calcext:value-type="float">
            <text:p>2737</text:p>
          </table:table-cell>
          <table:table-cell table:formula="of:=[.J69]+IF([.$A69]&gt;=[.K$2];INDEX([.K$3:.K69];[.$A69]-[.K$2]+1;1);0)" office:value-type="float" office:value="2953" calcext:value-type="float">
            <text:p>2953</text:p>
          </table:table-cell>
          <table:table-cell table:formula="of:=[.K69]+IF([.$A69]&gt;=[.L$2];INDEX([.L$3:.L69];[.$A69]-[.L$2]+1;1);0)" office:value-type="float" office:value="3128" calcext:value-type="float">
            <text:p>3128</text:p>
          </table:table-cell>
          <table:table-cell table:formula="of:=[.L69]+IF([.$A69]&gt;=[.M$2];INDEX([.M$3:.M69];[.$A69]-[.M$2]+1;1);0)" office:value-type="float" office:value="3215" calcext:value-type="float">
            <text:p>3215</text:p>
          </table:table-cell>
          <table:table-cell table:formula="of:=[.M69]+IF([.$A69]&gt;=[.N$2];INDEX([.N$3:.N69];[.$A69]-[.N$2]+1;1);0)" office:value-type="float" office:value="3267" calcext:value-type="float">
            <text:p>3267</text:p>
          </table:table-cell>
          <table:table-cell table:formula="of:=[.N69]+IF([.$A69]&gt;=[.O$2];INDEX([.O$3:.O69];[.$A69]-[.O$2]+1;1);0)" office:value-type="float" office:value="3307" calcext:value-type="float">
            <text:p>3307</text:p>
          </table:table-cell>
          <table:table-cell table:formula="of:=[.O69]+IF([.$A69]&gt;=[.P$2];INDEX([.P$3:.P69];[.$A69]-[.P$2]+1;1);0)" office:value-type="float" office:value="3330" calcext:value-type="float">
            <text:p>3330</text:p>
          </table:table-cell>
          <table:table-cell table:formula="of:=[.P69]+IF([.$A69]&gt;=[.Q$2];INDEX([.Q$3:.Q69];[.$A69]-[.Q$2]+1;1);0)" office:value-type="float" office:value="3339" calcext:value-type="float">
            <text:p>3339</text:p>
          </table:table-cell>
          <table:table-cell table:formula="of:=[.Q69]+IF([.$A69]&gt;=[.R$2];INDEX([.R$3:.R69];[.$A69]-[.R$2]+1;1);0)" office:value-type="float" office:value="3342" calcext:value-type="float">
            <text:p>3342</text:p>
          </table:table-cell>
          <table:table-cell table:formula="of:=[.R69]+IF([.$A69]&gt;=[.S$2];INDEX([.S$3:.S69];[.$A69]-[.S$2]+1;1);0)" office:value-type="float" office:value="3344" calcext:value-type="float">
            <text:p>3344</text:p>
          </table:table-cell>
          <table:table-cell table:formula="of:=[.S69]+IF([.$A69]&gt;=[.T$2];INDEX([.T$3:.T69];[.$A69]-[.T$2]+1;1);0)" office:value-type="float" office:value="3344" calcext:value-type="float">
            <text:p>3344</text:p>
          </table:table-cell>
          <table:table-cell table:formula="of:=[.T69]+IF([.$A69]&gt;=[.U$2];INDEX([.U$3:.U69];[.$A69]-[.U$2]+1;1);0)" office:value-type="float" office:value="3344" calcext:value-type="float">
            <text:p>3344</text:p>
          </table:table-cell>
          <table:table-cell table:formula="of:=[.U69]+IF([.$A69]&gt;=[.V$2];INDEX([.V$3:.V69];[.$A69]-[.V$2]+1;1);0)" office:value-type="float" office:value="3344" calcext:value-type="float">
            <text:p>3344</text:p>
          </table:table-cell>
          <table:table-cell table:formula="of:=[.V69]+IF([.$A69]&gt;=[.W$2];INDEX([.W$3:.W69];[.$A69]-[.W$2]+1;1);0)" office:value-type="float" office:value="3344" calcext:value-type="float">
            <text:p>3344</text:p>
          </table:table-cell>
          <table:table-cell table:formula="of:=[.W69]+IF([.$A69]&gt;=[.X$2];INDEX([.X$3:.X69];[.$A69]-[.X$2]+1;1);0)" office:value-type="float" office:value="3344" calcext:value-type="float">
            <text:p>3344</text:p>
          </table:table-cell>
          <table:table-cell table:formula="of:=[.X69]+IF([.$A69]&gt;=[.Y$2];INDEX([.Y$3:.Y69];[.$A69]-[.Y$2]+1;1);0)" office:value-type="float" office:value="3344" calcext:value-type="float">
            <text:p>3344</text:p>
          </table:table-cell>
          <table:table-cell table:formula="of:=[.Y69]+IF([.$A69]&gt;=[.Z$2];INDEX([.Z$3:.Z69];[.$A69]-[.Z$2]+1;1);0)" office:value-type="float" office:value="3344" calcext:value-type="float">
            <text:p>3344</text:p>
          </table:table-cell>
          <table:table-cell table:formula="of:=[.Z69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" office:value-type="float" office:value="0" calcext:value-type="float">
            <text:p>0</text:p>
          </table:table-cell>
          <table:table-cell table:formula="of:=[.B70]+IF([.$A70]&gt;=[.C$2];INDEX([.C$3:.C70];[.$A70]-[.C$2]+1;1);0)" office:value-type="float" office:value="11" calcext:value-type="float">
            <text:p>11</text:p>
          </table:table-cell>
          <table:table-cell table:formula="of:=[.C70]+IF([.$A70]&gt;=[.D$2];INDEX([.D$3:.D70];[.$A70]-[.D$2]+1;1);0)" office:value-type="float" office:value="86" calcext:value-type="float">
            <text:p>86</text:p>
          </table:table-cell>
          <table:table-cell table:formula="of:=[.D70]+IF([.$A70]&gt;=[.E$2];INDEX([.E$3:.E70];[.$A70]-[.E$2]+1;1);0)" office:value-type="float" office:value="340" calcext:value-type="float">
            <text:p>340</text:p>
          </table:table-cell>
          <table:table-cell table:formula="of:=[.E70]+IF([.$A70]&gt;=[.F$2];INDEX([.F$3:.F70];[.$A70]-[.F$2]+1;1);0)" office:value-type="float" office:value="764" calcext:value-type="float">
            <text:p>764</text:p>
          </table:table-cell>
          <table:table-cell table:formula="of:=[.F70]+IF([.$A70]&gt;=[.G$2];INDEX([.G$3:.G70];[.$A70]-[.G$2]+1;1);0)" office:value-type="float" office:value="1365" calcext:value-type="float">
            <text:p>1365</text:p>
          </table:table-cell>
          <table:table-cell table:formula="of:=[.G70]+IF([.$A70]&gt;=[.H$2];INDEX([.H$3:.H70];[.$A70]-[.H$2]+1;1);0)" office:value-type="float" office:value="1941" calcext:value-type="float">
            <text:p>1941</text:p>
          </table:table-cell>
          <table:table-cell table:formula="of:=[.H70]+IF([.$A70]&gt;=[.I$2];INDEX([.I$3:.I70];[.$A70]-[.I$2]+1;1);0)" office:value-type="float" office:value="2515" calcext:value-type="float">
            <text:p>2515</text:p>
          </table:table-cell>
          <table:table-cell table:formula="of:=[.I70]+IF([.$A70]&gt;=[.J$2];INDEX([.J$3:.J70];[.$A70]-[.J$2]+1;1);0)" office:value-type="float" office:value="2946" calcext:value-type="float">
            <text:p>2946</text:p>
          </table:table-cell>
          <table:table-cell table:formula="of:=[.J70]+IF([.$A70]&gt;=[.K$2];INDEX([.K$3:.K70];[.$A70]-[.K$2]+1;1);0)" office:value-type="float" office:value="3187" calcext:value-type="float">
            <text:p>3187</text:p>
          </table:table-cell>
          <table:table-cell table:formula="of:=[.K70]+IF([.$A70]&gt;=[.L$2];INDEX([.L$3:.L70];[.$A70]-[.L$2]+1;1);0)" office:value-type="float" office:value="3384" calcext:value-type="float">
            <text:p>3384</text:p>
          </table:table-cell>
          <table:table-cell table:formula="of:=[.L70]+IF([.$A70]&gt;=[.M$2];INDEX([.M$3:.M70];[.$A70]-[.M$2]+1;1);0)" office:value-type="float" office:value="3482" calcext:value-type="float">
            <text:p>3482</text:p>
          </table:table-cell>
          <table:table-cell table:formula="of:=[.M70]+IF([.$A70]&gt;=[.N$2];INDEX([.N$3:.N70];[.$A70]-[.N$2]+1;1);0)" office:value-type="float" office:value="3542" calcext:value-type="float">
            <text:p>3542</text:p>
          </table:table-cell>
          <table:table-cell table:formula="of:=[.N70]+IF([.$A70]&gt;=[.O$2];INDEX([.O$3:.O70];[.$A70]-[.O$2]+1;1);0)" office:value-type="float" office:value="3588" calcext:value-type="float">
            <text:p>3588</text:p>
          </table:table-cell>
          <table:table-cell table:formula="of:=[.O70]+IF([.$A70]&gt;=[.P$2];INDEX([.P$3:.P70];[.$A70]-[.P$2]+1;1);0)" office:value-type="float" office:value="3614" calcext:value-type="float">
            <text:p>3614</text:p>
          </table:table-cell>
          <table:table-cell table:formula="of:=[.P70]+IF([.$A70]&gt;=[.Q$2];INDEX([.Q$3:.Q70];[.$A70]-[.Q$2]+1;1);0)" office:value-type="float" office:value="3624" calcext:value-type="float">
            <text:p>3624</text:p>
          </table:table-cell>
          <table:table-cell table:formula="of:=[.Q70]+IF([.$A70]&gt;=[.R$2];INDEX([.R$3:.R70];[.$A70]-[.R$2]+1;1);0)" office:value-type="float" office:value="3627" calcext:value-type="float">
            <text:p>3627</text:p>
          </table:table-cell>
          <table:table-cell table:formula="of:=[.R70]+IF([.$A70]&gt;=[.S$2];INDEX([.S$3:.S70];[.$A70]-[.S$2]+1;1);0)" office:value-type="float" office:value="3629" calcext:value-type="float">
            <text:p>3629</text:p>
          </table:table-cell>
          <table:table-cell table:formula="of:=[.S70]+IF([.$A70]&gt;=[.T$2];INDEX([.T$3:.T70];[.$A70]-[.T$2]+1;1);0)" office:value-type="float" office:value="3630" calcext:value-type="float">
            <text:p>3630</text:p>
          </table:table-cell>
          <table:table-cell table:formula="of:=[.T70]+IF([.$A70]&gt;=[.U$2];INDEX([.U$3:.U70];[.$A70]-[.U$2]+1;1);0)" office:value-type="float" office:value="3630" calcext:value-type="float">
            <text:p>3630</text:p>
          </table:table-cell>
          <table:table-cell table:formula="of:=[.U70]+IF([.$A70]&gt;=[.V$2];INDEX([.V$3:.V70];[.$A70]-[.V$2]+1;1);0)" office:value-type="float" office:value="3630" calcext:value-type="float">
            <text:p>3630</text:p>
          </table:table-cell>
          <table:table-cell table:formula="of:=[.V70]+IF([.$A70]&gt;=[.W$2];INDEX([.W$3:.W70];[.$A70]-[.W$2]+1;1);0)" office:value-type="float" office:value="3630" calcext:value-type="float">
            <text:p>3630</text:p>
          </table:table-cell>
          <table:table-cell table:formula="of:=[.W70]+IF([.$A70]&gt;=[.X$2];INDEX([.X$3:.X70];[.$A70]-[.X$2]+1;1);0)" office:value-type="float" office:value="3630" calcext:value-type="float">
            <text:p>3630</text:p>
          </table:table-cell>
          <table:table-cell table:formula="of:=[.X70]+IF([.$A70]&gt;=[.Y$2];INDEX([.Y$3:.Y70];[.$A70]-[.Y$2]+1;1);0)" office:value-type="float" office:value="3630" calcext:value-type="float">
            <text:p>3630</text:p>
          </table:table-cell>
          <table:table-cell table:formula="of:=[.Y70]+IF([.$A70]&gt;=[.Z$2];INDEX([.Z$3:.Z70];[.$A70]-[.Z$2]+1;1);0)" office:value-type="float" office:value="3630" calcext:value-type="float">
            <text:p>3630</text:p>
          </table:table-cell>
          <table:table-cell table:formula="of:=[.Z70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" office:value-type="float" office:value="1" calcext:value-type="float">
            <text:p>1</text:p>
          </table:table-cell>
          <table:table-cell table:formula="of:=[.B71]+IF([.$A71]&gt;=[.C$2];INDEX([.C$3:.C71];[.$A71]-[.C$2]+1;1);0)" office:value-type="float" office:value="12" calcext:value-type="float">
            <text:p>12</text:p>
          </table:table-cell>
          <table:table-cell table:formula="of:=[.C71]+IF([.$A71]&gt;=[.D$2];INDEX([.D$3:.D71];[.$A71]-[.D$2]+1;1);0)" office:value-type="float" office:value="89" calcext:value-type="float">
            <text:p>89</text:p>
          </table:table-cell>
          <table:table-cell table:formula="of:=[.D71]+IF([.$A71]&gt;=[.E$2];INDEX([.E$3:.E71];[.$A71]-[.E$2]+1;1);0)" office:value-type="float" office:value="354" calcext:value-type="float">
            <text:p>354</text:p>
          </table:table-cell>
          <table:table-cell table:formula="of:=[.E71]+IF([.$A71]&gt;=[.F$2];INDEX([.F$3:.F71];[.$A71]-[.F$2]+1;1);0)" office:value-type="float" office:value="803" calcext:value-type="float">
            <text:p>803</text:p>
          </table:table-cell>
          <table:table-cell table:formula="of:=[.F71]+IF([.$A71]&gt;=[.G$2];INDEX([.G$3:.G71];[.$A71]-[.G$2]+1;1);0)" office:value-type="float" office:value="1447" calcext:value-type="float">
            <text:p>1447</text:p>
          </table:table-cell>
          <table:table-cell table:formula="of:=[.G71]+IF([.$A71]&gt;=[.H$2];INDEX([.H$3:.H71];[.$A71]-[.H$2]+1;1);0)" office:value-type="float" office:value="2070" calcext:value-type="float">
            <text:p>2070</text:p>
          </table:table-cell>
          <table:table-cell table:formula="of:=[.H71]+IF([.$A71]&gt;=[.I$2];INDEX([.I$3:.I71];[.$A71]-[.I$2]+1;1);0)" office:value-type="float" office:value="2696" calcext:value-type="float">
            <text:p>2696</text:p>
          </table:table-cell>
          <table:table-cell table:formula="of:=[.I71]+IF([.$A71]&gt;=[.J$2];INDEX([.J$3:.J71];[.$A71]-[.J$2]+1;1);0)" office:value-type="float" office:value="3171" calcext:value-type="float">
            <text:p>3171</text:p>
          </table:table-cell>
          <table:table-cell table:formula="of:=[.J71]+IF([.$A71]&gt;=[.K$2];INDEX([.K$3:.K71];[.$A71]-[.K$2]+1;1);0)" office:value-type="float" office:value="3439" calcext:value-type="float">
            <text:p>3439</text:p>
          </table:table-cell>
          <table:table-cell table:formula="of:=[.K71]+IF([.$A71]&gt;=[.L$2];INDEX([.L$3:.L71];[.$A71]-[.L$2]+1;1);0)" office:value-type="float" office:value="3657" calcext:value-type="float">
            <text:p>3657</text:p>
          </table:table-cell>
          <table:table-cell table:formula="of:=[.L71]+IF([.$A71]&gt;=[.M$2];INDEX([.M$3:.M71];[.$A71]-[.M$2]+1;1);0)" office:value-type="float" office:value="3768" calcext:value-type="float">
            <text:p>3768</text:p>
          </table:table-cell>
          <table:table-cell table:formula="of:=[.M71]+IF([.$A71]&gt;=[.N$2];INDEX([.N$3:.N71];[.$A71]-[.N$2]+1;1);0)" office:value-type="float" office:value="3835" calcext:value-type="float">
            <text:p>3835</text:p>
          </table:table-cell>
          <table:table-cell table:formula="of:=[.N71]+IF([.$A71]&gt;=[.O$2];INDEX([.O$3:.O71];[.$A71]-[.O$2]+1;1);0)" office:value-type="float" office:value="3887" calcext:value-type="float">
            <text:p>3887</text:p>
          </table:table-cell>
          <table:table-cell table:formula="of:=[.O71]+IF([.$A71]&gt;=[.P$2];INDEX([.P$3:.P71];[.$A71]-[.P$2]+1;1);0)" office:value-type="float" office:value="3917" calcext:value-type="float">
            <text:p>3917</text:p>
          </table:table-cell>
          <table:table-cell table:formula="of:=[.P71]+IF([.$A71]&gt;=[.Q$2];INDEX([.Q$3:.Q71];[.$A71]-[.Q$2]+1;1);0)" office:value-type="float" office:value="3929" calcext:value-type="float">
            <text:p>3929</text:p>
          </table:table-cell>
          <table:table-cell table:formula="of:=[.Q71]+IF([.$A71]&gt;=[.R$2];INDEX([.R$3:.R71];[.$A71]-[.R$2]+1;1);0)" office:value-type="float" office:value="3933" calcext:value-type="float">
            <text:p>3933</text:p>
          </table:table-cell>
          <table:table-cell table:formula="of:=[.R71]+IF([.$A71]&gt;=[.S$2];INDEX([.S$3:.S71];[.$A71]-[.S$2]+1;1);0)" office:value-type="float" office:value="3936" calcext:value-type="float">
            <text:p>3936</text:p>
          </table:table-cell>
          <table:table-cell table:formula="of:=[.S71]+IF([.$A71]&gt;=[.T$2];INDEX([.T$3:.T71];[.$A71]-[.T$2]+1;1);0)" office:value-type="float" office:value="3936" calcext:value-type="float">
            <text:p>3936</text:p>
          </table:table-cell>
          <table:table-cell table:formula="of:=[.T71]+IF([.$A71]&gt;=[.U$2];INDEX([.U$3:.U71];[.$A71]-[.U$2]+1;1);0)" office:value-type="float" office:value="3936" calcext:value-type="float">
            <text:p>3936</text:p>
          </table:table-cell>
          <table:table-cell table:formula="of:=[.U71]+IF([.$A71]&gt;=[.V$2];INDEX([.V$3:.V71];[.$A71]-[.V$2]+1;1);0)" office:value-type="float" office:value="3936" calcext:value-type="float">
            <text:p>3936</text:p>
          </table:table-cell>
          <table:table-cell table:formula="of:=[.V71]+IF([.$A71]&gt;=[.W$2];INDEX([.W$3:.W71];[.$A71]-[.W$2]+1;1);0)" office:value-type="float" office:value="3936" calcext:value-type="float">
            <text:p>3936</text:p>
          </table:table-cell>
          <table:table-cell table:formula="of:=[.W71]+IF([.$A71]&gt;=[.X$2];INDEX([.X$3:.X71];[.$A71]-[.X$2]+1;1);0)" office:value-type="float" office:value="3936" calcext:value-type="float">
            <text:p>3936</text:p>
          </table:table-cell>
          <table:table-cell table:formula="of:=[.X71]+IF([.$A71]&gt;=[.Y$2];INDEX([.Y$3:.Y71];[.$A71]-[.Y$2]+1;1);0)" office:value-type="float" office:value="3936" calcext:value-type="float">
            <text:p>3936</text:p>
          </table:table-cell>
          <table:table-cell table:formula="of:=[.Y71]+IF([.$A71]&gt;=[.Z$2];INDEX([.Z$3:.Z71];[.$A71]-[.Z$2]+1;1);0)" office:value-type="float" office:value="3936" calcext:value-type="float">
            <text:p>3936</text:p>
          </table:table-cell>
          <table:table-cell table:formula="of:=[.Z71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" office:value-type="float" office:value="0" calcext:value-type="float">
            <text:p>0</text:p>
          </table:table-cell>
          <table:table-cell table:formula="of:=[.B72]+IF([.$A72]&gt;=[.C$2];INDEX([.C$3:.C72];[.$A72]-[.C$2]+1;1);0)" office:value-type="float" office:value="12" calcext:value-type="float">
            <text:p>12</text:p>
          </table:table-cell>
          <table:table-cell table:formula="of:=[.C72]+IF([.$A72]&gt;=[.D$2];INDEX([.D$3:.D72];[.$A72]-[.D$2]+1;1);0)" office:value-type="float" office:value="91" calcext:value-type="float">
            <text:p>91</text:p>
          </table:table-cell>
          <table:table-cell table:formula="of:=[.D72]+IF([.$A72]&gt;=[.E$2];INDEX([.E$3:.E72];[.$A72]-[.E$2]+1;1);0)" office:value-type="float" office:value="368" calcext:value-type="float">
            <text:p>368</text:p>
          </table:table-cell>
          <table:table-cell table:formula="of:=[.E72]+IF([.$A72]&gt;=[.F$2];INDEX([.F$3:.F72];[.$A72]-[.F$2]+1;1);0)" office:value-type="float" office:value="843" calcext:value-type="float">
            <text:p>843</text:p>
          </table:table-cell>
          <table:table-cell table:formula="of:=[.F72]+IF([.$A72]&gt;=[.G$2];INDEX([.G$3:.G72];[.$A72]-[.G$2]+1;1);0)" office:value-type="float" office:value="1531" calcext:value-type="float">
            <text:p>1531</text:p>
          </table:table-cell>
          <table:table-cell table:formula="of:=[.G72]+IF([.$A72]&gt;=[.H$2];INDEX([.H$3:.H72];[.$A72]-[.H$2]+1;1);0)" office:value-type="float" office:value="2205" calcext:value-type="float">
            <text:p>2205</text:p>
          </table:table-cell>
          <table:table-cell table:formula="of:=[.H72]+IF([.$A72]&gt;=[.I$2];INDEX([.I$3:.I72];[.$A72]-[.I$2]+1;1);0)" office:value-type="float" office:value="2887" calcext:value-type="float">
            <text:p>2887</text:p>
          </table:table-cell>
          <table:table-cell table:formula="of:=[.I72]+IF([.$A72]&gt;=[.J$2];INDEX([.J$3:.J72];[.$A72]-[.J$2]+1;1);0)" office:value-type="float" office:value="3408" calcext:value-type="float">
            <text:p>3408</text:p>
          </table:table-cell>
          <table:table-cell table:formula="of:=[.J72]+IF([.$A72]&gt;=[.K$2];INDEX([.K$3:.K72];[.$A72]-[.K$2]+1;1);0)" office:value-type="float" office:value="3705" calcext:value-type="float">
            <text:p>3705</text:p>
          </table:table-cell>
          <table:table-cell table:formula="of:=[.K72]+IF([.$A72]&gt;=[.L$2];INDEX([.L$3:.L72];[.$A72]-[.L$2]+1;1);0)" office:value-type="float" office:value="3949" calcext:value-type="float">
            <text:p>3949</text:p>
          </table:table-cell>
          <table:table-cell table:formula="of:=[.L72]+IF([.$A72]&gt;=[.M$2];INDEX([.M$3:.M72];[.$A72]-[.M$2]+1;1);0)" office:value-type="float" office:value="4073" calcext:value-type="float">
            <text:p>4073</text:p>
          </table:table-cell>
          <table:table-cell table:formula="of:=[.M72]+IF([.$A72]&gt;=[.N$2];INDEX([.N$3:.N72];[.$A72]-[.N$2]+1;1);0)" office:value-type="float" office:value="4150" calcext:value-type="float">
            <text:p>4150</text:p>
          </table:table-cell>
          <table:table-cell table:formula="of:=[.N72]+IF([.$A72]&gt;=[.O$2];INDEX([.O$3:.O72];[.$A72]-[.O$2]+1;1);0)" office:value-type="float" office:value="4210" calcext:value-type="float">
            <text:p>4210</text:p>
          </table:table-cell>
          <table:table-cell table:formula="of:=[.O72]+IF([.$A72]&gt;=[.P$2];INDEX([.P$3:.P72];[.$A72]-[.P$2]+1;1);0)" office:value-type="float" office:value="4245" calcext:value-type="float">
            <text:p>4245</text:p>
          </table:table-cell>
          <table:table-cell table:formula="of:=[.P72]+IF([.$A72]&gt;=[.Q$2];INDEX([.Q$3:.Q72];[.$A72]-[.Q$2]+1;1);0)" office:value-type="float" office:value="4259" calcext:value-type="float">
            <text:p>4259</text:p>
          </table:table-cell>
          <table:table-cell table:formula="of:=[.Q72]+IF([.$A72]&gt;=[.R$2];INDEX([.R$3:.R72];[.$A72]-[.R$2]+1;1);0)" office:value-type="float" office:value="4264" calcext:value-type="float">
            <text:p>4264</text:p>
          </table:table-cell>
          <table:table-cell table:formula="of:=[.R72]+IF([.$A72]&gt;=[.S$2];INDEX([.S$3:.S72];[.$A72]-[.S$2]+1;1);0)" office:value-type="float" office:value="4267" calcext:value-type="float">
            <text:p>4267</text:p>
          </table:table-cell>
          <table:table-cell table:formula="of:=[.S72]+IF([.$A72]&gt;=[.T$2];INDEX([.T$3:.T72];[.$A72]-[.T$2]+1;1);0)" office:value-type="float" office:value="4268" calcext:value-type="float">
            <text:p>4268</text:p>
          </table:table-cell>
          <table:table-cell table:formula="of:=[.T72]+IF([.$A72]&gt;=[.U$2];INDEX([.U$3:.U72];[.$A72]-[.U$2]+1;1);0)" office:value-type="float" office:value="4268" calcext:value-type="float">
            <text:p>4268</text:p>
          </table:table-cell>
          <table:table-cell table:formula="of:=[.U72]+IF([.$A72]&gt;=[.V$2];INDEX([.V$3:.V72];[.$A72]-[.V$2]+1;1);0)" office:value-type="float" office:value="4268" calcext:value-type="float">
            <text:p>4268</text:p>
          </table:table-cell>
          <table:table-cell table:formula="of:=[.V72]+IF([.$A72]&gt;=[.W$2];INDEX([.W$3:.W72];[.$A72]-[.W$2]+1;1);0)" office:value-type="float" office:value="4268" calcext:value-type="float">
            <text:p>4268</text:p>
          </table:table-cell>
          <table:table-cell table:formula="of:=[.W72]+IF([.$A72]&gt;=[.X$2];INDEX([.X$3:.X72];[.$A72]-[.X$2]+1;1);0)" office:value-type="float" office:value="4268" calcext:value-type="float">
            <text:p>4268</text:p>
          </table:table-cell>
          <table:table-cell table:formula="of:=[.X72]+IF([.$A72]&gt;=[.Y$2];INDEX([.Y$3:.Y72];[.$A72]-[.Y$2]+1;1);0)" office:value-type="float" office:value="4268" calcext:value-type="float">
            <text:p>4268</text:p>
          </table:table-cell>
          <table:table-cell table:formula="of:=[.Y72]+IF([.$A72]&gt;=[.Z$2];INDEX([.Z$3:.Z72];[.$A72]-[.Z$2]+1;1);0)" office:value-type="float" office:value="4268" calcext:value-type="float">
            <text:p>4268</text:p>
          </table:table-cell>
          <table:table-cell table:formula="of:=[.Z72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" office:value-type="float" office:value="1" calcext:value-type="float">
            <text:p>1</text:p>
          </table:table-cell>
          <table:table-cell table:formula="of:=[.B73]+IF([.$A73]&gt;=[.C$2];INDEX([.C$3:.C73];[.$A73]-[.C$2]+1;1);0)" office:value-type="float" office:value="12" calcext:value-type="float">
            <text:p>12</text:p>
          </table:table-cell>
          <table:table-cell table:formula="of:=[.C73]+IF([.$A73]&gt;=[.D$2];INDEX([.D$3:.D73];[.$A73]-[.D$2]+1;1);0)" office:value-type="float" office:value="94" calcext:value-type="float">
            <text:p>94</text:p>
          </table:table-cell>
          <table:table-cell table:formula="of:=[.D73]+IF([.$A73]&gt;=[.E$2];INDEX([.E$3:.E73];[.$A73]-[.E$2]+1;1);0)" office:value-type="float" office:value="383" calcext:value-type="float">
            <text:p>383</text:p>
          </table:table-cell>
          <table:table-cell table:formula="of:=[.E73]+IF([.$A73]&gt;=[.F$2];INDEX([.F$3:.F73];[.$A73]-[.F$2]+1;1);0)" office:value-type="float" office:value="885" calcext:value-type="float">
            <text:p>885</text:p>
          </table:table-cell>
          <table:table-cell table:formula="of:=[.F73]+IF([.$A73]&gt;=[.G$2];INDEX([.G$3:.G73];[.$A73]-[.G$2]+1;1);0)" office:value-type="float" office:value="1621" calcext:value-type="float">
            <text:p>1621</text:p>
          </table:table-cell>
          <table:table-cell table:formula="of:=[.G73]+IF([.$A73]&gt;=[.H$2];INDEX([.H$3:.H73];[.$A73]-[.H$2]+1;1);0)" office:value-type="float" office:value="2348" calcext:value-type="float">
            <text:p>2348</text:p>
          </table:table-cell>
          <table:table-cell table:formula="of:=[.H73]+IF([.$A73]&gt;=[.I$2];INDEX([.I$3:.I73];[.$A73]-[.I$2]+1;1);0)" office:value-type="float" office:value="3090" calcext:value-type="float">
            <text:p>3090</text:p>
          </table:table-cell>
          <table:table-cell table:formula="of:=[.I73]+IF([.$A73]&gt;=[.J$2];INDEX([.J$3:.J73];[.$A73]-[.J$2]+1;1);0)" office:value-type="float" office:value="3662" calcext:value-type="float">
            <text:p>3662</text:p>
          </table:table-cell>
          <table:table-cell table:formula="of:=[.J73]+IF([.$A73]&gt;=[.K$2];INDEX([.K$3:.K73];[.$A73]-[.K$2]+1;1);0)" office:value-type="float" office:value="3991" calcext:value-type="float">
            <text:p>3991</text:p>
          </table:table-cell>
          <table:table-cell table:formula="of:=[.K73]+IF([.$A73]&gt;=[.L$2];INDEX([.L$3:.L73];[.$A73]-[.L$2]+1;1);0)" office:value-type="float" office:value="4262" calcext:value-type="float">
            <text:p>4262</text:p>
          </table:table-cell>
          <table:table-cell table:formula="of:=[.L73]+IF([.$A73]&gt;=[.M$2];INDEX([.M$3:.M73];[.$A73]-[.M$2]+1;1);0)" office:value-type="float" office:value="4402" calcext:value-type="float">
            <text:p>4402</text:p>
          </table:table-cell>
          <table:table-cell table:formula="of:=[.M73]+IF([.$A73]&gt;=[.N$2];INDEX([.N$3:.N73];[.$A73]-[.N$2]+1;1);0)" office:value-type="float" office:value="4489" calcext:value-type="float">
            <text:p>4489</text:p>
          </table:table-cell>
          <table:table-cell table:formula="of:=[.N73]+IF([.$A73]&gt;=[.O$2];INDEX([.O$3:.O73];[.$A73]-[.O$2]+1;1);0)" office:value-type="float" office:value="4556" calcext:value-type="float">
            <text:p>4556</text:p>
          </table:table-cell>
          <table:table-cell table:formula="of:=[.O73]+IF([.$A73]&gt;=[.P$2];INDEX([.P$3:.P73];[.$A73]-[.P$2]+1;1);0)" office:value-type="float" office:value="4596" calcext:value-type="float">
            <text:p>4596</text:p>
          </table:table-cell>
          <table:table-cell table:formula="of:=[.P73]+IF([.$A73]&gt;=[.Q$2];INDEX([.Q$3:.Q73];[.$A73]-[.Q$2]+1;1);0)" office:value-type="float" office:value="4613" calcext:value-type="float">
            <text:p>4613</text:p>
          </table:table-cell>
          <table:table-cell table:formula="of:=[.Q73]+IF([.$A73]&gt;=[.R$2];INDEX([.R$3:.R73];[.$A73]-[.R$2]+1;1);0)" office:value-type="float" office:value="4619" calcext:value-type="float">
            <text:p>4619</text:p>
          </table:table-cell>
          <table:table-cell table:formula="of:=[.R73]+IF([.$A73]&gt;=[.S$2];INDEX([.S$3:.S73];[.$A73]-[.S$2]+1;1);0)" office:value-type="float" office:value="4623" calcext:value-type="float">
            <text:p>4623</text:p>
          </table:table-cell>
          <table:table-cell table:formula="of:=[.S73]+IF([.$A73]&gt;=[.T$2];INDEX([.T$3:.T73];[.$A73]-[.T$2]+1;1);0)" office:value-type="float" office:value="4624" calcext:value-type="float">
            <text:p>4624</text:p>
          </table:table-cell>
          <table:table-cell table:formula="of:=[.T73]+IF([.$A73]&gt;=[.U$2];INDEX([.U$3:.U73];[.$A73]-[.U$2]+1;1);0)" office:value-type="float" office:value="4624" calcext:value-type="float">
            <text:p>4624</text:p>
          </table:table-cell>
          <table:table-cell table:formula="of:=[.U73]+IF([.$A73]&gt;=[.V$2];INDEX([.V$3:.V73];[.$A73]-[.V$2]+1;1);0)" office:value-type="float" office:value="4624" calcext:value-type="float">
            <text:p>4624</text:p>
          </table:table-cell>
          <table:table-cell table:formula="of:=[.V73]+IF([.$A73]&gt;=[.W$2];INDEX([.W$3:.W73];[.$A73]-[.W$2]+1;1);0)" office:value-type="float" office:value="4624" calcext:value-type="float">
            <text:p>4624</text:p>
          </table:table-cell>
          <table:table-cell table:formula="of:=[.W73]+IF([.$A73]&gt;=[.X$2];INDEX([.X$3:.X73];[.$A73]-[.X$2]+1;1);0)" office:value-type="float" office:value="4624" calcext:value-type="float">
            <text:p>4624</text:p>
          </table:table-cell>
          <table:table-cell table:formula="of:=[.X73]+IF([.$A73]&gt;=[.Y$2];INDEX([.Y$3:.Y73];[.$A73]-[.Y$2]+1;1);0)" office:value-type="float" office:value="4624" calcext:value-type="float">
            <text:p>4624</text:p>
          </table:table-cell>
          <table:table-cell table:formula="of:=[.Y73]+IF([.$A73]&gt;=[.Z$2];INDEX([.Z$3:.Z73];[.$A73]-[.Z$2]+1;1);0)" office:value-type="float" office:value="4624" calcext:value-type="float">
            <text:p>4624</text:p>
          </table:table-cell>
          <table:table-cell table:formula="of:=[.Z73]&gt;[.$B$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" office:value-type="float" office:value="0" calcext:value-type="float">
            <text:p>0</text:p>
          </table:table-cell>
          <table:table-cell table:formula="of:=[.B74]+IF([.$A74]&gt;=[.C$2];INDEX([.C$3:.C74];[.$A74]-[.C$2]+1;1);0)" office:value-type="float" office:value="12" calcext:value-type="float">
            <text:p>12</text:p>
          </table:table-cell>
          <table:table-cell table:formula="of:=[.C74]+IF([.$A74]&gt;=[.D$2];INDEX([.D$3:.D74];[.$A74]-[.D$2]+1;1);0)" office:value-type="float" office:value="96" calcext:value-type="float">
            <text:p>96</text:p>
          </table:table-cell>
          <table:table-cell table:formula="of:=[.D74]+IF([.$A74]&gt;=[.E$2];INDEX([.E$3:.E74];[.$A74]-[.E$2]+1;1);0)" office:value-type="float" office:value="397" calcext:value-type="float">
            <text:p>397</text:p>
          </table:table-cell>
          <table:table-cell table:formula="of:=[.E74]+IF([.$A74]&gt;=[.F$2];INDEX([.F$3:.F74];[.$A74]-[.F$2]+1;1);0)" office:value-type="float" office:value="928" calcext:value-type="float">
            <text:p>928</text:p>
          </table:table-cell>
          <table:table-cell table:formula="of:=[.F74]+IF([.$A74]&gt;=[.G$2];INDEX([.G$3:.G74];[.$A74]-[.G$2]+1;1);0)" office:value-type="float" office:value="1713" calcext:value-type="float">
            <text:p>1713</text:p>
          </table:table-cell>
          <table:table-cell table:formula="of:=[.G74]+IF([.$A74]&gt;=[.H$2];INDEX([.H$3:.H74];[.$A74]-[.H$2]+1;1);0)" office:value-type="float" office:value="2498" calcext:value-type="float">
            <text:p>2498</text:p>
          </table:table-cell>
          <table:table-cell table:formula="of:=[.H74]+IF([.$A74]&gt;=[.I$2];INDEX([.I$3:.I74];[.$A74]-[.I$2]+1;1);0)" office:value-type="float" office:value="3305" calcext:value-type="float">
            <text:p>3305</text:p>
          </table:table-cell>
          <table:table-cell table:formula="of:=[.I74]+IF([.$A74]&gt;=[.J$2];INDEX([.J$3:.J74];[.$A74]-[.J$2]+1;1);0)" office:value-type="float" office:value="3931" calcext:value-type="float">
            <text:p>3931</text:p>
          </table:table-cell>
          <table:table-cell table:formula="of:=[.J74]+IF([.$A74]&gt;=[.K$2];INDEX([.K$3:.K74];[.$A74]-[.K$2]+1;1);0)" office:value-type="float" office:value="4295" calcext:value-type="float">
            <text:p>4295</text:p>
          </table:table-cell>
          <table:table-cell table:formula="of:=[.K74]+IF([.$A74]&gt;=[.L$2];INDEX([.L$3:.L74];[.$A74]-[.L$2]+1;1);0)" office:value-type="float" office:value="4596" calcext:value-type="float">
            <text:p>4596</text:p>
          </table:table-cell>
          <table:table-cell table:formula="of:=[.L74]+IF([.$A74]&gt;=[.M$2];INDEX([.M$3:.M74];[.$A74]-[.M$2]+1;1);0)" office:value-type="float" office:value="4753" calcext:value-type="float">
            <text:p>4753</text:p>
          </table:table-cell>
          <table:table-cell table:formula="of:=[.M74]+IF([.$A74]&gt;=[.N$2];INDEX([.N$3:.N74];[.$A74]-[.N$2]+1;1);0)" office:value-type="float" office:value="4851" calcext:value-type="float">
            <text:p>4851</text:p>
          </table:table-cell>
          <table:table-cell table:formula="of:=[.N74]+IF([.$A74]&gt;=[.O$2];INDEX([.O$3:.O74];[.$A74]-[.O$2]+1;1);0)" office:value-type="float" office:value="4928" calcext:value-type="float">
            <text:p>4928</text:p>
          </table:table-cell>
          <table:table-cell table:formula="of:=[.O74]+IF([.$A74]&gt;=[.P$2];INDEX([.P$3:.P74];[.$A74]-[.P$2]+1;1);0)" office:value-type="float" office:value="4974" calcext:value-type="float">
            <text:p>4974</text:p>
          </table:table-cell>
          <table:table-cell table:formula="of:=[.P74]+IF([.$A74]&gt;=[.Q$2];INDEX([.Q$3:.Q74];[.$A74]-[.Q$2]+1;1);0)" office:value-type="float" office:value="4993" calcext:value-type="float">
            <text:p>4993</text:p>
          </table:table-cell>
          <table:table-cell table:formula="of:=[.Q74]+IF([.$A74]&gt;=[.R$2];INDEX([.R$3:.R74];[.$A74]-[.R$2]+1;1);0)" office:value-type="float" office:value="5000" calcext:value-type="float">
            <text:p>5000</text:p>
          </table:table-cell>
          <table:table-cell table:formula="of:=[.R74]+IF([.$A74]&gt;=[.S$2];INDEX([.S$3:.S74];[.$A74]-[.S$2]+1;1);0)" office:value-type="float" office:value="5005" calcext:value-type="float">
            <text:p>5005</text:p>
          </table:table-cell>
          <table:table-cell table:formula="of:=[.S74]+IF([.$A74]&gt;=[.T$2];INDEX([.T$3:.T74];[.$A74]-[.T$2]+1;1);0)" office:value-type="float" office:value="5006" calcext:value-type="float">
            <text:p>5006</text:p>
          </table:table-cell>
          <table:table-cell table:formula="of:=[.T74]+IF([.$A74]&gt;=[.U$2];INDEX([.U$3:.U74];[.$A74]-[.U$2]+1;1);0)" office:value-type="float" office:value="5007" calcext:value-type="float">
            <text:p>5007</text:p>
          </table:table-cell>
          <table:table-cell table:formula="of:=[.U74]+IF([.$A74]&gt;=[.V$2];INDEX([.V$3:.V74];[.$A74]-[.V$2]+1;1);0)" office:value-type="float" office:value="5007" calcext:value-type="float">
            <text:p>5007</text:p>
          </table:table-cell>
          <table:table-cell table:formula="of:=[.V74]+IF([.$A74]&gt;=[.W$2];INDEX([.W$3:.W74];[.$A74]-[.W$2]+1;1);0)" office:value-type="float" office:value="5007" calcext:value-type="float">
            <text:p>5007</text:p>
          </table:table-cell>
          <table:table-cell table:formula="of:=[.W74]+IF([.$A74]&gt;=[.X$2];INDEX([.X$3:.X74];[.$A74]-[.X$2]+1;1);0)" office:value-type="float" office:value="5007" calcext:value-type="float">
            <text:p>5007</text:p>
          </table:table-cell>
          <table:table-cell table:formula="of:=[.X74]+IF([.$A74]&gt;=[.Y$2];INDEX([.Y$3:.Y74];[.$A74]-[.Y$2]+1;1);0)" office:value-type="float" office:value="5007" calcext:value-type="float">
            <text:p>5007</text:p>
          </table:table-cell>
          <table:table-cell table:formula="of:=[.Y74]+IF([.$A74]&gt;=[.Z$2];INDEX([.Z$3:.Z74];[.$A74]-[.Z$2]+1;1);0)" office:value-type="float" office:value="5007" calcext:value-type="float">
            <text:p>5007</text:p>
          </table:table-cell>
          <table:table-cell table:formula="of:=[.Z74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" office:value-type="float" office:value="1" calcext:value-type="float">
            <text:p>1</text:p>
          </table:table-cell>
          <table:table-cell table:formula="of:=[.B75]+IF([.$A75]&gt;=[.C$2];INDEX([.C$3:.C75];[.$A75]-[.C$2]+1;1);0)" office:value-type="float" office:value="13" calcext:value-type="float">
            <text:p>13</text:p>
          </table:table-cell>
          <table:table-cell table:formula="of:=[.C75]+IF([.$A75]&gt;=[.D$2];INDEX([.D$3:.D75];[.$A75]-[.D$2]+1;1);0)" office:value-type="float" office:value="99" calcext:value-type="float">
            <text:p>99</text:p>
          </table:table-cell>
          <table:table-cell table:formula="of:=[.D75]+IF([.$A75]&gt;=[.E$2];INDEX([.E$3:.E75];[.$A75]-[.E$2]+1;1);0)" office:value-type="float" office:value="413" calcext:value-type="float">
            <text:p>413</text:p>
          </table:table-cell>
          <table:table-cell table:formula="of:=[.E75]+IF([.$A75]&gt;=[.F$2];INDEX([.F$3:.F75];[.$A75]-[.F$2]+1;1);0)" office:value-type="float" office:value="973" calcext:value-type="float">
            <text:p>973</text:p>
          </table:table-cell>
          <table:table-cell table:formula="of:=[.F75]+IF([.$A75]&gt;=[.G$2];INDEX([.G$3:.G75];[.$A75]-[.G$2]+1;1);0)" office:value-type="float" office:value="1811" calcext:value-type="float">
            <text:p>1811</text:p>
          </table:table-cell>
          <table:table-cell table:formula="of:=[.G75]+IF([.$A75]&gt;=[.H$2];INDEX([.H$3:.H75];[.$A75]-[.H$2]+1;1);0)" office:value-type="float" office:value="2657" calcext:value-type="float">
            <text:p>2657</text:p>
          </table:table-cell>
          <table:table-cell table:formula="of:=[.H75]+IF([.$A75]&gt;=[.I$2];INDEX([.I$3:.I75];[.$A75]-[.I$2]+1;1);0)" office:value-type="float" office:value="3532" calcext:value-type="float">
            <text:p>3532</text:p>
          </table:table-cell>
          <table:table-cell table:formula="of:=[.I75]+IF([.$A75]&gt;=[.J$2];INDEX([.J$3:.J75];[.$A75]-[.J$2]+1;1);0)" office:value-type="float" office:value="4218" calcext:value-type="float">
            <text:p>4218</text:p>
          </table:table-cell>
          <table:table-cell table:formula="of:=[.J75]+IF([.$A75]&gt;=[.K$2];INDEX([.K$3:.K75];[.$A75]-[.K$2]+1;1);0)" office:value-type="float" office:value="4620" calcext:value-type="float">
            <text:p>4620</text:p>
          </table:table-cell>
          <table:table-cell table:formula="of:=[.K75]+IF([.$A75]&gt;=[.L$2];INDEX([.L$3:.L75];[.$A75]-[.L$2]+1;1);0)" office:value-type="float" office:value="4954" calcext:value-type="float">
            <text:p>4954</text:p>
          </table:table-cell>
          <table:table-cell table:formula="of:=[.L75]+IF([.$A75]&gt;=[.M$2];INDEX([.M$3:.M75];[.$A75]-[.M$2]+1;1);0)" office:value-type="float" office:value="5129" calcext:value-type="float">
            <text:p>5129</text:p>
          </table:table-cell>
          <table:table-cell table:formula="of:=[.M75]+IF([.$A75]&gt;=[.N$2];INDEX([.N$3:.N75];[.$A75]-[.N$2]+1;1);0)" office:value-type="float" office:value="5240" calcext:value-type="float">
            <text:p>5240</text:p>
          </table:table-cell>
          <table:table-cell table:formula="of:=[.N75]+IF([.$A75]&gt;=[.O$2];INDEX([.O$3:.O75];[.$A75]-[.O$2]+1;1);0)" office:value-type="float" office:value="5327" calcext:value-type="float">
            <text:p>5327</text:p>
          </table:table-cell>
          <table:table-cell table:formula="of:=[.O75]+IF([.$A75]&gt;=[.P$2];INDEX([.P$3:.P75];[.$A75]-[.P$2]+1;1);0)" office:value-type="float" office:value="5379" calcext:value-type="float">
            <text:p>5379</text:p>
          </table:table-cell>
          <table:table-cell table:formula="of:=[.P75]+IF([.$A75]&gt;=[.Q$2];INDEX([.Q$3:.Q75];[.$A75]-[.Q$2]+1;1);0)" office:value-type="float" office:value="5402" calcext:value-type="float">
            <text:p>5402</text:p>
          </table:table-cell>
          <table:table-cell table:formula="of:=[.Q75]+IF([.$A75]&gt;=[.R$2];INDEX([.R$3:.R75];[.$A75]-[.R$2]+1;1);0)" office:value-type="float" office:value="5411" calcext:value-type="float">
            <text:p>5411</text:p>
          </table:table-cell>
          <table:table-cell table:formula="of:=[.R75]+IF([.$A75]&gt;=[.S$2];INDEX([.S$3:.S75];[.$A75]-[.S$2]+1;1);0)" office:value-type="float" office:value="5417" calcext:value-type="float">
            <text:p>5417</text:p>
          </table:table-cell>
          <table:table-cell table:formula="of:=[.S75]+IF([.$A75]&gt;=[.T$2];INDEX([.T$3:.T75];[.$A75]-[.T$2]+1;1);0)" office:value-type="float" office:value="5419" calcext:value-type="float">
            <text:p>5419</text:p>
          </table:table-cell>
          <table:table-cell table:formula="of:=[.T75]+IF([.$A75]&gt;=[.U$2];INDEX([.U$3:.U75];[.$A75]-[.U$2]+1;1);0)" office:value-type="float" office:value="5419" calcext:value-type="float">
            <text:p>5419</text:p>
          </table:table-cell>
          <table:table-cell table:formula="of:=[.U75]+IF([.$A75]&gt;=[.V$2];INDEX([.V$3:.V75];[.$A75]-[.V$2]+1;1);0)" office:value-type="float" office:value="5419" calcext:value-type="float">
            <text:p>5419</text:p>
          </table:table-cell>
          <table:table-cell table:formula="of:=[.V75]+IF([.$A75]&gt;=[.W$2];INDEX([.W$3:.W75];[.$A75]-[.W$2]+1;1);0)" office:value-type="float" office:value="5419" calcext:value-type="float">
            <text:p>5419</text:p>
          </table:table-cell>
          <table:table-cell table:formula="of:=[.W75]+IF([.$A75]&gt;=[.X$2];INDEX([.X$3:.X75];[.$A75]-[.X$2]+1;1);0)" office:value-type="float" office:value="5419" calcext:value-type="float">
            <text:p>5419</text:p>
          </table:table-cell>
          <table:table-cell table:formula="of:=[.X75]+IF([.$A75]&gt;=[.Y$2];INDEX([.Y$3:.Y75];[.$A75]-[.Y$2]+1;1);0)" office:value-type="float" office:value="5419" calcext:value-type="float">
            <text:p>5419</text:p>
          </table:table-cell>
          <table:table-cell table:formula="of:=[.Y75]+IF([.$A75]&gt;=[.Z$2];INDEX([.Z$3:.Z75];[.$A75]-[.Z$2]+1;1);0)" office:value-type="float" office:value="5419" calcext:value-type="float">
            <text:p>5419</text:p>
          </table:table-cell>
          <table:table-cell table:formula="of:=[.Z75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" office:value-type="float" office:value="0" calcext:value-type="float">
            <text:p>0</text:p>
          </table:table-cell>
          <table:table-cell table:formula="of:=[.B76]+IF([.$A76]&gt;=[.C$2];INDEX([.C$3:.C76];[.$A76]-[.C$2]+1;1);0)" office:value-type="float" office:value="12" calcext:value-type="float">
            <text:p>12</text:p>
          </table:table-cell>
          <table:table-cell table:formula="of:=[.C76]+IF([.$A76]&gt;=[.D$2];INDEX([.D$3:.D76];[.$A76]-[.D$2]+1;1);0)" office:value-type="float" office:value="101" calcext:value-type="float">
            <text:p>101</text:p>
          </table:table-cell>
          <table:table-cell table:formula="of:=[.D76]+IF([.$A76]&gt;=[.E$2];INDEX([.E$3:.E76];[.$A76]-[.E$2]+1;1);0)" office:value-type="float" office:value="428" calcext:value-type="float">
            <text:p>428</text:p>
          </table:table-cell>
          <table:table-cell table:formula="of:=[.E76]+IF([.$A76]&gt;=[.F$2];INDEX([.F$3:.F76];[.$A76]-[.F$2]+1;1);0)" office:value-type="float" office:value="1019" calcext:value-type="float">
            <text:p>1019</text:p>
          </table:table-cell>
          <table:table-cell table:formula="of:=[.F76]+IF([.$A76]&gt;=[.G$2];INDEX([.G$3:.G76];[.$A76]-[.G$2]+1;1);0)" office:value-type="float" office:value="1912" calcext:value-type="float">
            <text:p>1912</text:p>
          </table:table-cell>
          <table:table-cell table:formula="of:=[.G76]+IF([.$A76]&gt;=[.H$2];INDEX([.H$3:.H76];[.$A76]-[.H$2]+1;1);0)" office:value-type="float" office:value="2823" calcext:value-type="float">
            <text:p>2823</text:p>
          </table:table-cell>
          <table:table-cell table:formula="of:=[.H76]+IF([.$A76]&gt;=[.I$2];INDEX([.I$3:.I76];[.$A76]-[.I$2]+1;1);0)" office:value-type="float" office:value="3773" calcext:value-type="float">
            <text:p>3773</text:p>
          </table:table-cell>
          <table:table-cell table:formula="of:=[.I76]+IF([.$A76]&gt;=[.J$2];INDEX([.J$3:.J76];[.$A76]-[.J$2]+1;1);0)" office:value-type="float" office:value="4522" calcext:value-type="float">
            <text:p>4522</text:p>
          </table:table-cell>
          <table:table-cell table:formula="of:=[.J76]+IF([.$A76]&gt;=[.K$2];INDEX([.K$3:.K76];[.$A76]-[.K$2]+1;1);0)" office:value-type="float" office:value="4965" calcext:value-type="float">
            <text:p>4965</text:p>
          </table:table-cell>
          <table:table-cell table:formula="of:=[.K76]+IF([.$A76]&gt;=[.L$2];INDEX([.L$3:.L76];[.$A76]-[.L$2]+1;1);0)" office:value-type="float" office:value="5335" calcext:value-type="float">
            <text:p>5335</text:p>
          </table:table-cell>
          <table:table-cell table:formula="of:=[.L76]+IF([.$A76]&gt;=[.M$2];INDEX([.M$3:.M76];[.$A76]-[.M$2]+1;1);0)" office:value-type="float" office:value="5532" calcext:value-type="float">
            <text:p>5532</text:p>
          </table:table-cell>
          <table:table-cell table:formula="of:=[.M76]+IF([.$A76]&gt;=[.N$2];INDEX([.N$3:.N76];[.$A76]-[.N$2]+1;1);0)" office:value-type="float" office:value="5656" calcext:value-type="float">
            <text:p>5656</text:p>
          </table:table-cell>
          <table:table-cell table:formula="of:=[.N76]+IF([.$A76]&gt;=[.O$2];INDEX([.O$3:.O76];[.$A76]-[.O$2]+1;1);0)" office:value-type="float" office:value="5754" calcext:value-type="float">
            <text:p>5754</text:p>
          </table:table-cell>
          <table:table-cell table:formula="of:=[.O76]+IF([.$A76]&gt;=[.P$2];INDEX([.P$3:.P76];[.$A76]-[.P$2]+1;1);0)" office:value-type="float" office:value="5814" calcext:value-type="float">
            <text:p>5814</text:p>
          </table:table-cell>
          <table:table-cell table:formula="of:=[.P76]+IF([.$A76]&gt;=[.Q$2];INDEX([.Q$3:.Q76];[.$A76]-[.Q$2]+1;1);0)" office:value-type="float" office:value="5840" calcext:value-type="float">
            <text:p>5840</text:p>
          </table:table-cell>
          <table:table-cell table:formula="of:=[.Q76]+IF([.$A76]&gt;=[.R$2];INDEX([.R$3:.R76];[.$A76]-[.R$2]+1;1);0)" office:value-type="float" office:value="5850" calcext:value-type="float">
            <text:p>5850</text:p>
          </table:table-cell>
          <table:table-cell table:formula="of:=[.R76]+IF([.$A76]&gt;=[.S$2];INDEX([.S$3:.S76];[.$A76]-[.S$2]+1;1);0)" office:value-type="float" office:value="5857" calcext:value-type="float">
            <text:p>5857</text:p>
          </table:table-cell>
          <table:table-cell table:formula="of:=[.S76]+IF([.$A76]&gt;=[.T$2];INDEX([.T$3:.T76];[.$A76]-[.T$2]+1;1);0)" office:value-type="float" office:value="5859" calcext:value-type="float">
            <text:p>5859</text:p>
          </table:table-cell>
          <table:table-cell table:formula="of:=[.T76]+IF([.$A76]&gt;=[.U$2];INDEX([.U$3:.U76];[.$A76]-[.U$2]+1;1);0)" office:value-type="float" office:value="5860" calcext:value-type="float">
            <text:p>5860</text:p>
          </table:table-cell>
          <table:table-cell table:formula="of:=[.U76]+IF([.$A76]&gt;=[.V$2];INDEX([.V$3:.V76];[.$A76]-[.V$2]+1;1);0)" office:value-type="float" office:value="5861" calcext:value-type="float">
            <text:p>5861</text:p>
          </table:table-cell>
          <table:table-cell table:formula="of:=[.V76]+IF([.$A76]&gt;=[.W$2];INDEX([.W$3:.W76];[.$A76]-[.W$2]+1;1);0)" office:value-type="float" office:value="5861" calcext:value-type="float">
            <text:p>5861</text:p>
          </table:table-cell>
          <table:table-cell table:formula="of:=[.W76]+IF([.$A76]&gt;=[.X$2];INDEX([.X$3:.X76];[.$A76]-[.X$2]+1;1);0)" office:value-type="float" office:value="5861" calcext:value-type="float">
            <text:p>5861</text:p>
          </table:table-cell>
          <table:table-cell table:formula="of:=[.X76]+IF([.$A76]&gt;=[.Y$2];INDEX([.Y$3:.Y76];[.$A76]-[.Y$2]+1;1);0)" office:value-type="float" office:value="5861" calcext:value-type="float">
            <text:p>5861</text:p>
          </table:table-cell>
          <table:table-cell table:formula="of:=[.Y76]+IF([.$A76]&gt;=[.Z$2];INDEX([.Z$3:.Z76];[.$A76]-[.Z$2]+1;1);0)" office:value-type="float" office:value="5861" calcext:value-type="float">
            <text:p>5861</text:p>
          </table:table-cell>
          <table:table-cell table:formula="of:=[.Z76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" office:value-type="float" office:value="1" calcext:value-type="float">
            <text:p>1</text:p>
          </table:table-cell>
          <table:table-cell table:formula="of:=[.B77]+IF([.$A77]&gt;=[.C$2];INDEX([.C$3:.C77];[.$A77]-[.C$2]+1;1);0)" office:value-type="float" office:value="13" calcext:value-type="float">
            <text:p>13</text:p>
          </table:table-cell>
          <table:table-cell table:formula="of:=[.C77]+IF([.$A77]&gt;=[.D$2];INDEX([.D$3:.D77];[.$A77]-[.D$2]+1;1);0)" office:value-type="float" office:value="104" calcext:value-type="float">
            <text:p>104</text:p>
          </table:table-cell>
          <table:table-cell table:formula="of:=[.D77]+IF([.$A77]&gt;=[.E$2];INDEX([.E$3:.E77];[.$A77]-[.E$2]+1;1);0)" office:value-type="float" office:value="444" calcext:value-type="float">
            <text:p>444</text:p>
          </table:table-cell>
          <table:table-cell table:formula="of:=[.E77]+IF([.$A77]&gt;=[.F$2];INDEX([.F$3:.F77];[.$A77]-[.F$2]+1;1);0)" office:value-type="float" office:value="1067" calcext:value-type="float">
            <text:p>1067</text:p>
          </table:table-cell>
          <table:table-cell table:formula="of:=[.F77]+IF([.$A77]&gt;=[.G$2];INDEX([.G$3:.G77];[.$A77]-[.G$2]+1;1);0)" office:value-type="float" office:value="2018" calcext:value-type="float">
            <text:p>2018</text:p>
          </table:table-cell>
          <table:table-cell table:formula="of:=[.G77]+IF([.$A77]&gt;=[.H$2];INDEX([.H$3:.H77];[.$A77]-[.H$2]+1;1);0)" office:value-type="float" office:value="2998" calcext:value-type="float">
            <text:p>2998</text:p>
          </table:table-cell>
          <table:table-cell table:formula="of:=[.H77]+IF([.$A77]&gt;=[.I$2];INDEX([.I$3:.I77];[.$A77]-[.I$2]+1;1);0)" office:value-type="float" office:value="4027" calcext:value-type="float">
            <text:p>4027</text:p>
          </table:table-cell>
          <table:table-cell table:formula="of:=[.I77]+IF([.$A77]&gt;=[.J$2];INDEX([.J$3:.J77];[.$A77]-[.J$2]+1;1);0)" office:value-type="float" office:value="4846" calcext:value-type="float">
            <text:p>4846</text:p>
          </table:table-cell>
          <table:table-cell table:formula="of:=[.J77]+IF([.$A77]&gt;=[.K$2];INDEX([.K$3:.K77];[.$A77]-[.K$2]+1;1);0)" office:value-type="float" office:value="5335" calcext:value-type="float">
            <text:p>5335</text:p>
          </table:table-cell>
          <table:table-cell table:formula="of:=[.K77]+IF([.$A77]&gt;=[.L$2];INDEX([.L$3:.L77];[.$A77]-[.L$2]+1;1);0)" office:value-type="float" office:value="5744" calcext:value-type="float">
            <text:p>5744</text:p>
          </table:table-cell>
          <table:table-cell table:formula="of:=[.L77]+IF([.$A77]&gt;=[.M$2];INDEX([.M$3:.M77];[.$A77]-[.M$2]+1;1);0)" office:value-type="float" office:value="5963" calcext:value-type="float">
            <text:p>5963</text:p>
          </table:table-cell>
          <table:table-cell table:formula="of:=[.M77]+IF([.$A77]&gt;=[.N$2];INDEX([.N$3:.N77];[.$A77]-[.N$2]+1;1);0)" office:value-type="float" office:value="6103" calcext:value-type="float">
            <text:p>6103</text:p>
          </table:table-cell>
          <table:table-cell table:formula="of:=[.N77]+IF([.$A77]&gt;=[.O$2];INDEX([.O$3:.O77];[.$A77]-[.O$2]+1;1);0)" office:value-type="float" office:value="6214" calcext:value-type="float">
            <text:p>6214</text:p>
          </table:table-cell>
          <table:table-cell table:formula="of:=[.O77]+IF([.$A77]&gt;=[.P$2];INDEX([.P$3:.P77];[.$A77]-[.P$2]+1;1);0)" office:value-type="float" office:value="6281" calcext:value-type="float">
            <text:p>6281</text:p>
          </table:table-cell>
          <table:table-cell table:formula="of:=[.P77]+IF([.$A77]&gt;=[.Q$2];INDEX([.Q$3:.Q77];[.$A77]-[.Q$2]+1;1);0)" office:value-type="float" office:value="6311" calcext:value-type="float">
            <text:p>6311</text:p>
          </table:table-cell>
          <table:table-cell table:formula="of:=[.Q77]+IF([.$A77]&gt;=[.R$2];INDEX([.R$3:.R77];[.$A77]-[.R$2]+1;1);0)" office:value-type="float" office:value="6323" calcext:value-type="float">
            <text:p>6323</text:p>
          </table:table-cell>
          <table:table-cell table:formula="of:=[.R77]+IF([.$A77]&gt;=[.S$2];INDEX([.S$3:.S77];[.$A77]-[.S$2]+1;1);0)" office:value-type="float" office:value="6332" calcext:value-type="float">
            <text:p>6332</text:p>
          </table:table-cell>
          <table:table-cell table:formula="of:=[.S77]+IF([.$A77]&gt;=[.T$2];INDEX([.T$3:.T77];[.$A77]-[.T$2]+1;1);0)" office:value-type="float" office:value="6335" calcext:value-type="float">
            <text:p>6335</text:p>
          </table:table-cell>
          <table:table-cell table:formula="of:=[.T77]+IF([.$A77]&gt;=[.U$2];INDEX([.U$3:.U77];[.$A77]-[.U$2]+1;1);0)" office:value-type="float" office:value="6336" calcext:value-type="float">
            <text:p>6336</text:p>
          </table:table-cell>
          <table:table-cell table:formula="of:=[.U77]+IF([.$A77]&gt;=[.V$2];INDEX([.V$3:.V77];[.$A77]-[.V$2]+1;1);0)" office:value-type="float" office:value="6336" calcext:value-type="float">
            <text:p>6336</text:p>
          </table:table-cell>
          <table:table-cell table:formula="of:=[.V77]+IF([.$A77]&gt;=[.W$2];INDEX([.W$3:.W77];[.$A77]-[.W$2]+1;1);0)" office:value-type="float" office:value="6336" calcext:value-type="float">
            <text:p>6336</text:p>
          </table:table-cell>
          <table:table-cell table:formula="of:=[.W77]+IF([.$A77]&gt;=[.X$2];INDEX([.X$3:.X77];[.$A77]-[.X$2]+1;1);0)" office:value-type="float" office:value="6336" calcext:value-type="float">
            <text:p>6336</text:p>
          </table:table-cell>
          <table:table-cell table:formula="of:=[.X77]+IF([.$A77]&gt;=[.Y$2];INDEX([.Y$3:.Y77];[.$A77]-[.Y$2]+1;1);0)" office:value-type="float" office:value="6336" calcext:value-type="float">
            <text:p>6336</text:p>
          </table:table-cell>
          <table:table-cell table:formula="of:=[.Y77]+IF([.$A77]&gt;=[.Z$2];INDEX([.Z$3:.Z77];[.$A77]-[.Z$2]+1;1);0)" office:value-type="float" office:value="6336" calcext:value-type="float">
            <text:p>6336</text:p>
          </table:table-cell>
          <table:table-cell table:formula="of:=[.Z77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" office:value-type="float" office:value="0" calcext:value-type="float">
            <text:p>0</text:p>
          </table:table-cell>
          <table:table-cell table:formula="of:=[.B78]+IF([.$A78]&gt;=[.C$2];INDEX([.C$3:.C78];[.$A78]-[.C$2]+1;1);0)" office:value-type="float" office:value="13" calcext:value-type="float">
            <text:p>13</text:p>
          </table:table-cell>
          <table:table-cell table:formula="of:=[.C78]+IF([.$A78]&gt;=[.D$2];INDEX([.D$3:.D78];[.$A78]-[.D$2]+1;1);0)" office:value-type="float" office:value="107" calcext:value-type="float">
            <text:p>107</text:p>
          </table:table-cell>
          <table:table-cell table:formula="of:=[.D78]+IF([.$A78]&gt;=[.E$2];INDEX([.E$3:.E78];[.$A78]-[.E$2]+1;1);0)" office:value-type="float" office:value="461" calcext:value-type="float">
            <text:p>461</text:p>
          </table:table-cell>
          <table:table-cell table:formula="of:=[.E78]+IF([.$A78]&gt;=[.F$2];INDEX([.F$3:.F78];[.$A78]-[.F$2]+1;1);0)" office:value-type="float" office:value="1117" calcext:value-type="float">
            <text:p>1117</text:p>
          </table:table-cell>
          <table:table-cell table:formula="of:=[.F78]+IF([.$A78]&gt;=[.G$2];INDEX([.G$3:.G78];[.$A78]-[.G$2]+1;1);0)" office:value-type="float" office:value="2129" calcext:value-type="float">
            <text:p>2129</text:p>
          </table:table-cell>
          <table:table-cell table:formula="of:=[.G78]+IF([.$A78]&gt;=[.H$2];INDEX([.H$3:.H78];[.$A78]-[.H$2]+1;1);0)" office:value-type="float" office:value="3182" calcext:value-type="float">
            <text:p>3182</text:p>
          </table:table-cell>
          <table:table-cell table:formula="of:=[.H78]+IF([.$A78]&gt;=[.I$2];INDEX([.I$3:.I78];[.$A78]-[.I$2]+1;1);0)" office:value-type="float" office:value="4296" calcext:value-type="float">
            <text:p>4296</text:p>
          </table:table-cell>
          <table:table-cell table:formula="of:=[.I78]+IF([.$A78]&gt;=[.J$2];INDEX([.J$3:.J78];[.$A78]-[.J$2]+1;1);0)" office:value-type="float" office:value="5189" calcext:value-type="float">
            <text:p>5189</text:p>
          </table:table-cell>
          <table:table-cell table:formula="of:=[.J78]+IF([.$A78]&gt;=[.K$2];INDEX([.K$3:.K78];[.$A78]-[.K$2]+1;1);0)" office:value-type="float" office:value="5727" calcext:value-type="float">
            <text:p>5727</text:p>
          </table:table-cell>
          <table:table-cell table:formula="of:=[.K78]+IF([.$A78]&gt;=[.L$2];INDEX([.L$3:.L78];[.$A78]-[.L$2]+1;1);0)" office:value-type="float" office:value="6179" calcext:value-type="float">
            <text:p>6179</text:p>
          </table:table-cell>
          <table:table-cell table:formula="of:=[.L78]+IF([.$A78]&gt;=[.M$2];INDEX([.M$3:.M78];[.$A78]-[.M$2]+1;1);0)" office:value-type="float" office:value="6423" calcext:value-type="float">
            <text:p>6423</text:p>
          </table:table-cell>
          <table:table-cell table:formula="of:=[.M78]+IF([.$A78]&gt;=[.N$2];INDEX([.N$3:.N78];[.$A78]-[.N$2]+1;1);0)" office:value-type="float" office:value="6580" calcext:value-type="float">
            <text:p>6580</text:p>
          </table:table-cell>
          <table:table-cell table:formula="of:=[.N78]+IF([.$A78]&gt;=[.O$2];INDEX([.O$3:.O78];[.$A78]-[.O$2]+1;1);0)" office:value-type="float" office:value="6704" calcext:value-type="float">
            <text:p>6704</text:p>
          </table:table-cell>
          <table:table-cell table:formula="of:=[.O78]+IF([.$A78]&gt;=[.P$2];INDEX([.P$3:.P78];[.$A78]-[.P$2]+1;1);0)" office:value-type="float" office:value="6781" calcext:value-type="float">
            <text:p>6781</text:p>
          </table:table-cell>
          <table:table-cell table:formula="of:=[.P78]+IF([.$A78]&gt;=[.Q$2];INDEX([.Q$3:.Q78];[.$A78]-[.Q$2]+1;1);0)" office:value-type="float" office:value="6816" calcext:value-type="float">
            <text:p>6816</text:p>
          </table:table-cell>
          <table:table-cell table:formula="of:=[.Q78]+IF([.$A78]&gt;=[.R$2];INDEX([.R$3:.R78];[.$A78]-[.R$2]+1;1);0)" office:value-type="float" office:value="6830" calcext:value-type="float">
            <text:p>6830</text:p>
          </table:table-cell>
          <table:table-cell table:formula="of:=[.R78]+IF([.$A78]&gt;=[.S$2];INDEX([.S$3:.S78];[.$A78]-[.S$2]+1;1);0)" office:value-type="float" office:value="6840" calcext:value-type="float">
            <text:p>6840</text:p>
          </table:table-cell>
          <table:table-cell table:formula="of:=[.S78]+IF([.$A78]&gt;=[.T$2];INDEX([.T$3:.T78];[.$A78]-[.T$2]+1;1);0)" office:value-type="float" office:value="6843" calcext:value-type="float">
            <text:p>6843</text:p>
          </table:table-cell>
          <table:table-cell table:formula="of:=[.T78]+IF([.$A78]&gt;=[.U$2];INDEX([.U$3:.U78];[.$A78]-[.U$2]+1;1);0)" office:value-type="float" office:value="6844" calcext:value-type="float">
            <text:p>6844</text:p>
          </table:table-cell>
          <table:table-cell table:formula="of:=[.U78]+IF([.$A78]&gt;=[.V$2];INDEX([.V$3:.V78];[.$A78]-[.V$2]+1;1);0)" office:value-type="float" office:value="6845" calcext:value-type="float">
            <text:p>6845</text:p>
          </table:table-cell>
          <table:table-cell table:formula="of:=[.V78]+IF([.$A78]&gt;=[.W$2];INDEX([.W$3:.W78];[.$A78]-[.W$2]+1;1);0)" office:value-type="float" office:value="6845" calcext:value-type="float">
            <text:p>6845</text:p>
          </table:table-cell>
          <table:table-cell table:formula="of:=[.W78]+IF([.$A78]&gt;=[.X$2];INDEX([.X$3:.X78];[.$A78]-[.X$2]+1;1);0)" office:value-type="float" office:value="6845" calcext:value-type="float">
            <text:p>6845</text:p>
          </table:table-cell>
          <table:table-cell table:formula="of:=[.X78]+IF([.$A78]&gt;=[.Y$2];INDEX([.Y$3:.Y78];[.$A78]-[.Y$2]+1;1);0)" office:value-type="float" office:value="6845" calcext:value-type="float">
            <text:p>6845</text:p>
          </table:table-cell>
          <table:table-cell table:formula="of:=[.Y78]+IF([.$A78]&gt;=[.Z$2];INDEX([.Z$3:.Z78];[.$A78]-[.Z$2]+1;1);0)" office:value-type="float" office:value="6845" calcext:value-type="float">
            <text:p>6845</text:p>
          </table:table-cell>
          <table:table-cell table:formula="of:=[.Z78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" office:value-type="float" office:value="1" calcext:value-type="float">
            <text:p>1</text:p>
          </table:table-cell>
          <table:table-cell table:formula="of:=[.B79]+IF([.$A79]&gt;=[.C$2];INDEX([.C$3:.C79];[.$A79]-[.C$2]+1;1);0)" office:value-type="float" office:value="13" calcext:value-type="float">
            <text:p>13</text:p>
          </table:table-cell>
          <table:table-cell table:formula="of:=[.C79]+IF([.$A79]&gt;=[.D$2];INDEX([.D$3:.D79];[.$A79]-[.D$2]+1;1);0)" office:value-type="float" office:value="109" calcext:value-type="float">
            <text:p>109</text:p>
          </table:table-cell>
          <table:table-cell table:formula="of:=[.D79]+IF([.$A79]&gt;=[.E$2];INDEX([.E$3:.E79];[.$A79]-[.E$2]+1;1);0)" office:value-type="float" office:value="477" calcext:value-type="float">
            <text:p>477</text:p>
          </table:table-cell>
          <table:table-cell table:formula="of:=[.E79]+IF([.$A79]&gt;=[.F$2];INDEX([.F$3:.F79];[.$A79]-[.F$2]+1;1);0)" office:value-type="float" office:value="1168" calcext:value-type="float">
            <text:p>1168</text:p>
          </table:table-cell>
          <table:table-cell table:formula="of:=[.F79]+IF([.$A79]&gt;=[.G$2];INDEX([.G$3:.G79];[.$A79]-[.G$2]+1;1);0)" office:value-type="float" office:value="2244" calcext:value-type="float">
            <text:p>2244</text:p>
          </table:table-cell>
          <table:table-cell table:formula="of:=[.G79]+IF([.$A79]&gt;=[.H$2];INDEX([.H$3:.H79];[.$A79]-[.H$2]+1;1);0)" office:value-type="float" office:value="3375" calcext:value-type="float">
            <text:p>3375</text:p>
          </table:table-cell>
          <table:table-cell table:formula="of:=[.H79]+IF([.$A79]&gt;=[.I$2];INDEX([.I$3:.I79];[.$A79]-[.I$2]+1;1);0)" office:value-type="float" office:value="4580" calcext:value-type="float">
            <text:p>4580</text:p>
          </table:table-cell>
          <table:table-cell table:formula="of:=[.I79]+IF([.$A79]&gt;=[.J$2];INDEX([.J$3:.J79];[.$A79]-[.J$2]+1;1);0)" office:value-type="float" office:value="5553" calcext:value-type="float">
            <text:p>5553</text:p>
          </table:table-cell>
          <table:table-cell table:formula="of:=[.J79]+IF([.$A79]&gt;=[.K$2];INDEX([.K$3:.K79];[.$A79]-[.K$2]+1;1);0)" office:value-type="float" office:value="6144" calcext:value-type="float">
            <text:p>6144</text:p>
          </table:table-cell>
          <table:table-cell table:formula="of:=[.K79]+IF([.$A79]&gt;=[.L$2];INDEX([.L$3:.L79];[.$A79]-[.L$2]+1;1);0)" office:value-type="float" office:value="6643" calcext:value-type="float">
            <text:p>6643</text:p>
          </table:table-cell>
          <table:table-cell table:formula="of:=[.L79]+IF([.$A79]&gt;=[.M$2];INDEX([.M$3:.M79];[.$A79]-[.M$2]+1;1);0)" office:value-type="float" office:value="6915" calcext:value-type="float">
            <text:p>6915</text:p>
          </table:table-cell>
          <table:table-cell table:formula="of:=[.M79]+IF([.$A79]&gt;=[.N$2];INDEX([.N$3:.N79];[.$A79]-[.N$2]+1;1);0)" office:value-type="float" office:value="7090" calcext:value-type="float">
            <text:p>7090</text:p>
          </table:table-cell>
          <table:table-cell table:formula="of:=[.N79]+IF([.$A79]&gt;=[.O$2];INDEX([.O$3:.O79];[.$A79]-[.O$2]+1;1);0)" office:value-type="float" office:value="7230" calcext:value-type="float">
            <text:p>7230</text:p>
          </table:table-cell>
          <table:table-cell table:formula="of:=[.O79]+IF([.$A79]&gt;=[.P$2];INDEX([.P$3:.P79];[.$A79]-[.P$2]+1;1);0)" office:value-type="float" office:value="7317" calcext:value-type="float">
            <text:p>7317</text:p>
          </table:table-cell>
          <table:table-cell table:formula="of:=[.P79]+IF([.$A79]&gt;=[.Q$2];INDEX([.Q$3:.Q79];[.$A79]-[.Q$2]+1;1);0)" office:value-type="float" office:value="7357" calcext:value-type="float">
            <text:p>7357</text:p>
          </table:table-cell>
          <table:table-cell table:formula="of:=[.Q79]+IF([.$A79]&gt;=[.R$2];INDEX([.R$3:.R79];[.$A79]-[.R$2]+1;1);0)" office:value-type="float" office:value="7374" calcext:value-type="float">
            <text:p>7374</text:p>
          </table:table-cell>
          <table:table-cell table:formula="of:=[.R79]+IF([.$A79]&gt;=[.S$2];INDEX([.S$3:.S79];[.$A79]-[.S$2]+1;1);0)" office:value-type="float" office:value="7386" calcext:value-type="float">
            <text:p>7386</text:p>
          </table:table-cell>
          <table:table-cell table:formula="of:=[.S79]+IF([.$A79]&gt;=[.T$2];INDEX([.T$3:.T79];[.$A79]-[.T$2]+1;1);0)" office:value-type="float" office:value="7390" calcext:value-type="float">
            <text:p>7390</text:p>
          </table:table-cell>
          <table:table-cell table:formula="of:=[.T79]+IF([.$A79]&gt;=[.U$2];INDEX([.U$3:.U79];[.$A79]-[.U$2]+1;1);0)" office:value-type="float" office:value="7392" calcext:value-type="float">
            <text:p>7392</text:p>
          </table:table-cell>
          <table:table-cell table:formula="of:=[.U79]+IF([.$A79]&gt;=[.V$2];INDEX([.V$3:.V79];[.$A79]-[.V$2]+1;1);0)" office:value-type="float" office:value="7393" calcext:value-type="float">
            <text:p>7393</text:p>
          </table:table-cell>
          <table:table-cell table:formula="of:=[.V79]+IF([.$A79]&gt;=[.W$2];INDEX([.W$3:.W79];[.$A79]-[.W$2]+1;1);0)" office:value-type="float" office:value="7393" calcext:value-type="float">
            <text:p>7393</text:p>
          </table:table-cell>
          <table:table-cell table:formula="of:=[.W79]+IF([.$A79]&gt;=[.X$2];INDEX([.X$3:.X79];[.$A79]-[.X$2]+1;1);0)" office:value-type="float" office:value="7393" calcext:value-type="float">
            <text:p>7393</text:p>
          </table:table-cell>
          <table:table-cell table:formula="of:=[.X79]+IF([.$A79]&gt;=[.Y$2];INDEX([.Y$3:.Y79];[.$A79]-[.Y$2]+1;1);0)" office:value-type="float" office:value="7393" calcext:value-type="float">
            <text:p>7393</text:p>
          </table:table-cell>
          <table:table-cell table:formula="of:=[.Y79]+IF([.$A79]&gt;=[.Z$2];INDEX([.Z$3:.Z79];[.$A79]-[.Z$2]+1;1);0)" office:value-type="float" office:value="7393" calcext:value-type="float">
            <text:p>7393</text:p>
          </table:table-cell>
          <table:table-cell table:formula="of:=[.Z79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" office:value-type="float" office:value="0" calcext:value-type="float">
            <text:p>0</text:p>
          </table:table-cell>
          <table:table-cell table:formula="of:=[.B80]+IF([.$A80]&gt;=[.C$2];INDEX([.C$3:.C80];[.$A80]-[.C$2]+1;1);0)" office:value-type="float" office:value="13" calcext:value-type="float">
            <text:p>13</text:p>
          </table:table-cell>
          <table:table-cell table:formula="of:=[.C80]+IF([.$A80]&gt;=[.D$2];INDEX([.D$3:.D80];[.$A80]-[.D$2]+1;1);0)" office:value-type="float" office:value="112" calcext:value-type="float">
            <text:p>112</text:p>
          </table:table-cell>
          <table:table-cell table:formula="of:=[.D80]+IF([.$A80]&gt;=[.E$2];INDEX([.E$3:.E80];[.$A80]-[.E$2]+1;1);0)" office:value-type="float" office:value="495" calcext:value-type="float">
            <text:p>495</text:p>
          </table:table-cell>
          <table:table-cell table:formula="of:=[.E80]+IF([.$A80]&gt;=[.F$2];INDEX([.F$3:.F80];[.$A80]-[.F$2]+1;1);0)" office:value-type="float" office:value="1222" calcext:value-type="float">
            <text:p>1222</text:p>
          </table:table-cell>
          <table:table-cell table:formula="of:=[.F80]+IF([.$A80]&gt;=[.G$2];INDEX([.G$3:.G80];[.$A80]-[.G$2]+1;1);0)" office:value-type="float" office:value="2365" calcext:value-type="float">
            <text:p>2365</text:p>
          </table:table-cell>
          <table:table-cell table:formula="of:=[.G80]+IF([.$A80]&gt;=[.H$2];INDEX([.H$3:.H80];[.$A80]-[.H$2]+1;1);0)" office:value-type="float" office:value="3578" calcext:value-type="float">
            <text:p>3578</text:p>
          </table:table-cell>
          <table:table-cell table:formula="of:=[.H80]+IF([.$A80]&gt;=[.I$2];INDEX([.I$3:.I80];[.$A80]-[.I$2]+1;1);0)" office:value-type="float" office:value="4880" calcext:value-type="float">
            <text:p>4880</text:p>
          </table:table-cell>
          <table:table-cell table:formula="of:=[.I80]+IF([.$A80]&gt;=[.J$2];INDEX([.J$3:.J80];[.$A80]-[.J$2]+1;1);0)" office:value-type="float" office:value="5939" calcext:value-type="float">
            <text:p>5939</text:p>
          </table:table-cell>
          <table:table-cell table:formula="of:=[.J80]+IF([.$A80]&gt;=[.K$2];INDEX([.K$3:.K80];[.$A80]-[.K$2]+1;1);0)" office:value-type="float" office:value="6588" calcext:value-type="float">
            <text:p>6588</text:p>
          </table:table-cell>
          <table:table-cell table:formula="of:=[.K80]+IF([.$A80]&gt;=[.L$2];INDEX([.L$3:.L80];[.$A80]-[.L$2]+1;1);0)" office:value-type="float" office:value="7138" calcext:value-type="float">
            <text:p>7138</text:p>
          </table:table-cell>
          <table:table-cell table:formula="of:=[.L80]+IF([.$A80]&gt;=[.M$2];INDEX([.M$3:.M80];[.$A80]-[.M$2]+1;1);0)" office:value-type="float" office:value="7440" calcext:value-type="float">
            <text:p>7440</text:p>
          </table:table-cell>
          <table:table-cell table:formula="of:=[.M80]+IF([.$A80]&gt;=[.N$2];INDEX([.N$3:.N80];[.$A80]-[.N$2]+1;1);0)" office:value-type="float" office:value="7637" calcext:value-type="float">
            <text:p>7637</text:p>
          </table:table-cell>
          <table:table-cell table:formula="of:=[.N80]+IF([.$A80]&gt;=[.O$2];INDEX([.O$3:.O80];[.$A80]-[.O$2]+1;1);0)" office:value-type="float" office:value="7794" calcext:value-type="float">
            <text:p>7794</text:p>
          </table:table-cell>
          <table:table-cell table:formula="of:=[.O80]+IF([.$A80]&gt;=[.P$2];INDEX([.P$3:.P80];[.$A80]-[.P$2]+1;1);0)" office:value-type="float" office:value="7892" calcext:value-type="float">
            <text:p>7892</text:p>
          </table:table-cell>
          <table:table-cell table:formula="of:=[.P80]+IF([.$A80]&gt;=[.Q$2];INDEX([.Q$3:.Q80];[.$A80]-[.Q$2]+1;1);0)" office:value-type="float" office:value="7938" calcext:value-type="float">
            <text:p>7938</text:p>
          </table:table-cell>
          <table:table-cell table:formula="of:=[.Q80]+IF([.$A80]&gt;=[.R$2];INDEX([.R$3:.R80];[.$A80]-[.R$2]+1;1);0)" office:value-type="float" office:value="7957" calcext:value-type="float">
            <text:p>7957</text:p>
          </table:table-cell>
          <table:table-cell table:formula="of:=[.R80]+IF([.$A80]&gt;=[.S$2];INDEX([.S$3:.S80];[.$A80]-[.S$2]+1;1);0)" office:value-type="float" office:value="7971" calcext:value-type="float">
            <text:p>7971</text:p>
          </table:table-cell>
          <table:table-cell table:formula="of:=[.S80]+IF([.$A80]&gt;=[.T$2];INDEX([.T$3:.T80];[.$A80]-[.T$2]+1;1);0)" office:value-type="float" office:value="7976" calcext:value-type="float">
            <text:p>7976</text:p>
          </table:table-cell>
          <table:table-cell table:formula="of:=[.T80]+IF([.$A80]&gt;=[.U$2];INDEX([.U$3:.U80];[.$A80]-[.U$2]+1;1);0)" office:value-type="float" office:value="7978" calcext:value-type="float">
            <text:p>7978</text:p>
          </table:table-cell>
          <table:table-cell table:formula="of:=[.U80]+IF([.$A80]&gt;=[.V$2];INDEX([.V$3:.V80];[.$A80]-[.V$2]+1;1);0)" office:value-type="float" office:value="7979" calcext:value-type="float">
            <text:p>7979</text:p>
          </table:table-cell>
          <table:table-cell table:formula="of:=[.V80]+IF([.$A80]&gt;=[.W$2];INDEX([.W$3:.W80];[.$A80]-[.W$2]+1;1);0)" office:value-type="float" office:value="7979" calcext:value-type="float">
            <text:p>7979</text:p>
          </table:table-cell>
          <table:table-cell table:formula="of:=[.W80]+IF([.$A80]&gt;=[.X$2];INDEX([.X$3:.X80];[.$A80]-[.X$2]+1;1);0)" office:value-type="float" office:value="7979" calcext:value-type="float">
            <text:p>7979</text:p>
          </table:table-cell>
          <table:table-cell table:formula="of:=[.X80]+IF([.$A80]&gt;=[.Y$2];INDEX([.Y$3:.Y80];[.$A80]-[.Y$2]+1;1);0)" office:value-type="float" office:value="7979" calcext:value-type="float">
            <text:p>7979</text:p>
          </table:table-cell>
          <table:table-cell table:formula="of:=[.Y80]+IF([.$A80]&gt;=[.Z$2];INDEX([.Z$3:.Z80];[.$A80]-[.Z$2]+1;1);0)" office:value-type="float" office:value="7979" calcext:value-type="float">
            <text:p>7979</text:p>
          </table:table-cell>
          <table:table-cell table:formula="of:=[.Z80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" office:value-type="float" office:value="1" calcext:value-type="float">
            <text:p>1</text:p>
          </table:table-cell>
          <table:table-cell table:formula="of:=[.B81]+IF([.$A81]&gt;=[.C$2];INDEX([.C$3:.C81];[.$A81]-[.C$2]+1;1);0)" office:value-type="float" office:value="14" calcext:value-type="float">
            <text:p>14</text:p>
          </table:table-cell>
          <table:table-cell table:formula="of:=[.C81]+IF([.$A81]&gt;=[.D$2];INDEX([.D$3:.D81];[.$A81]-[.D$2]+1;1);0)" office:value-type="float" office:value="115" calcext:value-type="float">
            <text:p>115</text:p>
          </table:table-cell>
          <table:table-cell table:formula="of:=[.D81]+IF([.$A81]&gt;=[.E$2];INDEX([.E$3:.E81];[.$A81]-[.E$2]+1;1);0)" office:value-type="float" office:value="512" calcext:value-type="float">
            <text:p>512</text:p>
          </table:table-cell>
          <table:table-cell table:formula="of:=[.E81]+IF([.$A81]&gt;=[.F$2];INDEX([.F$3:.F81];[.$A81]-[.F$2]+1;1);0)" office:value-type="float" office:value="1276" calcext:value-type="float">
            <text:p>1276</text:p>
          </table:table-cell>
          <table:table-cell table:formula="of:=[.F81]+IF([.$A81]&gt;=[.G$2];INDEX([.G$3:.G81];[.$A81]-[.G$2]+1;1);0)" office:value-type="float" office:value="2490" calcext:value-type="float">
            <text:p>2490</text:p>
          </table:table-cell>
          <table:table-cell table:formula="of:=[.G81]+IF([.$A81]&gt;=[.H$2];INDEX([.H$3:.H81];[.$A81]-[.H$2]+1;1);0)" office:value-type="float" office:value="3791" calcext:value-type="float">
            <text:p>3791</text:p>
          </table:table-cell>
          <table:table-cell table:formula="of:=[.H81]+IF([.$A81]&gt;=[.I$2];INDEX([.I$3:.I81];[.$A81]-[.I$2]+1;1);0)" office:value-type="float" office:value="5196" calcext:value-type="float">
            <text:p>5196</text:p>
          </table:table-cell>
          <table:table-cell table:formula="of:=[.I81]+IF([.$A81]&gt;=[.J$2];INDEX([.J$3:.J81];[.$A81]-[.J$2]+1;1);0)" office:value-type="float" office:value="6348" calcext:value-type="float">
            <text:p>6348</text:p>
          </table:table-cell>
          <table:table-cell table:formula="of:=[.J81]+IF([.$A81]&gt;=[.K$2];INDEX([.K$3:.K81];[.$A81]-[.K$2]+1;1);0)" office:value-type="float" office:value="7060" calcext:value-type="float">
            <text:p>7060</text:p>
          </table:table-cell>
          <table:table-cell table:formula="of:=[.K81]+IF([.$A81]&gt;=[.L$2];INDEX([.L$3:.L81];[.$A81]-[.L$2]+1;1);0)" office:value-type="float" office:value="7665" calcext:value-type="float">
            <text:p>7665</text:p>
          </table:table-cell>
          <table:table-cell table:formula="of:=[.L81]+IF([.$A81]&gt;=[.M$2];INDEX([.M$3:.M81];[.$A81]-[.M$2]+1;1);0)" office:value-type="float" office:value="8000" calcext:value-type="float">
            <text:p>8000</text:p>
          </table:table-cell>
          <table:table-cell table:formula="of:=[.M81]+IF([.$A81]&gt;=[.N$2];INDEX([.N$3:.N81];[.$A81]-[.N$2]+1;1);0)" office:value-type="float" office:value="8219" calcext:value-type="float">
            <text:p>8219</text:p>
          </table:table-cell>
          <table:table-cell table:formula="of:=[.N81]+IF([.$A81]&gt;=[.O$2];INDEX([.O$3:.O81];[.$A81]-[.O$2]+1;1);0)" office:value-type="float" office:value="8394" calcext:value-type="float">
            <text:p>8394</text:p>
          </table:table-cell>
          <table:table-cell table:formula="of:=[.O81]+IF([.$A81]&gt;=[.P$2];INDEX([.P$3:.P81];[.$A81]-[.P$2]+1;1);0)" office:value-type="float" office:value="8505" calcext:value-type="float">
            <text:p>8505</text:p>
          </table:table-cell>
          <table:table-cell table:formula="of:=[.P81]+IF([.$A81]&gt;=[.Q$2];INDEX([.Q$3:.Q81];[.$A81]-[.Q$2]+1;1);0)" office:value-type="float" office:value="8557" calcext:value-type="float">
            <text:p>8557</text:p>
          </table:table-cell>
          <table:table-cell table:formula="of:=[.Q81]+IF([.$A81]&gt;=[.R$2];INDEX([.R$3:.R81];[.$A81]-[.R$2]+1;1);0)" office:value-type="float" office:value="8580" calcext:value-type="float">
            <text:p>8580</text:p>
          </table:table-cell>
          <table:table-cell table:formula="of:=[.R81]+IF([.$A81]&gt;=[.S$2];INDEX([.S$3:.S81];[.$A81]-[.S$2]+1;1);0)" office:value-type="float" office:value="8597" calcext:value-type="float">
            <text:p>8597</text:p>
          </table:table-cell>
          <table:table-cell table:formula="of:=[.S81]+IF([.$A81]&gt;=[.T$2];INDEX([.T$3:.T81];[.$A81]-[.T$2]+1;1);0)" office:value-type="float" office:value="8603" calcext:value-type="float">
            <text:p>8603</text:p>
          </table:table-cell>
          <table:table-cell table:formula="of:=[.T81]+IF([.$A81]&gt;=[.U$2];INDEX([.U$3:.U81];[.$A81]-[.U$2]+1;1);0)" office:value-type="float" office:value="8606" calcext:value-type="float">
            <text:p>8606</text:p>
          </table:table-cell>
          <table:table-cell table:formula="of:=[.U81]+IF([.$A81]&gt;=[.V$2];INDEX([.V$3:.V81];[.$A81]-[.V$2]+1;1);0)" office:value-type="float" office:value="8608" calcext:value-type="float">
            <text:p>8608</text:p>
          </table:table-cell>
          <table:table-cell table:formula="of:=[.V81]+IF([.$A81]&gt;=[.W$2];INDEX([.W$3:.W81];[.$A81]-[.W$2]+1;1);0)" office:value-type="float" office:value="8608" calcext:value-type="float">
            <text:p>8608</text:p>
          </table:table-cell>
          <table:table-cell table:formula="of:=[.W81]+IF([.$A81]&gt;=[.X$2];INDEX([.X$3:.X81];[.$A81]-[.X$2]+1;1);0)" office:value-type="float" office:value="8608" calcext:value-type="float">
            <text:p>8608</text:p>
          </table:table-cell>
          <table:table-cell table:formula="of:=[.X81]+IF([.$A81]&gt;=[.Y$2];INDEX([.Y$3:.Y81];[.$A81]-[.Y$2]+1;1);0)" office:value-type="float" office:value="8608" calcext:value-type="float">
            <text:p>8608</text:p>
          </table:table-cell>
          <table:table-cell table:formula="of:=[.Y81]+IF([.$A81]&gt;=[.Z$2];INDEX([.Z$3:.Z81];[.$A81]-[.Z$2]+1;1);0)" office:value-type="float" office:value="8608" calcext:value-type="float">
            <text:p>8608</text:p>
          </table:table-cell>
          <table:table-cell table:formula="of:=[.Z81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" office:value-type="float" office:value="0" calcext:value-type="float">
            <text:p>0</text:p>
          </table:table-cell>
          <table:table-cell table:formula="of:=[.B82]+IF([.$A82]&gt;=[.C$2];INDEX([.C$3:.C82];[.$A82]-[.C$2]+1;1);0)" office:value-type="float" office:value="13" calcext:value-type="float">
            <text:p>13</text:p>
          </table:table-cell>
          <table:table-cell table:formula="of:=[.C82]+IF([.$A82]&gt;=[.D$2];INDEX([.D$3:.D82];[.$A82]-[.D$2]+1;1);0)" office:value-type="float" office:value="117" calcext:value-type="float">
            <text:p>117</text:p>
          </table:table-cell>
          <table:table-cell table:formula="of:=[.D82]+IF([.$A82]&gt;=[.E$2];INDEX([.E$3:.E82];[.$A82]-[.E$2]+1;1);0)" office:value-type="float" office:value="530" calcext:value-type="float">
            <text:p>530</text:p>
          </table:table-cell>
          <table:table-cell table:formula="of:=[.E82]+IF([.$A82]&gt;=[.F$2];INDEX([.F$3:.F82];[.$A82]-[.F$2]+1;1);0)" office:value-type="float" office:value="1333" calcext:value-type="float">
            <text:p>1333</text:p>
          </table:table-cell>
          <table:table-cell table:formula="of:=[.F82]+IF([.$A82]&gt;=[.G$2];INDEX([.G$3:.G82];[.$A82]-[.G$2]+1;1);0)" office:value-type="float" office:value="2621" calcext:value-type="float">
            <text:p>2621</text:p>
          </table:table-cell>
          <table:table-cell table:formula="of:=[.G82]+IF([.$A82]&gt;=[.H$2];INDEX([.H$3:.H82];[.$A82]-[.H$2]+1;1);0)" office:value-type="float" office:value="4014" calcext:value-type="float">
            <text:p>4014</text:p>
          </table:table-cell>
          <table:table-cell table:formula="of:=[.H82]+IF([.$A82]&gt;=[.I$2];INDEX([.I$3:.I82];[.$A82]-[.I$2]+1;1);0)" office:value-type="float" office:value="5530" calcext:value-type="float">
            <text:p>5530</text:p>
          </table:table-cell>
          <table:table-cell table:formula="of:=[.I82]+IF([.$A82]&gt;=[.J$2];INDEX([.J$3:.J82];[.$A82]-[.J$2]+1;1);0)" office:value-type="float" office:value="6782" calcext:value-type="float">
            <text:p>6782</text:p>
          </table:table-cell>
          <table:table-cell table:formula="of:=[.J82]+IF([.$A82]&gt;=[.K$2];INDEX([.K$3:.K82];[.$A82]-[.K$2]+1;1);0)" office:value-type="float" office:value="7561" calcext:value-type="float">
            <text:p>7561</text:p>
          </table:table-cell>
          <table:table-cell table:formula="of:=[.K82]+IF([.$A82]&gt;=[.L$2];INDEX([.L$3:.L82];[.$A82]-[.L$2]+1;1);0)" office:value-type="float" office:value="8227" calcext:value-type="float">
            <text:p>8227</text:p>
          </table:table-cell>
          <table:table-cell table:formula="of:=[.L82]+IF([.$A82]&gt;=[.M$2];INDEX([.M$3:.M82];[.$A82]-[.M$2]+1;1);0)" office:value-type="float" office:value="8599" calcext:value-type="float">
            <text:p>8599</text:p>
          </table:table-cell>
          <table:table-cell table:formula="of:=[.M82]+IF([.$A82]&gt;=[.N$2];INDEX([.N$3:.N82];[.$A82]-[.N$2]+1;1);0)" office:value-type="float" office:value="8843" calcext:value-type="float">
            <text:p>8843</text:p>
          </table:table-cell>
          <table:table-cell table:formula="of:=[.N82]+IF([.$A82]&gt;=[.O$2];INDEX([.O$3:.O82];[.$A82]-[.O$2]+1;1);0)" office:value-type="float" office:value="9040" calcext:value-type="float">
            <text:p>9040</text:p>
          </table:table-cell>
          <table:table-cell table:formula="of:=[.O82]+IF([.$A82]&gt;=[.P$2];INDEX([.P$3:.P82];[.$A82]-[.P$2]+1;1);0)" office:value-type="float" office:value="9164" calcext:value-type="float">
            <text:p>9164</text:p>
          </table:table-cell>
          <table:table-cell table:formula="of:=[.P82]+IF([.$A82]&gt;=[.Q$2];INDEX([.Q$3:.Q82];[.$A82]-[.Q$2]+1;1);0)" office:value-type="float" office:value="9224" calcext:value-type="float">
            <text:p>9224</text:p>
          </table:table-cell>
          <table:table-cell table:formula="of:=[.Q82]+IF([.$A82]&gt;=[.R$2];INDEX([.R$3:.R82];[.$A82]-[.R$2]+1;1);0)" office:value-type="float" office:value="9250" calcext:value-type="float">
            <text:p>9250</text:p>
          </table:table-cell>
          <table:table-cell table:formula="of:=[.R82]+IF([.$A82]&gt;=[.S$2];INDEX([.S$3:.S82];[.$A82]-[.S$2]+1;1);0)" office:value-type="float" office:value="9269" calcext:value-type="float">
            <text:p>9269</text:p>
          </table:table-cell>
          <table:table-cell table:formula="of:=[.S82]+IF([.$A82]&gt;=[.T$2];INDEX([.T$3:.T82];[.$A82]-[.T$2]+1;1);0)" office:value-type="float" office:value="9276" calcext:value-type="float">
            <text:p>9276</text:p>
          </table:table-cell>
          <table:table-cell table:formula="of:=[.T82]+IF([.$A82]&gt;=[.U$2];INDEX([.U$3:.U82];[.$A82]-[.U$2]+1;1);0)" office:value-type="float" office:value="9279" calcext:value-type="float">
            <text:p>9279</text:p>
          </table:table-cell>
          <table:table-cell table:formula="of:=[.U82]+IF([.$A82]&gt;=[.V$2];INDEX([.V$3:.V82];[.$A82]-[.V$2]+1;1);0)" office:value-type="float" office:value="9281" calcext:value-type="float">
            <text:p>9281</text:p>
          </table:table-cell>
          <table:table-cell table:formula="of:=[.V82]+IF([.$A82]&gt;=[.W$2];INDEX([.W$3:.W82];[.$A82]-[.W$2]+1;1);0)" office:value-type="float" office:value="9282" calcext:value-type="float">
            <text:p>9282</text:p>
          </table:table-cell>
          <table:table-cell table:formula="of:=[.W82]+IF([.$A82]&gt;=[.X$2];INDEX([.X$3:.X82];[.$A82]-[.X$2]+1;1);0)" office:value-type="float" office:value="9282" calcext:value-type="float">
            <text:p>9282</text:p>
          </table:table-cell>
          <table:table-cell table:formula="of:=[.X82]+IF([.$A82]&gt;=[.Y$2];INDEX([.Y$3:.Y82];[.$A82]-[.Y$2]+1;1);0)" office:value-type="float" office:value="9282" calcext:value-type="float">
            <text:p>9282</text:p>
          </table:table-cell>
          <table:table-cell table:formula="of:=[.Y82]+IF([.$A82]&gt;=[.Z$2];INDEX([.Z$3:.Z82];[.$A82]-[.Z$2]+1;1);0)" office:value-type="float" office:value="9282" calcext:value-type="float">
            <text:p>9282</text:p>
          </table:table-cell>
          <table:table-cell table:formula="of:=[.Z82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" office:value-type="float" office:value="1" calcext:value-type="float">
            <text:p>1</text:p>
          </table:table-cell>
          <table:table-cell table:formula="of:=[.B83]+IF([.$A83]&gt;=[.C$2];INDEX([.C$3:.C83];[.$A83]-[.C$2]+1;1);0)" office:value-type="float" office:value="14" calcext:value-type="float">
            <text:p>14</text:p>
          </table:table-cell>
          <table:table-cell table:formula="of:=[.C83]+IF([.$A83]&gt;=[.D$2];INDEX([.D$3:.D83];[.$A83]-[.D$2]+1;1);0)" office:value-type="float" office:value="121" calcext:value-type="float">
            <text:p>121</text:p>
          </table:table-cell>
          <table:table-cell table:formula="of:=[.D83]+IF([.$A83]&gt;=[.E$2];INDEX([.E$3:.E83];[.$A83]-[.E$2]+1;1);0)" office:value-type="float" office:value="549" calcext:value-type="float">
            <text:p>549</text:p>
          </table:table-cell>
          <table:table-cell table:formula="of:=[.E83]+IF([.$A83]&gt;=[.F$2];INDEX([.F$3:.F83];[.$A83]-[.F$2]+1;1);0)" office:value-type="float" office:value="1392" calcext:value-type="float">
            <text:p>1392</text:p>
          </table:table-cell>
          <table:table-cell table:formula="of:=[.F83]+IF([.$A83]&gt;=[.G$2];INDEX([.G$3:.G83];[.$A83]-[.G$2]+1;1);0)" office:value-type="float" office:value="2757" calcext:value-type="float">
            <text:p>2757</text:p>
          </table:table-cell>
          <table:table-cell table:formula="of:=[.G83]+IF([.$A83]&gt;=[.H$2];INDEX([.H$3:.H83];[.$A83]-[.H$2]+1;1);0)" office:value-type="float" office:value="4248" calcext:value-type="float">
            <text:p>4248</text:p>
          </table:table-cell>
          <table:table-cell table:formula="of:=[.H83]+IF([.$A83]&gt;=[.I$2];INDEX([.I$3:.I83];[.$A83]-[.I$2]+1;1);0)" office:value-type="float" office:value="5881" calcext:value-type="float">
            <text:p>5881</text:p>
          </table:table-cell>
          <table:table-cell table:formula="of:=[.I83]+IF([.$A83]&gt;=[.J$2];INDEX([.J$3:.J83];[.$A83]-[.J$2]+1;1);0)" office:value-type="float" office:value="7240" calcext:value-type="float">
            <text:p>7240</text:p>
          </table:table-cell>
          <table:table-cell table:formula="of:=[.J83]+IF([.$A83]&gt;=[.K$2];INDEX([.K$3:.K83];[.$A83]-[.K$2]+1;1);0)" office:value-type="float" office:value="8094" calcext:value-type="float">
            <text:p>8094</text:p>
          </table:table-cell>
          <table:table-cell table:formula="of:=[.K83]+IF([.$A83]&gt;=[.L$2];INDEX([.L$3:.L83];[.$A83]-[.L$2]+1;1);0)" office:value-type="float" office:value="8825" calcext:value-type="float">
            <text:p>8825</text:p>
          </table:table-cell>
          <table:table-cell table:formula="of:=[.L83]+IF([.$A83]&gt;=[.M$2];INDEX([.M$3:.M83];[.$A83]-[.M$2]+1;1);0)" office:value-type="float" office:value="9236" calcext:value-type="float">
            <text:p>9236</text:p>
          </table:table-cell>
          <table:table-cell table:formula="of:=[.M83]+IF([.$A83]&gt;=[.N$2];INDEX([.N$3:.N83];[.$A83]-[.N$2]+1;1);0)" office:value-type="float" office:value="9508" calcext:value-type="float">
            <text:p>9508</text:p>
          </table:table-cell>
          <table:table-cell table:formula="of:=[.N83]+IF([.$A83]&gt;=[.O$2];INDEX([.O$3:.O83];[.$A83]-[.O$2]+1;1);0)" office:value-type="float" office:value="9727" calcext:value-type="float">
            <text:p>9727</text:p>
          </table:table-cell>
          <table:table-cell table:formula="of:=[.O83]+IF([.$A83]&gt;=[.P$2];INDEX([.P$3:.P83];[.$A83]-[.P$2]+1;1);0)" office:value-type="float" office:value="9867" calcext:value-type="float">
            <text:p>9867</text:p>
          </table:table-cell>
          <table:table-cell table:formula="of:=[.P83]+IF([.$A83]&gt;=[.Q$2];INDEX([.Q$3:.Q83];[.$A83]-[.Q$2]+1;1);0)" office:value-type="float" office:value="9934" calcext:value-type="float">
            <text:p>9934</text:p>
          </table:table-cell>
          <table:table-cell table:formula="of:=[.Q83]+IF([.$A83]&gt;=[.R$2];INDEX([.R$3:.R83];[.$A83]-[.R$2]+1;1);0)" office:value-type="float" office:value="9964" calcext:value-type="float">
            <text:p>9964</text:p>
          </table:table-cell>
          <table:table-cell table:formula="of:=[.R83]+IF([.$A83]&gt;=[.S$2];INDEX([.S$3:.S83];[.$A83]-[.S$2]+1;1);0)" office:value-type="float" office:value="9987" calcext:value-type="float">
            <text:p>9987</text:p>
          </table:table-cell>
          <table:table-cell table:formula="of:=[.S83]+IF([.$A83]&gt;=[.T$2];INDEX([.T$3:.T83];[.$A83]-[.T$2]+1;1);0)" office:value-type="float" office:value="9996" calcext:value-type="float">
            <text:p>9996</text:p>
          </table:table-cell>
          <table:table-cell table:formula="of:=[.T83]+IF([.$A83]&gt;=[.U$2];INDEX([.U$3:.U83];[.$A83]-[.U$2]+1;1);0)" office:value-type="float" office:value="10000" calcext:value-type="float">
            <text:p>10000</text:p>
          </table:table-cell>
          <table:table-cell table:formula="of:=[.U83]+IF([.$A83]&gt;=[.V$2];INDEX([.V$3:.V83];[.$A83]-[.V$2]+1;1);0)" office:value-type="float" office:value="10003" calcext:value-type="float">
            <text:p>10003</text:p>
          </table:table-cell>
          <table:table-cell table:formula="of:=[.V83]+IF([.$A83]&gt;=[.W$2];INDEX([.W$3:.W83];[.$A83]-[.W$2]+1;1);0)" office:value-type="float" office:value="10003" calcext:value-type="float">
            <text:p>10003</text:p>
          </table:table-cell>
          <table:table-cell table:formula="of:=[.W83]+IF([.$A83]&gt;=[.X$2];INDEX([.X$3:.X83];[.$A83]-[.X$2]+1;1);0)" office:value-type="float" office:value="10003" calcext:value-type="float">
            <text:p>10003</text:p>
          </table:table-cell>
          <table:table-cell table:formula="of:=[.X83]+IF([.$A83]&gt;=[.Y$2];INDEX([.Y$3:.Y83];[.$A83]-[.Y$2]+1;1);0)" office:value-type="float" office:value="10003" calcext:value-type="float">
            <text:p>10003</text:p>
          </table:table-cell>
          <table:table-cell table:formula="of:=[.Y83]+IF([.$A83]&gt;=[.Z$2];INDEX([.Z$3:.Z83];[.$A83]-[.Z$2]+1;1);0)" office:value-type="float" office:value="10003" calcext:value-type="float">
            <text:p>10003</text:p>
          </table:table-cell>
          <table:table-cell table:formula="of:=[.Z83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" office:value-type="float" office:value="0" calcext:value-type="float">
            <text:p>0</text:p>
          </table:table-cell>
          <table:table-cell table:formula="of:=[.B84]+IF([.$A84]&gt;=[.C$2];INDEX([.C$3:.C84];[.$A84]-[.C$2]+1;1);0)" office:value-type="float" office:value="14" calcext:value-type="float">
            <text:p>14</text:p>
          </table:table-cell>
          <table:table-cell table:formula="of:=[.C84]+IF([.$A84]&gt;=[.D$2];INDEX([.D$3:.D84];[.$A84]-[.D$2]+1;1);0)" office:value-type="float" office:value="123" calcext:value-type="float">
            <text:p>123</text:p>
          </table:table-cell>
          <table:table-cell table:formula="of:=[.D84]+IF([.$A84]&gt;=[.E$2];INDEX([.E$3:.E84];[.$A84]-[.E$2]+1;1);0)" office:value-type="float" office:value="567" calcext:value-type="float">
            <text:p>567</text:p>
          </table:table-cell>
          <table:table-cell table:formula="of:=[.E84]+IF([.$A84]&gt;=[.F$2];INDEX([.F$3:.F84];[.$A84]-[.F$2]+1;1);0)" office:value-type="float" office:value="1452" calcext:value-type="float">
            <text:p>1452</text:p>
          </table:table-cell>
          <table:table-cell table:formula="of:=[.F84]+IF([.$A84]&gt;=[.G$2];INDEX([.G$3:.G84];[.$A84]-[.G$2]+1;1);0)" office:value-type="float" office:value="2899" calcext:value-type="float">
            <text:p>2899</text:p>
          </table:table-cell>
          <table:table-cell table:formula="of:=[.G84]+IF([.$A84]&gt;=[.H$2];INDEX([.H$3:.H84];[.$A84]-[.H$2]+1;1);0)" office:value-type="float" office:value="4493" calcext:value-type="float">
            <text:p>4493</text:p>
          </table:table-cell>
          <table:table-cell table:formula="of:=[.H84]+IF([.$A84]&gt;=[.I$2];INDEX([.I$3:.I84];[.$A84]-[.I$2]+1;1);0)" office:value-type="float" office:value="6252" calcext:value-type="float">
            <text:p>6252</text:p>
          </table:table-cell>
          <table:table-cell table:formula="of:=[.I84]+IF([.$A84]&gt;=[.J$2];INDEX([.J$3:.J84];[.$A84]-[.J$2]+1;1);0)" office:value-type="float" office:value="7726" calcext:value-type="float">
            <text:p>7726</text:p>
          </table:table-cell>
          <table:table-cell table:formula="of:=[.J84]+IF([.$A84]&gt;=[.K$2];INDEX([.K$3:.K84];[.$A84]-[.K$2]+1;1);0)" office:value-type="float" office:value="8659" calcext:value-type="float">
            <text:p>8659</text:p>
          </table:table-cell>
          <table:table-cell table:formula="of:=[.K84]+IF([.$A84]&gt;=[.L$2];INDEX([.L$3:.L84];[.$A84]-[.L$2]+1;1);0)" office:value-type="float" office:value="9461" calcext:value-type="float">
            <text:p>9461</text:p>
          </table:table-cell>
          <table:table-cell table:formula="of:=[.L84]+IF([.$A84]&gt;=[.M$2];INDEX([.M$3:.M84];[.$A84]-[.M$2]+1;1);0)" office:value-type="float" office:value="9916" calcext:value-type="float">
            <text:p>9916</text:p>
          </table:table-cell>
          <table:table-cell table:formula="of:=[.M84]+IF([.$A84]&gt;=[.N$2];INDEX([.N$3:.N84];[.$A84]-[.N$2]+1;1);0)" office:value-type="float" office:value="10218" calcext:value-type="float">
            <text:p>10218</text:p>
          </table:table-cell>
          <table:table-cell table:formula="of:=[.N84]+IF([.$A84]&gt;=[.O$2];INDEX([.O$3:.O84];[.$A84]-[.O$2]+1;1);0)" office:value-type="float" office:value="10462" calcext:value-type="float">
            <text:p>10462</text:p>
          </table:table-cell>
          <table:table-cell table:formula="of:=[.O84]+IF([.$A84]&gt;=[.P$2];INDEX([.P$3:.P84];[.$A84]-[.P$2]+1;1);0)" office:value-type="float" office:value="10619" calcext:value-type="float">
            <text:p>10619</text:p>
          </table:table-cell>
          <table:table-cell table:formula="of:=[.P84]+IF([.$A84]&gt;=[.Q$2];INDEX([.Q$3:.Q84];[.$A84]-[.Q$2]+1;1);0)" office:value-type="float" office:value="10696" calcext:value-type="float">
            <text:p>10696</text:p>
          </table:table-cell>
          <table:table-cell table:formula="of:=[.Q84]+IF([.$A84]&gt;=[.R$2];INDEX([.R$3:.R84];[.$A84]-[.R$2]+1;1);0)" office:value-type="float" office:value="10731" calcext:value-type="float">
            <text:p>10731</text:p>
          </table:table-cell>
          <table:table-cell table:formula="of:=[.R84]+IF([.$A84]&gt;=[.S$2];INDEX([.S$3:.S84];[.$A84]-[.S$2]+1;1);0)" office:value-type="float" office:value="10757" calcext:value-type="float">
            <text:p>10757</text:p>
          </table:table-cell>
          <table:table-cell table:formula="of:=[.S84]+IF([.$A84]&gt;=[.T$2];INDEX([.T$3:.T84];[.$A84]-[.T$2]+1;1);0)" office:value-type="float" office:value="10767" calcext:value-type="float">
            <text:p>10767</text:p>
          </table:table-cell>
          <table:table-cell table:formula="of:=[.T84]+IF([.$A84]&gt;=[.U$2];INDEX([.U$3:.U84];[.$A84]-[.U$2]+1;1);0)" office:value-type="float" office:value="10772" calcext:value-type="float">
            <text:p>10772</text:p>
          </table:table-cell>
          <table:table-cell table:formula="of:=[.U84]+IF([.$A84]&gt;=[.V$2];INDEX([.V$3:.V84];[.$A84]-[.V$2]+1;1);0)" office:value-type="float" office:value="10775" calcext:value-type="float">
            <text:p>10775</text:p>
          </table:table-cell>
          <table:table-cell table:formula="of:=[.V84]+IF([.$A84]&gt;=[.W$2];INDEX([.W$3:.W84];[.$A84]-[.W$2]+1;1);0)" office:value-type="float" office:value="10776" calcext:value-type="float">
            <text:p>10776</text:p>
          </table:table-cell>
          <table:table-cell table:formula="of:=[.W84]+IF([.$A84]&gt;=[.X$2];INDEX([.X$3:.X84];[.$A84]-[.X$2]+1;1);0)" office:value-type="float" office:value="10776" calcext:value-type="float">
            <text:p>10776</text:p>
          </table:table-cell>
          <table:table-cell table:formula="of:=[.X84]+IF([.$A84]&gt;=[.Y$2];INDEX([.Y$3:.Y84];[.$A84]-[.Y$2]+1;1);0)" office:value-type="float" office:value="10776" calcext:value-type="float">
            <text:p>10776</text:p>
          </table:table-cell>
          <table:table-cell table:formula="of:=[.Y84]+IF([.$A84]&gt;=[.Z$2];INDEX([.Z$3:.Z84];[.$A84]-[.Z$2]+1;1);0)" office:value-type="float" office:value="10776" calcext:value-type="float">
            <text:p>10776</text:p>
          </table:table-cell>
          <table:table-cell table:formula="of:=[.Z84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" office:value-type="float" office:value="1" calcext:value-type="float">
            <text:p>1</text:p>
          </table:table-cell>
          <table:table-cell table:formula="of:=[.B85]+IF([.$A85]&gt;=[.C$2];INDEX([.C$3:.C85];[.$A85]-[.C$2]+1;1);0)" office:value-type="float" office:value="14" calcext:value-type="float">
            <text:p>14</text:p>
          </table:table-cell>
          <table:table-cell table:formula="of:=[.C85]+IF([.$A85]&gt;=[.D$2];INDEX([.D$3:.D85];[.$A85]-[.D$2]+1;1);0)" office:value-type="float" office:value="126" calcext:value-type="float">
            <text:p>126</text:p>
          </table:table-cell>
          <table:table-cell table:formula="of:=[.D85]+IF([.$A85]&gt;=[.E$2];INDEX([.E$3:.E85];[.$A85]-[.E$2]+1;1);0)" office:value-type="float" office:value="587" calcext:value-type="float">
            <text:p>587</text:p>
          </table:table-cell>
          <table:table-cell table:formula="of:=[.E85]+IF([.$A85]&gt;=[.F$2];INDEX([.F$3:.F85];[.$A85]-[.F$2]+1;1);0)" office:value-type="float" office:value="1515" calcext:value-type="float">
            <text:p>1515</text:p>
          </table:table-cell>
          <table:table-cell table:formula="of:=[.F85]+IF([.$A85]&gt;=[.G$2];INDEX([.G$3:.G85];[.$A85]-[.G$2]+1;1);0)" office:value-type="float" office:value="3046" calcext:value-type="float">
            <text:p>3046</text:p>
          </table:table-cell>
          <table:table-cell table:formula="of:=[.G85]+IF([.$A85]&gt;=[.H$2];INDEX([.H$3:.H85];[.$A85]-[.H$2]+1;1);0)" office:value-type="float" office:value="4750" calcext:value-type="float">
            <text:p>4750</text:p>
          </table:table-cell>
          <table:table-cell table:formula="of:=[.H85]+IF([.$A85]&gt;=[.I$2];INDEX([.I$3:.I85];[.$A85]-[.I$2]+1;1);0)" office:value-type="float" office:value="6642" calcext:value-type="float">
            <text:p>6642</text:p>
          </table:table-cell>
          <table:table-cell table:formula="of:=[.I85]+IF([.$A85]&gt;=[.J$2];INDEX([.J$3:.J85];[.$A85]-[.J$2]+1;1);0)" office:value-type="float" office:value="8239" calcext:value-type="float">
            <text:p>8239</text:p>
          </table:table-cell>
          <table:table-cell table:formula="of:=[.J85]+IF([.$A85]&gt;=[.K$2];INDEX([.K$3:.K85];[.$A85]-[.K$2]+1;1);0)" office:value-type="float" office:value="9258" calcext:value-type="float">
            <text:p>9258</text:p>
          </table:table-cell>
          <table:table-cell table:formula="of:=[.K85]+IF([.$A85]&gt;=[.L$2];INDEX([.L$3:.L85];[.$A85]-[.L$2]+1;1);0)" office:value-type="float" office:value="10138" calcext:value-type="float">
            <text:p>10138</text:p>
          </table:table-cell>
          <table:table-cell table:formula="of:=[.L85]+IF([.$A85]&gt;=[.M$2];INDEX([.M$3:.M85];[.$A85]-[.M$2]+1;1);0)" office:value-type="float" office:value="10640" calcext:value-type="float">
            <text:p>10640</text:p>
          </table:table-cell>
          <table:table-cell table:formula="of:=[.M85]+IF([.$A85]&gt;=[.N$2];INDEX([.N$3:.N85];[.$A85]-[.N$2]+1;1);0)" office:value-type="float" office:value="10976" calcext:value-type="float">
            <text:p>10976</text:p>
          </table:table-cell>
          <table:table-cell table:formula="of:=[.N85]+IF([.$A85]&gt;=[.O$2];INDEX([.O$3:.O85];[.$A85]-[.O$2]+1;1);0)" office:value-type="float" office:value="11248" calcext:value-type="float">
            <text:p>11248</text:p>
          </table:table-cell>
          <table:table-cell table:formula="of:=[.O85]+IF([.$A85]&gt;=[.P$2];INDEX([.P$3:.P85];[.$A85]-[.P$2]+1;1);0)" office:value-type="float" office:value="11423" calcext:value-type="float">
            <text:p>11423</text:p>
          </table:table-cell>
          <table:table-cell table:formula="of:=[.P85]+IF([.$A85]&gt;=[.Q$2];INDEX([.Q$3:.Q85];[.$A85]-[.Q$2]+1;1);0)" office:value-type="float" office:value="11510" calcext:value-type="float">
            <text:p>11510</text:p>
          </table:table-cell>
          <table:table-cell table:formula="of:=[.Q85]+IF([.$A85]&gt;=[.R$2];INDEX([.R$3:.R85];[.$A85]-[.R$2]+1;1);0)" office:value-type="float" office:value="11550" calcext:value-type="float">
            <text:p>11550</text:p>
          </table:table-cell>
          <table:table-cell table:formula="of:=[.R85]+IF([.$A85]&gt;=[.S$2];INDEX([.S$3:.S85];[.$A85]-[.S$2]+1;1);0)" office:value-type="float" office:value="11580" calcext:value-type="float">
            <text:p>11580</text:p>
          </table:table-cell>
          <table:table-cell table:formula="of:=[.S85]+IF([.$A85]&gt;=[.T$2];INDEX([.T$3:.T85];[.$A85]-[.T$2]+1;1);0)" office:value-type="float" office:value="11592" calcext:value-type="float">
            <text:p>11592</text:p>
          </table:table-cell>
          <table:table-cell table:formula="of:=[.T85]+IF([.$A85]&gt;=[.U$2];INDEX([.U$3:.U85];[.$A85]-[.U$2]+1;1);0)" office:value-type="float" office:value="11598" calcext:value-type="float">
            <text:p>11598</text:p>
          </table:table-cell>
          <table:table-cell table:formula="of:=[.U85]+IF([.$A85]&gt;=[.V$2];INDEX([.V$3:.V85];[.$A85]-[.V$2]+1;1);0)" office:value-type="float" office:value="11602" calcext:value-type="float">
            <text:p>11602</text:p>
          </table:table-cell>
          <table:table-cell table:formula="of:=[.V85]+IF([.$A85]&gt;=[.W$2];INDEX([.W$3:.W85];[.$A85]-[.W$2]+1;1);0)" office:value-type="float" office:value="11603" calcext:value-type="float">
            <text:p>11603</text:p>
          </table:table-cell>
          <table:table-cell table:formula="of:=[.W85]+IF([.$A85]&gt;=[.X$2];INDEX([.X$3:.X85];[.$A85]-[.X$2]+1;1);0)" office:value-type="float" office:value="11603" calcext:value-type="float">
            <text:p>11603</text:p>
          </table:table-cell>
          <table:table-cell table:formula="of:=[.X85]+IF([.$A85]&gt;=[.Y$2];INDEX([.Y$3:.Y85];[.$A85]-[.Y$2]+1;1);0)" office:value-type="float" office:value="11603" calcext:value-type="float">
            <text:p>11603</text:p>
          </table:table-cell>
          <table:table-cell table:formula="of:=[.Y85]+IF([.$A85]&gt;=[.Z$2];INDEX([.Z$3:.Z85];[.$A85]-[.Z$2]+1;1);0)" office:value-type="float" office:value="11603" calcext:value-type="float">
            <text:p>11603</text:p>
          </table:table-cell>
          <table:table-cell table:formula="of:=[.Z85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" office:value-type="float" office:value="0" calcext:value-type="float">
            <text:p>0</text:p>
          </table:table-cell>
          <table:table-cell table:formula="of:=[.B86]+IF([.$A86]&gt;=[.C$2];INDEX([.C$3:.C86];[.$A86]-[.C$2]+1;1);0)" office:value-type="float" office:value="14" calcext:value-type="float">
            <text:p>14</text:p>
          </table:table-cell>
          <table:table-cell table:formula="of:=[.C86]+IF([.$A86]&gt;=[.D$2];INDEX([.D$3:.D86];[.$A86]-[.D$2]+1;1);0)" office:value-type="float" office:value="129" calcext:value-type="float">
            <text:p>129</text:p>
          </table:table-cell>
          <table:table-cell table:formula="of:=[.D86]+IF([.$A86]&gt;=[.E$2];INDEX([.E$3:.E86];[.$A86]-[.E$2]+1;1);0)" office:value-type="float" office:value="606" calcext:value-type="float">
            <text:p>606</text:p>
          </table:table-cell>
          <table:table-cell table:formula="of:=[.E86]+IF([.$A86]&gt;=[.F$2];INDEX([.F$3:.F86];[.$A86]-[.F$2]+1;1);0)" office:value-type="float" office:value="1579" calcext:value-type="float">
            <text:p>1579</text:p>
          </table:table-cell>
          <table:table-cell table:formula="of:=[.F86]+IF([.$A86]&gt;=[.G$2];INDEX([.G$3:.G86];[.$A86]-[.G$2]+1;1);0)" office:value-type="float" office:value="3200" calcext:value-type="float">
            <text:p>3200</text:p>
          </table:table-cell>
          <table:table-cell table:formula="of:=[.G86]+IF([.$A86]&gt;=[.H$2];INDEX([.H$3:.H86];[.$A86]-[.H$2]+1;1);0)" office:value-type="float" office:value="5019" calcext:value-type="float">
            <text:p>5019</text:p>
          </table:table-cell>
          <table:table-cell table:formula="of:=[.H86]+IF([.$A86]&gt;=[.I$2];INDEX([.I$3:.I86];[.$A86]-[.I$2]+1;1);0)" office:value-type="float" office:value="7053" calcext:value-type="float">
            <text:p>7053</text:p>
          </table:table-cell>
          <table:table-cell table:formula="of:=[.I86]+IF([.$A86]&gt;=[.J$2];INDEX([.J$3:.J86];[.$A86]-[.J$2]+1;1);0)" office:value-type="float" office:value="8782" calcext:value-type="float">
            <text:p>8782</text:p>
          </table:table-cell>
          <table:table-cell table:formula="of:=[.J86]+IF([.$A86]&gt;=[.K$2];INDEX([.K$3:.K86];[.$A86]-[.K$2]+1;1);0)" office:value-type="float" office:value="9893" calcext:value-type="float">
            <text:p>9893</text:p>
          </table:table-cell>
          <table:table-cell table:formula="of:=[.K86]+IF([.$A86]&gt;=[.L$2];INDEX([.L$3:.L86];[.$A86]-[.L$2]+1;1);0)" office:value-type="float" office:value="10856" calcext:value-type="float">
            <text:p>10856</text:p>
          </table:table-cell>
          <table:table-cell table:formula="of:=[.L86]+IF([.$A86]&gt;=[.M$2];INDEX([.M$3:.M86];[.$A86]-[.M$2]+1;1);0)" office:value-type="float" office:value="11410" calcext:value-type="float">
            <text:p>11410</text:p>
          </table:table-cell>
          <table:table-cell table:formula="of:=[.M86]+IF([.$A86]&gt;=[.N$2];INDEX([.N$3:.N86];[.$A86]-[.N$2]+1;1);0)" office:value-type="float" office:value="11782" calcext:value-type="float">
            <text:p>11782</text:p>
          </table:table-cell>
          <table:table-cell table:formula="of:=[.N86]+IF([.$A86]&gt;=[.O$2];INDEX([.O$3:.O86];[.$A86]-[.O$2]+1;1);0)" office:value-type="float" office:value="12084" calcext:value-type="float">
            <text:p>12084</text:p>
          </table:table-cell>
          <table:table-cell table:formula="of:=[.O86]+IF([.$A86]&gt;=[.P$2];INDEX([.P$3:.P86];[.$A86]-[.P$2]+1;1);0)" office:value-type="float" office:value="12281" calcext:value-type="float">
            <text:p>12281</text:p>
          </table:table-cell>
          <table:table-cell table:formula="of:=[.P86]+IF([.$A86]&gt;=[.Q$2];INDEX([.Q$3:.Q86];[.$A86]-[.Q$2]+1;1);0)" office:value-type="float" office:value="12379" calcext:value-type="float">
            <text:p>12379</text:p>
          </table:table-cell>
          <table:table-cell table:formula="of:=[.Q86]+IF([.$A86]&gt;=[.R$2];INDEX([.R$3:.R86];[.$A86]-[.R$2]+1;1);0)" office:value-type="float" office:value="12425" calcext:value-type="float">
            <text:p>12425</text:p>
          </table:table-cell>
          <table:table-cell table:formula="of:=[.R86]+IF([.$A86]&gt;=[.S$2];INDEX([.S$3:.S86];[.$A86]-[.S$2]+1;1);0)" office:value-type="float" office:value="12460" calcext:value-type="float">
            <text:p>12460</text:p>
          </table:table-cell>
          <table:table-cell table:formula="of:=[.S86]+IF([.$A86]&gt;=[.T$2];INDEX([.T$3:.T86];[.$A86]-[.T$2]+1;1);0)" office:value-type="float" office:value="12474" calcext:value-type="float">
            <text:p>12474</text:p>
          </table:table-cell>
          <table:table-cell table:formula="of:=[.T86]+IF([.$A86]&gt;=[.U$2];INDEX([.U$3:.U86];[.$A86]-[.U$2]+1;1);0)" office:value-type="float" office:value="12481" calcext:value-type="float">
            <text:p>12481</text:p>
          </table:table-cell>
          <table:table-cell table:formula="of:=[.U86]+IF([.$A86]&gt;=[.V$2];INDEX([.V$3:.V86];[.$A86]-[.V$2]+1;1);0)" office:value-type="float" office:value="12486" calcext:value-type="float">
            <text:p>12486</text:p>
          </table:table-cell>
          <table:table-cell table:formula="of:=[.V86]+IF([.$A86]&gt;=[.W$2];INDEX([.W$3:.W86];[.$A86]-[.W$2]+1;1);0)" office:value-type="float" office:value="12487" calcext:value-type="float">
            <text:p>12487</text:p>
          </table:table-cell>
          <table:table-cell table:formula="of:=[.W86]+IF([.$A86]&gt;=[.X$2];INDEX([.X$3:.X86];[.$A86]-[.X$2]+1;1);0)" office:value-type="float" office:value="12488" calcext:value-type="float">
            <text:p>12488</text:p>
          </table:table-cell>
          <table:table-cell table:formula="of:=[.X86]+IF([.$A86]&gt;=[.Y$2];INDEX([.Y$3:.Y86];[.$A86]-[.Y$2]+1;1);0)" office:value-type="float" office:value="12488" calcext:value-type="float">
            <text:p>12488</text:p>
          </table:table-cell>
          <table:table-cell table:formula="of:=[.Y86]+IF([.$A86]&gt;=[.Z$2];INDEX([.Z$3:.Z86];[.$A86]-[.Z$2]+1;1);0)" office:value-type="float" office:value="12488" calcext:value-type="float">
            <text:p>12488</text:p>
          </table:table-cell>
          <table:table-cell table:formula="of:=[.Z86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" office:value-type="float" office:value="1" calcext:value-type="float">
            <text:p>1</text:p>
          </table:table-cell>
          <table:table-cell table:formula="of:=[.B87]+IF([.$A87]&gt;=[.C$2];INDEX([.C$3:.C87];[.$A87]-[.C$2]+1;1);0)" office:value-type="float" office:value="15" calcext:value-type="float">
            <text:p>15</text:p>
          </table:table-cell>
          <table:table-cell table:formula="of:=[.C87]+IF([.$A87]&gt;=[.D$2];INDEX([.D$3:.D87];[.$A87]-[.D$2]+1;1);0)" office:value-type="float" office:value="132" calcext:value-type="float">
            <text:p>132</text:p>
          </table:table-cell>
          <table:table-cell table:formula="of:=[.D87]+IF([.$A87]&gt;=[.E$2];INDEX([.E$3:.E87];[.$A87]-[.E$2]+1;1);0)" office:value-type="float" office:value="627" calcext:value-type="float">
            <text:p>627</text:p>
          </table:table-cell>
          <table:table-cell table:formula="of:=[.E87]+IF([.$A87]&gt;=[.F$2];INDEX([.F$3:.F87];[.$A87]-[.F$2]+1;1);0)" office:value-type="float" office:value="1646" calcext:value-type="float">
            <text:p>1646</text:p>
          </table:table-cell>
          <table:table-cell table:formula="of:=[.F87]+IF([.$A87]&gt;=[.G$2];INDEX([.G$3:.G87];[.$A87]-[.G$2]+1;1);0)" office:value-type="float" office:value="3359" calcext:value-type="float">
            <text:p>3359</text:p>
          </table:table-cell>
          <table:table-cell table:formula="of:=[.G87]+IF([.$A87]&gt;=[.H$2];INDEX([.H$3:.H87];[.$A87]-[.H$2]+1;1);0)" office:value-type="float" office:value="5300" calcext:value-type="float">
            <text:p>5300</text:p>
          </table:table-cell>
          <table:table-cell table:formula="of:=[.H87]+IF([.$A87]&gt;=[.I$2];INDEX([.I$3:.I87];[.$A87]-[.I$2]+1;1);0)" office:value-type="float" office:value="7485" calcext:value-type="float">
            <text:p>7485</text:p>
          </table:table-cell>
          <table:table-cell table:formula="of:=[.I87]+IF([.$A87]&gt;=[.J$2];INDEX([.J$3:.J87];[.$A87]-[.J$2]+1;1);0)" office:value-type="float" office:value="9355" calcext:value-type="float">
            <text:p>9355</text:p>
          </table:table-cell>
          <table:table-cell table:formula="of:=[.J87]+IF([.$A87]&gt;=[.K$2];INDEX([.K$3:.K87];[.$A87]-[.K$2]+1;1);0)" office:value-type="float" office:value="10567" calcext:value-type="float">
            <text:p>10567</text:p>
          </table:table-cell>
          <table:table-cell table:formula="of:=[.K87]+IF([.$A87]&gt;=[.L$2];INDEX([.L$3:.L87];[.$A87]-[.L$2]+1;1);0)" office:value-type="float" office:value="11621" calcext:value-type="float">
            <text:p>11621</text:p>
          </table:table-cell>
          <table:table-cell table:formula="of:=[.L87]+IF([.$A87]&gt;=[.M$2];INDEX([.M$3:.M87];[.$A87]-[.M$2]+1;1);0)" office:value-type="float" office:value="12231" calcext:value-type="float">
            <text:p>12231</text:p>
          </table:table-cell>
          <table:table-cell table:formula="of:=[.M87]+IF([.$A87]&gt;=[.N$2];INDEX([.N$3:.N87];[.$A87]-[.N$2]+1;1);0)" office:value-type="float" office:value="12643" calcext:value-type="float">
            <text:p>12643</text:p>
          </table:table-cell>
          <table:table-cell table:formula="of:=[.N87]+IF([.$A87]&gt;=[.O$2];INDEX([.O$3:.O87];[.$A87]-[.O$2]+1;1);0)" office:value-type="float" office:value="12979" calcext:value-type="float">
            <text:p>12979</text:p>
          </table:table-cell>
          <table:table-cell table:formula="of:=[.O87]+IF([.$A87]&gt;=[.P$2];INDEX([.P$3:.P87];[.$A87]-[.P$2]+1;1);0)" office:value-type="float" office:value="13198" calcext:value-type="float">
            <text:p>13198</text:p>
          </table:table-cell>
          <table:table-cell table:formula="of:=[.P87]+IF([.$A87]&gt;=[.Q$2];INDEX([.Q$3:.Q87];[.$A87]-[.Q$2]+1;1);0)" office:value-type="float" office:value="13309" calcext:value-type="float">
            <text:p>13309</text:p>
          </table:table-cell>
          <table:table-cell table:formula="of:=[.Q87]+IF([.$A87]&gt;=[.R$2];INDEX([.R$3:.R87];[.$A87]-[.R$2]+1;1);0)" office:value-type="float" office:value="13361" calcext:value-type="float">
            <text:p>13361</text:p>
          </table:table-cell>
          <table:table-cell table:formula="of:=[.R87]+IF([.$A87]&gt;=[.S$2];INDEX([.S$3:.S87];[.$A87]-[.S$2]+1;1);0)" office:value-type="float" office:value="13401" calcext:value-type="float">
            <text:p>13401</text:p>
          </table:table-cell>
          <table:table-cell table:formula="of:=[.S87]+IF([.$A87]&gt;=[.T$2];INDEX([.T$3:.T87];[.$A87]-[.T$2]+1;1);0)" office:value-type="float" office:value="13418" calcext:value-type="float">
            <text:p>13418</text:p>
          </table:table-cell>
          <table:table-cell table:formula="of:=[.T87]+IF([.$A87]&gt;=[.U$2];INDEX([.U$3:.U87];[.$A87]-[.U$2]+1;1);0)" office:value-type="float" office:value="13427" calcext:value-type="float">
            <text:p>13427</text:p>
          </table:table-cell>
          <table:table-cell table:formula="of:=[.U87]+IF([.$A87]&gt;=[.V$2];INDEX([.V$3:.V87];[.$A87]-[.V$2]+1;1);0)" office:value-type="float" office:value="13433" calcext:value-type="float">
            <text:p>13433</text:p>
          </table:table-cell>
          <table:table-cell table:formula="of:=[.V87]+IF([.$A87]&gt;=[.W$2];INDEX([.W$3:.W87];[.$A87]-[.W$2]+1;1);0)" office:value-type="float" office:value="13435" calcext:value-type="float">
            <text:p>13435</text:p>
          </table:table-cell>
          <table:table-cell table:formula="of:=[.W87]+IF([.$A87]&gt;=[.X$2];INDEX([.X$3:.X87];[.$A87]-[.X$2]+1;1);0)" office:value-type="float" office:value="13435" calcext:value-type="float">
            <text:p>13435</text:p>
          </table:table-cell>
          <table:table-cell table:formula="of:=[.X87]+IF([.$A87]&gt;=[.Y$2];INDEX([.Y$3:.Y87];[.$A87]-[.Y$2]+1;1);0)" office:value-type="float" office:value="13435" calcext:value-type="float">
            <text:p>13435</text:p>
          </table:table-cell>
          <table:table-cell table:formula="of:=[.Y87]+IF([.$A87]&gt;=[.Z$2];INDEX([.Z$3:.Z87];[.$A87]-[.Z$2]+1;1);0)" office:value-type="float" office:value="13435" calcext:value-type="float">
            <text:p>13435</text:p>
          </table:table-cell>
          <table:table-cell table:formula="of:=[.Z87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" office:value-type="float" office:value="0" calcext:value-type="float">
            <text:p>0</text:p>
          </table:table-cell>
          <table:table-cell table:formula="of:=[.B88]+IF([.$A88]&gt;=[.C$2];INDEX([.C$3:.C88];[.$A88]-[.C$2]+1;1);0)" office:value-type="float" office:value="14" calcext:value-type="float">
            <text:p>14</text:p>
          </table:table-cell>
          <table:table-cell table:formula="of:=[.C88]+IF([.$A88]&gt;=[.D$2];INDEX([.D$3:.D88];[.$A88]-[.D$2]+1;1);0)" office:value-type="float" office:value="135" calcext:value-type="float">
            <text:p>135</text:p>
          </table:table-cell>
          <table:table-cell table:formula="of:=[.D88]+IF([.$A88]&gt;=[.E$2];INDEX([.E$3:.E88];[.$A88]-[.E$2]+1;1);0)" office:value-type="float" office:value="647" calcext:value-type="float">
            <text:p>647</text:p>
          </table:table-cell>
          <table:table-cell table:formula="of:=[.E88]+IF([.$A88]&gt;=[.F$2];INDEX([.F$3:.F88];[.$A88]-[.F$2]+1;1);0)" office:value-type="float" office:value="1714" calcext:value-type="float">
            <text:p>1714</text:p>
          </table:table-cell>
          <table:table-cell table:formula="of:=[.F88]+IF([.$A88]&gt;=[.G$2];INDEX([.G$3:.G88];[.$A88]-[.G$2]+1;1);0)" office:value-type="float" office:value="3525" calcext:value-type="float">
            <text:p>3525</text:p>
          </table:table-cell>
          <table:table-cell table:formula="of:=[.G88]+IF([.$A88]&gt;=[.H$2];INDEX([.H$3:.H88];[.$A88]-[.H$2]+1;1);0)" office:value-type="float" office:value="5595" calcext:value-type="float">
            <text:p>5595</text:p>
          </table:table-cell>
          <table:table-cell table:formula="of:=[.H88]+IF([.$A88]&gt;=[.I$2];INDEX([.I$3:.I88];[.$A88]-[.I$2]+1;1);0)" office:value-type="float" office:value="7940" calcext:value-type="float">
            <text:p>7940</text:p>
          </table:table-cell>
          <table:table-cell table:formula="of:=[.I88]+IF([.$A88]&gt;=[.J$2];INDEX([.J$3:.J88];[.$A88]-[.J$2]+1;1);0)" office:value-type="float" office:value="9962" calcext:value-type="float">
            <text:p>9962</text:p>
          </table:table-cell>
          <table:table-cell table:formula="of:=[.J88]+IF([.$A88]&gt;=[.K$2];INDEX([.K$3:.K88];[.$A88]-[.K$2]+1;1);0)" office:value-type="float" office:value="11281" calcext:value-type="float">
            <text:p>11281</text:p>
          </table:table-cell>
          <table:table-cell table:formula="of:=[.K88]+IF([.$A88]&gt;=[.L$2];INDEX([.L$3:.L88];[.$A88]-[.L$2]+1;1);0)" office:value-type="float" office:value="12432" calcext:value-type="float">
            <text:p>12432</text:p>
          </table:table-cell>
          <table:table-cell table:formula="of:=[.L88]+IF([.$A88]&gt;=[.M$2];INDEX([.M$3:.M88];[.$A88]-[.M$2]+1;1);0)" office:value-type="float" office:value="13104" calcext:value-type="float">
            <text:p>13104</text:p>
          </table:table-cell>
          <table:table-cell table:formula="of:=[.M88]+IF([.$A88]&gt;=[.N$2];INDEX([.N$3:.N88];[.$A88]-[.N$2]+1;1);0)" office:value-type="float" office:value="13560" calcext:value-type="float">
            <text:p>13560</text:p>
          </table:table-cell>
          <table:table-cell table:formula="of:=[.N88]+IF([.$A88]&gt;=[.O$2];INDEX([.O$3:.O88];[.$A88]-[.O$2]+1;1);0)" office:value-type="float" office:value="13932" calcext:value-type="float">
            <text:p>13932</text:p>
          </table:table-cell>
          <table:table-cell table:formula="of:=[.O88]+IF([.$A88]&gt;=[.P$2];INDEX([.P$3:.P88];[.$A88]-[.P$2]+1;1);0)" office:value-type="float" office:value="14176" calcext:value-type="float">
            <text:p>14176</text:p>
          </table:table-cell>
          <table:table-cell table:formula="of:=[.P88]+IF([.$A88]&gt;=[.Q$2];INDEX([.Q$3:.Q88];[.$A88]-[.Q$2]+1;1);0)" office:value-type="float" office:value="14300" calcext:value-type="float">
            <text:p>14300</text:p>
          </table:table-cell>
          <table:table-cell table:formula="of:=[.Q88]+IF([.$A88]&gt;=[.R$2];INDEX([.R$3:.R88];[.$A88]-[.R$2]+1;1);0)" office:value-type="float" office:value="14360" calcext:value-type="float">
            <text:p>14360</text:p>
          </table:table-cell>
          <table:table-cell table:formula="of:=[.R88]+IF([.$A88]&gt;=[.S$2];INDEX([.S$3:.S88];[.$A88]-[.S$2]+1;1);0)" office:value-type="float" office:value="14406" calcext:value-type="float">
            <text:p>14406</text:p>
          </table:table-cell>
          <table:table-cell table:formula="of:=[.S88]+IF([.$A88]&gt;=[.T$2];INDEX([.T$3:.T88];[.$A88]-[.T$2]+1;1);0)" office:value-type="float" office:value="14425" calcext:value-type="float">
            <text:p>14425</text:p>
          </table:table-cell>
          <table:table-cell table:formula="of:=[.T88]+IF([.$A88]&gt;=[.U$2];INDEX([.U$3:.U88];[.$A88]-[.U$2]+1;1);0)" office:value-type="float" office:value="14435" calcext:value-type="float">
            <text:p>14435</text:p>
          </table:table-cell>
          <table:table-cell table:formula="of:=[.U88]+IF([.$A88]&gt;=[.V$2];INDEX([.V$3:.V88];[.$A88]-[.V$2]+1;1);0)" office:value-type="float" office:value="14442" calcext:value-type="float">
            <text:p>14442</text:p>
          </table:table-cell>
          <table:table-cell table:formula="of:=[.V88]+IF([.$A88]&gt;=[.W$2];INDEX([.W$3:.W88];[.$A88]-[.W$2]+1;1);0)" office:value-type="float" office:value="14444" calcext:value-type="float">
            <text:p>14444</text:p>
          </table:table-cell>
          <table:table-cell table:formula="of:=[.W88]+IF([.$A88]&gt;=[.X$2];INDEX([.X$3:.X88];[.$A88]-[.X$2]+1;1);0)" office:value-type="float" office:value="14445" calcext:value-type="float">
            <text:p>14445</text:p>
          </table:table-cell>
          <table:table-cell table:formula="of:=[.X88]+IF([.$A88]&gt;=[.Y$2];INDEX([.Y$3:.Y88];[.$A88]-[.Y$2]+1;1);0)" office:value-type="float" office:value="14445" calcext:value-type="float">
            <text:p>14445</text:p>
          </table:table-cell>
          <table:table-cell table:formula="of:=[.Y88]+IF([.$A88]&gt;=[.Z$2];INDEX([.Z$3:.Z88];[.$A88]-[.Z$2]+1;1);0)" office:value-type="float" office:value="14445" calcext:value-type="float">
            <text:p>14445</text:p>
          </table:table-cell>
          <table:table-cell table:formula="of:=[.Z88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" office:value-type="float" office:value="1" calcext:value-type="float">
            <text:p>1</text:p>
          </table:table-cell>
          <table:table-cell table:formula="of:=[.B89]+IF([.$A89]&gt;=[.C$2];INDEX([.C$3:.C89];[.$A89]-[.C$2]+1;1);0)" office:value-type="float" office:value="15" calcext:value-type="float">
            <text:p>15</text:p>
          </table:table-cell>
          <table:table-cell table:formula="of:=[.C89]+IF([.$A89]&gt;=[.D$2];INDEX([.D$3:.D89];[.$A89]-[.D$2]+1;1);0)" office:value-type="float" office:value="138" calcext:value-type="float">
            <text:p>138</text:p>
          </table:table-cell>
          <table:table-cell table:formula="of:=[.D89]+IF([.$A89]&gt;=[.E$2];INDEX([.E$3:.E89];[.$A89]-[.E$2]+1;1);0)" office:value-type="float" office:value="668" calcext:value-type="float">
            <text:p>668</text:p>
          </table:table-cell>
          <table:table-cell table:formula="of:=[.E89]+IF([.$A89]&gt;=[.F$2];INDEX([.F$3:.F89];[.$A89]-[.F$2]+1;1);0)" office:value-type="float" office:value="1785" calcext:value-type="float">
            <text:p>1785</text:p>
          </table:table-cell>
          <table:table-cell table:formula="of:=[.F89]+IF([.$A89]&gt;=[.G$2];INDEX([.G$3:.G89];[.$A89]-[.G$2]+1;1);0)" office:value-type="float" office:value="3697" calcext:value-type="float">
            <text:p>3697</text:p>
          </table:table-cell>
          <table:table-cell table:formula="of:=[.G89]+IF([.$A89]&gt;=[.H$2];INDEX([.H$3:.H89];[.$A89]-[.H$2]+1;1);0)" office:value-type="float" office:value="5902" calcext:value-type="float">
            <text:p>5902</text:p>
          </table:table-cell>
          <table:table-cell table:formula="of:=[.H89]+IF([.$A89]&gt;=[.I$2];INDEX([.I$3:.I89];[.$A89]-[.I$2]+1;1);0)" office:value-type="float" office:value="8417" calcext:value-type="float">
            <text:p>8417</text:p>
          </table:table-cell>
          <table:table-cell table:formula="of:=[.I89]+IF([.$A89]&gt;=[.J$2];INDEX([.J$3:.J89];[.$A89]-[.J$2]+1;1);0)" office:value-type="float" office:value="10600" calcext:value-type="float">
            <text:p>10600</text:p>
          </table:table-cell>
          <table:table-cell table:formula="of:=[.J89]+IF([.$A89]&gt;=[.K$2];INDEX([.K$3:.K89];[.$A89]-[.K$2]+1;1);0)" office:value-type="float" office:value="12036" calcext:value-type="float">
            <text:p>12036</text:p>
          </table:table-cell>
          <table:table-cell table:formula="of:=[.K89]+IF([.$A89]&gt;=[.L$2];INDEX([.L$3:.L89];[.$A89]-[.L$2]+1;1);0)" office:value-type="float" office:value="13294" calcext:value-type="float">
            <text:p>13294</text:p>
          </table:table-cell>
          <table:table-cell table:formula="of:=[.L89]+IF([.$A89]&gt;=[.M$2];INDEX([.M$3:.M89];[.$A89]-[.M$2]+1;1);0)" office:value-type="float" office:value="14032" calcext:value-type="float">
            <text:p>14032</text:p>
          </table:table-cell>
          <table:table-cell table:formula="of:=[.M89]+IF([.$A89]&gt;=[.N$2];INDEX([.N$3:.N89];[.$A89]-[.N$2]+1;1);0)" office:value-type="float" office:value="14535" calcext:value-type="float">
            <text:p>14535</text:p>
          </table:table-cell>
          <table:table-cell table:formula="of:=[.N89]+IF([.$A89]&gt;=[.O$2];INDEX([.O$3:.O89];[.$A89]-[.O$2]+1;1);0)" office:value-type="float" office:value="14948" calcext:value-type="float">
            <text:p>14948</text:p>
          </table:table-cell>
          <table:table-cell table:formula="of:=[.O89]+IF([.$A89]&gt;=[.P$2];INDEX([.P$3:.P89];[.$A89]-[.P$2]+1;1);0)" office:value-type="float" office:value="15220" calcext:value-type="float">
            <text:p>15220</text:p>
          </table:table-cell>
          <table:table-cell table:formula="of:=[.P89]+IF([.$A89]&gt;=[.Q$2];INDEX([.Q$3:.Q89];[.$A89]-[.Q$2]+1;1);0)" office:value-type="float" office:value="15360" calcext:value-type="float">
            <text:p>15360</text:p>
          </table:table-cell>
          <table:table-cell table:formula="of:=[.Q89]+IF([.$A89]&gt;=[.R$2];INDEX([.R$3:.R89];[.$A89]-[.R$2]+1;1);0)" office:value-type="float" office:value="15427" calcext:value-type="float">
            <text:p>15427</text:p>
          </table:table-cell>
          <table:table-cell table:formula="of:=[.R89]+IF([.$A89]&gt;=[.S$2];INDEX([.S$3:.S89];[.$A89]-[.S$2]+1;1);0)" office:value-type="float" office:value="15479" calcext:value-type="float">
            <text:p>15479</text:p>
          </table:table-cell>
          <table:table-cell table:formula="of:=[.S89]+IF([.$A89]&gt;=[.T$2];INDEX([.T$3:.T89];[.$A89]-[.T$2]+1;1);0)" office:value-type="float" office:value="15502" calcext:value-type="float">
            <text:p>15502</text:p>
          </table:table-cell>
          <table:table-cell table:formula="of:=[.T89]+IF([.$A89]&gt;=[.U$2];INDEX([.U$3:.U89];[.$A89]-[.U$2]+1;1);0)" office:value-type="float" office:value="15514" calcext:value-type="float">
            <text:p>15514</text:p>
          </table:table-cell>
          <table:table-cell table:formula="of:=[.U89]+IF([.$A89]&gt;=[.V$2];INDEX([.V$3:.V89];[.$A89]-[.V$2]+1;1);0)" office:value-type="float" office:value="15523" calcext:value-type="float">
            <text:p>15523</text:p>
          </table:table-cell>
          <table:table-cell table:formula="of:=[.V89]+IF([.$A89]&gt;=[.W$2];INDEX([.W$3:.W89];[.$A89]-[.W$2]+1;1);0)" office:value-type="float" office:value="15526" calcext:value-type="float">
            <text:p>15526</text:p>
          </table:table-cell>
          <table:table-cell table:formula="of:=[.W89]+IF([.$A89]&gt;=[.X$2];INDEX([.X$3:.X89];[.$A89]-[.X$2]+1;1);0)" office:value-type="float" office:value="15527" calcext:value-type="float">
            <text:p>15527</text:p>
          </table:table-cell>
          <table:table-cell table:formula="of:=[.X89]+IF([.$A89]&gt;=[.Y$2];INDEX([.Y$3:.Y89];[.$A89]-[.Y$2]+1;1);0)" office:value-type="float" office:value="15527" calcext:value-type="float">
            <text:p>15527</text:p>
          </table:table-cell>
          <table:table-cell table:formula="of:=[.Y89]+IF([.$A89]&gt;=[.Z$2];INDEX([.Z$3:.Z89];[.$A89]-[.Z$2]+1;1);0)" office:value-type="float" office:value="15527" calcext:value-type="float">
            <text:p>15527</text:p>
          </table:table-cell>
          <table:table-cell table:formula="of:=[.Z89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" office:value-type="float" office:value="0" calcext:value-type="float">
            <text:p>0</text:p>
          </table:table-cell>
          <table:table-cell table:formula="of:=[.B90]+IF([.$A90]&gt;=[.C$2];INDEX([.C$3:.C90];[.$A90]-[.C$2]+1;1);0)" office:value-type="float" office:value="15" calcext:value-type="float">
            <text:p>15</text:p>
          </table:table-cell>
          <table:table-cell table:formula="of:=[.C90]+IF([.$A90]&gt;=[.D$2];INDEX([.D$3:.D90];[.$A90]-[.D$2]+1;1);0)" office:value-type="float" office:value="141" calcext:value-type="float">
            <text:p>141</text:p>
          </table:table-cell>
          <table:table-cell table:formula="of:=[.D90]+IF([.$A90]&gt;=[.E$2];INDEX([.E$3:.E90];[.$A90]-[.E$2]+1;1);0)" office:value-type="float" office:value="690" calcext:value-type="float">
            <text:p>690</text:p>
          </table:table-cell>
          <table:table-cell table:formula="of:=[.E90]+IF([.$A90]&gt;=[.F$2];INDEX([.F$3:.F90];[.$A90]-[.F$2]+1;1);0)" office:value-type="float" office:value="1858" calcext:value-type="float">
            <text:p>1858</text:p>
          </table:table-cell>
          <table:table-cell table:formula="of:=[.F90]+IF([.$A90]&gt;=[.G$2];INDEX([.G$3:.G90];[.$A90]-[.G$2]+1;1);0)" office:value-type="float" office:value="3876" calcext:value-type="float">
            <text:p>3876</text:p>
          </table:table-cell>
          <table:table-cell table:formula="of:=[.G90]+IF([.$A90]&gt;=[.H$2];INDEX([.H$3:.H90];[.$A90]-[.H$2]+1;1);0)" office:value-type="float" office:value="6224" calcext:value-type="float">
            <text:p>6224</text:p>
          </table:table-cell>
          <table:table-cell table:formula="of:=[.H90]+IF([.$A90]&gt;=[.I$2];INDEX([.I$3:.I90];[.$A90]-[.I$2]+1;1);0)" office:value-type="float" office:value="8920" calcext:value-type="float">
            <text:p>8920</text:p>
          </table:table-cell>
          <table:table-cell table:formula="of:=[.I90]+IF([.$A90]&gt;=[.J$2];INDEX([.J$3:.J90];[.$A90]-[.J$2]+1;1);0)" office:value-type="float" office:value="11276" calcext:value-type="float">
            <text:p>11276</text:p>
          </table:table-cell>
          <table:table-cell table:formula="of:=[.J90]+IF([.$A90]&gt;=[.K$2];INDEX([.K$3:.K90];[.$A90]-[.K$2]+1;1);0)" office:value-type="float" office:value="12837" calcext:value-type="float">
            <text:p>12837</text:p>
          </table:table-cell>
          <table:table-cell table:formula="of:=[.K90]+IF([.$A90]&gt;=[.L$2];INDEX([.L$3:.L90];[.$A90]-[.L$2]+1;1);0)" office:value-type="float" office:value="14208" calcext:value-type="float">
            <text:p>14208</text:p>
          </table:table-cell>
          <table:table-cell table:formula="of:=[.L90]+IF([.$A90]&gt;=[.M$2];INDEX([.M$3:.M90];[.$A90]-[.M$2]+1;1);0)" office:value-type="float" office:value="15019" calcext:value-type="float">
            <text:p>15019</text:p>
          </table:table-cell>
          <table:table-cell table:formula="of:=[.M90]+IF([.$A90]&gt;=[.N$2];INDEX([.N$3:.N90];[.$A90]-[.N$2]+1;1);0)" office:value-type="float" office:value="15575" calcext:value-type="float">
            <text:p>15575</text:p>
          </table:table-cell>
          <table:table-cell table:formula="of:=[.N90]+IF([.$A90]&gt;=[.O$2];INDEX([.O$3:.O90];[.$A90]-[.O$2]+1;1);0)" office:value-type="float" office:value="16031" calcext:value-type="float">
            <text:p>16031</text:p>
          </table:table-cell>
          <table:table-cell table:formula="of:=[.O90]+IF([.$A90]&gt;=[.P$2];INDEX([.P$3:.P90];[.$A90]-[.P$2]+1;1);0)" office:value-type="float" office:value="16333" calcext:value-type="float">
            <text:p>16333</text:p>
          </table:table-cell>
          <table:table-cell table:formula="of:=[.P90]+IF([.$A90]&gt;=[.Q$2];INDEX([.Q$3:.Q90];[.$A90]-[.Q$2]+1;1);0)" office:value-type="float" office:value="16490" calcext:value-type="float">
            <text:p>16490</text:p>
          </table:table-cell>
          <table:table-cell table:formula="of:=[.Q90]+IF([.$A90]&gt;=[.R$2];INDEX([.R$3:.R90];[.$A90]-[.R$2]+1;1);0)" office:value-type="float" office:value="16567" calcext:value-type="float">
            <text:p>16567</text:p>
          </table:table-cell>
          <table:table-cell table:formula="of:=[.R90]+IF([.$A90]&gt;=[.S$2];INDEX([.S$3:.S90];[.$A90]-[.S$2]+1;1);0)" office:value-type="float" office:value="16627" calcext:value-type="float">
            <text:p>16627</text:p>
          </table:table-cell>
          <table:table-cell table:formula="of:=[.S90]+IF([.$A90]&gt;=[.T$2];INDEX([.T$3:.T90];[.$A90]-[.T$2]+1;1);0)" office:value-type="float" office:value="16653" calcext:value-type="float">
            <text:p>16653</text:p>
          </table:table-cell>
          <table:table-cell table:formula="of:=[.T90]+IF([.$A90]&gt;=[.U$2];INDEX([.U$3:.U90];[.$A90]-[.U$2]+1;1);0)" office:value-type="float" office:value="16667" calcext:value-type="float">
            <text:p>16667</text:p>
          </table:table-cell>
          <table:table-cell table:formula="of:=[.U90]+IF([.$A90]&gt;=[.V$2];INDEX([.V$3:.V90];[.$A90]-[.V$2]+1;1);0)" office:value-type="float" office:value="16677" calcext:value-type="float">
            <text:p>16677</text:p>
          </table:table-cell>
          <table:table-cell table:formula="of:=[.V90]+IF([.$A90]&gt;=[.W$2];INDEX([.W$3:.W90];[.$A90]-[.W$2]+1;1);0)" office:value-type="float" office:value="16680" calcext:value-type="float">
            <text:p>16680</text:p>
          </table:table-cell>
          <table:table-cell table:formula="of:=[.W90]+IF([.$A90]&gt;=[.X$2];INDEX([.X$3:.X90];[.$A90]-[.X$2]+1;1);0)" office:value-type="float" office:value="16681" calcext:value-type="float">
            <text:p>16681</text:p>
          </table:table-cell>
          <table:table-cell table:formula="of:=[.X90]+IF([.$A90]&gt;=[.Y$2];INDEX([.Y$3:.Y90];[.$A90]-[.Y$2]+1;1);0)" office:value-type="float" office:value="16681" calcext:value-type="float">
            <text:p>16681</text:p>
          </table:table-cell>
          <table:table-cell table:formula="of:=[.Y90]+IF([.$A90]&gt;=[.Z$2];INDEX([.Z$3:.Z90];[.$A90]-[.Z$2]+1;1);0)" office:value-type="float" office:value="16681" calcext:value-type="float">
            <text:p>16681</text:p>
          </table:table-cell>
          <table:table-cell table:formula="of:=[.Z90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" office:value-type="float" office:value="1" calcext:value-type="float">
            <text:p>1</text:p>
          </table:table-cell>
          <table:table-cell table:formula="of:=[.B91]+IF([.$A91]&gt;=[.C$2];INDEX([.C$3:.C91];[.$A91]-[.C$2]+1;1);0)" office:value-type="float" office:value="15" calcext:value-type="float">
            <text:p>15</text:p>
          </table:table-cell>
          <table:table-cell table:formula="of:=[.C91]+IF([.$A91]&gt;=[.D$2];INDEX([.D$3:.D91];[.$A91]-[.D$2]+1;1);0)" office:value-type="float" office:value="144" calcext:value-type="float">
            <text:p>144</text:p>
          </table:table-cell>
          <table:table-cell table:formula="of:=[.D91]+IF([.$A91]&gt;=[.E$2];INDEX([.E$3:.E91];[.$A91]-[.E$2]+1;1);0)" office:value-type="float" office:value="711" calcext:value-type="float">
            <text:p>711</text:p>
          </table:table-cell>
          <table:table-cell table:formula="of:=[.E91]+IF([.$A91]&gt;=[.F$2];INDEX([.F$3:.F91];[.$A91]-[.F$2]+1;1);0)" office:value-type="float" office:value="1933" calcext:value-type="float">
            <text:p>1933</text:p>
          </table:table-cell>
          <table:table-cell table:formula="of:=[.F91]+IF([.$A91]&gt;=[.G$2];INDEX([.G$3:.G91];[.$A91]-[.G$2]+1;1);0)" office:value-type="float" office:value="4062" calcext:value-type="float">
            <text:p>4062</text:p>
          </table:table-cell>
          <table:table-cell table:formula="of:=[.G91]+IF([.$A91]&gt;=[.H$2];INDEX([.H$3:.H91];[.$A91]-[.H$2]+1;1);0)" office:value-type="float" office:value="6560" calcext:value-type="float">
            <text:p>6560</text:p>
          </table:table-cell>
          <table:table-cell table:formula="of:=[.H91]+IF([.$A91]&gt;=[.I$2];INDEX([.I$3:.I91];[.$A91]-[.I$2]+1;1);0)" office:value-type="float" office:value="9447" calcext:value-type="float">
            <text:p>9447</text:p>
          </table:table-cell>
          <table:table-cell table:formula="of:=[.I91]+IF([.$A91]&gt;=[.J$2];INDEX([.J$3:.J91];[.$A91]-[.J$2]+1;1);0)" office:value-type="float" office:value="11987" calcext:value-type="float">
            <text:p>11987</text:p>
          </table:table-cell>
          <table:table-cell table:formula="of:=[.J91]+IF([.$A91]&gt;=[.K$2];INDEX([.K$3:.K91];[.$A91]-[.K$2]+1;1);0)" office:value-type="float" office:value="13682" calcext:value-type="float">
            <text:p>13682</text:p>
          </table:table-cell>
          <table:table-cell table:formula="of:=[.K91]+IF([.$A91]&gt;=[.L$2];INDEX([.L$3:.L91];[.$A91]-[.L$2]+1;1);0)" office:value-type="float" office:value="15178" calcext:value-type="float">
            <text:p>15178</text:p>
          </table:table-cell>
          <table:table-cell table:formula="of:=[.L91]+IF([.$A91]&gt;=[.M$2];INDEX([.M$3:.M91];[.$A91]-[.M$2]+1;1);0)" office:value-type="float" office:value="16068" calcext:value-type="float">
            <text:p>16068</text:p>
          </table:table-cell>
          <table:table-cell table:formula="of:=[.M91]+IF([.$A91]&gt;=[.N$2];INDEX([.N$3:.N91];[.$A91]-[.N$2]+1;1);0)" office:value-type="float" office:value="16680" calcext:value-type="float">
            <text:p>16680</text:p>
          </table:table-cell>
          <table:table-cell table:formula="of:=[.N91]+IF([.$A91]&gt;=[.O$2];INDEX([.O$3:.O91];[.$A91]-[.O$2]+1;1);0)" office:value-type="float" office:value="17184" calcext:value-type="float">
            <text:p>17184</text:p>
          </table:table-cell>
          <table:table-cell table:formula="of:=[.O91]+IF([.$A91]&gt;=[.P$2];INDEX([.P$3:.P91];[.$A91]-[.P$2]+1;1);0)" office:value-type="float" office:value="17520" calcext:value-type="float">
            <text:p>17520</text:p>
          </table:table-cell>
          <table:table-cell table:formula="of:=[.P91]+IF([.$A91]&gt;=[.Q$2];INDEX([.Q$3:.Q91];[.$A91]-[.Q$2]+1;1);0)" office:value-type="float" office:value="17695" calcext:value-type="float">
            <text:p>17695</text:p>
          </table:table-cell>
          <table:table-cell table:formula="of:=[.Q91]+IF([.$A91]&gt;=[.R$2];INDEX([.R$3:.R91];[.$A91]-[.R$2]+1;1);0)" office:value-type="float" office:value="17782" calcext:value-type="float">
            <text:p>17782</text:p>
          </table:table-cell>
          <table:table-cell table:formula="of:=[.R91]+IF([.$A91]&gt;=[.S$2];INDEX([.S$3:.S91];[.$A91]-[.S$2]+1;1);0)" office:value-type="float" office:value="17849" calcext:value-type="float">
            <text:p>17849</text:p>
          </table:table-cell>
          <table:table-cell table:formula="of:=[.S91]+IF([.$A91]&gt;=[.T$2];INDEX([.T$3:.T91];[.$A91]-[.T$2]+1;1);0)" office:value-type="float" office:value="17879" calcext:value-type="float">
            <text:p>17879</text:p>
          </table:table-cell>
          <table:table-cell table:formula="of:=[.T91]+IF([.$A91]&gt;=[.U$2];INDEX([.U$3:.U91];[.$A91]-[.U$2]+1;1);0)" office:value-type="float" office:value="17896" calcext:value-type="float">
            <text:p>17896</text:p>
          </table:table-cell>
          <table:table-cell table:formula="of:=[.U91]+IF([.$A91]&gt;=[.V$2];INDEX([.V$3:.V91];[.$A91]-[.V$2]+1;1);0)" office:value-type="float" office:value="17908" calcext:value-type="float">
            <text:p>17908</text:p>
          </table:table-cell>
          <table:table-cell table:formula="of:=[.V91]+IF([.$A91]&gt;=[.W$2];INDEX([.W$3:.W91];[.$A91]-[.W$2]+1;1);0)" office:value-type="float" office:value="17912" calcext:value-type="float">
            <text:p>17912</text:p>
          </table:table-cell>
          <table:table-cell table:formula="of:=[.W91]+IF([.$A91]&gt;=[.X$2];INDEX([.X$3:.X91];[.$A91]-[.X$2]+1;1);0)" office:value-type="float" office:value="17914" calcext:value-type="float">
            <text:p>17914</text:p>
          </table:table-cell>
          <table:table-cell table:formula="of:=[.X91]+IF([.$A91]&gt;=[.Y$2];INDEX([.Y$3:.Y91];[.$A91]-[.Y$2]+1;1);0)" office:value-type="float" office:value="17914" calcext:value-type="float">
            <text:p>17914</text:p>
          </table:table-cell>
          <table:table-cell table:formula="of:=[.Y91]+IF([.$A91]&gt;=[.Z$2];INDEX([.Z$3:.Z91];[.$A91]-[.Z$2]+1;1);0)" office:value-type="float" office:value="17914" calcext:value-type="float">
            <text:p>17914</text:p>
          </table:table-cell>
          <table:table-cell table:formula="of:=[.Z91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" office:value-type="float" office:value="0" calcext:value-type="float">
            <text:p>0</text:p>
          </table:table-cell>
          <table:table-cell table:formula="of:=[.B92]+IF([.$A92]&gt;=[.C$2];INDEX([.C$3:.C92];[.$A92]-[.C$2]+1;1);0)" office:value-type="float" office:value="15" calcext:value-type="float">
            <text:p>15</text:p>
          </table:table-cell>
          <table:table-cell table:formula="of:=[.C92]+IF([.$A92]&gt;=[.D$2];INDEX([.D$3:.D92];[.$A92]-[.D$2]+1;1);0)" office:value-type="float" office:value="147" calcext:value-type="float">
            <text:p>147</text:p>
          </table:table-cell>
          <table:table-cell table:formula="of:=[.D92]+IF([.$A92]&gt;=[.E$2];INDEX([.E$3:.E92];[.$A92]-[.E$2]+1;1);0)" office:value-type="float" office:value="734" calcext:value-type="float">
            <text:p>734</text:p>
          </table:table-cell>
          <table:table-cell table:formula="of:=[.E92]+IF([.$A92]&gt;=[.F$2];INDEX([.F$3:.F92];[.$A92]-[.F$2]+1;1);0)" office:value-type="float" office:value="2010" calcext:value-type="float">
            <text:p>2010</text:p>
          </table:table-cell>
          <table:table-cell table:formula="of:=[.F92]+IF([.$A92]&gt;=[.G$2];INDEX([.G$3:.G92];[.$A92]-[.G$2]+1;1);0)" office:value-type="float" office:value="4254" calcext:value-type="float">
            <text:p>4254</text:p>
          </table:table-cell>
          <table:table-cell table:formula="of:=[.G92]+IF([.$A92]&gt;=[.H$2];INDEX([.H$3:.H92];[.$A92]-[.H$2]+1;1);0)" office:value-type="float" office:value="6911" calcext:value-type="float">
            <text:p>6911</text:p>
          </table:table-cell>
          <table:table-cell table:formula="of:=[.H92]+IF([.$A92]&gt;=[.I$2];INDEX([.I$3:.I92];[.$A92]-[.I$2]+1;1);0)" office:value-type="float" office:value="10001" calcext:value-type="float">
            <text:p>10001</text:p>
          </table:table-cell>
          <table:table-cell table:formula="of:=[.I92]+IF([.$A92]&gt;=[.J$2];INDEX([.J$3:.J92];[.$A92]-[.J$2]+1;1);0)" office:value-type="float" office:value="12738" calcext:value-type="float">
            <text:p>12738</text:p>
          </table:table-cell>
          <table:table-cell table:formula="of:=[.J92]+IF([.$A92]&gt;=[.K$2];INDEX([.K$3:.K92];[.$A92]-[.K$2]+1;1);0)" office:value-type="float" office:value="14577" calcext:value-type="float">
            <text:p>14577</text:p>
          </table:table-cell>
          <table:table-cell table:formula="of:=[.K92]+IF([.$A92]&gt;=[.L$2];INDEX([.L$3:.L92];[.$A92]-[.L$2]+1;1);0)" office:value-type="float" office:value="16205" calcext:value-type="float">
            <text:p>16205</text:p>
          </table:table-cell>
          <table:table-cell table:formula="of:=[.L92]+IF([.$A92]&gt;=[.M$2];INDEX([.M$3:.M92];[.$A92]-[.M$2]+1;1);0)" office:value-type="float" office:value="17180" calcext:value-type="float">
            <text:p>17180</text:p>
          </table:table-cell>
          <table:table-cell table:formula="of:=[.M92]+IF([.$A92]&gt;=[.N$2];INDEX([.N$3:.N92];[.$A92]-[.N$2]+1;1);0)" office:value-type="float" office:value="17855" calcext:value-type="float">
            <text:p>17855</text:p>
          </table:table-cell>
          <table:table-cell table:formula="of:=[.N92]+IF([.$A92]&gt;=[.O$2];INDEX([.O$3:.O92];[.$A92]-[.O$2]+1;1);0)" office:value-type="float" office:value="18412" calcext:value-type="float">
            <text:p>18412</text:p>
          </table:table-cell>
          <table:table-cell table:formula="of:=[.O92]+IF([.$A92]&gt;=[.P$2];INDEX([.P$3:.P92];[.$A92]-[.P$2]+1;1);0)" office:value-type="float" office:value="18784" calcext:value-type="float">
            <text:p>18784</text:p>
          </table:table-cell>
          <table:table-cell table:formula="of:=[.P92]+IF([.$A92]&gt;=[.Q$2];INDEX([.Q$3:.Q92];[.$A92]-[.Q$2]+1;1);0)" office:value-type="float" office:value="18981" calcext:value-type="float">
            <text:p>18981</text:p>
          </table:table-cell>
          <table:table-cell table:formula="of:=[.Q92]+IF([.$A92]&gt;=[.R$2];INDEX([.R$3:.R92];[.$A92]-[.R$2]+1;1);0)" office:value-type="float" office:value="19079" calcext:value-type="float">
            <text:p>19079</text:p>
          </table:table-cell>
          <table:table-cell table:formula="of:=[.R92]+IF([.$A92]&gt;=[.S$2];INDEX([.S$3:.S92];[.$A92]-[.S$2]+1;1);0)" office:value-type="float" office:value="19156" calcext:value-type="float">
            <text:p>19156</text:p>
          </table:table-cell>
          <table:table-cell table:formula="of:=[.S92]+IF([.$A92]&gt;=[.T$2];INDEX([.T$3:.T92];[.$A92]-[.T$2]+1;1);0)" office:value-type="float" office:value="19191" calcext:value-type="float">
            <text:p>19191</text:p>
          </table:table-cell>
          <table:table-cell table:formula="of:=[.T92]+IF([.$A92]&gt;=[.U$2];INDEX([.U$3:.U92];[.$A92]-[.U$2]+1;1);0)" office:value-type="float" office:value="19210" calcext:value-type="float">
            <text:p>19210</text:p>
          </table:table-cell>
          <table:table-cell table:formula="of:=[.U92]+IF([.$A92]&gt;=[.V$2];INDEX([.V$3:.V92];[.$A92]-[.V$2]+1;1);0)" office:value-type="float" office:value="19224" calcext:value-type="float">
            <text:p>19224</text:p>
          </table:table-cell>
          <table:table-cell table:formula="of:=[.V92]+IF([.$A92]&gt;=[.W$2];INDEX([.W$3:.W92];[.$A92]-[.W$2]+1;1);0)" office:value-type="float" office:value="19229" calcext:value-type="float">
            <text:p>19229</text:p>
          </table:table-cell>
          <table:table-cell table:formula="of:=[.W92]+IF([.$A92]&gt;=[.X$2];INDEX([.X$3:.X92];[.$A92]-[.X$2]+1;1);0)" office:value-type="float" office:value="19231" calcext:value-type="float">
            <text:p>19231</text:p>
          </table:table-cell>
          <table:table-cell table:formula="of:=[.X92]+IF([.$A92]&gt;=[.Y$2];INDEX([.Y$3:.Y92];[.$A92]-[.Y$2]+1;1);0)" office:value-type="float" office:value="19232" calcext:value-type="float">
            <text:p>19232</text:p>
          </table:table-cell>
          <table:table-cell table:formula="of:=[.Y92]+IF([.$A92]&gt;=[.Z$2];INDEX([.Z$3:.Z92];[.$A92]-[.Z$2]+1;1);0)" office:value-type="float" office:value="19232" calcext:value-type="float">
            <text:p>19232</text:p>
          </table:table-cell>
          <table:table-cell table:formula="of:=[.Z92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" office:value-type="float" office:value="1" calcext:value-type="float">
            <text:p>1</text:p>
          </table:table-cell>
          <table:table-cell table:formula="of:=[.B93]+IF([.$A93]&gt;=[.C$2];INDEX([.C$3:.C93];[.$A93]-[.C$2]+1;1);0)" office:value-type="float" office:value="16" calcext:value-type="float">
            <text:p>16</text:p>
          </table:table-cell>
          <table:table-cell table:formula="of:=[.C93]+IF([.$A93]&gt;=[.D$2];INDEX([.D$3:.D93];[.$A93]-[.D$2]+1;1);0)" office:value-type="float" office:value="151" calcext:value-type="float">
            <text:p>151</text:p>
          </table:table-cell>
          <table:table-cell table:formula="of:=[.D93]+IF([.$A93]&gt;=[.E$2];INDEX([.E$3:.E93];[.$A93]-[.E$2]+1;1);0)" office:value-type="float" office:value="757" calcext:value-type="float">
            <text:p>757</text:p>
          </table:table-cell>
          <table:table-cell table:formula="of:=[.E93]+IF([.$A93]&gt;=[.F$2];INDEX([.F$3:.F93];[.$A93]-[.F$2]+1;1);0)" office:value-type="float" office:value="2090" calcext:value-type="float">
            <text:p>2090</text:p>
          </table:table-cell>
          <table:table-cell table:formula="of:=[.F93]+IF([.$A93]&gt;=[.G$2];INDEX([.G$3:.G93];[.$A93]-[.G$2]+1;1);0)" office:value-type="float" office:value="4455" calcext:value-type="float">
            <text:p>4455</text:p>
          </table:table-cell>
          <table:table-cell table:formula="of:=[.G93]+IF([.$A93]&gt;=[.H$2];INDEX([.H$3:.H93];[.$A93]-[.H$2]+1;1);0)" office:value-type="float" office:value="7278" calcext:value-type="float">
            <text:p>7278</text:p>
          </table:table-cell>
          <table:table-cell table:formula="of:=[.H93]+IF([.$A93]&gt;=[.I$2];INDEX([.I$3:.I93];[.$A93]-[.I$2]+1;1);0)" office:value-type="float" office:value="10583" calcext:value-type="float">
            <text:p>10583</text:p>
          </table:table-cell>
          <table:table-cell table:formula="of:=[.I93]+IF([.$A93]&gt;=[.J$2];INDEX([.J$3:.J93];[.$A93]-[.J$2]+1;1);0)" office:value-type="float" office:value="13529" calcext:value-type="float">
            <text:p>13529</text:p>
          </table:table-cell>
          <table:table-cell table:formula="of:=[.J93]+IF([.$A93]&gt;=[.K$2];INDEX([.K$3:.K93];[.$A93]-[.K$2]+1;1);0)" office:value-type="float" office:value="15523" calcext:value-type="float">
            <text:p>15523</text:p>
          </table:table-cell>
          <table:table-cell table:formula="of:=[.K93]+IF([.$A93]&gt;=[.L$2];INDEX([.L$3:.L93];[.$A93]-[.L$2]+1;1);0)" office:value-type="float" office:value="17295" calcext:value-type="float">
            <text:p>17295</text:p>
          </table:table-cell>
          <table:table-cell table:formula="of:=[.L93]+IF([.$A93]&gt;=[.M$2];INDEX([.M$3:.M93];[.$A93]-[.M$2]+1;1);0)" office:value-type="float" office:value="18363" calcext:value-type="float">
            <text:p>18363</text:p>
          </table:table-cell>
          <table:table-cell table:formula="of:=[.M93]+IF([.$A93]&gt;=[.N$2];INDEX([.N$3:.N93];[.$A93]-[.N$2]+1;1);0)" office:value-type="float" office:value="19104" calcext:value-type="float">
            <text:p>19104</text:p>
          </table:table-cell>
          <table:table-cell table:formula="of:=[.N93]+IF([.$A93]&gt;=[.O$2];INDEX([.O$3:.O93];[.$A93]-[.O$2]+1;1);0)" office:value-type="float" office:value="19717" calcext:value-type="float">
            <text:p>19717</text:p>
          </table:table-cell>
          <table:table-cell table:formula="of:=[.O93]+IF([.$A93]&gt;=[.P$2];INDEX([.P$3:.P93];[.$A93]-[.P$2]+1;1);0)" office:value-type="float" office:value="20130" calcext:value-type="float">
            <text:p>20130</text:p>
          </table:table-cell>
          <table:table-cell table:formula="of:=[.P93]+IF([.$A93]&gt;=[.Q$2];INDEX([.Q$3:.Q93];[.$A93]-[.Q$2]+1;1);0)" office:value-type="float" office:value="20349" calcext:value-type="float">
            <text:p>20349</text:p>
          </table:table-cell>
          <table:table-cell table:formula="of:=[.Q93]+IF([.$A93]&gt;=[.R$2];INDEX([.R$3:.R93];[.$A93]-[.R$2]+1;1);0)" office:value-type="float" office:value="20460" calcext:value-type="float">
            <text:p>20460</text:p>
          </table:table-cell>
          <table:table-cell table:formula="of:=[.R93]+IF([.$A93]&gt;=[.S$2];INDEX([.S$3:.S93];[.$A93]-[.S$2]+1;1);0)" office:value-type="float" office:value="20547" calcext:value-type="float">
            <text:p>20547</text:p>
          </table:table-cell>
          <table:table-cell table:formula="of:=[.S93]+IF([.$A93]&gt;=[.T$2];INDEX([.T$3:.T93];[.$A93]-[.T$2]+1;1);0)" office:value-type="float" office:value="20587" calcext:value-type="float">
            <text:p>20587</text:p>
          </table:table-cell>
          <table:table-cell table:formula="of:=[.T93]+IF([.$A93]&gt;=[.U$2];INDEX([.U$3:.U93];[.$A93]-[.U$2]+1;1);0)" office:value-type="float" office:value="20610" calcext:value-type="float">
            <text:p>20610</text:p>
          </table:table-cell>
          <table:table-cell table:formula="of:=[.U93]+IF([.$A93]&gt;=[.V$2];INDEX([.V$3:.V93];[.$A93]-[.V$2]+1;1);0)" office:value-type="float" office:value="20627" calcext:value-type="float">
            <text:p>20627</text:p>
          </table:table-cell>
          <table:table-cell table:formula="of:=[.V93]+IF([.$A93]&gt;=[.W$2];INDEX([.W$3:.W93];[.$A93]-[.W$2]+1;1);0)" office:value-type="float" office:value="20633" calcext:value-type="float">
            <text:p>20633</text:p>
          </table:table-cell>
          <table:table-cell table:formula="of:=[.W93]+IF([.$A93]&gt;=[.X$2];INDEX([.X$3:.X93];[.$A93]-[.X$2]+1;1);0)" office:value-type="float" office:value="20636" calcext:value-type="float">
            <text:p>20636</text:p>
          </table:table-cell>
          <table:table-cell table:formula="of:=[.X93]+IF([.$A93]&gt;=[.Y$2];INDEX([.Y$3:.Y93];[.$A93]-[.Y$2]+1;1);0)" office:value-type="float" office:value="20636" calcext:value-type="float">
            <text:p>20636</text:p>
          </table:table-cell>
          <table:table-cell table:formula="of:=[.Y93]+IF([.$A93]&gt;=[.Z$2];INDEX([.Z$3:.Z93];[.$A93]-[.Z$2]+1;1);0)" office:value-type="float" office:value="20636" calcext:value-type="float">
            <text:p>20636</text:p>
          </table:table-cell>
          <table:table-cell table:formula="of:=[.Z93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" office:value-type="float" office:value="0" calcext:value-type="float">
            <text:p>0</text:p>
          </table:table-cell>
          <table:table-cell table:formula="of:=[.B94]+IF([.$A94]&gt;=[.C$2];INDEX([.C$3:.C94];[.$A94]-[.C$2]+1;1);0)" office:value-type="float" office:value="15" calcext:value-type="float">
            <text:p>15</text:p>
          </table:table-cell>
          <table:table-cell table:formula="of:=[.C94]+IF([.$A94]&gt;=[.D$2];INDEX([.D$3:.D94];[.$A94]-[.D$2]+1;1);0)" office:value-type="float" office:value="153" calcext:value-type="float">
            <text:p>153</text:p>
          </table:table-cell>
          <table:table-cell table:formula="of:=[.D94]+IF([.$A94]&gt;=[.E$2];INDEX([.E$3:.E94];[.$A94]-[.E$2]+1;1);0)" office:value-type="float" office:value="780" calcext:value-type="float">
            <text:p>780</text:p>
          </table:table-cell>
          <table:table-cell table:formula="of:=[.E94]+IF([.$A94]&gt;=[.F$2];INDEX([.F$3:.F94];[.$A94]-[.F$2]+1;1);0)" office:value-type="float" office:value="2172" calcext:value-type="float">
            <text:p>2172</text:p>
          </table:table-cell>
          <table:table-cell table:formula="of:=[.F94]+IF([.$A94]&gt;=[.G$2];INDEX([.G$3:.G94];[.$A94]-[.G$2]+1;1);0)" office:value-type="float" office:value="4662" calcext:value-type="float">
            <text:p>4662</text:p>
          </table:table-cell>
          <table:table-cell table:formula="of:=[.G94]+IF([.$A94]&gt;=[.H$2];INDEX([.H$3:.H94];[.$A94]-[.H$2]+1;1);0)" office:value-type="float" office:value="7660" calcext:value-type="float">
            <text:p>7660</text:p>
          </table:table-cell>
          <table:table-cell table:formula="of:=[.H94]+IF([.$A94]&gt;=[.I$2];INDEX([.I$3:.I94];[.$A94]-[.I$2]+1;1);0)" office:value-type="float" office:value="11192" calcext:value-type="float">
            <text:p>11192</text:p>
          </table:table-cell>
          <table:table-cell table:formula="of:=[.I94]+IF([.$A94]&gt;=[.J$2];INDEX([.J$3:.J94];[.$A94]-[.J$2]+1;1);0)" office:value-type="float" office:value="14363" calcext:value-type="float">
            <text:p>14363</text:p>
          </table:table-cell>
          <table:table-cell table:formula="of:=[.J94]+IF([.$A94]&gt;=[.K$2];INDEX([.K$3:.K94];[.$A94]-[.K$2]+1;1);0)" office:value-type="float" office:value="16524" calcext:value-type="float">
            <text:p>16524</text:p>
          </table:table-cell>
          <table:table-cell table:formula="of:=[.K94]+IF([.$A94]&gt;=[.L$2];INDEX([.L$3:.L94];[.$A94]-[.L$2]+1;1);0)" office:value-type="float" office:value="18450" calcext:value-type="float">
            <text:p>18450</text:p>
          </table:table-cell>
          <table:table-cell table:formula="of:=[.L94]+IF([.$A94]&gt;=[.M$2];INDEX([.M$3:.M94];[.$A94]-[.M$2]+1;1);0)" office:value-type="float" office:value="19618" calcext:value-type="float">
            <text:p>19618</text:p>
          </table:table-cell>
          <table:table-cell table:formula="of:=[.M94]+IF([.$A94]&gt;=[.N$2];INDEX([.N$3:.N94];[.$A94]-[.N$2]+1;1);0)" office:value-type="float" office:value="20433" calcext:value-type="float">
            <text:p>20433</text:p>
          </table:table-cell>
          <table:table-cell table:formula="of:=[.N94]+IF([.$A94]&gt;=[.O$2];INDEX([.O$3:.O94];[.$A94]-[.O$2]+1;1);0)" office:value-type="float" office:value="21110" calcext:value-type="float">
            <text:p>21110</text:p>
          </table:table-cell>
          <table:table-cell table:formula="of:=[.O94]+IF([.$A94]&gt;=[.P$2];INDEX([.P$3:.P94];[.$A94]-[.P$2]+1;1);0)" office:value-type="float" office:value="21566" calcext:value-type="float">
            <text:p>21566</text:p>
          </table:table-cell>
          <table:table-cell table:formula="of:=[.P94]+IF([.$A94]&gt;=[.Q$2];INDEX([.Q$3:.Q94];[.$A94]-[.Q$2]+1;1);0)" office:value-type="float" office:value="21810" calcext:value-type="float">
            <text:p>21810</text:p>
          </table:table-cell>
          <table:table-cell table:formula="of:=[.Q94]+IF([.$A94]&gt;=[.R$2];INDEX([.R$3:.R94];[.$A94]-[.R$2]+1;1);0)" office:value-type="float" office:value="21934" calcext:value-type="float">
            <text:p>21934</text:p>
          </table:table-cell>
          <table:table-cell table:formula="of:=[.R94]+IF([.$A94]&gt;=[.S$2];INDEX([.S$3:.S94];[.$A94]-[.S$2]+1;1);0)" office:value-type="float" office:value="22032" calcext:value-type="float">
            <text:p>22032</text:p>
          </table:table-cell>
          <table:table-cell table:formula="of:=[.S94]+IF([.$A94]&gt;=[.T$2];INDEX([.T$3:.T94];[.$A94]-[.T$2]+1;1);0)" office:value-type="float" office:value="22078" calcext:value-type="float">
            <text:p>22078</text:p>
          </table:table-cell>
          <table:table-cell table:formula="of:=[.T94]+IF([.$A94]&gt;=[.U$2];INDEX([.U$3:.U94];[.$A94]-[.U$2]+1;1);0)" office:value-type="float" office:value="22104" calcext:value-type="float">
            <text:p>22104</text:p>
          </table:table-cell>
          <table:table-cell table:formula="of:=[.U94]+IF([.$A94]&gt;=[.V$2];INDEX([.V$3:.V94];[.$A94]-[.V$2]+1;1);0)" office:value-type="float" office:value="22123" calcext:value-type="float">
            <text:p>22123</text:p>
          </table:table-cell>
          <table:table-cell table:formula="of:=[.V94]+IF([.$A94]&gt;=[.W$2];INDEX([.W$3:.W94];[.$A94]-[.W$2]+1;1);0)" office:value-type="float" office:value="22130" calcext:value-type="float">
            <text:p>22130</text:p>
          </table:table-cell>
          <table:table-cell table:formula="of:=[.W94]+IF([.$A94]&gt;=[.X$2];INDEX([.X$3:.X94];[.$A94]-[.X$2]+1;1);0)" office:value-type="float" office:value="22133" calcext:value-type="float">
            <text:p>22133</text:p>
          </table:table-cell>
          <table:table-cell table:formula="of:=[.X94]+IF([.$A94]&gt;=[.Y$2];INDEX([.Y$3:.Y94];[.$A94]-[.Y$2]+1;1);0)" office:value-type="float" office:value="22134" calcext:value-type="float">
            <text:p>22134</text:p>
          </table:table-cell>
          <table:table-cell table:formula="of:=[.Y94]+IF([.$A94]&gt;=[.Z$2];INDEX([.Z$3:.Z94];[.$A94]-[.Z$2]+1;1);0)" office:value-type="float" office:value="22134" calcext:value-type="float">
            <text:p>22134</text:p>
          </table:table-cell>
          <table:table-cell table:formula="of:=[.Z94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" office:value-type="float" office:value="1" calcext:value-type="float">
            <text:p>1</text:p>
          </table:table-cell>
          <table:table-cell table:formula="of:=[.B95]+IF([.$A95]&gt;=[.C$2];INDEX([.C$3:.C95];[.$A95]-[.C$2]+1;1);0)" office:value-type="float" office:value="16" calcext:value-type="float">
            <text:p>16</text:p>
          </table:table-cell>
          <table:table-cell table:formula="of:=[.C95]+IF([.$A95]&gt;=[.D$2];INDEX([.D$3:.D95];[.$A95]-[.D$2]+1;1);0)" office:value-type="float" office:value="157" calcext:value-type="float">
            <text:p>157</text:p>
          </table:table-cell>
          <table:table-cell table:formula="of:=[.D95]+IF([.$A95]&gt;=[.E$2];INDEX([.E$3:.E95];[.$A95]-[.E$2]+1;1);0)" office:value-type="float" office:value="804" calcext:value-type="float">
            <text:p>804</text:p>
          </table:table-cell>
          <table:table-cell table:formula="of:=[.E95]+IF([.$A95]&gt;=[.F$2];INDEX([.F$3:.F95];[.$A95]-[.F$2]+1;1);0)" office:value-type="float" office:value="2256" calcext:value-type="float">
            <text:p>2256</text:p>
          </table:table-cell>
          <table:table-cell table:formula="of:=[.F95]+IF([.$A95]&gt;=[.G$2];INDEX([.G$3:.G95];[.$A95]-[.G$2]+1;1);0)" office:value-type="float" office:value="4877" calcext:value-type="float">
            <text:p>4877</text:p>
          </table:table-cell>
          <table:table-cell table:formula="of:=[.G95]+IF([.$A95]&gt;=[.H$2];INDEX([.H$3:.H95];[.$A95]-[.H$2]+1;1);0)" office:value-type="float" office:value="8059" calcext:value-type="float">
            <text:p>8059</text:p>
          </table:table-cell>
          <table:table-cell table:formula="of:=[.H95]+IF([.$A95]&gt;=[.I$2];INDEX([.I$3:.I95];[.$A95]-[.I$2]+1;1);0)" office:value-type="float" office:value="11832" calcext:value-type="float">
            <text:p>11832</text:p>
          </table:table-cell>
          <table:table-cell table:formula="of:=[.I95]+IF([.$A95]&gt;=[.J$2];INDEX([.J$3:.J95];[.$A95]-[.J$2]+1;1);0)" office:value-type="float" office:value="15240" calcext:value-type="float">
            <text:p>15240</text:p>
          </table:table-cell>
          <table:table-cell table:formula="of:=[.J95]+IF([.$A95]&gt;=[.K$2];INDEX([.K$3:.K95];[.$A95]-[.K$2]+1;1);0)" office:value-type="float" office:value="17579" calcext:value-type="float">
            <text:p>17579</text:p>
          </table:table-cell>
          <table:table-cell table:formula="of:=[.K95]+IF([.$A95]&gt;=[.L$2];INDEX([.L$3:.L95];[.$A95]-[.L$2]+1;1);0)" office:value-type="float" office:value="19671" calcext:value-type="float">
            <text:p>19671</text:p>
          </table:table-cell>
          <table:table-cell table:formula="of:=[.L95]+IF([.$A95]&gt;=[.M$2];INDEX([.M$3:.M95];[.$A95]-[.M$2]+1;1);0)" office:value-type="float" office:value="20948" calcext:value-type="float">
            <text:p>20948</text:p>
          </table:table-cell>
          <table:table-cell table:formula="of:=[.M95]+IF([.$A95]&gt;=[.N$2];INDEX([.N$3:.N95];[.$A95]-[.N$2]+1;1);0)" office:value-type="float" office:value="21843" calcext:value-type="float">
            <text:p>21843</text:p>
          </table:table-cell>
          <table:table-cell table:formula="of:=[.N95]+IF([.$A95]&gt;=[.O$2];INDEX([.O$3:.O95];[.$A95]-[.O$2]+1;1);0)" office:value-type="float" office:value="22586" calcext:value-type="float">
            <text:p>22586</text:p>
          </table:table-cell>
          <table:table-cell table:formula="of:=[.O95]+IF([.$A95]&gt;=[.P$2];INDEX([.P$3:.P95];[.$A95]-[.P$2]+1;1);0)" office:value-type="float" office:value="23090" calcext:value-type="float">
            <text:p>23090</text:p>
          </table:table-cell>
          <table:table-cell table:formula="of:=[.P95]+IF([.$A95]&gt;=[.Q$2];INDEX([.Q$3:.Q95];[.$A95]-[.Q$2]+1;1);0)" office:value-type="float" office:value="23362" calcext:value-type="float">
            <text:p>23362</text:p>
          </table:table-cell>
          <table:table-cell table:formula="of:=[.Q95]+IF([.$A95]&gt;=[.R$2];INDEX([.R$3:.R95];[.$A95]-[.R$2]+1;1);0)" office:value-type="float" office:value="23502" calcext:value-type="float">
            <text:p>23502</text:p>
          </table:table-cell>
          <table:table-cell table:formula="of:=[.R95]+IF([.$A95]&gt;=[.S$2];INDEX([.S$3:.S95];[.$A95]-[.S$2]+1;1);0)" office:value-type="float" office:value="23613" calcext:value-type="float">
            <text:p>23613</text:p>
          </table:table-cell>
          <table:table-cell table:formula="of:=[.S95]+IF([.$A95]&gt;=[.T$2];INDEX([.T$3:.T95];[.$A95]-[.T$2]+1;1);0)" office:value-type="float" office:value="23665" calcext:value-type="float">
            <text:p>23665</text:p>
          </table:table-cell>
          <table:table-cell table:formula="of:=[.T95]+IF([.$A95]&gt;=[.U$2];INDEX([.U$3:.U95];[.$A95]-[.U$2]+1;1);0)" office:value-type="float" office:value="23695" calcext:value-type="float">
            <text:p>23695</text:p>
          </table:table-cell>
          <table:table-cell table:formula="of:=[.U95]+IF([.$A95]&gt;=[.V$2];INDEX([.V$3:.V95];[.$A95]-[.V$2]+1;1);0)" office:value-type="float" office:value="23718" calcext:value-type="float">
            <text:p>23718</text:p>
          </table:table-cell>
          <table:table-cell table:formula="of:=[.V95]+IF([.$A95]&gt;=[.W$2];INDEX([.W$3:.W95];[.$A95]-[.W$2]+1;1);0)" office:value-type="float" office:value="23727" calcext:value-type="float">
            <text:p>23727</text:p>
          </table:table-cell>
          <table:table-cell table:formula="of:=[.W95]+IF([.$A95]&gt;=[.X$2];INDEX([.X$3:.X95];[.$A95]-[.X$2]+1;1);0)" office:value-type="float" office:value="23731" calcext:value-type="float">
            <text:p>23731</text:p>
          </table:table-cell>
          <table:table-cell table:formula="of:=[.X95]+IF([.$A95]&gt;=[.Y$2];INDEX([.Y$3:.Y95];[.$A95]-[.Y$2]+1;1);0)" office:value-type="float" office:value="23732" calcext:value-type="float">
            <text:p>23732</text:p>
          </table:table-cell>
          <table:table-cell table:formula="of:=[.Y95]+IF([.$A95]&gt;=[.Z$2];INDEX([.Z$3:.Z95];[.$A95]-[.Z$2]+1;1);0)" office:value-type="float" office:value="23732" calcext:value-type="float">
            <text:p>23732</text:p>
          </table:table-cell>
          <table:table-cell table:formula="of:=[.Z95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" office:value-type="float" office:value="0" calcext:value-type="float">
            <text:p>0</text:p>
          </table:table-cell>
          <table:table-cell table:formula="of:=[.B96]+IF([.$A96]&gt;=[.C$2];INDEX([.C$3:.C96];[.$A96]-[.C$2]+1;1);0)" office:value-type="float" office:value="16" calcext:value-type="float">
            <text:p>16</text:p>
          </table:table-cell>
          <table:table-cell table:formula="of:=[.C96]+IF([.$A96]&gt;=[.D$2];INDEX([.D$3:.D96];[.$A96]-[.D$2]+1;1);0)" office:value-type="float" office:value="160" calcext:value-type="float">
            <text:p>160</text:p>
          </table:table-cell>
          <table:table-cell table:formula="of:=[.D96]+IF([.$A96]&gt;=[.E$2];INDEX([.E$3:.E96];[.$A96]-[.E$2]+1;1);0)" office:value-type="float" office:value="828" calcext:value-type="float">
            <text:p>828</text:p>
          </table:table-cell>
          <table:table-cell table:formula="of:=[.E96]+IF([.$A96]&gt;=[.F$2];INDEX([.F$3:.F96];[.$A96]-[.F$2]+1;1);0)" office:value-type="float" office:value="2343" calcext:value-type="float">
            <text:p>2343</text:p>
          </table:table-cell>
          <table:table-cell table:formula="of:=[.F96]+IF([.$A96]&gt;=[.G$2];INDEX([.G$3:.G96];[.$A96]-[.G$2]+1;1);0)" office:value-type="float" office:value="5100" calcext:value-type="float">
            <text:p>5100</text:p>
          </table:table-cell>
          <table:table-cell table:formula="of:=[.G96]+IF([.$A96]&gt;=[.H$2];INDEX([.H$3:.H96];[.$A96]-[.H$2]+1;1);0)" office:value-type="float" office:value="8475" calcext:value-type="float">
            <text:p>8475</text:p>
          </table:table-cell>
          <table:table-cell table:formula="of:=[.H96]+IF([.$A96]&gt;=[.I$2];INDEX([.I$3:.I96];[.$A96]-[.I$2]+1;1);0)" office:value-type="float" office:value="12502" calcext:value-type="float">
            <text:p>12502</text:p>
          </table:table-cell>
          <table:table-cell table:formula="of:=[.I96]+IF([.$A96]&gt;=[.J$2];INDEX([.J$3:.J96];[.$A96]-[.J$2]+1;1);0)" office:value-type="float" office:value="16164" calcext:value-type="float">
            <text:p>16164</text:p>
          </table:table-cell>
          <table:table-cell table:formula="of:=[.J96]+IF([.$A96]&gt;=[.K$2];INDEX([.K$3:.K96];[.$A96]-[.K$2]+1;1);0)" office:value-type="float" office:value="18694" calcext:value-type="float">
            <text:p>18694</text:p>
          </table:table-cell>
          <table:table-cell table:formula="of:=[.K96]+IF([.$A96]&gt;=[.L$2];INDEX([.L$3:.L96];[.$A96]-[.L$2]+1;1);0)" office:value-type="float" office:value="20966" calcext:value-type="float">
            <text:p>20966</text:p>
          </table:table-cell>
          <table:table-cell table:formula="of:=[.L96]+IF([.$A96]&gt;=[.M$2];INDEX([.M$3:.M96];[.$A96]-[.M$2]+1;1);0)" office:value-type="float" office:value="22360" calcext:value-type="float">
            <text:p>22360</text:p>
          </table:table-cell>
          <table:table-cell table:formula="of:=[.M96]+IF([.$A96]&gt;=[.N$2];INDEX([.N$3:.N96];[.$A96]-[.N$2]+1;1);0)" office:value-type="float" office:value="23341" calcext:value-type="float">
            <text:p>23341</text:p>
          </table:table-cell>
          <table:table-cell table:formula="of:=[.N96]+IF([.$A96]&gt;=[.O$2];INDEX([.O$3:.O96];[.$A96]-[.O$2]+1;1);0)" office:value-type="float" office:value="24159" calcext:value-type="float">
            <text:p>24159</text:p>
          </table:table-cell>
          <table:table-cell table:formula="of:=[.O96]+IF([.$A96]&gt;=[.P$2];INDEX([.P$3:.P96];[.$A96]-[.P$2]+1;1);0)" office:value-type="float" office:value="24716" calcext:value-type="float">
            <text:p>24716</text:p>
          </table:table-cell>
          <table:table-cell table:formula="of:=[.P96]+IF([.$A96]&gt;=[.Q$2];INDEX([.Q$3:.Q96];[.$A96]-[.Q$2]+1;1);0)" office:value-type="float" office:value="25018" calcext:value-type="float">
            <text:p>25018</text:p>
          </table:table-cell>
          <table:table-cell table:formula="of:=[.Q96]+IF([.$A96]&gt;=[.R$2];INDEX([.R$3:.R96];[.$A96]-[.R$2]+1;1);0)" office:value-type="float" office:value="25175" calcext:value-type="float">
            <text:p>25175</text:p>
          </table:table-cell>
          <table:table-cell table:formula="of:=[.R96]+IF([.$A96]&gt;=[.S$2];INDEX([.S$3:.S96];[.$A96]-[.S$2]+1;1);0)" office:value-type="float" office:value="25299" calcext:value-type="float">
            <text:p>25299</text:p>
          </table:table-cell>
          <table:table-cell table:formula="of:=[.S96]+IF([.$A96]&gt;=[.T$2];INDEX([.T$3:.T96];[.$A96]-[.T$2]+1;1);0)" office:value-type="float" office:value="25359" calcext:value-type="float">
            <text:p>25359</text:p>
          </table:table-cell>
          <table:table-cell table:formula="of:=[.T96]+IF([.$A96]&gt;=[.U$2];INDEX([.U$3:.U96];[.$A96]-[.U$2]+1;1);0)" office:value-type="float" office:value="25394" calcext:value-type="float">
            <text:p>25394</text:p>
          </table:table-cell>
          <table:table-cell table:formula="of:=[.U96]+IF([.$A96]&gt;=[.V$2];INDEX([.V$3:.V96];[.$A96]-[.V$2]+1;1);0)" office:value-type="float" office:value="25420" calcext:value-type="float">
            <text:p>25420</text:p>
          </table:table-cell>
          <table:table-cell table:formula="of:=[.V96]+IF([.$A96]&gt;=[.W$2];INDEX([.W$3:.W96];[.$A96]-[.W$2]+1;1);0)" office:value-type="float" office:value="25430" calcext:value-type="float">
            <text:p>25430</text:p>
          </table:table-cell>
          <table:table-cell table:formula="of:=[.W96]+IF([.$A96]&gt;=[.X$2];INDEX([.X$3:.X96];[.$A96]-[.X$2]+1;1);0)" office:value-type="float" office:value="25435" calcext:value-type="float">
            <text:p>25435</text:p>
          </table:table-cell>
          <table:table-cell table:formula="of:=[.X96]+IF([.$A96]&gt;=[.Y$2];INDEX([.Y$3:.Y96];[.$A96]-[.Y$2]+1;1);0)" office:value-type="float" office:value="25436" calcext:value-type="float">
            <text:p>25436</text:p>
          </table:table-cell>
          <table:table-cell table:formula="of:=[.Y96]+IF([.$A96]&gt;=[.Z$2];INDEX([.Z$3:.Z96];[.$A96]-[.Z$2]+1;1);0)" office:value-type="float" office:value="25436" calcext:value-type="float">
            <text:p>25436</text:p>
          </table:table-cell>
          <table:table-cell table:formula="of:=[.Z96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" office:value-type="float" office:value="1" calcext:value-type="float">
            <text:p>1</text:p>
          </table:table-cell>
          <table:table-cell table:formula="of:=[.B97]+IF([.$A97]&gt;=[.C$2];INDEX([.C$3:.C97];[.$A97]-[.C$2]+1;1);0)" office:value-type="float" office:value="16" calcext:value-type="float">
            <text:p>16</text:p>
          </table:table-cell>
          <table:table-cell table:formula="of:=[.C97]+IF([.$A97]&gt;=[.D$2];INDEX([.D$3:.D97];[.$A97]-[.D$2]+1;1);0)" office:value-type="float" office:value="163" calcext:value-type="float">
            <text:p>163</text:p>
          </table:table-cell>
          <table:table-cell table:formula="of:=[.D97]+IF([.$A97]&gt;=[.E$2];INDEX([.E$3:.E97];[.$A97]-[.E$2]+1;1);0)" office:value-type="float" office:value="853" calcext:value-type="float">
            <text:p>853</text:p>
          </table:table-cell>
          <table:table-cell table:formula="of:=[.E97]+IF([.$A97]&gt;=[.F$2];INDEX([.F$3:.F97];[.$A97]-[.F$2]+1;1);0)" office:value-type="float" office:value="2432" calcext:value-type="float">
            <text:p>2432</text:p>
          </table:table-cell>
          <table:table-cell table:formula="of:=[.F97]+IF([.$A97]&gt;=[.G$2];INDEX([.G$3:.G97];[.$A97]-[.G$2]+1;1);0)" office:value-type="float" office:value="5331" calcext:value-type="float">
            <text:p>5331</text:p>
          </table:table-cell>
          <table:table-cell table:formula="of:=[.G97]+IF([.$A97]&gt;=[.H$2];INDEX([.H$3:.H97];[.$A97]-[.H$2]+1;1);0)" office:value-type="float" office:value="8909" calcext:value-type="float">
            <text:p>8909</text:p>
          </table:table-cell>
          <table:table-cell table:formula="of:=[.H97]+IF([.$A97]&gt;=[.I$2];INDEX([.I$3:.I97];[.$A97]-[.I$2]+1;1);0)" office:value-type="float" office:value="13205" calcext:value-type="float">
            <text:p>13205</text:p>
          </table:table-cell>
          <table:table-cell table:formula="of:=[.I97]+IF([.$A97]&gt;=[.J$2];INDEX([.J$3:.J97];[.$A97]-[.J$2]+1;1);0)" office:value-type="float" office:value="17136" calcext:value-type="float">
            <text:p>17136</text:p>
          </table:table-cell>
          <table:table-cell table:formula="of:=[.J97]+IF([.$A97]&gt;=[.K$2];INDEX([.K$3:.K97];[.$A97]-[.K$2]+1;1);0)" office:value-type="float" office:value="19871" calcext:value-type="float">
            <text:p>19871</text:p>
          </table:table-cell>
          <table:table-cell table:formula="of:=[.K97]+IF([.$A97]&gt;=[.L$2];INDEX([.L$3:.L97];[.$A97]-[.L$2]+1;1);0)" office:value-type="float" office:value="22334" calcext:value-type="float">
            <text:p>22334</text:p>
          </table:table-cell>
          <table:table-cell table:formula="of:=[.L97]+IF([.$A97]&gt;=[.M$2];INDEX([.M$3:.M97];[.$A97]-[.M$2]+1;1);0)" office:value-type="float" office:value="23856" calcext:value-type="float">
            <text:p>23856</text:p>
          </table:table-cell>
          <table:table-cell table:formula="of:=[.M97]+IF([.$A97]&gt;=[.N$2];INDEX([.N$3:.N97];[.$A97]-[.N$2]+1;1);0)" office:value-type="float" office:value="24931" calcext:value-type="float">
            <text:p>24931</text:p>
          </table:table-cell>
          <table:table-cell table:formula="of:=[.N97]+IF([.$A97]&gt;=[.O$2];INDEX([.O$3:.O97];[.$A97]-[.O$2]+1;1);0)" office:value-type="float" office:value="25829" calcext:value-type="float">
            <text:p>25829</text:p>
          </table:table-cell>
          <table:table-cell table:formula="of:=[.O97]+IF([.$A97]&gt;=[.P$2];INDEX([.P$3:.P97];[.$A97]-[.P$2]+1;1);0)" office:value-type="float" office:value="26443" calcext:value-type="float">
            <text:p>26443</text:p>
          </table:table-cell>
          <table:table-cell table:formula="of:=[.P97]+IF([.$A97]&gt;=[.Q$2];INDEX([.Q$3:.Q97];[.$A97]-[.Q$2]+1;1);0)" office:value-type="float" office:value="26779" calcext:value-type="float">
            <text:p>26779</text:p>
          </table:table-cell>
          <table:table-cell table:formula="of:=[.Q97]+IF([.$A97]&gt;=[.R$2];INDEX([.R$3:.R97];[.$A97]-[.R$2]+1;1);0)" office:value-type="float" office:value="26954" calcext:value-type="float">
            <text:p>26954</text:p>
          </table:table-cell>
          <table:table-cell table:formula="of:=[.R97]+IF([.$A97]&gt;=[.S$2];INDEX([.S$3:.S97];[.$A97]-[.S$2]+1;1);0)" office:value-type="float" office:value="27094" calcext:value-type="float">
            <text:p>27094</text:p>
          </table:table-cell>
          <table:table-cell table:formula="of:=[.S97]+IF([.$A97]&gt;=[.T$2];INDEX([.T$3:.T97];[.$A97]-[.T$2]+1;1);0)" office:value-type="float" office:value="27161" calcext:value-type="float">
            <text:p>27161</text:p>
          </table:table-cell>
          <table:table-cell table:formula="of:=[.T97]+IF([.$A97]&gt;=[.U$2];INDEX([.U$3:.U97];[.$A97]-[.U$2]+1;1);0)" office:value-type="float" office:value="27201" calcext:value-type="float">
            <text:p>27201</text:p>
          </table:table-cell>
          <table:table-cell table:formula="of:=[.U97]+IF([.$A97]&gt;=[.V$2];INDEX([.V$3:.V97];[.$A97]-[.V$2]+1;1);0)" office:value-type="float" office:value="27231" calcext:value-type="float">
            <text:p>27231</text:p>
          </table:table-cell>
          <table:table-cell table:formula="of:=[.V97]+IF([.$A97]&gt;=[.W$2];INDEX([.W$3:.W97];[.$A97]-[.W$2]+1;1);0)" office:value-type="float" office:value="27243" calcext:value-type="float">
            <text:p>27243</text:p>
          </table:table-cell>
          <table:table-cell table:formula="of:=[.W97]+IF([.$A97]&gt;=[.X$2];INDEX([.X$3:.X97];[.$A97]-[.X$2]+1;1);0)" office:value-type="float" office:value="27249" calcext:value-type="float">
            <text:p>27249</text:p>
          </table:table-cell>
          <table:table-cell table:formula="of:=[.X97]+IF([.$A97]&gt;=[.Y$2];INDEX([.Y$3:.Y97];[.$A97]-[.Y$2]+1;1);0)" office:value-type="float" office:value="27251" calcext:value-type="float">
            <text:p>27251</text:p>
          </table:table-cell>
          <table:table-cell table:formula="of:=[.Y97]+IF([.$A97]&gt;=[.Z$2];INDEX([.Z$3:.Z97];[.$A97]-[.Z$2]+1;1);0)" office:value-type="float" office:value="27251" calcext:value-type="float">
            <text:p>27251</text:p>
          </table:table-cell>
          <table:table-cell table:formula="of:=[.Z97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" office:value-type="float" office:value="0" calcext:value-type="float">
            <text:p>0</text:p>
          </table:table-cell>
          <table:table-cell table:formula="of:=[.B98]+IF([.$A98]&gt;=[.C$2];INDEX([.C$3:.C98];[.$A98]-[.C$2]+1;1);0)" office:value-type="float" office:value="16" calcext:value-type="float">
            <text:p>16</text:p>
          </table:table-cell>
          <table:table-cell table:formula="of:=[.C98]+IF([.$A98]&gt;=[.D$2];INDEX([.D$3:.D98];[.$A98]-[.D$2]+1;1);0)" office:value-type="float" office:value="167" calcext:value-type="float">
            <text:p>167</text:p>
          </table:table-cell>
          <table:table-cell table:formula="of:=[.D98]+IF([.$A98]&gt;=[.E$2];INDEX([.E$3:.E98];[.$A98]-[.E$2]+1;1);0)" office:value-type="float" office:value="878" calcext:value-type="float">
            <text:p>878</text:p>
          </table:table-cell>
          <table:table-cell table:formula="of:=[.E98]+IF([.$A98]&gt;=[.F$2];INDEX([.F$3:.F98];[.$A98]-[.F$2]+1;1);0)" office:value-type="float" office:value="2524" calcext:value-type="float">
            <text:p>2524</text:p>
          </table:table-cell>
          <table:table-cell table:formula="of:=[.F98]+IF([.$A98]&gt;=[.G$2];INDEX([.G$3:.G98];[.$A98]-[.G$2]+1;1);0)" office:value-type="float" office:value="5570" calcext:value-type="float">
            <text:p>5570</text:p>
          </table:table-cell>
          <table:table-cell table:formula="of:=[.G98]+IF([.$A98]&gt;=[.H$2];INDEX([.H$3:.H98];[.$A98]-[.H$2]+1;1);0)" office:value-type="float" office:value="9361" calcext:value-type="float">
            <text:p>9361</text:p>
          </table:table-cell>
          <table:table-cell table:formula="of:=[.H98]+IF([.$A98]&gt;=[.I$2];INDEX([.I$3:.I98];[.$A98]-[.I$2]+1;1);0)" office:value-type="float" office:value="13941" calcext:value-type="float">
            <text:p>13941</text:p>
          </table:table-cell>
          <table:table-cell table:formula="of:=[.I98]+IF([.$A98]&gt;=[.J$2];INDEX([.J$3:.J98];[.$A98]-[.J$2]+1;1);0)" office:value-type="float" office:value="18159" calcext:value-type="float">
            <text:p>18159</text:p>
          </table:table-cell>
          <table:table-cell table:formula="of:=[.J98]+IF([.$A98]&gt;=[.K$2];INDEX([.K$3:.K98];[.$A98]-[.K$2]+1;1);0)" office:value-type="float" office:value="21112" calcext:value-type="float">
            <text:p>21112</text:p>
          </table:table-cell>
          <table:table-cell table:formula="of:=[.K98]+IF([.$A98]&gt;=[.L$2];INDEX([.L$3:.L98];[.$A98]-[.L$2]+1;1);0)" office:value-type="float" office:value="23782" calcext:value-type="float">
            <text:p>23782</text:p>
          </table:table-cell>
          <table:table-cell table:formula="of:=[.L98]+IF([.$A98]&gt;=[.M$2];INDEX([.M$3:.M98];[.$A98]-[.M$2]+1;1);0)" office:value-type="float" office:value="25440" calcext:value-type="float">
            <text:p>25440</text:p>
          </table:table-cell>
          <table:table-cell table:formula="of:=[.M98]+IF([.$A98]&gt;=[.N$2];INDEX([.N$3:.N98];[.$A98]-[.N$2]+1;1);0)" office:value-type="float" office:value="26617" calcext:value-type="float">
            <text:p>26617</text:p>
          </table:table-cell>
          <table:table-cell table:formula="of:=[.N98]+IF([.$A98]&gt;=[.O$2];INDEX([.O$3:.O98];[.$A98]-[.O$2]+1;1);0)" office:value-type="float" office:value="27602" calcext:value-type="float">
            <text:p>27602</text:p>
          </table:table-cell>
          <table:table-cell table:formula="of:=[.O98]+IF([.$A98]&gt;=[.P$2];INDEX([.P$3:.P98];[.$A98]-[.P$2]+1;1);0)" office:value-type="float" office:value="28279" calcext:value-type="float">
            <text:p>28279</text:p>
          </table:table-cell>
          <table:table-cell table:formula="of:=[.P98]+IF([.$A98]&gt;=[.Q$2];INDEX([.Q$3:.Q98];[.$A98]-[.Q$2]+1;1);0)" office:value-type="float" office:value="28651" calcext:value-type="float">
            <text:p>28651</text:p>
          </table:table-cell>
          <table:table-cell table:formula="of:=[.Q98]+IF([.$A98]&gt;=[.R$2];INDEX([.R$3:.R98];[.$A98]-[.R$2]+1;1);0)" office:value-type="float" office:value="28848" calcext:value-type="float">
            <text:p>28848</text:p>
          </table:table-cell>
          <table:table-cell table:formula="of:=[.R98]+IF([.$A98]&gt;=[.S$2];INDEX([.S$3:.S98];[.$A98]-[.S$2]+1;1);0)" office:value-type="float" office:value="29005" calcext:value-type="float">
            <text:p>29005</text:p>
          </table:table-cell>
          <table:table-cell table:formula="of:=[.S98]+IF([.$A98]&gt;=[.T$2];INDEX([.T$3:.T98];[.$A98]-[.T$2]+1;1);0)" office:value-type="float" office:value="29082" calcext:value-type="float">
            <text:p>29082</text:p>
          </table:table-cell>
          <table:table-cell table:formula="of:=[.T98]+IF([.$A98]&gt;=[.U$2];INDEX([.U$3:.U98];[.$A98]-[.U$2]+1;1);0)" office:value-type="float" office:value="29128" calcext:value-type="float">
            <text:p>29128</text:p>
          </table:table-cell>
          <table:table-cell table:formula="of:=[.U98]+IF([.$A98]&gt;=[.V$2];INDEX([.V$3:.V98];[.$A98]-[.V$2]+1;1);0)" office:value-type="float" office:value="29163" calcext:value-type="float">
            <text:p>29163</text:p>
          </table:table-cell>
          <table:table-cell table:formula="of:=[.V98]+IF([.$A98]&gt;=[.W$2];INDEX([.W$3:.W98];[.$A98]-[.W$2]+1;1);0)" office:value-type="float" office:value="29177" calcext:value-type="float">
            <text:p>29177</text:p>
          </table:table-cell>
          <table:table-cell table:formula="of:=[.W98]+IF([.$A98]&gt;=[.X$2];INDEX([.X$3:.X98];[.$A98]-[.X$2]+1;1);0)" office:value-type="float" office:value="29184" calcext:value-type="float">
            <text:p>29184</text:p>
          </table:table-cell>
          <table:table-cell table:formula="of:=[.X98]+IF([.$A98]&gt;=[.Y$2];INDEX([.Y$3:.Y98];[.$A98]-[.Y$2]+1;1);0)" office:value-type="float" office:value="29186" calcext:value-type="float">
            <text:p>29186</text:p>
          </table:table-cell>
          <table:table-cell table:formula="of:=[.Y98]+IF([.$A98]&gt;=[.Z$2];INDEX([.Z$3:.Z98];[.$A98]-[.Z$2]+1;1);0)" office:value-type="float" office:value="29186" calcext:value-type="float">
            <text:p>29186</text:p>
          </table:table-cell>
          <table:table-cell table:formula="of:=[.Z98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" office:value-type="float" office:value="1" calcext:value-type="float">
            <text:p>1</text:p>
          </table:table-cell>
          <table:table-cell table:formula="of:=[.B99]+IF([.$A99]&gt;=[.C$2];INDEX([.C$3:.C99];[.$A99]-[.C$2]+1;1);0)" office:value-type="float" office:value="17" calcext:value-type="float">
            <text:p>17</text:p>
          </table:table-cell>
          <table:table-cell table:formula="of:=[.C99]+IF([.$A99]&gt;=[.D$2];INDEX([.D$3:.D99];[.$A99]-[.D$2]+1;1);0)" office:value-type="float" office:value="170" calcext:value-type="float">
            <text:p>170</text:p>
          </table:table-cell>
          <table:table-cell table:formula="of:=[.D99]+IF([.$A99]&gt;=[.E$2];INDEX([.E$3:.E99];[.$A99]-[.E$2]+1;1);0)" office:value-type="float" office:value="904" calcext:value-type="float">
            <text:p>904</text:p>
          </table:table-cell>
          <table:table-cell table:formula="of:=[.E99]+IF([.$A99]&gt;=[.F$2];INDEX([.F$3:.F99];[.$A99]-[.F$2]+1;1);0)" office:value-type="float" office:value="2618" calcext:value-type="float">
            <text:p>2618</text:p>
          </table:table-cell>
          <table:table-cell table:formula="of:=[.F99]+IF([.$A99]&gt;=[.G$2];INDEX([.G$3:.G99];[.$A99]-[.G$2]+1;1);0)" office:value-type="float" office:value="5818" calcext:value-type="float">
            <text:p>5818</text:p>
          </table:table-cell>
          <table:table-cell table:formula="of:=[.G99]+IF([.$A99]&gt;=[.H$2];INDEX([.H$3:.H99];[.$A99]-[.H$2]+1;1);0)" office:value-type="float" office:value="9832" calcext:value-type="float">
            <text:p>9832</text:p>
          </table:table-cell>
          <table:table-cell table:formula="of:=[.H99]+IF([.$A99]&gt;=[.I$2];INDEX([.I$3:.I99];[.$A99]-[.I$2]+1;1);0)" office:value-type="float" office:value="14712" calcext:value-type="float">
            <text:p>14712</text:p>
          </table:table-cell>
          <table:table-cell table:formula="of:=[.I99]+IF([.$A99]&gt;=[.J$2];INDEX([.J$3:.J99];[.$A99]-[.J$2]+1;1);0)" office:value-type="float" office:value="19234" calcext:value-type="float">
            <text:p>19234</text:p>
          </table:table-cell>
          <table:table-cell table:formula="of:=[.J99]+IF([.$A99]&gt;=[.K$2];INDEX([.K$3:.K99];[.$A99]-[.K$2]+1;1);0)" office:value-type="float" office:value="22421" calcext:value-type="float">
            <text:p>22421</text:p>
          </table:table-cell>
          <table:table-cell table:formula="of:=[.K99]+IF([.$A99]&gt;=[.L$2];INDEX([.L$3:.L99];[.$A99]-[.L$2]+1;1);0)" office:value-type="float" office:value="25313" calcext:value-type="float">
            <text:p>25313</text:p>
          </table:table-cell>
          <table:table-cell table:formula="of:=[.L99]+IF([.$A99]&gt;=[.M$2];INDEX([.M$3:.M99];[.$A99]-[.M$2]+1;1);0)" office:value-type="float" office:value="27120" calcext:value-type="float">
            <text:p>27120</text:p>
          </table:table-cell>
          <table:table-cell table:formula="of:=[.M99]+IF([.$A99]&gt;=[.N$2];INDEX([.N$3:.N99];[.$A99]-[.N$2]+1;1);0)" office:value-type="float" office:value="28407" calcext:value-type="float">
            <text:p>28407</text:p>
          </table:table-cell>
          <table:table-cell table:formula="of:=[.N99]+IF([.$A99]&gt;=[.O$2];INDEX([.O$3:.O99];[.$A99]-[.O$2]+1;1);0)" office:value-type="float" office:value="29487" calcext:value-type="float">
            <text:p>29487</text:p>
          </table:table-cell>
          <table:table-cell table:formula="of:=[.O99]+IF([.$A99]&gt;=[.P$2];INDEX([.P$3:.P99];[.$A99]-[.P$2]+1;1);0)" office:value-type="float" office:value="30231" calcext:value-type="float">
            <text:p>30231</text:p>
          </table:table-cell>
          <table:table-cell table:formula="of:=[.P99]+IF([.$A99]&gt;=[.Q$2];INDEX([.Q$3:.Q99];[.$A99]-[.Q$2]+1;1);0)" office:value-type="float" office:value="30644" calcext:value-type="float">
            <text:p>30644</text:p>
          </table:table-cell>
          <table:table-cell table:formula="of:=[.Q99]+IF([.$A99]&gt;=[.R$2];INDEX([.R$3:.R99];[.$A99]-[.R$2]+1;1);0)" office:value-type="float" office:value="30863" calcext:value-type="float">
            <text:p>30863</text:p>
          </table:table-cell>
          <table:table-cell table:formula="of:=[.R99]+IF([.$A99]&gt;=[.S$2];INDEX([.S$3:.S99];[.$A99]-[.S$2]+1;1);0)" office:value-type="float" office:value="31038" calcext:value-type="float">
            <text:p>31038</text:p>
          </table:table-cell>
          <table:table-cell table:formula="of:=[.S99]+IF([.$A99]&gt;=[.T$2];INDEX([.T$3:.T99];[.$A99]-[.T$2]+1;1);0)" office:value-type="float" office:value="31125" calcext:value-type="float">
            <text:p>31125</text:p>
          </table:table-cell>
          <table:table-cell table:formula="of:=[.T99]+IF([.$A99]&gt;=[.U$2];INDEX([.U$3:.U99];[.$A99]-[.U$2]+1;1);0)" office:value-type="float" office:value="31177" calcext:value-type="float">
            <text:p>31177</text:p>
          </table:table-cell>
          <table:table-cell table:formula="of:=[.U99]+IF([.$A99]&gt;=[.V$2];INDEX([.V$3:.V99];[.$A99]-[.V$2]+1;1);0)" office:value-type="float" office:value="31217" calcext:value-type="float">
            <text:p>31217</text:p>
          </table:table-cell>
          <table:table-cell table:formula="of:=[.V99]+IF([.$A99]&gt;=[.W$2];INDEX([.W$3:.W99];[.$A99]-[.W$2]+1;1);0)" office:value-type="float" office:value="31234" calcext:value-type="float">
            <text:p>31234</text:p>
          </table:table-cell>
          <table:table-cell table:formula="of:=[.W99]+IF([.$A99]&gt;=[.X$2];INDEX([.X$3:.X99];[.$A99]-[.X$2]+1;1);0)" office:value-type="float" office:value="31243" calcext:value-type="float">
            <text:p>31243</text:p>
          </table:table-cell>
          <table:table-cell table:formula="of:=[.X99]+IF([.$A99]&gt;=[.Y$2];INDEX([.Y$3:.Y99];[.$A99]-[.Y$2]+1;1);0)" office:value-type="float" office:value="31246" calcext:value-type="float">
            <text:p>31246</text:p>
          </table:table-cell>
          <table:table-cell table:formula="of:=[.Y99]+IF([.$A99]&gt;=[.Z$2];INDEX([.Z$3:.Z99];[.$A99]-[.Z$2]+1;1);0)" office:value-type="float" office:value="31246" calcext:value-type="float">
            <text:p>31246</text:p>
          </table:table-cell>
          <table:table-cell table:formula="of:=[.Z99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" office:value-type="float" office:value="0" calcext:value-type="float">
            <text:p>0</text:p>
          </table:table-cell>
          <table:table-cell table:formula="of:=[.B100]+IF([.$A100]&gt;=[.C$2];INDEX([.C$3:.C100];[.$A100]-[.C$2]+1;1);0)" office:value-type="float" office:value="16" calcext:value-type="float">
            <text:p>16</text:p>
          </table:table-cell>
          <table:table-cell table:formula="of:=[.C100]+IF([.$A100]&gt;=[.D$2];INDEX([.D$3:.D100];[.$A100]-[.D$2]+1;1);0)" office:value-type="float" office:value="173" calcext:value-type="float">
            <text:p>173</text:p>
          </table:table-cell>
          <table:table-cell table:formula="of:=[.D100]+IF([.$A100]&gt;=[.E$2];INDEX([.E$3:.E100];[.$A100]-[.E$2]+1;1);0)" office:value-type="float" office:value="930" calcext:value-type="float">
            <text:p>930</text:p>
          </table:table-cell>
          <table:table-cell table:formula="of:=[.E100]+IF([.$A100]&gt;=[.F$2];INDEX([.F$3:.F100];[.$A100]-[.F$2]+1;1);0)" office:value-type="float" office:value="2715" calcext:value-type="float">
            <text:p>2715</text:p>
          </table:table-cell>
          <table:table-cell table:formula="of:=[.F100]+IF([.$A100]&gt;=[.G$2];INDEX([.G$3:.G100];[.$A100]-[.G$2]+1;1);0)" office:value-type="float" office:value="6074" calcext:value-type="float">
            <text:p>6074</text:p>
          </table:table-cell>
          <table:table-cell table:formula="of:=[.G100]+IF([.$A100]&gt;=[.H$2];INDEX([.H$3:.H100];[.$A100]-[.H$2]+1;1);0)" office:value-type="float" office:value="10322" calcext:value-type="float">
            <text:p>10322</text:p>
          </table:table-cell>
          <table:table-cell table:formula="of:=[.H100]+IF([.$A100]&gt;=[.I$2];INDEX([.I$3:.I100];[.$A100]-[.I$2]+1;1);0)" office:value-type="float" office:value="15518" calcext:value-type="float">
            <text:p>15518</text:p>
          </table:table-cell>
          <table:table-cell table:formula="of:=[.I100]+IF([.$A100]&gt;=[.J$2];INDEX([.J$3:.J100];[.$A100]-[.J$2]+1;1);0)" office:value-type="float" office:value="20364" calcext:value-type="float">
            <text:p>20364</text:p>
          </table:table-cell>
          <table:table-cell table:formula="of:=[.J100]+IF([.$A100]&gt;=[.K$2];INDEX([.K$3:.K100];[.$A100]-[.K$2]+1;1);0)" office:value-type="float" office:value="23803" calcext:value-type="float">
            <text:p>23803</text:p>
          </table:table-cell>
          <table:table-cell table:formula="of:=[.K100]+IF([.$A100]&gt;=[.L$2];INDEX([.L$3:.L100];[.$A100]-[.L$2]+1;1);0)" office:value-type="float" office:value="26931" calcext:value-type="float">
            <text:p>26931</text:p>
          </table:table-cell>
          <table:table-cell table:formula="of:=[.L100]+IF([.$A100]&gt;=[.M$2];INDEX([.M$3:.M100];[.$A100]-[.M$2]+1;1);0)" office:value-type="float" office:value="28897" calcext:value-type="float">
            <text:p>28897</text:p>
          </table:table-cell>
          <table:table-cell table:formula="of:=[.M100]+IF([.$A100]&gt;=[.N$2];INDEX([.N$3:.N100];[.$A100]-[.N$2]+1;1);0)" office:value-type="float" office:value="30303" calcext:value-type="float">
            <text:p>30303</text:p>
          </table:table-cell>
          <table:table-cell table:formula="of:=[.N100]+IF([.$A100]&gt;=[.O$2];INDEX([.O$3:.O100];[.$A100]-[.O$2]+1;1);0)" office:value-type="float" office:value="31486" calcext:value-type="float">
            <text:p>31486</text:p>
          </table:table-cell>
          <table:table-cell table:formula="of:=[.O100]+IF([.$A100]&gt;=[.P$2];INDEX([.P$3:.P100];[.$A100]-[.P$2]+1;1);0)" office:value-type="float" office:value="32305" calcext:value-type="float">
            <text:p>32305</text:p>
          </table:table-cell>
          <table:table-cell table:formula="of:=[.P100]+IF([.$A100]&gt;=[.Q$2];INDEX([.Q$3:.Q100];[.$A100]-[.Q$2]+1;1);0)" office:value-type="float" office:value="32761" calcext:value-type="float">
            <text:p>32761</text:p>
          </table:table-cell>
          <table:table-cell table:formula="of:=[.Q100]+IF([.$A100]&gt;=[.R$2];INDEX([.R$3:.R100];[.$A100]-[.R$2]+1;1);0)" office:value-type="float" office:value="33005" calcext:value-type="float">
            <text:p>33005</text:p>
          </table:table-cell>
          <table:table-cell table:formula="of:=[.R100]+IF([.$A100]&gt;=[.S$2];INDEX([.S$3:.S100];[.$A100]-[.S$2]+1;1);0)" office:value-type="float" office:value="33202" calcext:value-type="float">
            <text:p>33202</text:p>
          </table:table-cell>
          <table:table-cell table:formula="of:=[.S100]+IF([.$A100]&gt;=[.T$2];INDEX([.T$3:.T100];[.$A100]-[.T$2]+1;1);0)" office:value-type="float" office:value="33300" calcext:value-type="float">
            <text:p>33300</text:p>
          </table:table-cell>
          <table:table-cell table:formula="of:=[.T100]+IF([.$A100]&gt;=[.U$2];INDEX([.U$3:.U100];[.$A100]-[.U$2]+1;1);0)" office:value-type="float" office:value="33360" calcext:value-type="float">
            <text:p>33360</text:p>
          </table:table-cell>
          <table:table-cell table:formula="of:=[.U100]+IF([.$A100]&gt;=[.V$2];INDEX([.V$3:.V100];[.$A100]-[.V$2]+1;1);0)" office:value-type="float" office:value="33406" calcext:value-type="float">
            <text:p>33406</text:p>
          </table:table-cell>
          <table:table-cell table:formula="of:=[.V100]+IF([.$A100]&gt;=[.W$2];INDEX([.W$3:.W100];[.$A100]-[.W$2]+1;1);0)" office:value-type="float" office:value="33425" calcext:value-type="float">
            <text:p>33425</text:p>
          </table:table-cell>
          <table:table-cell table:formula="of:=[.W100]+IF([.$A100]&gt;=[.X$2];INDEX([.X$3:.X100];[.$A100]-[.X$2]+1;1);0)" office:value-type="float" office:value="33435" calcext:value-type="float">
            <text:p>33435</text:p>
          </table:table-cell>
          <table:table-cell table:formula="of:=[.X100]+IF([.$A100]&gt;=[.Y$2];INDEX([.Y$3:.Y100];[.$A100]-[.Y$2]+1;1);0)" office:value-type="float" office:value="33438" calcext:value-type="float">
            <text:p>33438</text:p>
          </table:table-cell>
          <table:table-cell table:formula="of:=[.Y100]+IF([.$A100]&gt;=[.Z$2];INDEX([.Z$3:.Z100];[.$A100]-[.Z$2]+1;1);0)" office:value-type="float" office:value="33439" calcext:value-type="float">
            <text:p>33439</text:p>
          </table:table-cell>
          <table:table-cell table:formula="of:=[.Z100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" office:value-type="float" office:value="1" calcext:value-type="float">
            <text:p>1</text:p>
          </table:table-cell>
          <table:table-cell table:formula="of:=[.B101]+IF([.$A101]&gt;=[.C$2];INDEX([.C$3:.C101];[.$A101]-[.C$2]+1;1);0)" office:value-type="float" office:value="17" calcext:value-type="float">
            <text:p>17</text:p>
          </table:table-cell>
          <table:table-cell table:formula="of:=[.C101]+IF([.$A101]&gt;=[.D$2];INDEX([.D$3:.D101];[.$A101]-[.D$2]+1;1);0)" office:value-type="float" office:value="177" calcext:value-type="float">
            <text:p>177</text:p>
          </table:table-cell>
          <table:table-cell table:formula="of:=[.D101]+IF([.$A101]&gt;=[.E$2];INDEX([.E$3:.E101];[.$A101]-[.E$2]+1;1);0)" office:value-type="float" office:value="957" calcext:value-type="float">
            <text:p>957</text:p>
          </table:table-cell>
          <table:table-cell table:formula="of:=[.E101]+IF([.$A101]&gt;=[.F$2];INDEX([.F$3:.F101];[.$A101]-[.F$2]+1;1);0)" office:value-type="float" office:value="2815" calcext:value-type="float">
            <text:p>2815</text:p>
          </table:table-cell>
          <table:table-cell table:formula="of:=[.F101]+IF([.$A101]&gt;=[.G$2];INDEX([.G$3:.G101];[.$A101]-[.G$2]+1;1);0)" office:value-type="float" office:value="6340" calcext:value-type="float">
            <text:p>6340</text:p>
          </table:table-cell>
          <table:table-cell table:formula="of:=[.G101]+IF([.$A101]&gt;=[.H$2];INDEX([.H$3:.H101];[.$A101]-[.H$2]+1;1);0)" office:value-type="float" office:value="10833" calcext:value-type="float">
            <text:p>10833</text:p>
          </table:table-cell>
          <table:table-cell table:formula="of:=[.H101]+IF([.$A101]&gt;=[.I$2];INDEX([.I$3:.I101];[.$A101]-[.I$2]+1;1);0)" office:value-type="float" office:value="16363" calcext:value-type="float">
            <text:p>16363</text:p>
          </table:table-cell>
          <table:table-cell table:formula="of:=[.I101]+IF([.$A101]&gt;=[.J$2];INDEX([.J$3:.J101];[.$A101]-[.J$2]+1;1);0)" office:value-type="float" office:value="21552" calcext:value-type="float">
            <text:p>21552</text:p>
          </table:table-cell>
          <table:table-cell table:formula="of:=[.J101]+IF([.$A101]&gt;=[.K$2];INDEX([.K$3:.K101];[.$A101]-[.K$2]+1;1);0)" office:value-type="float" office:value="25257" calcext:value-type="float">
            <text:p>25257</text:p>
          </table:table-cell>
          <table:table-cell table:formula="of:=[.K101]+IF([.$A101]&gt;=[.L$2];INDEX([.L$3:.L101];[.$A101]-[.L$2]+1;1);0)" office:value-type="float" office:value="28641" calcext:value-type="float">
            <text:p>28641</text:p>
          </table:table-cell>
          <table:table-cell table:formula="of:=[.L101]+IF([.$A101]&gt;=[.M$2];INDEX([.M$3:.M101];[.$A101]-[.M$2]+1;1);0)" office:value-type="float" office:value="30779" calcext:value-type="float">
            <text:p>30779</text:p>
          </table:table-cell>
          <table:table-cell table:formula="of:=[.M101]+IF([.$A101]&gt;=[.N$2];INDEX([.N$3:.N101];[.$A101]-[.N$2]+1;1);0)" office:value-type="float" office:value="32315" calcext:value-type="float">
            <text:p>32315</text:p>
          </table:table-cell>
          <table:table-cell table:formula="of:=[.N101]+IF([.$A101]&gt;=[.O$2];INDEX([.O$3:.O101];[.$A101]-[.O$2]+1;1);0)" office:value-type="float" office:value="33609" calcext:value-type="float">
            <text:p>33609</text:p>
          </table:table-cell>
          <table:table-cell table:formula="of:=[.O101]+IF([.$A101]&gt;=[.P$2];INDEX([.P$3:.P101];[.$A101]-[.P$2]+1;1);0)" office:value-type="float" office:value="34508" calcext:value-type="float">
            <text:p>34508</text:p>
          </table:table-cell>
          <table:table-cell table:formula="of:=[.P101]+IF([.$A101]&gt;=[.Q$2];INDEX([.Q$3:.Q101];[.$A101]-[.Q$2]+1;1);0)" office:value-type="float" office:value="35012" calcext:value-type="float">
            <text:p>35012</text:p>
          </table:table-cell>
          <table:table-cell table:formula="of:=[.Q101]+IF([.$A101]&gt;=[.R$2];INDEX([.R$3:.R101];[.$A101]-[.R$2]+1;1);0)" office:value-type="float" office:value="35284" calcext:value-type="float">
            <text:p>35284</text:p>
          </table:table-cell>
          <table:table-cell table:formula="of:=[.R101]+IF([.$A101]&gt;=[.S$2];INDEX([.S$3:.S101];[.$A101]-[.S$2]+1;1);0)" office:value-type="float" office:value="35503" calcext:value-type="float">
            <text:p>35503</text:p>
          </table:table-cell>
          <table:table-cell table:formula="of:=[.S101]+IF([.$A101]&gt;=[.T$2];INDEX([.T$3:.T101];[.$A101]-[.T$2]+1;1);0)" office:value-type="float" office:value="35614" calcext:value-type="float">
            <text:p>35614</text:p>
          </table:table-cell>
          <table:table-cell table:formula="of:=[.T101]+IF([.$A101]&gt;=[.U$2];INDEX([.U$3:.U101];[.$A101]-[.U$2]+1;1);0)" office:value-type="float" office:value="35681" calcext:value-type="float">
            <text:p>35681</text:p>
          </table:table-cell>
          <table:table-cell table:formula="of:=[.U101]+IF([.$A101]&gt;=[.V$2];INDEX([.V$3:.V101];[.$A101]-[.V$2]+1;1);0)" office:value-type="float" office:value="35733" calcext:value-type="float">
            <text:p>35733</text:p>
          </table:table-cell>
          <table:table-cell table:formula="of:=[.V101]+IF([.$A101]&gt;=[.W$2];INDEX([.W$3:.W101];[.$A101]-[.W$2]+1;1);0)" office:value-type="float" office:value="35756" calcext:value-type="float">
            <text:p>35756</text:p>
          </table:table-cell>
          <table:table-cell table:formula="of:=[.W101]+IF([.$A101]&gt;=[.X$2];INDEX([.X$3:.X101];[.$A101]-[.X$2]+1;1);0)" office:value-type="float" office:value="35768" calcext:value-type="float">
            <text:p>35768</text:p>
          </table:table-cell>
          <table:table-cell table:formula="of:=[.X101]+IF([.$A101]&gt;=[.Y$2];INDEX([.Y$3:.Y101];[.$A101]-[.Y$2]+1;1);0)" office:value-type="float" office:value="35772" calcext:value-type="float">
            <text:p>35772</text:p>
          </table:table-cell>
          <table:table-cell table:formula="of:=[.Y101]+IF([.$A101]&gt;=[.Z$2];INDEX([.Z$3:.Z101];[.$A101]-[.Z$2]+1;1);0)" office:value-type="float" office:value="35772" calcext:value-type="float">
            <text:p>35772</text:p>
          </table:table-cell>
          <table:table-cell table:formula="of:=[.Z101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" office:value-type="float" office:value="0" calcext:value-type="float">
            <text:p>0</text:p>
          </table:table-cell>
          <table:table-cell table:formula="of:=[.B102]+IF([.$A102]&gt;=[.C$2];INDEX([.C$3:.C102];[.$A102]-[.C$2]+1;1);0)" office:value-type="float" office:value="17" calcext:value-type="float">
            <text:p>17</text:p>
          </table:table-cell>
          <table:table-cell table:formula="of:=[.C102]+IF([.$A102]&gt;=[.D$2];INDEX([.D$3:.D102];[.$A102]-[.D$2]+1;1);0)" office:value-type="float" office:value="180" calcext:value-type="float">
            <text:p>180</text:p>
          </table:table-cell>
          <table:table-cell table:formula="of:=[.D102]+IF([.$A102]&gt;=[.E$2];INDEX([.E$3:.E102];[.$A102]-[.E$2]+1;1);0)" office:value-type="float" office:value="984" calcext:value-type="float">
            <text:p>984</text:p>
          </table:table-cell>
          <table:table-cell table:formula="of:=[.E102]+IF([.$A102]&gt;=[.F$2];INDEX([.F$3:.F102];[.$A102]-[.F$2]+1;1);0)" office:value-type="float" office:value="2917" calcext:value-type="float">
            <text:p>2917</text:p>
          </table:table-cell>
          <table:table-cell table:formula="of:=[.F102]+IF([.$A102]&gt;=[.G$2];INDEX([.G$3:.G102];[.$A102]-[.G$2]+1;1);0)" office:value-type="float" office:value="6614" calcext:value-type="float">
            <text:p>6614</text:p>
          </table:table-cell>
          <table:table-cell table:formula="of:=[.G102]+IF([.$A102]&gt;=[.H$2];INDEX([.H$3:.H102];[.$A102]-[.H$2]+1;1);0)" office:value-type="float" office:value="11364" calcext:value-type="float">
            <text:p>11364</text:p>
          </table:table-cell>
          <table:table-cell table:formula="of:=[.H102]+IF([.$A102]&gt;=[.I$2];INDEX([.I$3:.I102];[.$A102]-[.I$2]+1;1);0)" office:value-type="float" office:value="17245" calcext:value-type="float">
            <text:p>17245</text:p>
          </table:table-cell>
          <table:table-cell table:formula="of:=[.I102]+IF([.$A102]&gt;=[.J$2];INDEX([.J$3:.J102];[.$A102]-[.J$2]+1;1);0)" office:value-type="float" office:value="22798" calcext:value-type="float">
            <text:p>22798</text:p>
          </table:table-cell>
          <table:table-cell table:formula="of:=[.J102]+IF([.$A102]&gt;=[.K$2];INDEX([.K$3:.K102];[.$A102]-[.K$2]+1;1);0)" office:value-type="float" office:value="26789" calcext:value-type="float">
            <text:p>26789</text:p>
          </table:table-cell>
          <table:table-cell table:formula="of:=[.K102]+IF([.$A102]&gt;=[.L$2];INDEX([.L$3:.L102];[.$A102]-[.L$2]+1;1);0)" office:value-type="float" office:value="30446" calcext:value-type="float">
            <text:p>30446</text:p>
          </table:table-cell>
          <table:table-cell table:formula="of:=[.L102]+IF([.$A102]&gt;=[.M$2];INDEX([.M$3:.M102];[.$A102]-[.M$2]+1;1);0)" office:value-type="float" office:value="32770" calcext:value-type="float">
            <text:p>32770</text:p>
          </table:table-cell>
          <table:table-cell table:formula="of:=[.M102]+IF([.$A102]&gt;=[.N$2];INDEX([.N$3:.N102];[.$A102]-[.N$2]+1;1);0)" office:value-type="float" office:value="34445" calcext:value-type="float">
            <text:p>34445</text:p>
          </table:table-cell>
          <table:table-cell table:formula="of:=[.N102]+IF([.$A102]&gt;=[.O$2];INDEX([.O$3:.O102];[.$A102]-[.O$2]+1;1);0)" office:value-type="float" office:value="35860" calcext:value-type="float">
            <text:p>35860</text:p>
          </table:table-cell>
          <table:table-cell table:formula="of:=[.O102]+IF([.$A102]&gt;=[.P$2];INDEX([.P$3:.P102];[.$A102]-[.P$2]+1;1);0)" office:value-type="float" office:value="36847" calcext:value-type="float">
            <text:p>36847</text:p>
          </table:table-cell>
          <table:table-cell table:formula="of:=[.P102]+IF([.$A102]&gt;=[.Q$2];INDEX([.Q$3:.Q102];[.$A102]-[.Q$2]+1;1);0)" office:value-type="float" office:value="37404" calcext:value-type="float">
            <text:p>37404</text:p>
          </table:table-cell>
          <table:table-cell table:formula="of:=[.Q102]+IF([.$A102]&gt;=[.R$2];INDEX([.R$3:.R102];[.$A102]-[.R$2]+1;1);0)" office:value-type="float" office:value="37706" calcext:value-type="float">
            <text:p>37706</text:p>
          </table:table-cell>
          <table:table-cell table:formula="of:=[.R102]+IF([.$A102]&gt;=[.S$2];INDEX([.S$3:.S102];[.$A102]-[.S$2]+1;1);0)" office:value-type="float" office:value="37950" calcext:value-type="float">
            <text:p>37950</text:p>
          </table:table-cell>
          <table:table-cell table:formula="of:=[.S102]+IF([.$A102]&gt;=[.T$2];INDEX([.T$3:.T102];[.$A102]-[.T$2]+1;1);0)" office:value-type="float" office:value="38074" calcext:value-type="float">
            <text:p>38074</text:p>
          </table:table-cell>
          <table:table-cell table:formula="of:=[.T102]+IF([.$A102]&gt;=[.U$2];INDEX([.U$3:.U102];[.$A102]-[.U$2]+1;1);0)" office:value-type="float" office:value="38151" calcext:value-type="float">
            <text:p>38151</text:p>
          </table:table-cell>
          <table:table-cell table:formula="of:=[.U102]+IF([.$A102]&gt;=[.V$2];INDEX([.V$3:.V102];[.$A102]-[.V$2]+1;1);0)" office:value-type="float" office:value="38211" calcext:value-type="float">
            <text:p>38211</text:p>
          </table:table-cell>
          <table:table-cell table:formula="of:=[.V102]+IF([.$A102]&gt;=[.W$2];INDEX([.W$3:.W102];[.$A102]-[.W$2]+1;1);0)" office:value-type="float" office:value="38237" calcext:value-type="float">
            <text:p>38237</text:p>
          </table:table-cell>
          <table:table-cell table:formula="of:=[.W102]+IF([.$A102]&gt;=[.X$2];INDEX([.X$3:.X102];[.$A102]-[.X$2]+1;1);0)" office:value-type="float" office:value="38251" calcext:value-type="float">
            <text:p>38251</text:p>
          </table:table-cell>
          <table:table-cell table:formula="of:=[.X102]+IF([.$A102]&gt;=[.Y$2];INDEX([.Y$3:.Y102];[.$A102]-[.Y$2]+1;1);0)" office:value-type="float" office:value="38256" calcext:value-type="float">
            <text:p>38256</text:p>
          </table:table-cell>
          <table:table-cell table:formula="of:=[.Y102]+IF([.$A102]&gt;=[.Z$2];INDEX([.Z$3:.Z102];[.$A102]-[.Z$2]+1;1);0)" office:value-type="float" office:value="38257" calcext:value-type="float">
            <text:p>38257</text:p>
          </table:table-cell>
          <table:table-cell table:formula="of:=[.Z102]&gt;[.$B$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[.B101]" office:value-type="float" office:value="1" calcext:value-type="float">
            <text:p>1</text:p>
          </table:table-cell>
          <table:table-cell table:style-name="ce6" table:formula="of:=[.B103]+IF([.$A103]&gt;=[.C$2];INDEX([.C$3:.C103];[.$A103]-[.C$2]+1;1);0)" office:value-type="float" office:value="17" calcext:value-type="float">
            <text:p>17</text:p>
          </table:table-cell>
          <table:table-cell table:style-name="ce6" table:formula="of:=[.C103]+IF([.$A103]&gt;=[.D$2];INDEX([.D$3:.D103];[.$A103]-[.D$2]+1;1);0)" office:value-type="float" office:value="184" calcext:value-type="float">
            <text:p>184</text:p>
          </table:table-cell>
          <table:table-cell table:style-name="ce6" table:formula="of:=[.D103]+IF([.$A103]&gt;=[.E$2];INDEX([.E$3:.E103];[.$A103]-[.E$2]+1;1);0)" office:value-type="float" office:value="1012" calcext:value-type="float">
            <text:p>1012</text:p>
          </table:table-cell>
          <table:table-cell table:style-name="ce6" table:formula="of:=[.E103]+IF([.$A103]&gt;=[.F$2];INDEX([.F$3:.F103];[.$A103]-[.F$2]+1;1);0)" office:value-type="float" office:value="3022" calcext:value-type="float">
            <text:p>3022</text:p>
          </table:table-cell>
          <table:table-cell table:style-name="ce6" table:formula="of:=[.F103]+IF([.$A103]&gt;=[.G$2];INDEX([.G$3:.G103];[.$A103]-[.G$2]+1;1);0)" office:value-type="float" office:value="6898" calcext:value-type="float">
            <text:p>6898</text:p>
          </table:table-cell>
          <table:table-cell table:style-name="ce6" table:formula="of:=[.G103]+IF([.$A103]&gt;=[.H$2];INDEX([.H$3:.H103];[.$A103]-[.H$2]+1;1);0)" office:value-type="float" office:value="11917" calcext:value-type="float">
            <text:p>11917</text:p>
          </table:table-cell>
          <table:table-cell table:style-name="ce6" table:formula="of:=[.H103]+IF([.$A103]&gt;=[.I$2];INDEX([.I$3:.I103];[.$A103]-[.I$2]+1;1);0)" office:value-type="float" office:value="18169" calcext:value-type="float">
            <text:p>18169</text:p>
          </table:table-cell>
          <table:table-cell table:style-name="ce6" table:formula="of:=[.I103]+IF([.$A103]&gt;=[.J$2];INDEX([.J$3:.J103];[.$A103]-[.J$2]+1;1);0)" office:value-type="float" office:value="24108" calcext:value-type="float">
            <text:p>24108</text:p>
          </table:table-cell>
          <table:table-cell table:style-name="ce6" table:formula="of:=[.J103]+IF([.$A103]&gt;=[.K$2];INDEX([.K$3:.K103];[.$A103]-[.K$2]+1;1);0)" office:value-type="float" office:value="28403" calcext:value-type="float">
            <text:p>28403</text:p>
          </table:table-cell>
          <table:table-cell table:style-name="ce6" table:formula="of:=[.K103]+IF([.$A103]&gt;=[.L$2];INDEX([.L$3:.L103];[.$A103]-[.L$2]+1;1);0)" office:value-type="float" office:value="32352" calcext:value-type="float">
            <text:p>32352</text:p>
          </table:table-cell>
          <table:table-cell table:style-name="ce6" table:formula="of:=[.L103]+IF([.$A103]&gt;=[.M$2];INDEX([.M$3:.M103];[.$A103]-[.M$2]+1;1);0)" office:value-type="float" office:value="34875" calcext:value-type="float">
            <text:p>34875</text:p>
          </table:table-cell>
          <table:table-cell table:style-name="ce6" table:formula="of:=[.M103]+IF([.$A103]&gt;=[.N$2];INDEX([.N$3:.N103];[.$A103]-[.N$2]+1;1);0)" office:value-type="float" office:value="36701" calcext:value-type="float">
            <text:p>36701</text:p>
          </table:table-cell>
          <table:table-cell table:style-name="ce6" table:formula="of:=[.N103]+IF([.$A103]&gt;=[.O$2];INDEX([.O$3:.O103];[.$A103]-[.O$2]+1;1);0)" office:value-type="float" office:value="38247" calcext:value-type="float">
            <text:p>38247</text:p>
          </table:table-cell>
          <table:table-cell table:style-name="ce6" table:formula="of:=[.O103]+IF([.$A103]&gt;=[.P$2];INDEX([.P$3:.P103];[.$A103]-[.P$2]+1;1);0)" office:value-type="float" office:value="39329" calcext:value-type="float">
            <text:p>39329</text:p>
          </table:table-cell>
          <table:table-cell table:style-name="ce6" table:formula="of:=[.P103]+IF([.$A103]&gt;=[.Q$2];INDEX([.Q$3:.Q103];[.$A103]-[.Q$2]+1;1);0)" office:value-type="float" office:value="39943" calcext:value-type="float">
            <text:p>39943</text:p>
          </table:table-cell>
          <table:table-cell table:style-name="ce6" table:formula="of:=[.Q103]+IF([.$A103]&gt;=[.R$2];INDEX([.R$3:.R103];[.$A103]-[.R$2]+1;1);0)" office:value-type="float" office:value="40279" calcext:value-type="float">
            <text:p>40279</text:p>
          </table:table-cell>
          <table:table-cell table:style-name="ce6" table:formula="of:=[.R103]+IF([.$A103]&gt;=[.S$2];INDEX([.S$3:.S103];[.$A103]-[.S$2]+1;1);0)" office:value-type="float" office:value="40551" calcext:value-type="float">
            <text:p>40551</text:p>
          </table:table-cell>
          <table:table-cell table:style-name="ce6" table:formula="of:=[.S103]+IF([.$A103]&gt;=[.T$2];INDEX([.T$3:.T103];[.$A103]-[.T$2]+1;1);0)" office:value-type="float" office:value="40691" calcext:value-type="float">
            <text:p>40691</text:p>
          </table:table-cell>
          <table:table-cell table:style-name="ce6" table:formula="of:=[.T103]+IF([.$A103]&gt;=[.U$2];INDEX([.U$3:.U103];[.$A103]-[.U$2]+1;1);0)" office:value-type="float" office:value="40778" calcext:value-type="float">
            <text:p>40778</text:p>
          </table:table-cell>
          <table:table-cell table:style-name="ce6" table:formula="of:=[.U103]+IF([.$A103]&gt;=[.V$2];INDEX([.V$3:.V103];[.$A103]-[.V$2]+1;1);0)" office:value-type="float" office:value="40845" calcext:value-type="float">
            <text:p>40845</text:p>
          </table:table-cell>
          <table:table-cell table:style-name="ce6" table:formula="of:=[.V103]+IF([.$A103]&gt;=[.W$2];INDEX([.W$3:.W103];[.$A103]-[.W$2]+1;1);0)" office:value-type="float" office:value="40875" calcext:value-type="float">
            <text:p>40875</text:p>
          </table:table-cell>
          <table:table-cell table:style-name="ce6" table:formula="of:=[.W103]+IF([.$A103]&gt;=[.X$2];INDEX([.X$3:.X103];[.$A103]-[.X$2]+1;1);0)" office:value-type="float" office:value="40892" calcext:value-type="float">
            <text:p>40892</text:p>
          </table:table-cell>
          <table:table-cell table:style-name="ce6" table:formula="of:=[.X103]+IF([.$A103]&gt;=[.Y$2];INDEX([.Y$3:.Y103];[.$A103]-[.Y$2]+1;1);0)" office:value-type="float" office:value="40898" calcext:value-type="float">
            <text:p>40898</text:p>
          </table:table-cell>
          <table:table-cell table:style-name="ce9" table:formula="of:=[.Y103]+IF([.$A103]&gt;=[.Z$2];INDEX([.Z$3:.Z103];[.$A103]-[.Z$2]+1;1);0)" office:value-type="float" office:value="40899" calcext:value-type="float">
            <text:p>40899</text:p>
          </table:table-cell>
          <table:table-cell table:formula="of:=[.Z103]&gt;[.$B$1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22:13:12.391203233</meta:creation-date>
    <dc:date>2024-04-29T22:25:33.988447341</dc:date>
    <meta:editing-duration>PT1M51S</meta:editing-duration>
    <meta:editing-cycles>2</meta:editing-cycles>
    <meta:generator>LibreOffice/7.3.7.2$Linux_X86_64 LibreOffice_project/30$Build-2</meta:generator>
    <meta:document-statistic meta:table-count="1" meta:cell-count="2758" meta:object-count="0"/>
  </office:meta>
</office:document-meta>
</file>